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tyles.xml" manifest:media-type="text/xml"/>
  <manifest:file-entry manifest:full-path="settings.xml" manifest:media-type="text/xml"/>
  <manifest:file-entry manifest:full-path="manifest.rdf" manifest:media-type="application/rdf+xml"/>
  <manifest:file-entry manifest:full-path="Configurations2/images/lc_imagelist.xml" manifest:media-type=""/>
  <manifest:file-entry manifest:full-path="Configurations2/images/Bitmaps/lc_userimages.png" manifest:media-type=""/>
  <manifest:file-entry manifest:full-path="Configurations2/toolbar/custom_toolbar_36b9d261.xml" manifest:media-type=""/>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Dialogs/dialog-lc.xml" manifest:media-type="text/xml"/>
  <manifest:file-entry manifest:full-path="Dialogs/Budget/dialog-lb.xml" manifest:media-type="text/xml"/>
  <manifest:file-entry manifest:full-path="Dialogs/Standard/dialog-lb.xml" manifest:media-type="text/xml"/>
  <manifest:file-entry manifest:full-path="Dialogs/Standard/Dialog1.xml" manifest:media-type="text/xml"/>
  <manifest:file-entry manifest:full-path="Basic/script-lc.xml" manifest:media-type="text/xml"/>
  <manifest:file-entry manifest:full-path="Basic/Budget/Module1.xml" manifest:media-type="text/xml"/>
  <manifest:file-entry manifest:full-path="Basic/Budge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7.85mm"/>
    </style:style>
    <style:style style:name="co2" style:family="table-column">
      <style:table-column-properties fo:break-before="auto" style:column-width="50.92mm"/>
    </style:style>
    <style:style style:name="co3" style:family="table-column">
      <style:table-column-properties fo:break-before="auto" style:column-width="62.64mm"/>
    </style:style>
    <style:style style:name="co4" style:family="table-column">
      <style:table-column-properties fo:break-before="auto" style:column-width="61.81mm"/>
    </style:style>
    <style:style style:name="co5" style:family="table-column">
      <style:table-column-properties fo:break-before="auto" style:column-width="33.21mm"/>
    </style:style>
    <style:style style:name="co6" style:family="table-column">
      <style:table-column-properties fo:break-before="auto" style:column-width="44.66mm"/>
    </style:style>
    <style:style style:name="co7" style:family="table-column">
      <style:table-column-properties fo:break-before="auto" style:column-width="8.41mm"/>
    </style:style>
    <style:style style:name="co8" style:family="table-column">
      <style:table-column-properties fo:break-before="auto" style:column-width="10.55mm"/>
    </style:style>
    <style:style style:name="co9" style:family="table-column">
      <style:table-column-properties fo:break-before="auto" style:column-width="30.92mm"/>
    </style:style>
    <style:style style:name="co10" style:family="table-column">
      <style:table-column-properties fo:break-before="auto" style:column-width="29.21mm"/>
    </style:style>
    <style:style style:name="co11" style:family="table-column">
      <style:table-column-properties fo:break-before="auto" style:column-width="32mm"/>
    </style:style>
    <style:style style:name="co12" style:family="table-column">
      <style:table-column-properties fo:break-before="auto" style:column-width="30.29mm"/>
    </style:style>
    <style:style style:name="co13" style:family="table-column">
      <style:table-column-properties fo:break-before="auto" style:column-width="10.71mm"/>
    </style:style>
    <style:style style:name="co14" style:family="table-column">
      <style:table-column-properties fo:break-before="auto" style:column-width="52.28mm"/>
    </style:style>
    <style:style style:name="co15" style:family="table-column">
      <style:table-column-properties fo:break-before="auto" style:column-width="22.58mm"/>
    </style:style>
    <style:style style:name="co16" style:family="table-column">
      <style:table-column-properties fo:break-before="auto" style:column-width="16.58mm"/>
    </style:style>
    <style:style style:name="co17" style:family="table-column">
      <style:table-column-properties fo:break-before="auto" style:column-width="65.9mm"/>
    </style:style>
    <style:style style:name="co18" style:family="table-column">
      <style:table-column-properties fo:break-before="auto" style:column-width="35.51mm"/>
    </style:style>
    <style:style style:name="co19" style:family="table-column">
      <style:table-column-properties fo:break-before="auto" style:column-width="30.74mm"/>
    </style:style>
    <style:style style:name="co20" style:family="table-column">
      <style:table-column-properties fo:break-before="auto" style:column-width="32.47mm"/>
    </style:style>
    <style:style style:name="co21" style:family="table-column">
      <style:table-column-properties fo:break-before="auto" style:column-width="42.84mm"/>
    </style:style>
    <style:style style:name="co22" style:family="table-column">
      <style:table-column-properties fo:break-before="auto" style:column-width="33.85mm"/>
    </style:style>
    <style:style style:name="co23" style:family="table-column">
      <style:table-column-properties fo:break-before="auto" style:column-width="14.29mm"/>
    </style:style>
    <style:style style:name="co24" style:family="table-column">
      <style:table-column-properties fo:break-before="auto" style:column-width="40.45mm"/>
    </style:style>
    <style:style style:name="co25" style:family="table-column">
      <style:table-column-properties fo:break-before="auto" style:column-width="61.26mm"/>
    </style:style>
    <style:style style:name="co26" style:family="table-column">
      <style:table-column-properties fo:break-before="auto" style:column-width="51.4mm"/>
    </style:style>
    <style:style style:name="co27" style:family="table-column">
      <style:table-column-properties fo:break-before="auto" style:column-width="34.03mm"/>
    </style:style>
    <style:style style:name="co28" style:family="table-column">
      <style:table-column-properties fo:break-before="auto" style:column-width="31.79mm"/>
    </style:style>
    <style:style style:name="co29" style:family="table-column">
      <style:table-column-properties fo:break-before="auto" style:column-width="32.83mm"/>
    </style:style>
    <style:style style:name="co30" style:family="table-column">
      <style:table-column-properties fo:break-before="auto" style:column-width="29.02mm"/>
    </style:style>
    <style:style style:name="co31" style:family="table-column">
      <style:table-column-properties fo:break-before="auto" style:column-width="34.2mm"/>
    </style:style>
    <style:style style:name="co32" style:family="table-column">
      <style:table-column-properties fo:break-before="auto" style:column-width="53.92mm"/>
    </style:style>
    <style:style style:name="co33" style:family="table-column">
      <style:table-column-properties fo:break-before="auto" style:column-width="25.14mm"/>
    </style:style>
    <style:style style:name="co34" style:family="table-column">
      <style:table-column-properties fo:break-before="auto" style:column-width="29.37mm"/>
    </style:style>
    <style:style style:name="co35" style:family="table-column">
      <style:table-column-properties fo:break-before="auto" style:column-width="34.55mm"/>
    </style:style>
    <style:style style:name="co36" style:family="table-column">
      <style:table-column-properties fo:break-before="auto" style:column-width="5.52mm"/>
    </style:style>
    <style:style style:name="co37" style:family="table-column">
      <style:table-column-properties fo:break-before="auto" style:column-width="21.77mm"/>
    </style:style>
    <style:style style:name="co38" style:family="table-column">
      <style:table-column-properties fo:break-before="auto" style:column-width="28.24mm"/>
    </style:style>
    <style:style style:name="co39" style:family="table-column">
      <style:table-column-properties fo:break-before="auto" style:column-width="32.14mm"/>
    </style:style>
    <style:style style:name="co40" style:family="table-column">
      <style:table-column-properties fo:break-before="auto" style:column-width="12.05mm"/>
    </style:style>
    <style:style style:name="co41" style:family="table-column">
      <style:table-column-properties fo:break-before="auto" style:column-width="50.38mm"/>
    </style:style>
    <style:style style:name="co42" style:family="table-column">
      <style:table-column-properties fo:break-before="auto" style:column-width="40.01mm"/>
    </style:style>
    <style:style style:name="co43" style:family="table-column">
      <style:table-column-properties fo:break-before="auto" style:column-width="35.56mm"/>
    </style:style>
    <style:style style:name="co44" style:family="table-column">
      <style:table-column-properties fo:break-before="auto" style:column-width="36.12mm"/>
    </style:style>
    <style:style style:name="co45" style:family="table-column">
      <style:table-column-properties fo:break-before="auto" style:column-width="22.67mm"/>
    </style:style>
    <style:style style:name="co46" style:family="table-column">
      <style:table-column-properties fo:break-before="auto" style:column-width="33.16mm"/>
    </style:style>
    <style:style style:name="co47" style:family="table-column">
      <style:table-column-properties fo:break-before="auto" style:column-width="49.99mm"/>
    </style:style>
    <style:style style:name="co48" style:family="table-column">
      <style:table-column-properties fo:break-before="auto" style:column-width="53.04mm"/>
    </style:style>
    <style:style style:name="co49" style:family="table-column">
      <style:table-column-properties fo:break-before="auto" style:column-width="32.95mm"/>
    </style:style>
    <style:style style:name="co50" style:family="table-column">
      <style:table-column-properties fo:break-before="auto" style:column-width="38.12mm"/>
    </style:style>
    <style:style style:name="co51" style:family="table-column">
      <style:table-column-properties fo:break-before="auto" style:column-width="44.84mm"/>
    </style:style>
    <style:style style:name="co52" style:family="table-column">
      <style:table-column-properties fo:break-before="auto" style:column-width="22.37mm"/>
    </style:style>
    <style:style style:name="co53" style:family="table-column">
      <style:table-column-properties fo:break-before="auto" style:column-width="77.33mm"/>
    </style:style>
    <style:style style:name="co54" style:family="table-column">
      <style:table-column-properties fo:break-before="auto" style:column-width="30.59mm"/>
    </style:style>
    <style:style style:name="co55" style:family="table-column">
      <style:table-column-properties fo:break-before="auto" style:column-width="75mm"/>
    </style:style>
    <style:style style:name="co56" style:family="table-column">
      <style:table-column-properties fo:break-before="auto" style:column-width="32.21mm"/>
    </style:style>
    <style:style style:name="co57" style:family="table-column">
      <style:table-column-properties fo:break-before="auto" style:column-width="46.65mm"/>
    </style:style>
    <style:style style:name="co58" style:family="table-column">
      <style:table-column-properties fo:break-before="auto" style:column-width="283.7mm"/>
    </style:style>
    <style:style style:name="co59" style:family="table-column">
      <style:table-column-properties fo:break-before="auto" style:column-width="40.43mm"/>
    </style:style>
    <style:style style:name="co60" style:family="table-column">
      <style:table-column-properties fo:break-before="auto" style:column-width="41.47mm"/>
    </style:style>
    <style:style style:name="co61" style:family="table-column">
      <style:table-column-properties fo:break-before="auto" style:column-width="23.83mm"/>
    </style:style>
    <style:style style:name="co62" style:family="table-column">
      <style:table-column-properties fo:break-before="auto" style:column-width="26.25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53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5.59mm" fo:break-before="auto" style:use-optimal-row-height="true"/>
    </style:style>
    <style:style style:name="ro6" style:family="table-row">
      <style:table-row-properties style:row-height="5.49mm" fo:break-before="auto" style:use-optimal-row-height="true"/>
    </style:style>
    <style:style style:name="ro7" style:family="table-row">
      <style:table-row-properties style:row-height="5.38m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37">
      <style:text-properties style:font-name="Liberation Sans" fo:font-size="12pt" style:font-size-asian="12pt" style:font-size-complex="12pt"/>
    </style:style>
    <style:style style:name="ce2" style:family="table-cell" style:parent-style-name="Default" style:data-style-name="N37"/>
    <style:style style:name="ce3" style:family="table-cell" style:parent-style-name="Default">
      <style:text-properties style:font-name="Liberation Sans" fo:font-size="12pt" style:font-size-asian="12pt" style:font-size-complex="12pt"/>
    </style:style>
    <style:style style:name="ce4" style:family="table-cell" style:parent-style-name="Default">
      <style:table-cell-properties fo:background-color="transparent"/>
      <style:text-properties style:font-name="Liberation Sans" fo:font-size="12pt" style:font-size-asian="12pt" style:font-size-complex="12pt"/>
    </style:style>
    <style:style style:name="ce5" style:family="table-cell" style:parent-style-name="Default" style:data-style-name="N107">
      <style:text-properties style:font-name="Liberation Sans" fo:font-size="12pt" style:font-size-asian="12pt" style:font-size-complex="12pt"/>
    </style:style>
    <style:style style:name="ce6" style:family="table-cell" style:parent-style-name="Default" style:data-style-name="N107"/>
    <style:style style:name="ce7" style:family="table-cell" style:parent-style-name="Default">
      <style:text-properties style:font-name="Liberation Sans" fo:font-size="12pt" fo:font-weight="bold" style:font-size-asian="12pt" style:font-weight-asian="bold" style:font-size-complex="12pt" style:font-weight-complex="bold"/>
    </style:style>
    <style:style style:name="ce8" style:family="table-cell" style:parent-style-name="Default">
      <style:text-properties style:font-name="Arial" fo:font-weight="bold" style:font-weight-asian="bold" style:font-weight-complex="bold"/>
    </style:style>
    <style:style style:name="ce9" style:family="table-cell" style:parent-style-name="Default">
      <style:text-properties style:font-name="Arial"/>
    </style:style>
    <style:style style:name="ce10" style:family="table-cell" style:parent-style-name="Default">
      <style:text-properties style:font-name="Liberation Sans" fo:font-size="12pt" fo:font-weight="normal" style:font-size-asian="12pt" style:font-weight-asian="normal" style:font-size-complex="12pt" style:font-weight-complex="normal"/>
    </style:style>
    <style:style style:name="ce11" style:family="table-cell" style:parent-style-name="Default">
      <style:table-cell-properties fo:background-color="#ffff99"/>
      <style:text-properties style:font-name="Arial" fo:font-size="11pt" fo:font-weight="bold" style:font-size-asian="11pt" style:font-weight-asian="bold" style:font-size-complex="11pt" style:font-weight-complex="bold"/>
    </style:style>
    <style:style style:name="ce12" style:family="table-cell" style:parent-style-name="Default">
      <style:text-properties style:font-name="Arial" fo:font-size="11pt" style:font-size-asian="11pt" style:font-size-complex="11pt"/>
    </style:style>
    <style:style style:name="ce13" style:family="table-cell" style:parent-style-name="Default" style:data-style-name="N107">
      <style:table-cell-properties fo:background-color="#ffff99"/>
      <style:text-properties style:font-name="Arial" fo:font-size="11pt" style:font-size-asian="11pt" style:font-size-complex="11pt"/>
    </style:style>
    <style:style style:name="ce14" style:family="table-cell" style:parent-style-name="Default" style:data-style-name="N107">
      <style:table-cell-properties style:text-align-source="fix" style:repeat-content="false"/>
      <style:paragraph-properties fo:text-align="end" fo:margin-left="0mm"/>
      <style:text-properties style:font-name="Liberation Sans" fo:font-size="12pt" style:font-size-asian="12pt" style:font-size-complex="12pt"/>
    </style:style>
    <style:style style:name="ce15" style:family="table-cell" style:parent-style-name="Default" style:data-style-name="N107">
      <style:text-properties style:font-name="Arial" fo:font-size="11pt" style:font-size-asian="11pt" style:font-size-complex="11pt"/>
    </style:style>
    <style:style style:name="ce16" style:family="table-cell" style:parent-style-name="Default">
      <style:table-cell-properties fo:background-color="#7da647"/>
      <style:text-properties style:font-name="Arial" fo:font-size="11pt" style:font-size-asian="11pt" style:font-size-complex="11pt"/>
    </style:style>
    <style:style style:name="ce1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ce18" style:family="table-cell" style:parent-style-name="Default">
      <style:text-properties style:font-name="DejaVu Sans Light" fo:font-size="12pt" style:font-size-asian="12pt" style:font-size-complex="12pt"/>
    </style:style>
    <style:style style:name="ce19" style:family="table-cell" style:parent-style-name="Default">
      <style:text-properties style:font-name="DejaVu Sans" fo:font-size="12pt" style:font-size-asian="12pt" style:font-size-complex="12pt"/>
    </style:style>
    <style:style style:name="ce20" style:family="table-cell" style:parent-style-name="Default">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21" style:family="table-cell" style:parent-style-name="Default">
      <style:text-properties style:font-name="Liberation Sans" fo:font-size="12pt" style:font-name-asian="Lucida Sans Unicode" style:font-size-asian="12pt" style:font-name-complex="Tahoma" style:font-size-complex="12pt"/>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23" style:family="table-cell" style:parent-style-name="Default" style:data-style-name="N107">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vertical-align="middle"/>
      <style:paragraph-properties fo:text-align="center"/>
      <style:text-properties style:font-name="Liberation Sans" fo:font-size="12pt" style:font-size-asian="12pt" style:font-size-complex="12pt"/>
    </style:style>
    <style:style style:name="ce25" style:family="table-cell" style:parent-style-name="Default" style:data-style-name="N100">
      <style:table-cell-properties fo:wrap-option="wrap"/>
      <style:text-properties style:use-window-font-color="true" style:text-outline="false" style:text-line-through-style="none" style:text-line-through-type="none" style:font-name="DejaVu Sans Light"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style:font-name="DejaVu Sans Light"/>
    </style:style>
    <style:style style:name="ce27" style:family="table-cell" style:parent-style-name="Default" style:data-style-name="N37">
      <style:text-properties style:font-name="DejaVu Sans Light" fo:font-size="12pt" style:font-size-asian="12pt" style:font-size-complex="12pt"/>
    </style:style>
    <style:style style:name="ce28" style:family="table-cell" style:parent-style-name="Default">
      <style:text-properties style:font-name="Liberation Sans" fo:font-size="10pt" style:font-size-asian="10pt" style:font-size-complex="10pt"/>
    </style:style>
    <style:style style:name="ce29" style:family="table-cell" style:parent-style-name="Default">
      <style:table-cell-properties fo:background-color="#ffff99"/>
      <style:text-properties style:font-name="Liberation Sans" fo:font-size="10pt" style:font-size-asian="10pt" style:font-size-complex="10pt"/>
    </style:style>
    <style:style style:name="ce30" style:family="table-cell" style:parent-style-name="Default">
      <style:text-properties fo:color="#5c8526" style:font-name="Liberation Sans" fo:font-size="10pt" style:font-size-asian="10pt" style:font-size-complex="10pt"/>
    </style:style>
    <style:style style:name="ce31" style:family="table-cell" style:parent-style-name="Default">
      <style:text-properties style:font-name="Liberation Sans" fo:font-size="10pt" fo:font-weight="bold" style:font-size-asian="10pt" style:font-weight-asian="bold" style:font-size-complex="10pt" style:font-weight-complex="bold"/>
    </style:style>
    <style:style style:name="ce32" style:family="table-cell" style:parent-style-name="Default">
      <style:text-properties style:font-name="Arial" fo:font-size="10pt" fo:font-weight="bold" style:font-size-asian="10pt" style:font-weight-asian="bold" style:font-size-complex="10pt" style:font-weight-complex="bold"/>
    </style:style>
    <style:style style:name="ce33" style:family="table-cell" style:parent-style-name="Default">
      <style:text-properties style:font-name="Arial" fo:font-size="10pt" style:font-size-asian="10pt" style:font-size-complex="10pt"/>
    </style:style>
    <style:style style:name="ce34" style:family="table-cell" style:parent-style-name="Default">
      <style:table-cell-properties fo:background-color="#ffff99"/>
      <style:text-properties style:font-name="Liberation Sans" fo:font-size="10pt" fo:font-weight="bold" style:font-size-asian="10pt" style:font-weight-asian="bold" style:font-size-complex="10pt" style:font-weight-complex="bold"/>
    </style:style>
    <style:style style:name="ce35" style:family="table-cell" style:parent-style-name="Default">
      <style:text-properties style:font-name="Liberation Sans" fo:font-size="10pt" fo:font-weight="normal" style:font-size-asian="10pt" style:font-weight-asian="normal" style:font-size-complex="10pt" style:font-weight-complex="normal"/>
    </style:style>
    <style:style style:name="ce36" style:family="table-cell" style:parent-style-name="Default">
      <style:text-properties fo:font-weight="bold" style:font-weight-asian="bold" style:font-weight-complex="bold"/>
    </style:style>
    <style:style style:name="ce37" style:family="table-cell" style:parent-style-name="Default">
      <style:table-cell-properties fo:background-color="#ffff99"/>
      <style:text-properties style:font-name="Liberation Sans" fo:font-weight="bold" style:font-weight-asian="bold" style:font-weight-complex="bold"/>
    </style:style>
    <style:style style:name="ce38" style:family="table-cell" style:parent-style-name="Default">
      <style:table-cell-properties fo:border="none"/>
    </style:style>
    <style:style style:name="ce39" style:family="table-cell" style:parent-style-name="Default" style:data-style-name="N107">
      <style:text-properties style:font-name="Liberation Sans" fo:font-size="10pt" style:font-size-asian="10pt" style:font-size-complex="10pt"/>
    </style:style>
    <style:style style:name="ce40" style:family="table-cell" style:parent-style-name="Default" style:data-style-name="N107">
      <style:text-properties fo:color="#e6e6e6" style:font-name="Liberation Sans" fo:font-size="10pt" style:font-size-asian="10pt" style:font-size-complex="10pt"/>
    </style:style>
    <style:style style:name="ce41" style:family="table-cell" style:parent-style-name="Default">
      <style:table-cell-properties fo:border-bottom="none" fo:border-left="0.06pt solid #000000" fo:border-right="none" fo:border-top="none"/>
      <style:text-properties style:font-name="Liberation Sans" fo:font-size="10pt" style:font-size-asian="10pt" style:font-size-complex="10pt"/>
    </style:style>
    <style:style style:name="ce42" style:family="table-cell" style:parent-style-name="Default" style:data-style-name="N107">
      <style:table-cell-properties fo:border-bottom="none" fo:border-left="0.06pt solid #000000" fo:border-right="none" fo:border-top="none"/>
      <style:text-properties style:font-name="Liberation Sans" fo:font-size="10pt" style:font-size-asian="10pt" style:font-size-complex="10pt"/>
    </style:style>
    <style:style style:name="ce43" style:family="table-cell" style:parent-style-name="Default">
      <style:table-cell-properties fo:border-bottom="none" fo:border-left="0.06pt solid #000000" fo:border-right="none" fo:border-top="none"/>
    </style:style>
    <style:style style:name="ce44" style:family="table-cell" style:parent-style-name="Default">
      <style:table-cell-properties fo:border-bottom="none" fo:border-left="0.06pt solid #000000" fo:border-right="none" fo:border-top="none"/>
      <style:text-properties style:font-name="Arial"/>
    </style:style>
    <style:style style:name="ce45" style:family="table-cell" style:parent-style-name="Default">
      <style:table-cell-properties fo:border-bottom="0.06pt solid #000000" fo:border-left="none" fo:border-right="none" fo:border-top="none"/>
      <style:text-properties style:font-name="Liberation Sans" fo:font-size="10pt" style:font-size-asian="10pt" style:font-size-complex="10pt"/>
    </style:style>
    <style:style style:name="ce46" style:family="table-cell" style:parent-style-name="Default" style:data-style-name="N107">
      <style:table-cell-properties fo:background-color="#ffff99"/>
      <style:text-properties style:font-name="Liberation Sans" fo:font-size="10pt" style:font-size-asian="10pt" style:font-size-complex="10pt"/>
    </style:style>
    <style:style style:name="ce47" style:family="table-cell" style:parent-style-name="Default" style:data-style-name="N107">
      <style:table-cell-properties fo:background-color="#ffff99"/>
      <style:text-properties fo:color="#e6e6e6" style:font-name="Liberation Sans" fo:font-size="10pt" style:font-size-asian="10pt" style:font-size-complex="10pt"/>
    </style:style>
    <style:style style:name="ce48" style:family="table-cell" style:parent-style-name="Default">
      <style:table-cell-properties style:text-align-source="fix" style:repeat-content="false"/>
      <style:paragraph-properties fo:text-align="center" fo:margin-left="0mm"/>
      <style:text-properties style:font-name="Liberation Sans" fo:font-size="10pt" style:font-size-asian="10pt" style:font-size-complex="10pt"/>
    </style:style>
    <style:style style:name="ce49"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font-name="Liberation Sans" fo:font-size="10pt" fo:font-weight="bold" style:font-size-asian="10pt" style:font-weight-asian="bold" style:font-size-complex="10pt" style:font-weight-complex="bold"/>
    </style:style>
    <style:style style:name="ce50" style:family="table-cell" style:parent-style-name="Default" style:data-style-name="N107">
      <style:table-cell-properties fo:border="none"/>
      <style:text-properties fo:color="#000000" style:font-name="Liberation Sans" fo:font-size="10pt" fo:font-weight="normal" style:font-size-asian="10pt" style:font-weight-asian="normal" style:font-size-complex="10pt" style:font-weight-complex="normal"/>
    </style:style>
    <style:style style:name="ce51" style:family="table-cell" style:parent-style-name="Default" style:data-style-name="N107">
      <style:table-cell-properties fo:border="none"/>
      <style:text-properties fo:color="#e6e6e6" style:font-name="Liberation Sans" fo:font-size="10pt" fo:font-weight="normal" style:font-size-asian="10pt" style:font-weight-asian="normal" style:font-size-complex="10pt" style:font-weight-complex="normal"/>
    </style:style>
    <style:style style:name="ce52" style:family="table-cell" style:parent-style-name="Default" style:data-style-name="N107">
      <style:text-properties fo:color="#000000" style:font-name="Liberation Sans" fo:font-size="10pt" fo:font-weight="normal" style:font-size-asian="10pt" style:font-weight-asian="normal" style:font-size-complex="10pt" style:font-weight-complex="normal"/>
    </style:style>
    <style:style style:name="ce53" style:family="table-cell" style:parent-style-name="Default" style:data-style-name="N107">
      <style:table-cell-properties fo:background-color="#ffff99" fo:border="none"/>
      <style:text-properties style:font-name="Liberation Sans" fo:font-size="10pt" fo:font-weight="bold" style:font-size-asian="10pt" style:font-weight-asian="bold" style:font-size-complex="10pt" style:font-weight-complex="bold"/>
    </style:style>
    <style:style style:name="ce54" style:family="table-cell" style:parent-style-name="Default">
      <style:table-cell-properties style:text-align-source="fix" style:repeat-content="false" fo:border="none"/>
      <style:paragraph-properties fo:text-align="center" fo:margin-left="0mm"/>
      <style:text-properties style:font-name="Liberation Sans" fo:font-size="10pt" style:font-size-asian="10pt" style:font-size-complex="10pt"/>
    </style:style>
    <style:style style:name="ce55" style:family="table-cell" style:parent-style-name="Default">
      <style:table-cell-properties fo:wrap-option="wra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56" style:family="table-cell" style:parent-style-name="Default" style:data-style-name="N107">
      <style:table-cell-properties fo:border="none"/>
      <style:text-properties style:font-name="Liberation Sans" fo:font-size="10pt" style:font-size-asian="10pt" style:font-size-complex="10pt"/>
    </style:style>
    <style:style style:name="ce57" style:family="table-cell" style:parent-style-name="Default" style:data-style-name="N107">
      <style:table-cell-properties fo:border="none"/>
      <style:text-properties fo:color="#ff0000" style:font-name="Liberation Sans" fo:font-size="10pt" fo:font-weight="bold" style:font-size-asian="10pt" style:font-weight-asian="bold" style:font-size-complex="10pt" style:font-weight-complex="bold"/>
    </style:style>
    <style:style style:name="ce58" style:family="table-cell" style:parent-style-name="Default" style:data-style-name="N107">
      <style:table-cell-properties fo:border="none"/>
      <style:text-properties fo:color="#e6e6e6" style:font-name="Liberation Sans" fo:font-size="10pt" style:font-size-asian="10pt" style:font-size-complex="10pt"/>
    </style:style>
    <style:style style:name="ce59" style:family="table-cell" style:parent-style-name="Default">
      <style:table-cell-properties fo:border="none"/>
      <style:text-properties style:font-name="Liberation Sans" fo:font-size="10pt" style:font-size-asian="10pt" style:font-size-complex="10pt"/>
    </style:style>
    <style:style style:name="ce60" style:family="table-cell" style:parent-style-name="Default" style:data-style-name="N107">
      <style:table-cell-properties fo:background-color="#ffff99"/>
      <style:text-properties style:font-name="Liberation Sans" fo:font-weight="bold" style:font-weight-asian="bold" style:font-weight-complex="bold"/>
    </style:style>
    <style:style style:name="ce61" style:family="table-cell" style:parent-style-name="Default">
      <style:table-cell-properties fo:border="none"/>
      <style:text-properties style:font-name="Arial"/>
    </style:style>
    <style:style style:name="ce62" style:family="table-cell" style:parent-style-name="Default" style:data-style-name="N107">
      <style:table-cell-properties fo:border="none"/>
      <style:text-properties fo:color="#ff3366" style:font-name="Liberation Sans" fo:font-size="10pt" fo:font-weight="bold" style:font-size-asian="10pt" style:font-weight-asian="bold" style:font-size-complex="10pt" style:font-weight-complex="bold"/>
    </style:style>
    <style:style style:name="ce63" style:family="table-cell" style:parent-style-name="Default" style:data-style-name="N107">
      <style:table-cell-properties fo:border="none"/>
      <style:text-properties style:use-window-font-color="true" style:font-name="Liberation Sans" fo:font-size="10pt" fo:font-weight="normal" style:font-size-asian="10pt" style:font-weight-asian="normal" style:font-size-complex="10pt" style:font-weight-complex="normal"/>
    </style:style>
    <style:style style:name="ce64" style:family="table-cell" style:parent-style-name="Default" style:data-style-name="N107">
      <style:table-cell-properties fo:border="none"/>
      <style:text-properties fo:color="#ff3333" style:font-name="Liberation Sans" fo:font-size="10pt" fo:font-weight="bold" style:font-size-asian="10pt" style:font-weight-asian="bold" style:font-size-complex="10pt" style:font-weight-complex="bold"/>
    </style:style>
    <style:style style:name="ce65" style:family="table-cell" style:parent-style-name="Default" style:data-style-name="N107">
      <style:table-cell-properties fo:border="none"/>
      <style:text-properties fo:color="#ff3333"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ce66" style:family="table-cell" style:parent-style-name="Default" style:data-style-name="N107">
      <style:text-properties fo:color="#ff3333" style:font-name="Liberation Sans" fo:font-size="10pt" fo:font-weight="bold" style:font-size-asian="10pt" style:font-weight-asian="bold" style:font-size-complex="10pt" style:font-weight-complex="bold"/>
    </style:style>
    <style:style style:name="ce67" style:family="table-cell" style:parent-style-name="Default" style:data-style-name="N0">
      <style:text-properties style:font-name="Liberation Sans" fo:font-size="10pt" style:font-size-asian="10pt" style:font-size-complex="10pt"/>
    </style:style>
    <style:style style:name="ce68" style:family="table-cell" style:parent-style-name="Default">
      <style:table-cell-properties fo:border-bottom="0.06pt solid #000000" fo:border-left="none" fo:border-right="none" fo:border-top="none"/>
      <style:text-properties style:font-name="Arial"/>
    </style:style>
    <style:style style:name="ce69" style:family="table-cell" style:parent-style-name="Default">
      <style:text-properties style:font-name="Liberation Sans"/>
    </style:style>
    <style:style style:name="ce70" style:family="table-cell" style:parent-style-name="Default">
      <style:table-cell-properties fo:background-color="#ffff99"/>
      <style:text-properties style:font-name="Liberation Sans"/>
    </style:style>
    <style:style style:name="ce71" style:family="table-cell" style:parent-style-name="Default" style:data-style-name="N107">
      <style:table-cell-properties fo:border-bottom="none" fo:border-left="0.06pt solid #000000" fo:border-right="none" fo:border-top="none"/>
      <style:text-properties style:font-name="Liberation Sans"/>
    </style:style>
    <style:style style:name="ce72"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font-name="Liberation Sans" fo:font-weight="bold" style:font-weight-asian="bold" style:font-weight-complex="bold"/>
    </style:style>
    <style:style style:name="ce73"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mm"/>
      <style:text-properties style:font-name="Liberation Sans" fo:font-weight="bold" style:font-weight-asian="bold" style:font-weight-complex="bold"/>
    </style:style>
    <style:style style:name="ce74" style:family="table-cell" style:parent-style-name="Default">
      <style:table-cell-properties fo:border-bottom="none" fo:border-left="0.06pt solid #000000" fo:border-right="none" fo:border-top="none"/>
      <style:text-properties style:font-name="Liberation Sans"/>
    </style:style>
    <style:style style:name="ce75" style:family="table-cell" style:parent-style-name="Default">
      <style:table-cell-properties style:text-align-source="fix" style:repeat-content="false" fo:background-color="transparent" style:vertical-align="middle"/>
      <style:paragraph-properties fo:text-align="center"/>
      <style:text-properties style:font-name="Liberation Sans" fo:font-weight="bold" style:font-weight-asian="bold" style:font-weight-complex="bold"/>
    </style:style>
    <style:style style:name="ce76"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font-name="Liberation Sans" fo:font-weight="bold" style:font-weight-asian="bold" style:font-weight-complex="bold"/>
    </style:style>
    <style:style style:name="ce77" style:family="table-cell" style:parent-style-name="Default" style:data-style-name="N107">
      <style:table-cell-properties fo:background-color="#ffff99"/>
      <style:text-properties style:font-name="Liberation Sans"/>
    </style:style>
    <style:style style:name="ce78" style:family="table-cell" style:parent-style-name="Default">
      <style:table-cell-properties fo:border-bottom="0.06pt solid #000000" fo:border-left="none" fo:border-right="none" fo:border-top="none"/>
    </style:style>
    <style:style style:name="ce79" style:family="table-cell" style:parent-style-name="Default">
      <style:table-cell-properties fo:background-color="transparent"/>
      <style:text-properties style:font-name="DejaVu Sans" fo:font-size="12pt" style:font-size-asian="12pt" style:font-size-complex="12pt"/>
    </style:style>
    <style:style style:name="ce80" style:family="table-cell" style:parent-style-name="Default">
      <style:text-properties fo:color="#cccccc" fo:font-style="italic" style:font-style-asian="italic" style:font-style-complex="italic"/>
    </style:style>
    <style:style style:name="ce81" style:family="table-cell" style:parent-style-name="Default">
      <style:text-properties fo:color="#5c8526" style:font-name="Liberation Sans" fo:font-size="12pt" style:font-size-asian="12pt" style:font-size-complex="12pt"/>
    </style:style>
    <style:style style:name="ce82" style:family="table-cell" style:parent-style-name="Default">
      <style:table-cell-properties style:text-align-source="fix" style:repeat-content="false"/>
      <style:paragraph-properties fo:text-align="end" fo:margin-left="0mm"/>
    </style:style>
    <style:style style:name="ce83" style:family="table-cell" style:parent-style-name="Default" style:data-style-name="N0"/>
    <style:style style:name="ce84" style:family="table-cell" style:parent-style-name="Default" style:data-style-name="N34"/>
    <style:style style:name="ce85" style:family="table-cell" style:parent-style-name="Default">
      <style:table-cell-properties fo:background-color="#7da647"/>
      <style:text-properties style:font-name="Liberation Sans" fo:font-size="12pt" style:font-size-asian="12pt" style:font-size-complex="12pt"/>
    </style:style>
    <style:style style:name="ce86" style:family="table-cell" style:parent-style-name="Default">
      <style:table-cell-properties fo:background-color="#ffff66"/>
      <style:text-properties style:font-name="Liberation Sans" fo:font-size="12pt" style:font-size-asian="12pt" style:font-size-complex="12pt"/>
    </style:style>
    <style:style style:name="ce87" style:family="table-cell" style:parent-style-name="Default">
      <style:table-cell-properties fo:background-color="#ffccff"/>
      <style:text-properties style:font-name="Liberation Sans" fo:font-size="12pt" style:font-size-asian="12pt" style:font-size-complex="12pt"/>
    </style:style>
    <style:style style:name="ce88" style:family="table-cell" style:parent-style-name="Default">
      <style:table-cell-properties fo:background-color="#ccccff"/>
      <style:text-properties style:font-name="Liberation Sans" fo:font-size="12pt" style:font-size-asian="12pt" style:font-size-complex="12pt"/>
    </style:style>
    <style:style style:name="ce89" style:family="table-cell" style:parent-style-name="Default">
      <style:table-cell-properties fo:background-color="#ffcc99"/>
      <style:text-properties style:font-name="Liberation Sans" fo:font-size="12pt" style:font-size-asian="12pt" style:font-size-complex="12pt"/>
    </style:style>
    <style:style style:name="ce90" style:family="table-cell" style:parent-style-name="Default">
      <style:table-cell-properties fo:background-color="#e6e6ff"/>
      <style:text-properties style:font-name="Liberation Sans" fo:font-size="12pt" style:font-size-asian="12pt" style:font-size-complex="12pt"/>
    </style:style>
    <style:style style:name="ce91" style:family="table-cell" style:parent-style-name="Default">
      <style:table-cell-properties fo:background-color="#99ccff"/>
      <style:text-properties style:font-name="Liberation Sans" fo:font-size="12pt" style:font-size-asian="12pt" style:font-size-complex="12pt"/>
    </style:style>
    <style:style style:name="ce92" style:family="table-cell" style:parent-style-name="Default">
      <style:table-cell-properties style:text-align-source="fix" style:repeat-content="false"/>
      <style:paragraph-properties fo:text-align="end" fo:margin-left="0mm"/>
      <style:text-properties style:font-name="Liberation Sans" fo:font-size="12pt" style:font-size-asian="12pt" style:font-size-complex="12pt"/>
    </style:style>
    <style:style style:name="ce93" style:family="table-cell" style:parent-style-name="Default">
      <style:text-properties fo:font-size="12pt" style:font-size-asian="12pt" style:font-size-complex="12pt"/>
    </style:style>
    <style:style style:name="ce94" style:family="table-cell" style:parent-style-name="Default">
      <style:table-cell-properties fo:background-color="#ffff00"/>
    </style:style>
    <style:style style:name="ce95" style:family="table-cell" style:parent-style-name="Default">
      <style:table-cell-properties style:text-align-source="fix" style:repeat-content="false"/>
      <style:paragraph-properties fo:text-align="start" fo:margin-left="0mm"/>
    </style:style>
    <style:style style:name="ce96" style:family="table-cell" style:parent-style-name="Default">
      <style:table-cell-properties style:text-align-source="fix" style:repeat-content="false" style:vertical-align="middle"/>
      <style:paragraph-properties fo:text-align="center"/>
    </style:style>
    <style:style style:name="ce97" style:family="table-cell" style:parent-style-name="Default" style:data-style-name="N107">
      <style:table-cell-properties fo:background-color="#ffff00"/>
    </style:style>
    <style:style style:name="ce98" style:family="table-cell" style:parent-style-name="Default" style:data-style-name="N107">
      <style:table-cell-properties style:text-align-source="fix" style:repeat-content="false" style:vertical-align="middle"/>
      <style:paragraph-properties fo:text-align="center"/>
    </style:style>
    <style:style style:name="ce99" style:family="table-cell" style:parent-style-name="Default">
      <style:table-cell-properties fo:background-color="#cfe7f5"/>
    </style:style>
    <style:style style:name="ce100" style:family="table-cell" style:parent-style-name="Default" style:data-style-name="N107">
      <style:table-cell-properties fo:background-color="#cfe7f5"/>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position="super"/>
    </style:style>
  </office:automatic-styles>
  <office:body>
    <office:spreadsheet>
      <table:table table:name="Mvt"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ce6"/>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ce6"/>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table:style-name="ce1" office:value-type="string" calcext:value-type="string">
            <text:p>#Date</text:p>
          </table:table-cell>
          <table:table-cell table:style-name="ce3" office:value-type="string" calcext:value-type="string">
            <text:p>Compte</text:p>
          </table:table-cell>
          <table:table-cell table:style-name="ce3" office:value-type="string" calcext:value-type="string">
            <text:p>Description</text:p>
          </table:table-cell>
          <table:table-cell table:style-name="ce3" office:value-type="string" calcext:value-type="string">
            <text:p>Catégorie</text:p>
          </table:table-cell>
          <table:table-cell table:style-name="ce5" office:value-type="string" calcext:value-type="string">
            <text:p>Montant</text:p>
          </table:table-cell>
          <table:table-cell table:style-name="ce3" office:value-type="string" calcext:value-type="string">
            <text:p>Mémo</text:p>
          </table:table-cell>
          <table:table-cell table:style-name="ce3" office:value-type="string" calcext:value-type="string">
            <text:p>X</text:p>
          </table:table-cell>
          <table:table-cell table:style-name="ce3" office:value-type="string" calcext:value-type="string">
            <text:p>V</text:p>
          </table:table-cell>
          <table:table-cell table:style-name="ce3"/>
          <table:table-cell table:style-name="ce5" office:value-type="string" calcext:value-type="string">
            <text:p>X</text:p>
          </table:table-cell>
          <table:table-cell table:style-name="ce3" office:value-type="string" calcext:value-type="string">
            <text:p>V &gt; 0</text:p>
          </table:table-cell>
          <table:table-cell table:style-name="ce3" office:value-type="string" calcext:value-type="string">
            <text:p>V &lt; 0</text:p>
          </table:table-cell>
          <table:table-cell table:style-name="ce3" office:value-type="string" calcext:value-type="string">
            <text:p>V</text:p>
          </table:table-cell>
          <table:table-cell/>
          <table:table-cell office:value-type="string" calcext:value-type="string">
            <text:p>Mémo</text:p>
          </table:table-cell>
        </table:table-row>
        <table:table-row table:style-name="ro1">
          <table:table-cell table:style-name="ce1" office:value-type="date" office:date-value="2016-01-07" calcext:value-type="date">
            <text:p>07/01/16</text:p>
          </table:table-cell>
          <table:table-cell table:style-name="ce3" office:value-type="string" calcext:value-type="string">
            <text:p>LCL CC</text:p>
          </table:table-cell>
          <table:table-cell table:style-name="ce3" office:value-type="string" calcext:value-type="string">
            <text:p>MAIF</text:p>
          </table:table-cell>
          <table:table-cell table:style-name="ce4" office:value-type="string" calcext:value-type="string">
            <text:p>Assurances Famille</text:p>
          </table:table-cell>
          <table:table-cell table:style-name="ce5" office:value-type="currency" office:currency="EUR" office:value="-1169.04" calcext:value-type="currency">
            <text:p>-1 169,04 €</text:p>
          </table:table-cell>
          <table:table-cell table:style-name="ce5"/>
          <table:table-cell table:style-name="ce3" table:number-columns-repeated="3"/>
          <table:table-cell table:style-name="ce5" table:formula="of:=[.E2]*[.G2]" office:value-type="currency" office:currency="EUR" office:value="-0" calcext:value-type="currency">
            <text:p>0,00 €</text:p>
          </table:table-cell>
          <table:table-cell table:style-name="ce5" table:formula="of:=((ABS([.E2])+[.E2])/2)*[.H2]" office:value-type="currency" office:currency="EUR" office:value="0" calcext:value-type="currency">
            <text:p>0,00 €</text:p>
          </table:table-cell>
          <table:table-cell table:style-name="ce5" table:formula="of:=((ABS([.E2])-[.E2])/2)*[.H2]" office:value-type="currency" office:currency="EUR" office:value="0" calcext:value-type="currency">
            <text:p>0,00 €</text:p>
          </table:table-cell>
          <table:table-cell table:style-name="ce5" table:formula="of:=[.K2]-[.L2]" office:value-type="currency" office:currency="EUR" office:value="0" calcext:value-type="currency">
            <text:p>0,00 €</text:p>
          </table:table-cell>
          <table:table-cell table:number-columns-repeated="2"/>
        </table:table-row>
        <table:table-row table:style-name="ro1">
          <table:table-cell table:style-name="ce1" office:value-type="date" office:date-value="2016-01-07" calcext:value-type="date">
            <text:p>07/01/16</text:p>
          </table:table-cell>
          <table:table-cell table:style-name="ce3" office:value-type="string" calcext:value-type="string">
            <text:p>LCL CC</text:p>
          </table:table-cell>
          <table:table-cell table:style-name="ce3" office:value-type="string" calcext:value-type="string">
            <text:p>MAIF</text:p>
          </table:table-cell>
          <table:table-cell table:style-name="ce4" office:value-type="string" calcext:value-type="string">
            <text:p>Assurances Famille</text:p>
          </table:table-cell>
          <table:table-cell table:style-name="ce5" office:value-type="currency" office:currency="EUR" office:value="0" calcext:value-type="currency">
            <text:p>0,00 €</text:p>
          </table:table-cell>
          <table:table-cell table:style-name="ce5"/>
          <table:table-cell table:style-name="ce3" table:number-columns-repeated="3"/>
          <table:table-cell table:style-name="ce5" table:formula="of:=[.E3]*[.G3]" office:value-type="currency" office:currency="EUR" office:value="0" calcext:value-type="currency">
            <text:p>0,00 €</text:p>
          </table:table-cell>
          <table:table-cell table:style-name="ce5" table:formula="of:=((ABS([.E3])+[.E3])/2)*[.H3]" office:value-type="currency" office:currency="EUR" office:value="0" calcext:value-type="currency">
            <text:p>0,00 €</text:p>
          </table:table-cell>
          <table:table-cell table:style-name="ce5" table:formula="of:=((ABS([.E3])-[.E3])/2)*[.H3]" office:value-type="currency" office:currency="EUR" office:value="0" calcext:value-type="currency">
            <text:p>0,00 €</text:p>
          </table:table-cell>
          <table:table-cell table:style-name="ce5" table:formula="of:=[.K3]-[.L3]" office:value-type="currency" office:currency="EUR" office:value="0" calcext:value-type="currency">
            <text:p>0,00 €</text:p>
          </table:table-cell>
          <table:table-cell table:number-columns-repeated="2"/>
        </table:table-row>
        <table:table-row table:style-name="ro1" table:number-rows-repeated="2">
          <table:table-cell table:number-columns-repeated="7"/>
          <table:table-cell table:style-name="ce3"/>
          <table:table-cell table:number-columns-repeated="7"/>
        </table:table-row>
        <table:table-row table:style-name="ro2" table:number-rows-repeated="6">
          <table:table-cell table:number-columns-repeated="15"/>
        </table:table-row>
        <table:table-row table:style-name="ro3">
          <table:table-cell table:number-columns-repeated="15"/>
        </table:table-row>
        <table:table-row table:style-name="ro2" table:number-rows-repeated="11">
          <table:table-cell table:number-columns-repeated="15"/>
        </table:table-row>
        <table:table-row table:style-name="ro3">
          <table:table-cell table:number-columns-repeated="15"/>
        </table:table-row>
        <table:table-row table:style-name="ro2" table:number-rows-repeated="1048551">
          <table:table-cell table:number-columns-repeated="15"/>
        </table:table-row>
        <table:table-row table:style-name="ro2">
          <table:table-cell table:number-columns-repeated="15"/>
        </table:table-row>
      </table:table>
      <table:table table:name="Rapport Budget" table:style-name="ta1">
        <office:forms form:automatic-focus="false" form:apply-design-mode="false"/>
        <table:table-column table:style-name="co16" table:default-cell-style-name="ce9"/>
        <table:table-column table:style-name="co17" table:default-cell-style-name="ce12"/>
        <table:table-column table:style-name="co18" table:default-cell-style-name="ce12"/>
        <table:table-column table:style-name="co15" table:default-cell-style-name="ce12"/>
        <table:table-column table:style-name="co19" table:default-cell-style-name="ce12"/>
        <table:table-column table:style-name="co20" table:default-cell-style-name="ce12"/>
        <table:table-column table:style-name="co15" table:default-cell-style-name="ce12"/>
        <table:table-column table:style-name="co21" table:default-cell-style-name="ce12"/>
        <table:table-column table:style-name="co22" table:default-cell-style-name="ce12"/>
        <table:table-column table:style-name="co23" table:default-cell-style-name="ce12"/>
        <table:table-column table:style-name="co15" table:number-columns-repeated="1014" table:default-cell-style-name="ce12"/>
        <table:table-row table:style-name="ro1">
          <table:table-cell table:style-name="ce3" table:number-columns-repeated="7"/>
          <table:table-cell table:style-name="ce1"/>
          <table:table-cell table:style-name="ce3"/>
          <table:table-cell table:number-columns-repeated="1015"/>
        </table:table-row>
        <table:table-row table:style-name="ro1">
          <table:table-cell table:style-name="ce3" office:value-type="string" calcext:value-type="string">
            <text:p>#CAT</text:p>
          </table:table-cell>
          <table:table-cell table:style-name="ce3" table:formula="of:=T(['Budget Consolidé'.B2])" office:value-type="string" office:string-value="Catégorie" calcext:value-type="string">
            <text:p>Catégorie</text:p>
          </table:table-cell>
          <table:table-cell table:style-name="ce3" office:value-type="string" calcext:value-type="string">
            <text:p>Dépenses</text:p>
          </table:table-cell>
          <table:table-cell table:style-name="ce3"/>
          <table:table-cell table:style-name="ce3" office:value-type="string" calcext:value-type="string">
            <text:p>Buget annuel</text:p>
          </table:table-cell>
          <table:table-cell table:style-name="ce3" office:value-type="string" calcext:value-type="string">
            <text:p>Ecart</text:p>
          </table:table-cell>
          <table:table-cell table:style-name="ce3"/>
          <table:table-cell table:style-name="ce3" office:value-type="string" calcext:value-type="string">
            <text:p>Budget Fin de mois</text:p>
          </table:table-cell>
          <table:table-cell table:style-name="ce3" office:value-type="string" calcext:value-type="string">
            <text:p>Ecart</text:p>
          </table:table-cell>
          <table:table-cell table:number-columns-repeated="1015"/>
        </table:table-row>
        <table:table-row table:style-name="ro1">
          <table:table-cell table:style-name="ce3"/>
          <table:table-cell table:style-name="ce7" table:formula="of:=T(['Budget Consolidé'.B3])" office:value-type="string" office:string-value="Dépenses" calcext:value-type="string">
            <text:p>Dépenses</text:p>
          </table:table-cell>
          <table:table-cell table:style-name="ce3" table:number-columns-repeated="7"/>
          <table:table-cell table:number-columns-repeated="1015"/>
        </table:table-row>
        <table:table-row table:style-name="ro1">
          <table:table-cell table:style-name="ce3" office:value-type="float" office:value="20" calcext:value-type="float">
            <text:p>20</text:p>
          </table:table-cell>
          <table:table-cell table:style-name="ce10" table:formula="of:=IF([.A4]&lt;&gt;&quot;&quot;;VLOOKUP([.A4];CATEGORIES;2;0);&quot;&quot;)" office:value-type="string" office:string-value="Charonne" calcext:value-type="string">
            <text:p>Charonne</text:p>
          </table:table-cell>
          <table:table-cell table:style-name="ce5" table:formula="of:=IF([.A4]&lt;&gt;&quot;&quot;;SUMIF([Mvt.D$1:.D$6420];[.B4];[Mvt.E$1:.E$6420]);&quot;&quot;)" office:value-type="currency" office:currency="EUR" office:value="0" calcext:value-type="currency">
            <text:p>0,00 €</text:p>
          </table:table-cell>
          <table:table-cell table:style-name="ce5"/>
          <table:table-cell table:style-name="ce5" table:formula="of:=IF([.A4]&lt;&gt;&quot;&quot;;SUMIF(['Budget Consolidé'.A$1:.A$181];[.A4];['Budget Consolidé'.V$1:.V$181]);&quot;&quot;)" office:value-type="currency" office:currency="EUR" office:value="0" calcext:value-type="currency">
            <text:p>0,00 €</text:p>
          </table:table-cell>
          <table:table-cell table:style-name="ce5" table:formula="of:=IF([.A4]&lt;&gt;&quot;&quot;;-([.E4]-[.C4]);&quot;&quot;)" office:value-type="currency" office:currency="EUR" office:value="-0" calcext:value-type="currency">
            <text:p>0,00 €</text:p>
          </table:table-cell>
          <table:table-cell table:style-name="ce5"/>
          <table:table-cell table:style-name="ce5" table:formula="of:=['Budget Consolidé'.W4]" office:value-type="currency" office:currency="EUR" office:value="0" calcext:value-type="currency">
            <text:p>0,00 €</text:p>
          </table:table-cell>
          <table:table-cell table:style-name="ce14" table:formula="of:=IF([.A4]&lt;&gt;&quot;&quot;;-([.H4]-[.C4]);&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21" calcext:value-type="float">
            <text:p>21</text:p>
          </table:table-cell>
          <table:table-cell table:style-name="ce10" table:formula="of:=IF([.A5]&lt;&gt;&quot;&quot;;VLOOKUP([.A5];CATEGORIES;2;0);&quot;&quot;)" office:value-type="string" office:string-value="Davout" calcext:value-type="string">
            <text:p>Davout</text:p>
          </table:table-cell>
          <table:table-cell table:style-name="ce5" table:formula="of:=IF([.A5]&lt;&gt;&quot;&quot;;SUMIF([Mvt.D$1:.D$6420];[.B5];[Mvt.E$1:.E$6420]);&quot;&quot;)" office:value-type="currency" office:currency="EUR" office:value="0" calcext:value-type="currency">
            <text:p>0,00 €</text:p>
          </table:table-cell>
          <table:table-cell table:style-name="ce5"/>
          <table:table-cell table:style-name="ce5" table:formula="of:=IF([.A5]&lt;&gt;&quot;&quot;;SUMIF(['Budget Consolidé'.A$1:.A$181];[.A5];['Budget Consolidé'.V$1:.V$181]);&quot;&quot;)" office:value-type="currency" office:currency="EUR" office:value="0" calcext:value-type="currency">
            <text:p>0,00 €</text:p>
          </table:table-cell>
          <table:table-cell table:style-name="ce5" table:formula="of:=IF([.A5]&lt;&gt;&quot;&quot;;-([.E5]-[.C5]);&quot;&quot;)" office:value-type="currency" office:currency="EUR" office:value="-0" calcext:value-type="currency">
            <text:p>0,00 €</text:p>
          </table:table-cell>
          <table:table-cell table:style-name="ce5"/>
          <table:table-cell table:style-name="ce5" table:formula="of:=['Budget Consolidé'.W5]" office:value-type="currency" office:currency="EUR" office:value="0" calcext:value-type="currency">
            <text:p>0,00 €</text:p>
          </table:table-cell>
          <table:table-cell table:style-name="ce14" table:formula="of:=IF([.A5]&lt;&gt;&quot;&quot;;-([.H5]-[.C5]);&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200" calcext:value-type="float">
            <text:p>200</text:p>
          </table:table-cell>
          <table:table-cell table:style-name="ce10" table:formula="of:=IF([.A6]&lt;&gt;&quot;&quot;;VLOOKUP([.A6];CATEGORIES;2;0);&quot;&quot;)" office:value-type="string" office:string-value="Achat Pyrénées" calcext:value-type="string">
            <text:p>Achat Pyrénées</text:p>
          </table:table-cell>
          <table:table-cell table:style-name="ce5" table:formula="of:=IF([.A6]&lt;&gt;&quot;&quot;;SUMIF([Mvt.D$1:.D$6420];[.B6];[Mvt.E$1:.E$6420]);&quot;&quot;)" office:value-type="currency" office:currency="EUR" office:value="0" calcext:value-type="currency">
            <text:p>0,00 €</text:p>
          </table:table-cell>
          <table:table-cell table:style-name="ce5"/>
          <table:table-cell table:style-name="ce5" table:formula="of:=IF([.A6]&lt;&gt;&quot;&quot;;SUMIF(['Budget Consolidé'.A$1:.A$181];[.A6];['Budget Consolidé'.V$1:.V$181]);&quot;&quot;)" office:value-type="currency" office:currency="EUR" office:value="0" calcext:value-type="currency">
            <text:p>0,00 €</text:p>
          </table:table-cell>
          <table:table-cell table:style-name="ce5" table:formula="of:=IF([.A6]&lt;&gt;&quot;&quot;;-([.E6]-[.C6]);&quot;&quot;)" office:value-type="currency" office:currency="EUR" office:value="-0" calcext:value-type="currency">
            <text:p>0,00 €</text:p>
          </table:table-cell>
          <table:table-cell table:style-name="ce5"/>
          <table:table-cell table:style-name="ce5" table:formula="of:=['Budget Consolidé'.W6]" office:value-type="currency" office:currency="EUR" office:value="0" calcext:value-type="currency">
            <text:p>0,00 €</text:p>
          </table:table-cell>
          <table:table-cell table:style-name="ce14" table:formula="of:=IF([.A6]&lt;&gt;&quot;&quot;;-([.H6]-[.C6]);&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201" calcext:value-type="float">
            <text:p>201</text:p>
          </table:table-cell>
          <table:table-cell table:style-name="ce10" table:formula="of:=IF([.A7]&lt;&gt;&quot;&quot;;VLOOKUP([.A7];CATEGORIES;2;0);&quot;&quot;)" office:value-type="string" office:string-value="Déco Pyrénées" calcext:value-type="string">
            <text:p>Déco Pyrénées</text:p>
          </table:table-cell>
          <table:table-cell table:style-name="ce5" table:formula="of:=IF([.A7]&lt;&gt;&quot;&quot;;SUMIF([Mvt.D$1:.D$6420];[.B7];[Mvt.E$1:.E$6420]);&quot;&quot;)" office:value-type="currency" office:currency="EUR" office:value="0" calcext:value-type="currency">
            <text:p>0,00 €</text:p>
          </table:table-cell>
          <table:table-cell table:style-name="ce5"/>
          <table:table-cell table:style-name="ce5" table:formula="of:=IF([.A7]&lt;&gt;&quot;&quot;;SUMIF(['Budget Consolidé'.A$1:.A$181];[.A7];['Budget Consolidé'.V$1:.V$181]);&quot;&quot;)" office:value-type="currency" office:currency="EUR" office:value="0" calcext:value-type="currency">
            <text:p>0,00 €</text:p>
          </table:table-cell>
          <table:table-cell table:style-name="ce5" table:formula="of:=IF([.A7]&lt;&gt;&quot;&quot;;-([.E7]-[.C7]);&quot;&quot;)" office:value-type="currency" office:currency="EUR" office:value="-0" calcext:value-type="currency">
            <text:p>0,00 €</text:p>
          </table:table-cell>
          <table:table-cell table:style-name="ce5" table:number-columns-repeated="2"/>
          <table:table-cell table:style-name="ce14" table:formula="of:=IF([.A7]&lt;&gt;&quot;&quot;;-([.H7]-[.C7]);&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202" calcext:value-type="float">
            <text:p>202</text:p>
          </table:table-cell>
          <table:table-cell table:style-name="ce10" table:formula="of:=IF([.A8]&lt;&gt;&quot;&quot;;VLOOKUP([.A8];CATEGORIES;2;0);&quot;&quot;)" office:value-type="string" office:string-value="Emprunt Pyrénées" calcext:value-type="string">
            <text:p>Emprunt Pyrénées</text:p>
          </table:table-cell>
          <table:table-cell table:style-name="ce5" table:formula="of:=IF([.A8]&lt;&gt;&quot;&quot;;SUMIF([Mvt.D$1:.D$6420];[.B8];[Mvt.E$1:.E$6420]);&quot;&quot;)" office:value-type="currency" office:currency="EUR" office:value="0" calcext:value-type="currency">
            <text:p>0,00 €</text:p>
          </table:table-cell>
          <table:table-cell table:style-name="ce5"/>
          <table:table-cell table:style-name="ce5" table:formula="of:=IF([.A8]&lt;&gt;&quot;&quot;;SUMIF(['Budget Consolidé'.A$1:.A$181];[.A8];['Budget Consolidé'.V$1:.V$181]);&quot;&quot;)" office:value-type="currency" office:currency="EUR" office:value="0" calcext:value-type="currency">
            <text:p>0,00 €</text:p>
          </table:table-cell>
          <table:table-cell table:style-name="ce5" table:formula="of:=IF([.A8]&lt;&gt;&quot;&quot;;-([.E8]-[.C8]);&quot;&quot;)" office:value-type="currency" office:currency="EUR" office:value="-0" calcext:value-type="currency">
            <text:p>0,00 €</text:p>
          </table:table-cell>
          <table:table-cell table:style-name="ce5"/>
          <table:table-cell table:style-name="ce5" table:formula="of:=['Budget Consolidé'.W8]" office:value-type="currency" office:currency="EUR" office:value="0" calcext:value-type="currency">
            <text:p>0,00 €</text:p>
          </table:table-cell>
          <table:table-cell table:style-name="ce14" table:formula="of:=IF([.A8]&lt;&gt;&quot;&quot;;-([.H8]-[.C8]);&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203" calcext:value-type="float">
            <text:p>203</text:p>
          </table:table-cell>
          <table:table-cell table:style-name="ce10" table:formula="of:=IF([.A9]&lt;&gt;&quot;&quot;;VLOOKUP([.A9];CATEGORIES;2;0);&quot;&quot;)" office:value-type="string" office:string-value="Charges Pyrénées" calcext:value-type="string">
            <text:p>Charges Pyrénées</text:p>
          </table:table-cell>
          <table:table-cell table:style-name="ce5" table:formula="of:=IF([.A9]&lt;&gt;&quot;&quot;;SUMIF([Mvt.D$1:.D$6420];[.B9];[Mvt.E$1:.E$6420]);&quot;&quot;)" office:value-type="currency" office:currency="EUR" office:value="0" calcext:value-type="currency">
            <text:p>0,00 €</text:p>
          </table:table-cell>
          <table:table-cell table:style-name="ce5"/>
          <table:table-cell table:style-name="ce5" table:formula="of:=IF([.A9]&lt;&gt;&quot;&quot;;SUMIF(['Budget Consolidé'.A$1:.A$181];[.A9];['Budget Consolidé'.V$1:.V$181]);&quot;&quot;)" office:value-type="currency" office:currency="EUR" office:value="0" calcext:value-type="currency">
            <text:p>0,00 €</text:p>
          </table:table-cell>
          <table:table-cell table:style-name="ce5" table:formula="of:=IF([.A9]&lt;&gt;&quot;&quot;;-([.E9]-[.C9]);&quot;&quot;)" office:value-type="currency" office:currency="EUR" office:value="-0" calcext:value-type="currency">
            <text:p>0,00 €</text:p>
          </table:table-cell>
          <table:table-cell table:style-name="ce5"/>
          <table:table-cell table:style-name="ce5" table:formula="of:=['Budget Consolidé'.W9]" office:value-type="currency" office:currency="EUR" office:value="0" calcext:value-type="currency">
            <text:p>0,00 €</text:p>
          </table:table-cell>
          <table:table-cell table:style-name="ce14" table:formula="of:=IF([.A9]&lt;&gt;&quot;&quot;;-([.H9]-[.C9]);&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204" calcext:value-type="float">
            <text:p>204</text:p>
          </table:table-cell>
          <table:table-cell table:style-name="ce10" table:formula="of:=IF([.A10]&lt;&gt;&quot;&quot;;VLOOKUP([.A10];CATEGORIES;2;0);&quot;&quot;)" office:value-type="string" office:string-value="Énergie Pyrénées" calcext:value-type="string">
            <text:p>Énergie Pyrénées</text:p>
          </table:table-cell>
          <table:table-cell table:style-name="ce5" table:formula="of:=IF([.A10]&lt;&gt;&quot;&quot;;SUMIF([Mvt.D$1:.D$6420];[.B10];[Mvt.E$1:.E$6420]);&quot;&quot;)" office:value-type="currency" office:currency="EUR" office:value="0" calcext:value-type="currency">
            <text:p>0,00 €</text:p>
          </table:table-cell>
          <table:table-cell table:style-name="ce5"/>
          <table:table-cell table:style-name="ce5" table:formula="of:=IF([.A10]&lt;&gt;&quot;&quot;;SUMIF(['Budget Consolidé'.A$1:.A$181];[.A10];['Budget Consolidé'.V$1:.V$181]);&quot;&quot;)" office:value-type="currency" office:currency="EUR" office:value="0" calcext:value-type="currency">
            <text:p>0,00 €</text:p>
          </table:table-cell>
          <table:table-cell table:style-name="ce5" table:formula="of:=IF([.A10]&lt;&gt;&quot;&quot;;-([.E10]-[.C10]);&quot;&quot;)" office:value-type="currency" office:currency="EUR" office:value="-0" calcext:value-type="currency">
            <text:p>0,00 €</text:p>
          </table:table-cell>
          <table:table-cell table:style-name="ce5"/>
          <table:table-cell table:style-name="ce5" table:formula="of:=['Budget Consolidé'.W10]" office:value-type="currency" office:currency="EUR" office:value="0" calcext:value-type="currency">
            <text:p>0,00 €</text:p>
          </table:table-cell>
          <table:table-cell table:style-name="ce14" table:formula="of:=IF([.A10]&lt;&gt;&quot;&quot;;-([.H10]-[.C10]);&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205" calcext:value-type="float">
            <text:p>205</text:p>
          </table:table-cell>
          <table:table-cell table:style-name="ce10" table:formula="of:=IF([.A11]&lt;&gt;&quot;&quot;;VLOOKUP([.A11];CATEGORIES;2;0);&quot;&quot;)" office:value-type="string" office:string-value="Impots Pyrénées" calcext:value-type="string">
            <text:p>Impots Pyrénées</text:p>
          </table:table-cell>
          <table:table-cell table:style-name="ce5" table:formula="of:=IF([.A11]&lt;&gt;&quot;&quot;;SUMIF([Mvt.D$1:.D$6420];[.B11];[Mvt.E$1:.E$6420]);&quot;&quot;)" office:value-type="currency" office:currency="EUR" office:value="0" calcext:value-type="currency">
            <text:p>0,00 €</text:p>
          </table:table-cell>
          <table:table-cell table:style-name="ce5"/>
          <table:table-cell table:style-name="ce5" table:formula="of:=IF([.A11]&lt;&gt;&quot;&quot;;SUMIF(['Budget Consolidé'.A$1:.A$181];[.A11];['Budget Consolidé'.V$1:.V$181]);&quot;&quot;)" office:value-type="currency" office:currency="EUR" office:value="0" calcext:value-type="currency">
            <text:p>0,00 €</text:p>
          </table:table-cell>
          <table:table-cell table:style-name="ce5" table:formula="of:=IF([.A11]&lt;&gt;&quot;&quot;;-([.E11]-[.C11]);&quot;&quot;)" office:value-type="currency" office:currency="EUR" office:value="-0" calcext:value-type="currency">
            <text:p>0,00 €</text:p>
          </table:table-cell>
          <table:table-cell table:style-name="ce5"/>
          <table:table-cell table:style-name="ce5" table:formula="of:=['Budget Consolidé'.W11]" office:value-type="currency" office:currency="EUR" office:value="0" calcext:value-type="currency">
            <text:p>0,00 €</text:p>
          </table:table-cell>
          <table:table-cell table:style-name="ce14" table:formula="of:=IF([.A11]&lt;&gt;&quot;&quot;;-([.H11]-[.C11]);&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50" calcext:value-type="float">
            <text:p>50</text:p>
          </table:table-cell>
          <table:table-cell table:style-name="ce10" table:formula="of:=IF([.A12]&lt;&gt;&quot;&quot;;VLOOKUP([.A12];CATEGORIES;2;0);&quot;&quot;)" office:value-type="string" office:string-value="Frais bancaire" calcext:value-type="string">
            <text:p>Frais bancaire</text:p>
          </table:table-cell>
          <table:table-cell table:style-name="ce5" table:formula="of:=IF([.A12]&lt;&gt;&quot;&quot;;SUMIF([Mvt.D$1:.D$6420];[.B12];[Mvt.E$1:.E$6420]);&quot;&quot;)" office:value-type="currency" office:currency="EUR" office:value="0" calcext:value-type="currency">
            <text:p>0,00 €</text:p>
          </table:table-cell>
          <table:table-cell table:style-name="ce5"/>
          <table:table-cell table:style-name="ce5" table:formula="of:=IF([.A12]&lt;&gt;&quot;&quot;;SUMIF(['Budget Consolidé'.A$1:.A$181];[.A12];['Budget Consolidé'.V$1:.V$181]);&quot;&quot;)" office:value-type="currency" office:currency="EUR" office:value="0" calcext:value-type="currency">
            <text:p>0,00 €</text:p>
          </table:table-cell>
          <table:table-cell table:style-name="ce5" table:formula="of:=IF([.A12]&lt;&gt;&quot;&quot;;-([.E12]-[.C12]);&quot;&quot;)" office:value-type="currency" office:currency="EUR" office:value="-0" calcext:value-type="currency">
            <text:p>0,00 €</text:p>
          </table:table-cell>
          <table:table-cell table:style-name="ce5"/>
          <table:table-cell table:style-name="ce5" table:formula="of:=['Budget Consolidé'.W12]" office:value-type="currency" office:currency="EUR" office:value="0" calcext:value-type="currency">
            <text:p>0,00 €</text:p>
          </table:table-cell>
          <table:table-cell table:style-name="ce14" table:formula="of:=IF([.A12]&lt;&gt;&quot;&quot;;-([.H12]-[.C12]);&quot;&quot;)" office:value-type="currency" office:currency="EUR" office:value="-0" calcext:value-type="currency">
            <text:p>0,00 €</text:p>
          </table:table-cell>
          <table:table-cell table:style-name="ce15"/>
          <table:table-cell table:number-columns-repeated="3"/>
          <table:table-cell table:style-name="ce17"/>
          <table:table-cell table:number-columns-repeated="1010"/>
        </table:table-row>
        <table:table-row table:style-name="ro1">
          <table:table-cell table:style-name="ce3" office:value-type="float" office:value="51" calcext:value-type="float">
            <text:p>51</text:p>
          </table:table-cell>
          <table:table-cell table:style-name="ce10" table:formula="of:=IF([.A13]&lt;&gt;&quot;&quot;;VLOOKUP([.A13];CATEGORIES;2;0);&quot;&quot;)" office:value-type="string" office:string-value="Budget annuel" calcext:value-type="string">
            <text:p>Budget annuel</text:p>
          </table:table-cell>
          <table:table-cell table:style-name="ce5" table:formula="of:=IF([.A13]&lt;&gt;&quot;&quot;;SUMIF([Mvt.D$1:.D$6420];[.B13];[Mvt.E$1:.E$6420]);&quot;&quot;)" office:value-type="currency" office:currency="EUR" office:value="0" calcext:value-type="currency">
            <text:p>0,00 €</text:p>
          </table:table-cell>
          <table:table-cell table:style-name="ce5"/>
          <table:table-cell table:style-name="ce5" table:formula="of:=IF([.A13]&lt;&gt;&quot;&quot;;SUMIF(['Budget Consolidé'.A$1:.A$181];[.A13];['Budget Consolidé'.V$1:.V$181]);&quot;&quot;)" office:value-type="currency" office:currency="EUR" office:value="0" calcext:value-type="currency">
            <text:p>0,00 €</text:p>
          </table:table-cell>
          <table:table-cell table:style-name="ce5" table:formula="of:=IF([.A13]&lt;&gt;&quot;&quot;;-([.E13]-[.C13]);&quot;&quot;)" office:value-type="currency" office:currency="EUR" office:value="-0" calcext:value-type="currency">
            <text:p>0,00 €</text:p>
          </table:table-cell>
          <table:table-cell table:style-name="ce5"/>
          <table:table-cell table:style-name="ce5" table:formula="of:=['Budget Consolidé'.W13]" office:value-type="currency" office:currency="EUR" office:value="0" calcext:value-type="currency">
            <text:p>0,00 €</text:p>
          </table:table-cell>
          <table:table-cell table:style-name="ce14" table:formula="of:=IF([.A13]&lt;&gt;&quot;&quot;;-([.H13]-[.C13]);&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52" calcext:value-type="float">
            <text:p>52</text:p>
          </table:table-cell>
          <table:table-cell table:style-name="ce10" table:formula="of:=IF([.A14]&lt;&gt;&quot;&quot;;VLOOKUP([.A14];CATEGORIES;2;0);&quot;&quot;)" office:value-type="string" office:string-value="Frais Professionnel" calcext:value-type="string">
            <text:p>Frais Professionnel</text:p>
          </table:table-cell>
          <table:table-cell table:style-name="ce5" table:formula="of:=IF([.A14]&lt;&gt;&quot;&quot;;SUMIF([Mvt.D$1:.D$6420];[.B14];[Mvt.E$1:.E$6420]);&quot;&quot;)" office:value-type="currency" office:currency="EUR" office:value="0" calcext:value-type="currency">
            <text:p>0,00 €</text:p>
          </table:table-cell>
          <table:table-cell table:style-name="ce5"/>
          <table:table-cell table:style-name="ce5" table:formula="of:=IF([.A14]&lt;&gt;&quot;&quot;;SUMIF(['Budget Consolidé'.A$1:.A$181];[.A14];['Budget Consolidé'.V$1:.V$181]);&quot;&quot;)" office:value-type="currency" office:currency="EUR" office:value="0" calcext:value-type="currency">
            <text:p>0,00 €</text:p>
          </table:table-cell>
          <table:table-cell table:style-name="ce5" table:formula="of:=IF([.A14]&lt;&gt;&quot;&quot;;-([.E14]-[.C14]);&quot;&quot;)" office:value-type="currency" office:currency="EUR" office:value="-0" calcext:value-type="currency">
            <text:p>0,00 €</text:p>
          </table:table-cell>
          <table:table-cell table:style-name="ce5"/>
          <table:table-cell table:style-name="ce5" table:formula="of:=['Budget Consolidé'.W14]" office:value-type="currency" office:currency="EUR" office:value="0" calcext:value-type="currency">
            <text:p>0,00 €</text:p>
          </table:table-cell>
          <table:table-cell table:style-name="ce14" table:formula="of:=IF([.A14]&lt;&gt;&quot;&quot;;-([.H14]-[.C14]);&quot;&quot;)" office:value-type="currency" office:currency="EUR" office:value="-0" calcext:value-type="currency">
            <text:p>0,00 €</text:p>
          </table:table-cell>
          <table:table-cell table:style-name="ce15" table:number-columns-repeated="2"/>
          <table:table-cell table:number-columns-repeated="1013"/>
        </table:table-row>
        <table:table-row table:style-name="ro1">
          <table:table-cell table:style-name="ce3" office:value-type="float" office:value="30" calcext:value-type="float">
            <text:p>30</text:p>
          </table:table-cell>
          <table:table-cell table:style-name="ce10" table:formula="of:=IF([.A15]&lt;&gt;&quot;&quot;;VLOOKUP([.A15];CATEGORIES;2;0);&quot;&quot;)" office:value-type="string" office:string-value="Activités et Loisirs Enfants" calcext:value-type="string">
            <text:p>Activités et Loisirs Enfants</text:p>
          </table:table-cell>
          <table:table-cell table:style-name="ce5" table:formula="of:=IF([.A15]&lt;&gt;&quot;&quot;;SUMIF([Mvt.D$1:.D$6420];[.B15];[Mvt.E$1:.E$6420]);&quot;&quot;)" office:value-type="currency" office:currency="EUR" office:value="0" calcext:value-type="currency">
            <text:p>0,00 €</text:p>
          </table:table-cell>
          <table:table-cell table:style-name="ce5"/>
          <table:table-cell table:style-name="ce5" table:formula="of:=IF([.A15]&lt;&gt;&quot;&quot;;SUMIF(['Budget Consolidé'.A$1:.A$181];[.A15];['Budget Consolidé'.V$1:.V$181]);&quot;&quot;)" office:value-type="currency" office:currency="EUR" office:value="0" calcext:value-type="currency">
            <text:p>0,00 €</text:p>
          </table:table-cell>
          <table:table-cell table:style-name="ce5" table:formula="of:=IF([.A15]&lt;&gt;&quot;&quot;;-([.E15]-[.C15]);&quot;&quot;)" office:value-type="currency" office:currency="EUR" office:value="-0" calcext:value-type="currency">
            <text:p>0,00 €</text:p>
          </table:table-cell>
          <table:table-cell table:style-name="ce5"/>
          <table:table-cell table:style-name="ce5" table:formula="of:=['Budget Consolidé'.W15]" office:value-type="currency" office:currency="EUR" office:value="0" calcext:value-type="currency">
            <text:p>0,00 €</text:p>
          </table:table-cell>
          <table:table-cell table:style-name="ce14" table:formula="of:=IF([.A15]&lt;&gt;&quot;&quot;;-([.H15]-[.C15]);&quot;&quot;)" office:value-type="currency" office:currency="EUR" office:value="-0" calcext:value-type="currency">
            <text:p>0,00 €</text:p>
          </table:table-cell>
          <table:table-cell table:style-name="ce15" table:number-columns-repeated="2"/>
          <table:table-cell table:number-columns-repeated="1013"/>
        </table:table-row>
        <table:table-row table:style-name="ro1">
          <table:table-cell table:style-name="ce3" office:value-type="float" office:value="31" calcext:value-type="float">
            <text:p>31</text:p>
          </table:table-cell>
          <table:table-cell table:style-name="ce10" table:formula="of:=IF([.A16]&lt;&gt;&quot;&quot;;VLOOKUP([.A16];CATEGORIES;2;0);&quot;&quot;)" office:value-type="string" office:string-value="Garde-Ecole-Cantine Enfants" calcext:value-type="string">
            <text:p>Garde-Ecole-Cantine Enfants</text:p>
          </table:table-cell>
          <table:table-cell table:style-name="ce5" table:formula="of:=IF([.A16]&lt;&gt;&quot;&quot;;SUMIF([Mvt.D$1:.D$6420];[.B16];[Mvt.E$1:.E$6420]);&quot;&quot;)" office:value-type="currency" office:currency="EUR" office:value="0" calcext:value-type="currency">
            <text:p>0,00 €</text:p>
          </table:table-cell>
          <table:table-cell table:style-name="ce5"/>
          <table:table-cell table:style-name="ce5" table:formula="of:=IF([.A16]&lt;&gt;&quot;&quot;;SUMIF(['Budget Consolidé'.A$1:.A$181];[.A16];['Budget Consolidé'.V$1:.V$181]);&quot;&quot;)" office:value-type="currency" office:currency="EUR" office:value="0" calcext:value-type="currency">
            <text:p>0,00 €</text:p>
          </table:table-cell>
          <table:table-cell table:style-name="ce5" table:formula="of:=IF([.A16]&lt;&gt;&quot;&quot;;-([.E16]-[.C16]);&quot;&quot;)" office:value-type="currency" office:currency="EUR" office:value="-0" calcext:value-type="currency">
            <text:p>0,00 €</text:p>
          </table:table-cell>
          <table:table-cell table:style-name="ce5"/>
          <table:table-cell table:style-name="ce5" table:formula="of:=['Budget Consolidé'.W16]" office:value-type="currency" office:currency="EUR" office:value="0" calcext:value-type="currency">
            <text:p>0,00 €</text:p>
          </table:table-cell>
          <table:table-cell table:style-name="ce14" table:formula="of:=IF([.A16]&lt;&gt;&quot;&quot;;-([.H16]-[.C16]);&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32" calcext:value-type="float">
            <text:p>32</text:p>
          </table:table-cell>
          <table:table-cell table:style-name="ce10" table:formula="of:=IF([.A17]&lt;&gt;&quot;&quot;;VLOOKUP([.A17];CATEGORIES;2;0);&quot;&quot;)" office:value-type="string" office:string-value="Habillement Enfants" calcext:value-type="string">
            <text:p>Habillement Enfants</text:p>
          </table:table-cell>
          <table:table-cell table:style-name="ce5" table:formula="of:=IF([.A17]&lt;&gt;&quot;&quot;;SUMIF([Mvt.D$1:.D$6420];[.B17];[Mvt.E$1:.E$6420]);&quot;&quot;)" office:value-type="currency" office:currency="EUR" office:value="0" calcext:value-type="currency">
            <text:p>0,00 €</text:p>
          </table:table-cell>
          <table:table-cell table:style-name="ce5"/>
          <table:table-cell table:style-name="ce5" table:formula="of:=IF([.A17]&lt;&gt;&quot;&quot;;SUMIF(['Budget Consolidé'.A$1:.A$181];[.A17];['Budget Consolidé'.V$1:.V$181]);&quot;&quot;)" office:value-type="currency" office:currency="EUR" office:value="0" calcext:value-type="currency">
            <text:p>0,00 €</text:p>
          </table:table-cell>
          <table:table-cell table:style-name="ce5" table:formula="of:=IF([.A17]&lt;&gt;&quot;&quot;;-([.E17]-[.C17]);&quot;&quot;)" office:value-type="currency" office:currency="EUR" office:value="-0" calcext:value-type="currency">
            <text:p>0,00 €</text:p>
          </table:table-cell>
          <table:table-cell table:style-name="ce5"/>
          <table:table-cell table:style-name="ce5" table:formula="of:=['Budget Consolidé'.W17]" office:value-type="currency" office:currency="EUR" office:value="0" calcext:value-type="currency">
            <text:p>0,00 €</text:p>
          </table:table-cell>
          <table:table-cell table:style-name="ce14" table:formula="of:=IF([.A17]&lt;&gt;&quot;&quot;;-([.H17]-[.C17]);&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100" calcext:value-type="float">
            <text:p>100</text:p>
          </table:table-cell>
          <table:table-cell table:style-name="ce10" table:formula="of:=IF([.A18]&lt;&gt;&quot;&quot;;VLOOKUP([.A18];CATEGORIES;2;0);&quot;&quot;)" office:value-type="string" office:string-value="Ajustement de solde" calcext:value-type="string">
            <text:p>Ajustement de solde</text:p>
          </table:table-cell>
          <table:table-cell table:style-name="ce5" table:formula="of:=IF([.A18]&lt;&gt;&quot;&quot;;SUMIF([Mvt.D$1:.D$6420];[.B18];[Mvt.E$1:.E$6420]);&quot;&quot;)" office:value-type="currency" office:currency="EUR" office:value="0" calcext:value-type="currency">
            <text:p>0,00 €</text:p>
          </table:table-cell>
          <table:table-cell table:style-name="ce5"/>
          <table:table-cell table:style-name="ce5" table:formula="of:=IF([.A18]&lt;&gt;&quot;&quot;;SUMIF(['Budget Consolidé'.A$1:.A$181];[.A18];['Budget Consolidé'.V$1:.V$181]);&quot;&quot;)" office:value-type="currency" office:currency="EUR" office:value="0" calcext:value-type="currency">
            <text:p>0,00 €</text:p>
          </table:table-cell>
          <table:table-cell table:style-name="ce5" table:formula="of:=IF([.A18]&lt;&gt;&quot;&quot;;-([.E18]-[.C18]);&quot;&quot;)" office:value-type="currency" office:currency="EUR" office:value="-0" calcext:value-type="currency">
            <text:p>0,00 €</text:p>
          </table:table-cell>
          <table:table-cell table:style-name="ce5"/>
          <table:table-cell table:style-name="ce5" table:formula="of:=['Budget Consolidé'.W18]" office:value-type="currency" office:currency="EUR" office:value="0" calcext:value-type="currency">
            <text:p>0,00 €</text:p>
          </table:table-cell>
          <table:table-cell table:style-name="ce14" table:formula="of:=IF([.A18]&lt;&gt;&quot;&quot;;-([.H18]-[.C18]);&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101" calcext:value-type="float">
            <text:p>101</text:p>
          </table:table-cell>
          <table:table-cell table:style-name="ce10" table:formula="of:=IF([.A19]&lt;&gt;&quot;&quot;;VLOOKUP([.A19];CATEGORIES;2;0);&quot;&quot;)" office:value-type="string" office:string-value="Alimentation famille" calcext:value-type="string">
            <text:p>Alimentation famille</text:p>
          </table:table-cell>
          <table:table-cell table:style-name="ce5" table:formula="of:=IF([.A19]&lt;&gt;&quot;&quot;;SUMIF([Mvt.D$1:.D$6420];[.B19];[Mvt.E$1:.E$6420]);&quot;&quot;)" office:value-type="currency" office:currency="EUR" office:value="0" calcext:value-type="currency">
            <text:p>0,00 €</text:p>
          </table:table-cell>
          <table:table-cell table:style-name="ce5"/>
          <table:table-cell table:style-name="ce5" table:formula="of:=IF([.A19]&lt;&gt;&quot;&quot;;SUMIF(['Budget Consolidé'.A$1:.A$181];[.A19];['Budget Consolidé'.V$1:.V$181]);&quot;&quot;)" office:value-type="currency" office:currency="EUR" office:value="-9600" calcext:value-type="currency">
            <text:p>-9 600,00 €</text:p>
          </table:table-cell>
          <table:table-cell table:style-name="ce5" table:formula="of:=IF([.A19]&lt;&gt;&quot;&quot;;-([.E19]-[.C19]);&quot;&quot;)" office:value-type="currency" office:currency="EUR" office:value="9600" calcext:value-type="currency">
            <text:p>9 600,00 €</text:p>
          </table:table-cell>
          <table:table-cell table:style-name="ce5"/>
          <table:table-cell table:style-name="ce5" table:formula="of:=['Budget Consolidé'.W19]" office:value-type="currency" office:currency="EUR" office:value="-9600" calcext:value-type="currency">
            <text:p>-9 600,00 €</text:p>
          </table:table-cell>
          <table:table-cell table:style-name="ce14" table:formula="of:=IF([.A19]&lt;&gt;&quot;&quot;;-([.H19]-[.C19]);&quot;&quot;)" office:value-type="currency" office:currency="EUR" office:value="9600" calcext:value-type="currency">
            <text:p>9 600,00 €</text:p>
          </table:table-cell>
          <table:table-cell table:style-name="ce15"/>
          <table:table-cell table:number-columns-repeated="1014"/>
        </table:table-row>
        <table:table-row table:style-name="ro1">
          <table:table-cell table:style-name="ce3" office:value-type="float" office:value="102" calcext:value-type="float">
            <text:p>102</text:p>
          </table:table-cell>
          <table:table-cell table:style-name="ce10" table:formula="of:=IF([.A20]&lt;&gt;&quot;&quot;;VLOOKUP([.A20];CATEGORIES;2;0);&quot;&quot;)" office:value-type="string" office:string-value="Communication famille" calcext:value-type="string">
            <text:p>Communication famille</text:p>
          </table:table-cell>
          <table:table-cell table:style-name="ce5" table:formula="of:=IF([.A20]&lt;&gt;&quot;&quot;;SUMIF([Mvt.D$1:.D$6420];[.B20];[Mvt.E$1:.E$6420]);&quot;&quot;)" office:value-type="currency" office:currency="EUR" office:value="0" calcext:value-type="currency">
            <text:p>0,00 €</text:p>
          </table:table-cell>
          <table:table-cell table:style-name="ce5"/>
          <table:table-cell table:style-name="ce5" table:formula="of:=IF([.A20]&lt;&gt;&quot;&quot;;SUMIF(['Budget Consolidé'.A$1:.A$181];[.A20];['Budget Consolidé'.V$1:.V$181]);&quot;&quot;)" office:value-type="currency" office:currency="EUR" office:value="0" calcext:value-type="currency">
            <text:p>0,00 €</text:p>
          </table:table-cell>
          <table:table-cell table:style-name="ce5" table:formula="of:=IF([.A20]&lt;&gt;&quot;&quot;;-([.E20]-[.C20]);&quot;&quot;)" office:value-type="currency" office:currency="EUR" office:value="-0" calcext:value-type="currency">
            <text:p>0,00 €</text:p>
          </table:table-cell>
          <table:table-cell table:style-name="ce5" table:number-columns-repeated="2"/>
          <table:table-cell table:style-name="ce14" table:formula="of:=IF([.A20]&lt;&gt;&quot;&quot;;-([.H20]-[.C20]);&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103" calcext:value-type="float">
            <text:p>103</text:p>
          </table:table-cell>
          <table:table-cell table:style-name="ce10" table:formula="of:=IF([.A21]&lt;&gt;&quot;&quot;;VLOOKUP([.A21];CATEGORIES;2;0);&quot;&quot;)" office:value-type="string" office:string-value="Assurances famille" calcext:value-type="string">
            <text:p>Assurances famille</text:p>
          </table:table-cell>
          <table:table-cell table:style-name="ce5" table:formula="of:=IF([.A21]&lt;&gt;&quot;&quot;;SUMIF([Mvt.D$1:.D$6420];[.B21];[Mvt.E$1:.E$6420]);&quot;&quot;)" office:value-type="currency" office:currency="EUR" office:value="-1169.04" calcext:value-type="currency">
            <text:p>-1 169,04 €</text:p>
          </table:table-cell>
          <table:table-cell table:style-name="ce5"/>
          <table:table-cell table:style-name="ce5" table:formula="of:=IF([.A21]&lt;&gt;&quot;&quot;;SUMIF(['Budget Consolidé'.A$1:.A$181];[.A21];['Budget Consolidé'.V$1:.V$181]);&quot;&quot;)" office:value-type="currency" office:currency="EUR" office:value="-1200" calcext:value-type="currency">
            <text:p>-1 200,00 €</text:p>
          </table:table-cell>
          <table:table-cell table:style-name="ce5" table:formula="of:=IF([.A21]&lt;&gt;&quot;&quot;;-([.E21]-[.C21]);&quot;&quot;)" office:value-type="currency" office:currency="EUR" office:value="30.96" calcext:value-type="currency">
            <text:p>30,96 €</text:p>
          </table:table-cell>
          <table:table-cell table:style-name="ce5"/>
          <table:table-cell table:style-name="ce5" table:formula="of:=['Budget Consolidé'.W21]" office:value-type="currency" office:currency="EUR" office:value="-1200" calcext:value-type="currency">
            <text:p>-1 200,00 €</text:p>
          </table:table-cell>
          <table:table-cell table:style-name="ce14" table:formula="of:=IF([.A21]&lt;&gt;&quot;&quot;;-([.H21]-[.C21]);&quot;&quot;)" office:value-type="currency" office:currency="EUR" office:value="30.96" calcext:value-type="currency">
            <text:p>30,96 €</text:p>
          </table:table-cell>
          <table:table-cell table:style-name="ce15"/>
          <table:table-cell table:number-columns-repeated="1014"/>
        </table:table-row>
        <table:table-row table:style-name="ro1">
          <table:table-cell table:style-name="ce3" office:value-type="float" office:value="104" calcext:value-type="float">
            <text:p>104</text:p>
          </table:table-cell>
          <table:table-cell table:style-name="ce10" table:formula="of:=IF([.A22]&lt;&gt;&quot;&quot;;VLOOKUP([.A22];CATEGORIES;2;0);&quot;&quot;)" office:value-type="string" office:string-value="Loisirs famille" calcext:value-type="string">
            <text:p>Loisirs famille</text:p>
          </table:table-cell>
          <table:table-cell table:style-name="ce5" table:formula="of:=IF([.A22]&lt;&gt;&quot;&quot;;SUMIF([Mvt.D$1:.D$6420];[.B22];[Mvt.E$1:.E$6420]);&quot;&quot;)" office:value-type="currency" office:currency="EUR" office:value="0" calcext:value-type="currency">
            <text:p>0,00 €</text:p>
          </table:table-cell>
          <table:table-cell table:style-name="ce5"/>
          <table:table-cell table:style-name="ce5" table:formula="of:=IF([.A22]&lt;&gt;&quot;&quot;;SUMIF(['Budget Consolidé'.A$1:.A$181];[.A22];['Budget Consolidé'.V$1:.V$181]);&quot;&quot;)" office:value-type="currency" office:currency="EUR" office:value="0" calcext:value-type="currency">
            <text:p>0,00 €</text:p>
          </table:table-cell>
          <table:table-cell table:style-name="ce5" table:formula="of:=IF([.A22]&lt;&gt;&quot;&quot;;-([.E22]-[.C22]);&quot;&quot;)" office:value-type="currency" office:currency="EUR" office:value="-0" calcext:value-type="currency">
            <text:p>0,00 €</text:p>
          </table:table-cell>
          <table:table-cell table:style-name="ce5"/>
          <table:table-cell table:style-name="ce5" table:formula="of:=['Budget Consolidé'.W22]" office:value-type="currency" office:currency="EUR" office:value="0" calcext:value-type="currency">
            <text:p>0,00 €</text:p>
          </table:table-cell>
          <table:table-cell table:style-name="ce14" table:formula="of:=IF([.A22]&lt;&gt;&quot;&quot;;-([.H22]-[.C22]);&quot;&quot;)" office:value-type="currency" office:currency="EUR" office:value="-0" calcext:value-type="currency">
            <text:p>0,00 €</text:p>
          </table:table-cell>
          <table:table-cell table:style-name="ce15" table:number-columns-repeated="2"/>
          <table:table-cell table:number-columns-repeated="1013"/>
        </table:table-row>
        <table:table-row table:style-name="ro1">
          <table:table-cell table:style-name="ce3" office:value-type="float" office:value="105" calcext:value-type="float">
            <text:p>105</text:p>
          </table:table-cell>
          <table:table-cell table:style-name="ce10" table:formula="of:=IF([.A23]&lt;&gt;&quot;&quot;;VLOOKUP([.A23];CATEGORIES;2;0);&quot;&quot;)" office:value-type="string" office:string-value="Ménage famille" calcext:value-type="string">
            <text:p>Ménage famille</text:p>
          </table:table-cell>
          <table:table-cell table:style-name="ce5" table:formula="of:=IF([.A23]&lt;&gt;&quot;&quot;;SUMIF([Mvt.D$1:.D$6420];[.B23];[Mvt.E$1:.E$6420]);&quot;&quot;)" office:value-type="currency" office:currency="EUR" office:value="0" calcext:value-type="currency">
            <text:p>0,00 €</text:p>
          </table:table-cell>
          <table:table-cell table:style-name="ce5"/>
          <table:table-cell table:style-name="ce5" table:formula="of:=IF([.A23]&lt;&gt;&quot;&quot;;SUMIF(['Budget Consolidé'.A$1:.A$181];[.A23];['Budget Consolidé'.V$1:.V$181]);&quot;&quot;)" office:value-type="currency" office:currency="EUR" office:value="0" calcext:value-type="currency">
            <text:p>0,00 €</text:p>
          </table:table-cell>
          <table:table-cell table:style-name="ce5" table:formula="of:=IF([.A23]&lt;&gt;&quot;&quot;;-([.E23]-[.C23]);&quot;&quot;)" office:value-type="currency" office:currency="EUR" office:value="-0" calcext:value-type="currency">
            <text:p>0,00 €</text:p>
          </table:table-cell>
          <table:table-cell table:style-name="ce5"/>
          <table:table-cell table:style-name="ce5" table:formula="of:=['Budget Consolidé'.W23]" office:value-type="currency" office:currency="EUR" office:value="0" calcext:value-type="currency">
            <text:p>0,00 €</text:p>
          </table:table-cell>
          <table:table-cell table:style-name="ce14" table:formula="of:=IF([.A23]&lt;&gt;&quot;&quot;;-([.H23]-[.C23]);&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106" calcext:value-type="float">
            <text:p>106</text:p>
          </table:table-cell>
          <table:table-cell table:style-name="ce10" table:formula="of:=IF([.A24]&lt;&gt;&quot;&quot;;VLOOKUP([.A24];CATEGORIES;2;0);&quot;&quot;)" office:value-type="string" office:string-value="Santé famille" calcext:value-type="string">
            <text:p>Santé famille</text:p>
          </table:table-cell>
          <table:table-cell table:style-name="ce5" table:formula="of:=IF([.A24]&lt;&gt;&quot;&quot;;SUMIF([Mvt.D$1:.D$6420];[.B24];[Mvt.E$1:.E$6420]);&quot;&quot;)" office:value-type="currency" office:currency="EUR" office:value="0" calcext:value-type="currency">
            <text:p>0,00 €</text:p>
          </table:table-cell>
          <table:table-cell table:style-name="ce5"/>
          <table:table-cell table:style-name="ce5" table:formula="of:=IF([.A24]&lt;&gt;&quot;&quot;;SUMIF(['Budget Consolidé'.A$1:.A$181];[.A24];['Budget Consolidé'.V$1:.V$181]);&quot;&quot;)" office:value-type="currency" office:currency="EUR" office:value="0" calcext:value-type="currency">
            <text:p>0,00 €</text:p>
          </table:table-cell>
          <table:table-cell table:style-name="ce5" table:formula="of:=IF([.A24]&lt;&gt;&quot;&quot;;-([.E24]-[.C24]);&quot;&quot;)" office:value-type="currency" office:currency="EUR" office:value="-0" calcext:value-type="currency">
            <text:p>0,00 €</text:p>
          </table:table-cell>
          <table:table-cell table:style-name="ce5" table:number-columns-repeated="2"/>
          <table:table-cell table:style-name="ce14" table:formula="of:=IF([.A24]&lt;&gt;&quot;&quot;;-([.H24]-[.C24]);&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40" calcext:value-type="float">
            <text:p>40</text:p>
          </table:table-cell>
          <table:table-cell table:style-name="ce10" table:formula="of:=IF([.A25]&lt;&gt;&quot;&quot;;VLOOKUP([.A25];CATEGORIES;2;0);&quot;&quot;)" office:value-type="string" office:string-value="Amendes Trésor Public" calcext:value-type="string">
            <text:p>Amendes Trésor Public</text:p>
          </table:table-cell>
          <table:table-cell table:style-name="ce5" table:formula="of:=IF([.A25]&lt;&gt;&quot;&quot;;SUMIF([Mvt.D$1:.D$6420];[.B25];[Mvt.E$1:.E$6420]);&quot;&quot;)" office:value-type="currency" office:currency="EUR" office:value="0" calcext:value-type="currency">
            <text:p>0,00 €</text:p>
          </table:table-cell>
          <table:table-cell table:style-name="ce5"/>
          <table:table-cell table:style-name="ce5" table:formula="of:=IF([.A25]&lt;&gt;&quot;&quot;;SUMIF(['Budget Consolidé'.A$1:.A$181];[.A25];['Budget Consolidé'.V$1:.V$181]);&quot;&quot;)" office:value-type="currency" office:currency="EUR" office:value="0" calcext:value-type="currency">
            <text:p>0,00 €</text:p>
          </table:table-cell>
          <table:table-cell table:style-name="ce5" table:formula="of:=IF([.A25]&lt;&gt;&quot;&quot;;-([.E25]-[.C25]);&quot;&quot;)" office:value-type="currency" office:currency="EUR" office:value="-0" calcext:value-type="currency">
            <text:p>0,00 €</text:p>
          </table:table-cell>
          <table:table-cell table:style-name="ce5"/>
          <table:table-cell table:style-name="ce5" table:formula="of:=IF([.$A25]&lt;&gt;&quot;&quot;;SUMIF(['Budget Consolidé'.$A$1:.$A$181];[.$A25];['Budget Consolidé'.$W$1:.$W$181]);&quot;&quot;)" office:value-type="currency" office:currency="EUR" office:value="0" calcext:value-type="currency">
            <text:p>0,00 €</text:p>
          </table:table-cell>
          <table:table-cell table:style-name="ce14" table:formula="of:=IF([.A25]&lt;&gt;&quot;&quot;;-([.H25]-[.C25]);&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41" calcext:value-type="float">
            <text:p>41</text:p>
          </table:table-cell>
          <table:table-cell table:style-name="ce10" table:formula="of:=IF([.A26]&lt;&gt;&quot;&quot;;VLOOKUP([.A26];CATEGORIES;2;0);&quot;&quot;)" office:value-type="string" office:string-value="Revenu Trésor Public" calcext:value-type="string">
            <text:p>Revenu Trésor Public</text:p>
          </table:table-cell>
          <table:table-cell table:style-name="ce5" table:formula="of:=IF([.A26]&lt;&gt;&quot;&quot;;SUMIF([Mvt.D$1:.D$6420];[.B26];[Mvt.E$1:.E$6420]);&quot;&quot;)" office:value-type="currency" office:currency="EUR" office:value="0" calcext:value-type="currency">
            <text:p>0,00 €</text:p>
          </table:table-cell>
          <table:table-cell table:style-name="ce5"/>
          <table:table-cell table:style-name="ce5" table:formula="of:=IF([.A26]&lt;&gt;&quot;&quot;;SUMIF(['Budget Consolidé'.A$1:.A$181];[.A26];['Budget Consolidé'.V$1:.V$181]);&quot;&quot;)" office:value-type="currency" office:currency="EUR" office:value="0" calcext:value-type="currency">
            <text:p>0,00 €</text:p>
          </table:table-cell>
          <table:table-cell table:style-name="ce5" table:formula="of:=IF([.A26]&lt;&gt;&quot;&quot;;-([.E26]-[.C26]);&quot;&quot;)" office:value-type="currency" office:currency="EUR" office:value="-0" calcext:value-type="currency">
            <text:p>0,00 €</text:p>
          </table:table-cell>
          <table:table-cell table:style-name="ce5"/>
          <table:table-cell table:style-name="ce5" table:formula="of:=IF([.$A26]&lt;&gt;&quot;&quot;;SUMIF(['Budget Consolidé'.$A$1:.$A$181];[.$A26];['Budget Consolidé'.$W$1:.$W$181]);&quot;&quot;)" office:value-type="currency" office:currency="EUR" office:value="0" calcext:value-type="currency">
            <text:p>0,00 €</text:p>
          </table:table-cell>
          <table:table-cell table:style-name="ce14" table:formula="of:=IF([.A26]&lt;&gt;&quot;&quot;;-([.H26]-[.C26]);&quot;&quot;)" office:value-type="currency" office:currency="EUR" office:value="-0" calcext:value-type="currency">
            <text:p>0,00 €</text:p>
          </table:table-cell>
          <table:table-cell table:style-name="ce15" table:number-columns-repeated="2"/>
          <table:table-cell table:number-columns-repeated="1013"/>
        </table:table-row>
        <table:table-row table:style-name="ro1">
          <table:table-cell table:style-name="ce3" office:value-type="float" office:value="42" calcext:value-type="float">
            <text:p>42</text:p>
          </table:table-cell>
          <table:table-cell table:style-name="ce10" table:formula="of:=IF([.A27]&lt;&gt;&quot;&quot;;VLOOKUP([.A27];CATEGORIES;2;0);&quot;&quot;)" office:value-type="string" office:string-value="an prochain Trésor Public" calcext:value-type="string">
            <text:p>an prochain Trésor Public</text:p>
          </table:table-cell>
          <table:table-cell table:style-name="ce5" table:formula="of:=IF([.A27]&lt;&gt;&quot;&quot;;SUMIF([Mvt.D$1:.D$6420];[.B27];[Mvt.E$1:.E$6420]);&quot;&quot;)" office:value-type="currency" office:currency="EUR" office:value="0" calcext:value-type="currency">
            <text:p>0,00 €</text:p>
          </table:table-cell>
          <table:table-cell table:style-name="ce5"/>
          <table:table-cell table:style-name="ce5" table:formula="of:=IF([.A27]&lt;&gt;&quot;&quot;;SUMIF(['Budget Consolidé'.A$1:.A$181];[.A27];['Budget Consolidé'.V$1:.V$181]);&quot;&quot;)" office:value-type="currency" office:currency="EUR" office:value="0" calcext:value-type="currency">
            <text:p>0,00 €</text:p>
          </table:table-cell>
          <table:table-cell table:style-name="ce5" table:formula="of:=IF([.A27]&lt;&gt;&quot;&quot;;-([.E27]-[.C27]);&quot;&quot;)" office:value-type="currency" office:currency="EUR" office:value="-0" calcext:value-type="currency">
            <text:p>0,00 €</text:p>
          </table:table-cell>
          <table:table-cell table:style-name="ce5"/>
          <table:table-cell table:style-name="ce5" table:formula="of:=IF([.$A27]&lt;&gt;&quot;&quot;;SUMIF(['Budget Consolidé'.$A$1:.$A$181];[.$A27];['Budget Consolidé'.$W$1:.$W$181]);&quot;&quot;)" office:value-type="currency" office:currency="EUR" office:value="0" calcext:value-type="currency">
            <text:p>0,00 €</text:p>
          </table:table-cell>
          <table:table-cell table:style-name="ce14" table:formula="of:=IF([.A27]&lt;&gt;&quot;&quot;;-([.H27]-[.C27]);&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43" calcext:value-type="float">
            <text:p>43</text:p>
          </table:table-cell>
          <table:table-cell table:style-name="ce10" table:formula="of:=IF([.A28]&lt;&gt;&quot;&quot;;VLOOKUP([.A28];CATEGORIES;2;0);&quot;&quot;)" office:value-type="string" office:string-value="Taxes Trésor Public" calcext:value-type="string">
            <text:p>Taxes Trésor Public</text:p>
          </table:table-cell>
          <table:table-cell table:style-name="ce5" table:formula="of:=IF([.A28]&lt;&gt;&quot;&quot;;SUMIF([Mvt.D$1:.D$6420];[.B28];[Mvt.E$1:.E$6420]);&quot;&quot;)" office:value-type="currency" office:currency="EUR" office:value="0" calcext:value-type="currency">
            <text:p>0,00 €</text:p>
          </table:table-cell>
          <table:table-cell table:style-name="ce5"/>
          <table:table-cell table:style-name="ce5" table:formula="of:=IF([.A28]&lt;&gt;&quot;&quot;;SUMIF(['Budget Consolidé'.A$1:.A$181];[.A28];['Budget Consolidé'.V$1:.V$181]);&quot;&quot;)" office:value-type="currency" office:currency="EUR" office:value="0" calcext:value-type="currency">
            <text:p>0,00 €</text:p>
          </table:table-cell>
          <table:table-cell table:style-name="ce5" table:formula="of:=IF([.A28]&lt;&gt;&quot;&quot;;-([.E28]-[.C28]);&quot;&quot;)" office:value-type="currency" office:currency="EUR" office:value="-0" calcext:value-type="currency">
            <text:p>0,00 €</text:p>
          </table:table-cell>
          <table:table-cell table:style-name="ce5"/>
          <table:table-cell table:style-name="ce5" table:formula="of:=IF([.$A28]&lt;&gt;&quot;&quot;;SUMIF(['Budget Consolidé'.$A$1:.$A$181];[.$A28];['Budget Consolidé'.$W$1:.$W$181]);&quot;&quot;)" office:value-type="currency" office:currency="EUR" office:value="0" calcext:value-type="currency">
            <text:p>0,00 €</text:p>
          </table:table-cell>
          <table:table-cell table:style-name="ce14" table:formula="of:=IF([.A28]&lt;&gt;&quot;&quot;;-([.H28]-[.C28]);&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60" calcext:value-type="float">
            <text:p>60</text:p>
          </table:table-cell>
          <table:table-cell table:style-name="ce10" table:formula="of:=IF([.A29]&lt;&gt;&quot;&quot;;VLOOKUP([.A29];CATEGORIES;2;0);&quot;&quot;)" office:value-type="string" office:string-value="tirelire arabelle" calcext:value-type="string">
            <text:p>tirelire arabelle</text:p>
          </table:table-cell>
          <table:table-cell table:style-name="ce5" table:formula="of:=IF([.A29]&lt;&gt;&quot;&quot;;SUMIF([Mvt.D$1:.D$6420];[.B29];[Mvt.E$1:.E$6420]);&quot;&quot;)" office:value-type="currency" office:currency="EUR" office:value="0" calcext:value-type="currency">
            <text:p>0,00 €</text:p>
          </table:table-cell>
          <table:table-cell table:style-name="ce5"/>
          <table:table-cell table:style-name="ce5" table:formula="of:=IF([.A29]&lt;&gt;&quot;&quot;;SUMIF(['Budget Consolidé'.A$1:.A$181];[.A29];['Budget Consolidé'.V$1:.V$181]);&quot;&quot;)" office:value-type="currency" office:currency="EUR" office:value="0" calcext:value-type="currency">
            <text:p>0,00 €</text:p>
          </table:table-cell>
          <table:table-cell table:style-name="ce5" table:formula="of:=IF([.A29]&lt;&gt;&quot;&quot;;-([.E29]-[.C29]);&quot;&quot;)" office:value-type="currency" office:currency="EUR" office:value="-0" calcext:value-type="currency">
            <text:p>0,00 €</text:p>
          </table:table-cell>
          <table:table-cell table:style-name="ce5"/>
          <table:table-cell table:style-name="ce5" table:formula="of:=IF([.$A29]&lt;&gt;&quot;&quot;;SUMIF(['Budget Consolidé'.$A$1:.$A$181];[.$A29];['Budget Consolidé'.$W$1:.$W$181]);&quot;&quot;)" office:value-type="currency" office:currency="EUR" office:value="0" calcext:value-type="currency">
            <text:p>0,00 €</text:p>
          </table:table-cell>
          <table:table-cell table:style-name="ce14" table:formula="of:=IF([.A29]&lt;&gt;&quot;&quot;;-([.H29]-[.C29]);&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61" calcext:value-type="float">
            <text:p>61</text:p>
          </table:table-cell>
          <table:table-cell table:style-name="ce10" table:formula="of:=IF([.A30]&lt;&gt;&quot;&quot;;VLOOKUP([.A30];CATEGORIES;2;0);&quot;&quot;)" office:value-type="string" office:string-value="tirelire dg" calcext:value-type="string">
            <text:p>tirelire dg</text:p>
          </table:table-cell>
          <table:table-cell table:style-name="ce5" table:formula="of:=IF([.A30]&lt;&gt;&quot;&quot;;SUMIF([Mvt.D$1:.D$6420];[.B30];[Mvt.E$1:.E$6420]);&quot;&quot;)" office:value-type="currency" office:currency="EUR" office:value="0" calcext:value-type="currency">
            <text:p>0,00 €</text:p>
          </table:table-cell>
          <table:table-cell table:style-name="ce5"/>
          <table:table-cell table:style-name="ce5" table:formula="of:=IF([.A30]&lt;&gt;&quot;&quot;;SUMIF(['Budget Consolidé'.A$1:.A$181];[.A30];['Budget Consolidé'.V$1:.V$181]);&quot;&quot;)" office:value-type="currency" office:currency="EUR" office:value="0" calcext:value-type="currency">
            <text:p>0,00 €</text:p>
          </table:table-cell>
          <table:table-cell table:style-name="ce5" table:formula="of:=IF([.A30]&lt;&gt;&quot;&quot;;-([.E30]-[.C30]);&quot;&quot;)" office:value-type="currency" office:currency="EUR" office:value="-0" calcext:value-type="currency">
            <text:p>0,00 €</text:p>
          </table:table-cell>
          <table:table-cell table:style-name="ce5"/>
          <table:table-cell table:style-name="ce5" table:formula="of:=IF([.$A30]&lt;&gt;&quot;&quot;;SUMIF(['Budget Consolidé'.$A$1:.$A$181];[.$A30];['Budget Consolidé'.$W$1:.$W$181]);&quot;&quot;)" office:value-type="currency" office:currency="EUR" office:value="0" calcext:value-type="currency">
            <text:p>0,00 €</text:p>
          </table:table-cell>
          <table:table-cell table:style-name="ce14" table:formula="of:=IF([.A30]&lt;&gt;&quot;&quot;;-([.H30]-[.C30]);&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62" calcext:value-type="float">
            <text:p>62</text:p>
          </table:table-cell>
          <table:table-cell table:style-name="ce10" table:formula="of:=IF([.A31]&lt;&gt;&quot;&quot;;VLOOKUP([.A31];CATEGORIES;2;0);&quot;&quot;)" office:value-type="string" office:string-value="quotidien arabelle" calcext:value-type="string">
            <text:p>quotidien arabelle</text:p>
          </table:table-cell>
          <table:table-cell table:style-name="ce5" table:formula="of:=IF([.A31]&lt;&gt;&quot;&quot;;SUMIF([Mvt.D$1:.D$6420];[.B31];[Mvt.E$1:.E$6420]);&quot;&quot;)" office:value-type="currency" office:currency="EUR" office:value="0" calcext:value-type="currency">
            <text:p>0,00 €</text:p>
          </table:table-cell>
          <table:table-cell table:style-name="ce5"/>
          <table:table-cell table:style-name="ce5" table:formula="of:=IF([.A31]&lt;&gt;&quot;&quot;;SUMIF(['Budget Consolidé'.A$1:.A$181];[.A31];['Budget Consolidé'.V$1:.V$181]);&quot;&quot;)" office:value-type="currency" office:currency="EUR" office:value="0" calcext:value-type="currency">
            <text:p>0,00 €</text:p>
          </table:table-cell>
          <table:table-cell table:style-name="ce5" table:formula="of:=IF([.A31]&lt;&gt;&quot;&quot;;-([.E31]-[.C31]);&quot;&quot;)" office:value-type="currency" office:currency="EUR" office:value="-0" calcext:value-type="currency">
            <text:p>0,00 €</text:p>
          </table:table-cell>
          <table:table-cell table:style-name="ce5"/>
          <table:table-cell table:style-name="ce5" table:formula="of:=IF([.$A31]&lt;&gt;&quot;&quot;;SUMIF(['Budget Consolidé'.$A$1:.$A$181];[.$A31];['Budget Consolidé'.$W$1:.$W$181]);&quot;&quot;)" office:value-type="currency" office:currency="EUR" office:value="0" calcext:value-type="currency">
            <text:p>0,00 €</text:p>
          </table:table-cell>
          <table:table-cell table:style-name="ce14" table:formula="of:=IF([.A31]&lt;&gt;&quot;&quot;;-([.H31]-[.C31]);&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63" calcext:value-type="float">
            <text:p>63</text:p>
          </table:table-cell>
          <table:table-cell table:style-name="ce10" table:formula="of:=IF([.A32]&lt;&gt;&quot;&quot;;VLOOKUP([.A32];CATEGORIES;2;0);&quot;&quot;)" office:value-type="string" office:string-value="quotidien dg" calcext:value-type="string">
            <text:p>quotidien dg</text:p>
          </table:table-cell>
          <table:table-cell table:style-name="ce5" table:formula="of:=IF([.A32]&lt;&gt;&quot;&quot;;SUMIF([Mvt.D$1:.D$6420];[.B32];[Mvt.E$1:.E$6420]);&quot;&quot;)" office:value-type="currency" office:currency="EUR" office:value="0" calcext:value-type="currency">
            <text:p>0,00 €</text:p>
          </table:table-cell>
          <table:table-cell table:style-name="ce5"/>
          <table:table-cell table:style-name="ce5" table:formula="of:=IF([.A32]&lt;&gt;&quot;&quot;;SUMIF(['Budget Consolidé'.A$1:.A$181];[.A32];['Budget Consolidé'.V$1:.V$181]);&quot;&quot;)" office:value-type="currency" office:currency="EUR" office:value="0" calcext:value-type="currency">
            <text:p>0,00 €</text:p>
          </table:table-cell>
          <table:table-cell table:style-name="ce5" table:formula="of:=IF([.A32]&lt;&gt;&quot;&quot;;-([.E32]-[.C32]);&quot;&quot;)" office:value-type="currency" office:currency="EUR" office:value="-0" calcext:value-type="currency">
            <text:p>0,00 €</text:p>
          </table:table-cell>
          <table:table-cell table:style-name="ce5"/>
          <table:table-cell table:style-name="ce5" table:formula="of:=IF([.$A32]&lt;&gt;&quot;&quot;;SUMIF(['Budget Consolidé'.$A$1:.$A$181];[.$A32];['Budget Consolidé'.$W$1:.$W$181]);&quot;&quot;)" office:value-type="currency" office:currency="EUR" office:value="0" calcext:value-type="currency">
            <text:p>0,00 €</text:p>
          </table:table-cell>
          <table:table-cell table:style-name="ce14" table:formula="of:=IF([.A32]&lt;&gt;&quot;&quot;;-([.H32]-[.C32]);&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64" calcext:value-type="float">
            <text:p>64</text:p>
          </table:table-cell>
          <table:table-cell table:style-name="ce10" table:formula="of:=IF([.A33]&lt;&gt;&quot;&quot;;VLOOKUP([.A33];CATEGORIES;2;0);&quot;&quot;)" office:value-type="string" office:string-value="tirelire enfants" calcext:value-type="string">
            <text:p>tirelire enfants</text:p>
          </table:table-cell>
          <table:table-cell table:style-name="ce5" table:formula="of:=IF([.A33]&lt;&gt;&quot;&quot;;SUMIF([Mvt.D$1:.D$6420];[.B33];[Mvt.E$1:.E$6420]);&quot;&quot;)" office:value-type="currency" office:currency="EUR" office:value="0" calcext:value-type="currency">
            <text:p>0,00 €</text:p>
          </table:table-cell>
          <table:table-cell table:style-name="ce5"/>
          <table:table-cell table:style-name="ce5" table:formula="of:=IF([.A33]&lt;&gt;&quot;&quot;;SUMIF(['Budget Consolidé'.A$1:.A$181];[.A33];['Budget Consolidé'.V$1:.V$181]);&quot;&quot;)" office:value-type="currency" office:currency="EUR" office:value="0" calcext:value-type="currency">
            <text:p>0,00 €</text:p>
          </table:table-cell>
          <table:table-cell table:style-name="ce5" table:formula="of:=IF([.A33]&lt;&gt;&quot;&quot;;-([.E33]-[.C33]);&quot;&quot;)" office:value-type="currency" office:currency="EUR" office:value="-0" calcext:value-type="currency">
            <text:p>0,00 €</text:p>
          </table:table-cell>
          <table:table-cell table:style-name="ce5"/>
          <table:table-cell table:style-name="ce5" table:formula="of:=IF([.$A33]&lt;&gt;&quot;&quot;;SUMIF(['Budget Consolidé'.$A$1:.$A$181];[.$A33];['Budget Consolidé'.$W$1:.$W$181]);&quot;&quot;)" office:value-type="currency" office:currency="EUR" office:value="0" calcext:value-type="currency">
            <text:p>0,00 €</text:p>
          </table:table-cell>
          <table:table-cell table:style-name="ce14" table:formula="of:=IF([.A33]&lt;&gt;&quot;&quot;;-([.H33]-[.C33]);&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65" calcext:value-type="float">
            <text:p>65</text:p>
          </table:table-cell>
          <table:table-cell table:style-name="ce10" table:formula="of:=IF([.A34]&lt;&gt;&quot;&quot;;VLOOKUP([.A34];CATEGORIES;2;0);&quot;&quot;)" office:value-type="string" office:string-value="Tirelire Appart" calcext:value-type="string">
            <text:p>Tirelire Appart</text:p>
          </table:table-cell>
          <table:table-cell table:style-name="ce5" table:formula="of:=IF([.A34]&lt;&gt;&quot;&quot;;SUMIF([Mvt.D$1:.D$6420];[.B34];[Mvt.E$1:.E$6420]);&quot;&quot;)" office:value-type="currency" office:currency="EUR" office:value="0" calcext:value-type="currency">
            <text:p>0,00 €</text:p>
          </table:table-cell>
          <table:table-cell table:style-name="ce5"/>
          <table:table-cell table:style-name="ce5" table:formula="of:=IF([.A34]&lt;&gt;&quot;&quot;;SUMIF(['Budget Consolidé'.A$1:.A$181];[.A34];['Budget Consolidé'.V$1:.V$181]);&quot;&quot;)" office:value-type="currency" office:currency="EUR" office:value="0" calcext:value-type="currency">
            <text:p>0,00 €</text:p>
          </table:table-cell>
          <table:table-cell table:style-name="ce5" table:formula="of:=IF([.A34]&lt;&gt;&quot;&quot;;-([.E34]-[.C34]);&quot;&quot;)" office:value-type="currency" office:currency="EUR" office:value="-0" calcext:value-type="currency">
            <text:p>0,00 €</text:p>
          </table:table-cell>
          <table:table-cell table:style-name="ce5"/>
          <table:table-cell table:style-name="ce5" table:formula="of:=IF([.$A34]&lt;&gt;&quot;&quot;;SUMIF(['Budget Consolidé'.$A$1:.$A$181];[.$A34];['Budget Consolidé'.$W$1:.$W$181]);&quot;&quot;)" office:value-type="currency" office:currency="EUR" office:value="0" calcext:value-type="currency">
            <text:p>0,00 €</text:p>
          </table:table-cell>
          <table:table-cell table:style-name="ce14" table:formula="of:=IF([.A34]&lt;&gt;&quot;&quot;;-([.H34]-[.C34]);&quot;&quot;)" office:value-type="currency" office:currency="EUR" office:value="-0" calcext:value-type="currency">
            <text:p>0,00 €</text:p>
          </table:table-cell>
          <table:table-cell table:style-name="ce15" table:number-columns-repeated="2"/>
          <table:table-cell table:number-columns-repeated="1013"/>
        </table:table-row>
        <table:table-row table:style-name="ro1">
          <table:table-cell table:style-name="ce3" office:value-type="float" office:value="66" calcext:value-type="float">
            <text:p>66</text:p>
          </table:table-cell>
          <table:table-cell table:style-name="ce10" table:formula="of:=IF([.A35]&lt;&gt;&quot;&quot;;VLOOKUP([.A35];CATEGORIES;2;0);&quot;&quot;)" office:value-type="string" office:string-value="Tirelire voiture" calcext:value-type="string">
            <text:p>Tirelire voiture</text:p>
          </table:table-cell>
          <table:table-cell table:style-name="ce5" table:formula="of:=IF([.A35]&lt;&gt;&quot;&quot;;SUMIF([Mvt.D$1:.D$6420];[.B35];[Mvt.E$1:.E$6420]);&quot;&quot;)" office:value-type="currency" office:currency="EUR" office:value="0" calcext:value-type="currency">
            <text:p>0,00 €</text:p>
          </table:table-cell>
          <table:table-cell table:style-name="ce5"/>
          <table:table-cell table:style-name="ce5" table:formula="of:=IF([.A35]&lt;&gt;&quot;&quot;;SUMIF(['Budget Consolidé'.A$1:.A$181];[.A35];['Budget Consolidé'.V$1:.V$181]);&quot;&quot;)" office:value-type="currency" office:currency="EUR" office:value="0" calcext:value-type="currency">
            <text:p>0,00 €</text:p>
          </table:table-cell>
          <table:table-cell table:style-name="ce5" table:formula="of:=IF([.A35]&lt;&gt;&quot;&quot;;-([.E35]-[.C35]);&quot;&quot;)" office:value-type="currency" office:currency="EUR" office:value="-0" calcext:value-type="currency">
            <text:p>0,00 €</text:p>
          </table:table-cell>
          <table:table-cell table:style-name="ce5"/>
          <table:table-cell table:style-name="ce5" table:formula="of:=IF([.$A35]&lt;&gt;&quot;&quot;;SUMIF(['Budget Consolidé'.$A$1:.$A$181];[.$A35];['Budget Consolidé'.$W$1:.$W$181]);&quot;&quot;)" office:value-type="currency" office:currency="EUR" office:value="0" calcext:value-type="currency">
            <text:p>0,00 €</text:p>
          </table:table-cell>
          <table:table-cell table:style-name="ce14" table:formula="of:=IF([.A35]&lt;&gt;&quot;&quot;;-([.H35]-[.C35]);&quot;&quot;)" office:value-type="currency" office:currency="EUR" office:value="-0" calcext:value-type="currency">
            <text:p>0,00 €</text:p>
          </table:table-cell>
          <table:table-cell table:style-name="ce15" table:number-columns-repeated="2"/>
          <table:table-cell table:number-columns-repeated="1013"/>
        </table:table-row>
        <table:table-row table:style-name="ro1">
          <table:table-cell table:style-name="ce3" office:value-type="float" office:value="67" calcext:value-type="float">
            <text:p>67</text:p>
          </table:table-cell>
          <table:table-cell table:style-name="ce10" table:formula="of:=IF([.A36]&lt;&gt;&quot;&quot;;VLOOKUP([.A36];CATEGORIES;2;0);&quot;&quot;)" office:value-type="string" office:string-value="Tirelire Secu" calcext:value-type="string">
            <text:p>Tirelire Secu</text:p>
          </table:table-cell>
          <table:table-cell table:style-name="ce5" table:formula="of:=IF([.A36]&lt;&gt;&quot;&quot;;SUMIF([Mvt.D$1:.D$6420];[.B36];[Mvt.E$1:.E$6420]);&quot;&quot;)" office:value-type="currency" office:currency="EUR" office:value="0" calcext:value-type="currency">
            <text:p>0,00 €</text:p>
          </table:table-cell>
          <table:table-cell table:style-name="ce5"/>
          <table:table-cell table:style-name="ce5" table:formula="of:=IF([.A36]&lt;&gt;&quot;&quot;;SUMIF(['Budget Consolidé'.A$1:.A$181];[.A36];['Budget Consolidé'.V$1:.V$181]);&quot;&quot;)" office:value-type="currency" office:currency="EUR" office:value="0" calcext:value-type="currency">
            <text:p>0,00 €</text:p>
          </table:table-cell>
          <table:table-cell table:style-name="ce5" table:formula="of:=IF([.A36]&lt;&gt;&quot;&quot;;-([.E36]-[.C36]);&quot;&quot;)" office:value-type="currency" office:currency="EUR" office:value="-0" calcext:value-type="currency">
            <text:p>0,00 €</text:p>
          </table:table-cell>
          <table:table-cell table:style-name="ce5"/>
          <table:table-cell table:style-name="ce5" table:formula="of:=IF([.$A36]&lt;&gt;&quot;&quot;;SUMIF(['Budget Consolidé'.$A$1:.$A$181];[.$A36];['Budget Consolidé'.$W$1:.$W$181]);&quot;&quot;)" office:value-type="currency" office:currency="EUR" office:value="0" calcext:value-type="currency">
            <text:p>0,00 €</text:p>
          </table:table-cell>
          <table:table-cell table:style-name="ce14" table:formula="of:=IF([.A36]&lt;&gt;&quot;&quot;;-([.H36]-[.C36]);&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68" calcext:value-type="float">
            <text:p>68</text:p>
          </table:table-cell>
          <table:table-cell table:style-name="ce10" table:formula="of:=IF([.A37]&lt;&gt;&quot;&quot;;VLOOKUP([.A37];CATEGORIES;2;0);&quot;&quot;)" office:value-type="string" office:string-value="Tirelire Vacances" calcext:value-type="string">
            <text:p>Tirelire Vacances</text:p>
          </table:table-cell>
          <table:table-cell table:style-name="ce5" table:formula="of:=IF([.A37]&lt;&gt;&quot;&quot;;SUMIF([Mvt.D$1:.D$6420];[.B37];[Mvt.E$1:.E$6420]);&quot;&quot;)" office:value-type="currency" office:currency="EUR" office:value="0" calcext:value-type="currency">
            <text:p>0,00 €</text:p>
          </table:table-cell>
          <table:table-cell table:style-name="ce5"/>
          <table:table-cell table:style-name="ce5" table:formula="of:=IF([.A37]&lt;&gt;&quot;&quot;;SUMIF(['Budget Consolidé'.A$1:.A$181];[.A37];['Budget Consolidé'.V$1:.V$181]);&quot;&quot;)" office:value-type="currency" office:currency="EUR" office:value="0" calcext:value-type="currency">
            <text:p>0,00 €</text:p>
          </table:table-cell>
          <table:table-cell table:style-name="ce5" table:formula="of:=IF([.A37]&lt;&gt;&quot;&quot;;-([.E37]-[.C37]);&quot;&quot;)" office:value-type="currency" office:currency="EUR" office:value="-0" calcext:value-type="currency">
            <text:p>0,00 €</text:p>
          </table:table-cell>
          <table:table-cell table:style-name="ce5"/>
          <table:table-cell table:style-name="ce5" table:formula="of:=IF([.$A37]&lt;&gt;&quot;&quot;;SUMIF(['Budget Consolidé'.$A$1:.$A$181];[.$A37];['Budget Consolidé'.$W$1:.$W$181]);&quot;&quot;)" office:value-type="currency" office:currency="EUR" office:value="0" calcext:value-type="currency">
            <text:p>0,00 €</text:p>
          </table:table-cell>
          <table:table-cell table:style-name="ce14" table:formula="of:=IF([.A37]&lt;&gt;&quot;&quot;;-([.H37]-[.C37]);&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70" calcext:value-type="float">
            <text:p>70</text:p>
          </table:table-cell>
          <table:table-cell table:style-name="ce10" table:formula="of:=IF([.A38]&lt;&gt;&quot;&quot;;VLOOKUP([.A38];CATEGORIES;2;0);&quot;&quot;)" office:value-type="string" office:string-value="Transport famille" calcext:value-type="string">
            <text:p>Transport famille</text:p>
          </table:table-cell>
          <table:table-cell table:style-name="ce5" table:formula="of:=IF([.A38]&lt;&gt;&quot;&quot;;SUMIF([Mvt.D$1:.D$6420];[.B38];[Mvt.E$1:.E$6420]);&quot;&quot;)" office:value-type="currency" office:currency="EUR" office:value="0" calcext:value-type="currency">
            <text:p>0,00 €</text:p>
          </table:table-cell>
          <table:table-cell table:style-name="ce5"/>
          <table:table-cell table:style-name="ce5" table:formula="of:=IF([.A38]&lt;&gt;&quot;&quot;;SUMIF(['Budget Consolidé'.A$1:.A$181];[.A38];['Budget Consolidé'.V$1:.V$181]);&quot;&quot;)" office:value-type="currency" office:currency="EUR" office:value="0" calcext:value-type="currency">
            <text:p>0,00 €</text:p>
          </table:table-cell>
          <table:table-cell table:style-name="ce5" table:formula="of:=IF([.A38]&lt;&gt;&quot;&quot;;-([.E38]-[.C38]);&quot;&quot;)" office:value-type="currency" office:currency="EUR" office:value="-0" calcext:value-type="currency">
            <text:p>0,00 €</text:p>
          </table:table-cell>
          <table:table-cell table:style-name="ce5"/>
          <table:table-cell table:style-name="ce5" table:formula="of:=IF([.$A38]&lt;&gt;&quot;&quot;;SUMIF(['Budget Consolidé'.$A$1:.$A$181];[.$A38];['Budget Consolidé'.$W$1:.$W$181]);&quot;&quot;)" office:value-type="currency" office:currency="EUR" office:value="0" calcext:value-type="currency">
            <text:p>0,00 €</text:p>
          </table:table-cell>
          <table:table-cell table:style-name="ce14" table:formula="of:=IF([.A38]&lt;&gt;&quot;&quot;;-([.H38]-[.C38]);&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71" calcext:value-type="float">
            <text:p>71</text:p>
          </table:table-cell>
          <table:table-cell table:style-name="ce10" table:formula="of:=IF([.A39]&lt;&gt;&quot;&quot;;VLOOKUP([.A39];CATEGORIES;2;0);&quot;&quot;)" office:value-type="string" office:string-value="Carburant et utilisation voiture" calcext:value-type="string">
            <text:p>Carburant et utilisation voiture</text:p>
          </table:table-cell>
          <table:table-cell table:style-name="ce5" table:formula="of:=IF([.A39]&lt;&gt;&quot;&quot;;SUMIF([Mvt.D$1:.D$6420];[.B39];[Mvt.E$1:.E$6420]);&quot;&quot;)" office:value-type="currency" office:currency="EUR" office:value="0" calcext:value-type="currency">
            <text:p>0,00 €</text:p>
          </table:table-cell>
          <table:table-cell table:style-name="ce5"/>
          <table:table-cell table:style-name="ce5" table:formula="of:=IF([.A39]&lt;&gt;&quot;&quot;;SUMIF(['Budget Consolidé'.A$1:.A$181];[.A39];['Budget Consolidé'.V$1:.V$181]);&quot;&quot;)" office:value-type="currency" office:currency="EUR" office:value="0" calcext:value-type="currency">
            <text:p>0,00 €</text:p>
          </table:table-cell>
          <table:table-cell table:style-name="ce5" table:formula="of:=IF([.A39]&lt;&gt;&quot;&quot;;-([.E39]-[.C39]);&quot;&quot;)" office:value-type="currency" office:currency="EUR" office:value="-0" calcext:value-type="currency">
            <text:p>0,00 €</text:p>
          </table:table-cell>
          <table:table-cell table:style-name="ce5"/>
          <table:table-cell table:style-name="ce5" table:formula="of:=IF([.$A39]&lt;&gt;&quot;&quot;;SUMIF(['Budget Consolidé'.$A$1:.$A$181];[.$A39];['Budget Consolidé'.$W$1:.$W$181]);&quot;&quot;)" office:value-type="currency" office:currency="EUR" office:value="0" calcext:value-type="currency">
            <text:p>0,00 €</text:p>
          </table:table-cell>
          <table:table-cell table:style-name="ce14" table:formula="of:=IF([.A39]&lt;&gt;&quot;&quot;;-([.H39]-[.C39]);&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72" calcext:value-type="float">
            <text:p>72</text:p>
          </table:table-cell>
          <table:table-cell table:style-name="ce10" table:formula="of:=IF([.A40]&lt;&gt;&quot;&quot;;VLOOKUP([.A40];CATEGORIES;2;0);&quot;&quot;)" office:value-type="string" office:string-value="Entretien voiture" calcext:value-type="string">
            <text:p>Entretien voiture</text:p>
          </table:table-cell>
          <table:table-cell table:style-name="ce5" table:formula="of:=IF([.A40]&lt;&gt;&quot;&quot;;SUMIF([Mvt.D$1:.D$6420];[.B40];[Mvt.E$1:.E$6420]);&quot;&quot;)" office:value-type="currency" office:currency="EUR" office:value="0" calcext:value-type="currency">
            <text:p>0,00 €</text:p>
          </table:table-cell>
          <table:table-cell table:style-name="ce5"/>
          <table:table-cell table:style-name="ce5" table:formula="of:=IF([.A40]&lt;&gt;&quot;&quot;;SUMIF(['Budget Consolidé'.A$1:.A$181];[.A40];['Budget Consolidé'.V$1:.V$181]);&quot;&quot;)" office:value-type="currency" office:currency="EUR" office:value="0" calcext:value-type="currency">
            <text:p>0,00 €</text:p>
          </table:table-cell>
          <table:table-cell table:style-name="ce5" table:formula="of:=IF([.A40]&lt;&gt;&quot;&quot;;-([.E40]-[.C40]);&quot;&quot;)" office:value-type="currency" office:currency="EUR" office:value="-0" calcext:value-type="currency">
            <text:p>0,00 €</text:p>
          </table:table-cell>
          <table:table-cell table:style-name="ce5"/>
          <table:table-cell table:style-name="ce5" table:formula="of:=IF([.$A40]&lt;&gt;&quot;&quot;;SUMIF(['Budget Consolidé'.$A$1:.$A$181];[.$A40];['Budget Consolidé'.$W$1:.$W$181]);&quot;&quot;)" office:value-type="currency" office:currency="EUR" office:value="0" calcext:value-type="currency">
            <text:p>0,00 €</text:p>
          </table:table-cell>
          <table:table-cell table:style-name="ce14" table:formula="of:=IF([.A40]&lt;&gt;&quot;&quot;;-([.H40]-[.C40]);&quot;&quot;)" office:value-type="currency" office:currency="EUR" office:value="-0" calcext:value-type="currency">
            <text:p>0,00 €</text:p>
          </table:table-cell>
          <table:table-cell table:number-columns-repeated="1015"/>
        </table:table-row>
        <table:table-row table:style-name="ro1">
          <table:table-cell table:style-name="ce3" office:value-type="float" office:value="73" calcext:value-type="float">
            <text:p>73</text:p>
          </table:table-cell>
          <table:table-cell table:style-name="ce10" table:formula="of:=IF([.A41]&lt;&gt;&quot;&quot;;VLOOKUP([.A41];CATEGORIES;2;0);&quot;&quot;)" office:value-type="string" office:string-value="Parking voiture" calcext:value-type="string">
            <text:p>Parking voiture</text:p>
          </table:table-cell>
          <table:table-cell table:style-name="ce5" table:formula="of:=IF([.A41]&lt;&gt;&quot;&quot;;SUMIF([Mvt.D$1:.D$6420];[.B41];[Mvt.E$1:.E$6420]);&quot;&quot;)" office:value-type="currency" office:currency="EUR" office:value="0" calcext:value-type="currency">
            <text:p>0,00 €</text:p>
          </table:table-cell>
          <table:table-cell table:style-name="ce5"/>
          <table:table-cell table:style-name="ce5" table:formula="of:=IF([.A41]&lt;&gt;&quot;&quot;;SUMIF(['Budget Consolidé'.A$1:.A$181];[.A41];['Budget Consolidé'.V$1:.V$181]);&quot;&quot;)" office:value-type="currency" office:currency="EUR" office:value="0" calcext:value-type="currency">
            <text:p>0,00 €</text:p>
          </table:table-cell>
          <table:table-cell table:style-name="ce5" table:formula="of:=IF([.A41]&lt;&gt;&quot;&quot;;-([.E41]-[.C41]);&quot;&quot;)" office:value-type="currency" office:currency="EUR" office:value="-0" calcext:value-type="currency">
            <text:p>0,00 €</text:p>
          </table:table-cell>
          <table:table-cell table:style-name="ce5"/>
          <table:table-cell table:style-name="ce5" table:formula="of:=IF([.$A41]&lt;&gt;&quot;&quot;;SUMIF(['Budget Consolidé'.$A$1:.$A$181];[.$A41];['Budget Consolidé'.$W$1:.$W$181]);&quot;&quot;)" office:value-type="currency" office:currency="EUR" office:value="0" calcext:value-type="currency">
            <text:p>0,00 €</text:p>
          </table:table-cell>
          <table:table-cell table:style-name="ce14" table:formula="of:=IF([.A41]&lt;&gt;&quot;&quot;;-([.H41]-[.C41]);&quot;&quot;)" office:value-type="currency" office:currency="EUR" office:value="-0" calcext:value-type="currency">
            <text:p>0,00 €</text:p>
          </table:table-cell>
          <table:table-cell table:number-columns-repeated="1015"/>
        </table:table-row>
        <table:table-row table:style-name="ro1">
          <table:table-cell table:style-name="ce7"/>
          <table:table-cell table:style-name="ce7" table:formula="of:=T(['Budget Consolidé'.B42])" office:value-type="string" office:string-value="Recettes" calcext:value-type="string">
            <text:p>Recettes</text:p>
          </table:table-cell>
          <table:table-cell table:style-name="ce5" table:number-columns-repeated="7"/>
          <table:table-cell table:number-columns-repeated="1015"/>
        </table:table-row>
        <table:table-row table:style-name="ro1">
          <table:table-cell table:style-name="ce3" office:value-type="float" office:value="1000" calcext:value-type="float">
            <text:p>1000</text:p>
          </table:table-cell>
          <table:table-cell table:style-name="ce10" table:formula="of:=IF([.A43]&lt;&gt;&quot;&quot;;VLOOKUP([.A43];CATEGORIES;2;0);&quot;&quot;)" office:value-type="string" office:string-value="Allocations" calcext:value-type="string">
            <text:p>Allocations</text:p>
          </table:table-cell>
          <table:table-cell table:style-name="ce5" table:formula="of:=IF([.A43]&lt;&gt;&quot;&quot;;SUMIF([Mvt.D$1:.D$6420];[.B43];[Mvt.E$1:.E$6420]);&quot;&quot;)" office:value-type="currency" office:currency="EUR" office:value="0" calcext:value-type="currency">
            <text:p>0,00 €</text:p>
          </table:table-cell>
          <table:table-cell table:style-name="ce5"/>
          <table:table-cell table:style-name="ce5" table:formula="of:=IF([.A43]&lt;&gt;&quot;&quot;;SUMIF(['Budget Consolidé'.A$1:.A$181];[.A43];['Budget Consolidé'.V$1:.V$181]);&quot;&quot;)" office:value-type="currency" office:currency="EUR" office:value="3600" calcext:value-type="currency">
            <text:p>3 600,00 €</text:p>
          </table:table-cell>
          <table:table-cell table:style-name="ce5" table:formula="of:=IF([.A43]&lt;&gt;&quot;&quot;;-([.E43]-[.C43]);&quot;&quot;)" office:value-type="currency" office:currency="EUR" office:value="-3600" calcext:value-type="currency">
            <text:p>-3 600,00 €</text:p>
          </table:table-cell>
          <table:table-cell table:style-name="ce5"/>
          <table:table-cell table:style-name="ce5" table:formula="of:=IF([.$A43]&lt;&gt;&quot;&quot;;SUMIF(['Budget Consolidé'.$A$1:.$A$181];[.$A43];['Budget Consolidé'.$W$1:.$W$181]);&quot;&quot;)" office:value-type="currency" office:currency="EUR" office:value="3600" calcext:value-type="currency">
            <text:p>3 600,00 €</text:p>
          </table:table-cell>
          <table:table-cell table:style-name="ce14" table:formula="of:=IF([.A43]&lt;&gt;&quot;&quot;;-([.H43]-[.C43]);&quot;&quot;)" office:value-type="currency" office:currency="EUR" office:value="-3600" calcext:value-type="currency">
            <text:p>-3 600,00 €</text:p>
          </table:table-cell>
          <table:table-cell table:number-columns-repeated="1015"/>
        </table:table-row>
        <table:table-row table:style-name="ro1">
          <table:table-cell table:style-name="ce3" office:value-type="float" office:value="1001" calcext:value-type="float">
            <text:p>1001</text:p>
          </table:table-cell>
          <table:table-cell table:style-name="ce10" table:formula="of:=IF([.A44]&lt;&gt;&quot;&quot;;VLOOKUP([.A44];CATEGORIES;2;0);&quot;&quot;)" office:value-type="string" office:string-value="Cadeau fric enfants" calcext:value-type="string">
            <text:p>Cadeau fric enfants</text:p>
          </table:table-cell>
          <table:table-cell table:style-name="ce5" table:formula="of:=IF([.A44]&lt;&gt;&quot;&quot;;SUMIF([Mvt.D$1:.D$6420];[.B44];[Mvt.E$1:.E$6420]);&quot;&quot;)" office:value-type="currency" office:currency="EUR" office:value="0" calcext:value-type="currency">
            <text:p>0,00 €</text:p>
          </table:table-cell>
          <table:table-cell table:style-name="ce5"/>
          <table:table-cell table:style-name="ce5" table:formula="of:=IF([.A44]&lt;&gt;&quot;&quot;;SUMIF(['Budget Consolidé'.A$1:.A$181];[.A44];['Budget Consolidé'.V$1:.V$181]);&quot;&quot;)" office:value-type="currency" office:currency="EUR" office:value="0" calcext:value-type="currency">
            <text:p>0,00 €</text:p>
          </table:table-cell>
          <table:table-cell table:style-name="ce5" table:formula="of:=IF([.A44]&lt;&gt;&quot;&quot;;-([.E44]-[.C44]);&quot;&quot;)" office:value-type="currency" office:currency="EUR" office:value="-0" calcext:value-type="currency">
            <text:p>0,00 €</text:p>
          </table:table-cell>
          <table:table-cell table:style-name="ce5"/>
          <table:table-cell table:style-name="ce5" table:formula="of:=IF([.$A44]&lt;&gt;&quot;&quot;;SUMIF(['Budget Consolidé'.$A$1:.$A$181];[.$A44];['Budget Consolidé'.$W$1:.$W$181]);&quot;&quot;)" office:value-type="currency" office:currency="EUR" office:value="0" calcext:value-type="currency">
            <text:p>0,00 €</text:p>
          </table:table-cell>
          <table:table-cell table:style-name="ce14" table:formula="of:=IF([.A44]&lt;&gt;&quot;&quot;;-([.H44]-[.C44]);&quot;&quot;)" office:value-type="currency" office:currency="EUR" office:value="-0" calcext:value-type="currency">
            <text:p>0,00 €</text:p>
          </table:table-cell>
          <table:table-cell table:number-columns-repeated="1015"/>
        </table:table-row>
        <table:table-row table:style-name="ro1">
          <table:table-cell table:style-name="ce3" office:value-type="float" office:value="1002" calcext:value-type="float">
            <text:p>1002</text:p>
          </table:table-cell>
          <table:table-cell table:style-name="ce10" table:formula="of:=IF([.A45]&lt;&gt;&quot;&quot;;VLOOKUP([.A45];CATEGORIES;2;0);&quot;&quot;)" office:value-type="string" office:string-value="Cadeau fric famille" calcext:value-type="string">
            <text:p>Cadeau fric famille</text:p>
          </table:table-cell>
          <table:table-cell table:style-name="ce5" table:formula="of:=IF([.A45]&lt;&gt;&quot;&quot;;SUMIF([Mvt.D$1:.D$6420];[.B45];[Mvt.E$1:.E$6420]);&quot;&quot;)" office:value-type="currency" office:currency="EUR" office:value="0" calcext:value-type="currency">
            <text:p>0,00 €</text:p>
          </table:table-cell>
          <table:table-cell table:style-name="ce5"/>
          <table:table-cell table:style-name="ce5" table:formula="of:=IF([.A45]&lt;&gt;&quot;&quot;;SUMIF(['Budget Consolidé'.A$1:.A$181];[.A45];['Budget Consolidé'.V$1:.V$181]);&quot;&quot;)" office:value-type="currency" office:currency="EUR" office:value="0" calcext:value-type="currency">
            <text:p>0,00 €</text:p>
          </table:table-cell>
          <table:table-cell table:style-name="ce5" table:formula="of:=IF([.A45]&lt;&gt;&quot;&quot;;-([.E45]-[.C45]);&quot;&quot;)" office:value-type="currency" office:currency="EUR" office:value="-0" calcext:value-type="currency">
            <text:p>0,00 €</text:p>
          </table:table-cell>
          <table:table-cell table:style-name="ce5"/>
          <table:table-cell table:style-name="ce5" table:formula="of:=IF([.$A45]&lt;&gt;&quot;&quot;;SUMIF(['Budget Consolidé'.$A$1:.$A$181];[.$A45];['Budget Consolidé'.$W$1:.$W$181]);&quot;&quot;)" office:value-type="currency" office:currency="EUR" office:value="0" calcext:value-type="currency">
            <text:p>0,00 €</text:p>
          </table:table-cell>
          <table:table-cell table:style-name="ce14" table:formula="of:=IF([.A45]&lt;&gt;&quot;&quot;;-([.H45]-[.C45]);&quot;&quot;)" office:value-type="currency" office:currency="EUR" office:value="-0" calcext:value-type="currency">
            <text:p>0,00 €</text:p>
          </table:table-cell>
          <table:table-cell table:number-columns-repeated="1015"/>
        </table:table-row>
        <table:table-row table:style-name="ro1">
          <table:table-cell table:style-name="ce3" office:value-type="float" office:value="1003" calcext:value-type="float">
            <text:p>1003</text:p>
          </table:table-cell>
          <table:table-cell table:style-name="ce10" table:formula="of:=IF([.A46]&lt;&gt;&quot;&quot;;VLOOKUP([.A46];CATEGORIES;2;0);&quot;&quot;)" office:value-type="string" office:string-value="Intérêts perçus" calcext:value-type="string">
            <text:p>Intérêts perçus</text:p>
          </table:table-cell>
          <table:table-cell table:style-name="ce5" table:formula="of:=IF([.A46]&lt;&gt;&quot;&quot;;SUMIF([Mvt.D$1:.D$6420];[.B46];[Mvt.E$1:.E$6420]);&quot;&quot;)" office:value-type="currency" office:currency="EUR" office:value="0" calcext:value-type="currency">
            <text:p>0,00 €</text:p>
          </table:table-cell>
          <table:table-cell table:style-name="ce5"/>
          <table:table-cell table:style-name="ce5" table:formula="of:=IF([.A46]&lt;&gt;&quot;&quot;;SUMIF(['Budget Consolidé'.A$1:.A$181];[.A46];['Budget Consolidé'.V$1:.V$181]);&quot;&quot;)" office:value-type="currency" office:currency="EUR" office:value="0" calcext:value-type="currency">
            <text:p>0,00 €</text:p>
          </table:table-cell>
          <table:table-cell table:style-name="ce5" table:formula="of:=IF([.A46]&lt;&gt;&quot;&quot;;-([.E46]-[.C46]);&quot;&quot;)" office:value-type="currency" office:currency="EUR" office:value="-0" calcext:value-type="currency">
            <text:p>0,00 €</text:p>
          </table:table-cell>
          <table:table-cell table:style-name="ce5"/>
          <table:table-cell table:style-name="ce5" table:formula="of:=IF([.$A46]&lt;&gt;&quot;&quot;;SUMIF(['Budget Consolidé'.$A$1:.$A$181];[.$A46];['Budget Consolidé'.$W$1:.$W$181]);&quot;&quot;)" office:value-type="currency" office:currency="EUR" office:value="0" calcext:value-type="currency">
            <text:p>0,00 €</text:p>
          </table:table-cell>
          <table:table-cell table:style-name="ce14" table:formula="of:=IF([.A46]&lt;&gt;&quot;&quot;;-([.H46]-[.C46]);&quot;&quot;)" office:value-type="currency" office:currency="EUR" office:value="-0" calcext:value-type="currency">
            <text:p>0,00 €</text:p>
          </table:table-cell>
          <table:table-cell table:number-columns-repeated="1015"/>
        </table:table-row>
        <table:table-row table:style-name="ro1">
          <table:table-cell table:style-name="ce3" office:value-type="float" office:value="1004" calcext:value-type="float">
            <text:p>1004</text:p>
          </table:table-cell>
          <table:table-cell table:style-name="ce10" table:formula="of:=IF([.A47]&lt;&gt;&quot;&quot;;VLOOKUP([.A47];CATEGORIES;2;0);&quot;&quot;)" office:value-type="string" office:string-value="Revenu Divers" calcext:value-type="string">
            <text:p>Revenu Divers</text:p>
          </table:table-cell>
          <table:table-cell table:style-name="ce5" table:formula="of:=IF([.A47]&lt;&gt;&quot;&quot;;SUMIF([Mvt.D$1:.D$6420];[.B47];[Mvt.E$1:.E$6420]);&quot;&quot;)" office:value-type="currency" office:currency="EUR" office:value="0" calcext:value-type="currency">
            <text:p>0,00 €</text:p>
          </table:table-cell>
          <table:table-cell table:style-name="ce5"/>
          <table:table-cell table:style-name="ce5" table:formula="of:=IF([.$A47]&lt;&gt;&quot;&quot;;SUMIF(['Budget Consolidé'.$A$1:.$A$181];[.$A47];['Budget Consolidé'.$V$1:.$V$181]);&quot;&quot;)" office:value-type="currency" office:currency="EUR" office:value="0" calcext:value-type="currency">
            <text:p>0,00 €</text:p>
          </table:table-cell>
          <table:table-cell table:style-name="ce5" table:formula="of:=IF([.A47]&lt;&gt;&quot;&quot;;-([.E47]-[.C47]);&quot;&quot;)" office:value-type="currency" office:currency="EUR" office:value="-0" calcext:value-type="currency">
            <text:p>0,00 €</text:p>
          </table:table-cell>
          <table:table-cell table:style-name="ce5"/>
          <table:table-cell table:style-name="ce5" table:formula="of:=IF([.$A47]&lt;&gt;&quot;&quot;;SUMIF(['Budget Consolidé'.$A$1:.$A$181];[.$A47];['Budget Consolidé'.$W$1:.$W$181]);&quot;&quot;)" office:value-type="currency" office:currency="EUR" office:value="0" calcext:value-type="currency">
            <text:p>0,00 €</text:p>
          </table:table-cell>
          <table:table-cell table:style-name="ce14" table:formula="of:=IF([.A47]&lt;&gt;&quot;&quot;;-([.H47]-[.C47]);&quot;&quot;)" office:value-type="currency" office:currency="EUR" office:value="-0" calcext:value-type="currency">
            <text:p>0,00 €</text:p>
          </table:table-cell>
          <table:table-cell table:number-columns-repeated="1015"/>
        </table:table-row>
        <table:table-row table:style-name="ro1">
          <table:table-cell table:style-name="ce3" office:value-type="float" office:value="1005" calcext:value-type="float">
            <text:p>1005</text:p>
          </table:table-cell>
          <table:table-cell table:style-name="ce10" table:formula="of:=IF([.A48]&lt;&gt;&quot;&quot;;VLOOKUP([.A48];CATEGORIES;2;0);&quot;&quot;)" office:value-type="string" office:string-value="Salaire" calcext:value-type="string">
            <text:p>Salaire</text:p>
          </table:table-cell>
          <table:table-cell table:style-name="ce5" table:formula="of:=IF([.A48]&lt;&gt;&quot;&quot;;SUMIF([Mvt.D$1:.D$6420];[.B48];[Mvt.E$1:.E$6420]);&quot;&quot;)" office:value-type="currency" office:currency="EUR" office:value="0" calcext:value-type="currency">
            <text:p>0,00 €</text:p>
          </table:table-cell>
          <table:table-cell table:style-name="ce5"/>
          <table:table-cell table:style-name="ce5" table:formula="of:=IF([.A48]&lt;&gt;&quot;&quot;;SUMIF(['Budget Consolidé'.A$1:.A$181];[.A48];['Budget Consolidé'.V$1:.V$181]);&quot;&quot;)" office:value-type="currency" office:currency="EUR" office:value="84000" calcext:value-type="currency">
            <text:p>84 000,00 €</text:p>
          </table:table-cell>
          <table:table-cell table:style-name="ce5" table:formula="of:=IF([.A48]&lt;&gt;&quot;&quot;;-([.E48]-[.C48]);&quot;&quot;)" office:value-type="currency" office:currency="EUR" office:value="-84000" calcext:value-type="currency">
            <text:p>-84 000,00 €</text:p>
          </table:table-cell>
          <table:table-cell table:style-name="ce5"/>
          <table:table-cell table:style-name="ce5" table:formula="of:=IF([.$A48]&lt;&gt;&quot;&quot;;SUMIF(['Budget Consolidé'.$A$1:.$A$181];[.$A48];['Budget Consolidé'.$W$1:.$W$181]);&quot;&quot;)" office:value-type="currency" office:currency="EUR" office:value="84000" calcext:value-type="currency">
            <text:p>84 000,00 €</text:p>
          </table:table-cell>
          <table:table-cell table:style-name="ce14" table:formula="of:=IF([.A48]&lt;&gt;&quot;&quot;;-([.H48]-[.C48]);&quot;&quot;)" office:value-type="currency" office:currency="EUR" office:value="-84000" calcext:value-type="currency">
            <text:p>-84 000,00 €</text:p>
          </table:table-cell>
          <table:table-cell table:number-columns-repeated="1015"/>
        </table:table-row>
        <table:table-row table:style-name="ro1">
          <table:table-cell table:style-name="ce3"/>
          <table:table-cell table:style-name="ce10"/>
          <table:table-cell table:style-name="ce5" table:number-columns-repeated="6"/>
          <table:table-cell table:style-name="ce14"/>
          <table:table-cell table:number-columns-repeated="1015"/>
        </table:table-row>
        <table:table-row table:style-name="ro4">
          <table:table-cell table:style-name="ce8"/>
          <table:table-cell table:style-name="Default" table:number-columns-repeated="2"/>
          <table:table-cell table:number-columns-repeated="1021"/>
        </table:table-row>
        <table:table-row table:style-name="ro4">
          <table:table-cell table:style-name="ce8"/>
          <table:table-cell table:style-name="ce11" office:value-type="string" calcext:value-type="string">
            <text:p>Balance</text:p>
          </table:table-cell>
          <table:table-cell table:style-name="ce13" table:formula="of:=SUM([.C$4:.C$50])" office:value-type="currency" office:currency="EUR" office:value="-1169.04" calcext:value-type="currency">
            <text:p>-1 169,04 €</text:p>
          </table:table-cell>
          <table:table-cell table:style-name="ce13"/>
          <table:table-cell table:style-name="ce13" table:formula="of:=SUM([.E$4:.E$50])" office:value-type="currency" office:currency="EUR" office:value="76800" calcext:value-type="currency">
            <text:p>76 800,00 €</text:p>
          </table:table-cell>
          <table:table-cell table:style-name="ce13" table:formula="of:=SUM([.F$4:.F$50])" office:value-type="currency" office:currency="EUR" office:value="-77969.04" calcext:value-type="currency">
            <text:p>-77 969,04 €</text:p>
          </table:table-cell>
          <table:table-cell table:style-name="ce13"/>
          <table:table-cell table:style-name="ce13" table:formula="of:=SUM([.H$4:.H$50])" office:value-type="currency" office:currency="EUR" office:value="76800" calcext:value-type="currency">
            <text:p>76 800,00 €</text:p>
          </table:table-cell>
          <table:table-cell table:style-name="ce13" table:formula="of:=SUM([.I$4:.I$50])" office:value-type="currency" office:currency="EUR" office:value="-77969.04" calcext:value-type="currency">
            <text:p>-77 969,04 €</text:p>
          </table:table-cell>
          <table:table-cell table:number-columns-repeated="1015"/>
        </table:table-row>
        <table:table-row table:style-name="ro4" table:number-rows-repeated="11">
          <table:table-cell table:style-name="ce8"/>
          <table:table-cell table:number-columns-repeated="1023"/>
        </table:table-row>
        <table:table-row table:style-name="ro4" table:number-rows-repeated="1048490">
          <table:table-cell table:number-columns-repeated="1024"/>
        </table:table-row>
        <table:table-row table:style-name="ro2" table:number-rows-repeated="23">
          <table:table-cell table:number-columns-repeated="1024"/>
        </table:table-row>
        <table:table-row table:style-name="ro2">
          <table:table-cell table:number-columns-repeated="1024"/>
        </table:table-row>
      </table:table>
      <table:table table:name="Pointage" table:style-name="ta1">
        <office:forms form:automatic-focus="false" form:apply-design-mode="false"/>
        <table:table-column table:style-name="co24" table:default-cell-style-name="ce19"/>
        <table:table-column table:style-name="co25" table:default-cell-style-name="ce19"/>
        <table:table-column table:style-name="co15" table:default-cell-style-name="ce19"/>
        <table:table-column table:style-name="co26" table:default-cell-style-name="ce19"/>
        <table:table-column table:style-name="co27" table:default-cell-style-name="ce19"/>
        <table:table-column table:style-name="co28" table:default-cell-style-name="ce19"/>
        <table:table-column table:style-name="co29" table:default-cell-style-name="ce19"/>
        <table:table-column table:style-name="co19" table:default-cell-style-name="ce19"/>
        <table:table-column table:style-name="co30" table:default-cell-style-name="ce19"/>
        <table:table-column table:style-name="co15" table:number-columns-repeated="2" table:default-cell-style-name="ce19"/>
        <table:table-column table:style-name="co31" table:default-cell-style-name="ce19"/>
        <table:table-column table:style-name="co15" table:number-columns-repeated="1010" table:default-cell-style-name="ce19"/>
        <table:table-row table:style-name="ro1">
          <table:table-cell table:style-name="ce3" table:number-columns-repeated="3"/>
          <table:table-cell table:style-name="ce3" office:value-type="string" calcext:value-type="string">
            <text:p>Actuel</text:p>
          </table:table-cell>
          <table:table-cell table:style-name="ce24" office:value-type="string" calcext:value-type="string">
            <text:p>Pointé (x)</text:p>
          </table:table-cell>
          <table:table-cell table:style-name="ce18" table:number-columns-repeated="8"/>
          <table:table-cell table:number-columns-repeated="1009"/>
        </table:table-row>
        <table:table-row table:style-name="ro5">
          <table:table-cell table:style-name="ce3"/>
          <table:table-cell table:style-name="ce20" table:number-columns-repeated="2"/>
          <table:table-cell table:style-name="ce22" office:value-type="string" calcext:value-type="string">
            <text:p>Total</text:p>
          </table:table-cell>
          <table:table-cell table:style-name="ce22" office:value-type="string" calcext:value-type="string">
            <text:p>Tot X</text:p>
          </table:table-cell>
          <table:table-cell table:style-name="ce22" office:value-type="string" calcext:value-type="string">
            <text:p>Tot V</text:p>
          </table:table-cell>
          <table:table-cell table:style-name="ce3" office:value-type="string" calcext:value-type="string">
            <text:p>Colonne Crédit</text:p>
          </table:table-cell>
          <table:table-cell table:style-name="ce3" office:value-type="string" calcext:value-type="string">
            <text:p>Colonne Débit</text:p>
          </table:table-cell>
          <table:table-cell table:style-name="ce18" table:number-columns-repeated="5"/>
          <table:table-cell table:number-columns-repeated="1009"/>
        </table:table-row>
        <table:table-row table:style-name="ro1">
          <table:table-cell table:style-name="ce3" office:value-type="float" office:value="1" calcext:value-type="float">
            <text:p>1</text:p>
          </table:table-cell>
          <table:table-cell table:style-name="ce21" table:formula="of:=VLOOKUP([.A3];CATEGORIES;2;0)" office:value-type="string" office:string-value="BNP CC" calcext:value-type="string">
            <text:p>BNP CC</text:p>
          </table:table-cell>
          <table:table-cell table:style-name="ce20"/>
          <table:table-cell table:style-name="ce23" table:formula="of:=SUMIF([Mvt.B$1:.B$1402];&quot;=&quot;&amp;[.$B3];[Mvt.E$1:.E$1402])" office:value-type="currency" office:currency="EUR" office:value="0" calcext:value-type="currency">
            <text:p>0,00 €</text:p>
          </table:table-cell>
          <table:table-cell table:style-name="ce23" table:formula="of:=SUMIF([Mvt.B$1:.B$1402];&quot;=&quot;&amp;[.B3];[Mvt.J$1:.J$1402])" office:value-type="currency" office:currency="EUR" office:value="0" calcext:value-type="currency">
            <text:p>0,00 €</text:p>
          </table:table-cell>
          <table:table-cell table:style-name="ce23" table:formula="of:=SUMIF([Mvt.B$1:.B$1402];&quot;=&quot;&amp;[.$B3];[Mvt.M$1:.M$1402])+[.E3]" office:value-type="currency" office:currency="EUR" office:value="0" calcext:value-type="currency">
            <text:p>0,00 €</text:p>
          </table:table-cell>
          <table:table-cell table:style-name="ce18" table:number-columns-repeated="7"/>
          <table:table-cell table:number-columns-repeated="1009"/>
        </table:table-row>
        <table:table-row table:style-name="ro1">
          <table:table-cell table:style-name="ce3" office:value-type="float" office:value="2" calcext:value-type="float">
            <text:p>2</text:p>
          </table:table-cell>
          <table:table-cell table:style-name="ce21" table:formula="of:=VLOOKUP([.A4];CATEGORIES;2;0)" office:value-type="string" office:string-value="BNP CC Epargne" calcext:value-type="string">
            <text:p>BNP CC Epargne</text:p>
          </table:table-cell>
          <table:table-cell table:style-name="ce20"/>
          <table:table-cell table:style-name="ce23" table:formula="of:=SUMIF([Mvt.B$1:.B$1402];&quot;=&quot;&amp;[.B4];[Mvt.E$1:.E$1402])" office:value-type="currency" office:currency="EUR" office:value="0" calcext:value-type="currency">
            <text:p>0,00 €</text:p>
          </table:table-cell>
          <table:table-cell table:style-name="ce23" table:formula="of:=SUMIF([Mvt.B$1:.B$1402];&quot;=&quot;&amp;[.B4];[Mvt.J$1:.J$1402])" office:value-type="currency" office:currency="EUR" office:value="0" calcext:value-type="currency">
            <text:p>0,00 €</text:p>
          </table:table-cell>
          <table:table-cell table:style-name="ce18" table:number-columns-repeated="8"/>
          <table:table-cell table:number-columns-repeated="1009"/>
        </table:table-row>
        <table:table-row table:style-name="ro1">
          <table:table-cell table:style-name="ce3" office:value-type="float" office:value="3" calcext:value-type="float">
            <text:p>3</text:p>
          </table:table-cell>
          <table:table-cell table:style-name="ce21" table:formula="of:=VLOOKUP([.A5];CATEGORIES;2;0)" office:value-type="string" office:string-value="BNP CC LDD Arabelle" calcext:value-type="string">
            <text:p>BNP CC LDD Arabelle</text:p>
          </table:table-cell>
          <table:table-cell table:style-name="ce20"/>
          <table:table-cell table:style-name="ce23" table:formula="of:=SUMIF([Mvt.B$1:.B$1402];&quot;=&quot;&amp;[.B5];[Mvt.E$1:.E$1402])" office:value-type="currency" office:currency="EUR" office:value="0" calcext:value-type="currency">
            <text:p>0,00 €</text:p>
          </table:table-cell>
          <table:table-cell table:style-name="ce23" table:formula="of:=SUMIF([Mvt.B$1:.B$1402];&quot;=&quot;&amp;[.B5];[Mvt.J$1:.J$1402])" office:value-type="currency" office:currency="EUR" office:value="0" calcext:value-type="currency">
            <text:p>0,00 €</text:p>
          </table:table-cell>
          <table:table-cell table:style-name="ce18"/>
          <table:table-cell table:style-name="ce25"/>
          <table:table-cell table:style-name="ce18"/>
          <table:table-cell table:style-name="ce27"/>
          <table:table-cell table:style-name="ce18" table:number-columns-repeated="4"/>
          <table:table-cell table:number-columns-repeated="1009"/>
        </table:table-row>
        <table:table-row table:style-name="ro1">
          <table:table-cell table:style-name="ce3" office:value-type="float" office:value="4" calcext:value-type="float">
            <text:p>4</text:p>
          </table:table-cell>
          <table:table-cell table:style-name="ce21" table:formula="of:=VLOOKUP([.A6];CATEGORIES;2;0)" office:value-type="string" office:string-value="BNP CC LDD DGL" calcext:value-type="string">
            <text:p>BNP CC LDD DGL</text:p>
          </table:table-cell>
          <table:table-cell table:style-name="ce20"/>
          <table:table-cell table:style-name="ce23" table:formula="of:=SUMIF([Mvt.B$1:.B$1402];&quot;=&quot;&amp;[.B6];[Mvt.E$1:.E$1402])" office:value-type="currency" office:currency="EUR" office:value="0" calcext:value-type="currency">
            <text:p>0,00 €</text:p>
          </table:table-cell>
          <table:table-cell table:style-name="ce23" table:formula="of:=SUMIF([Mvt.B$1:.B$1402];&quot;=&quot;&amp;[.B6];[Mvt.J$1:.J$1402])" office:value-type="currency" office:currency="EUR" office:value="0" calcext:value-type="currency">
            <text:p>0,00 €</text:p>
          </table:table-cell>
          <table:table-cell table:style-name="ce18"/>
          <table:table-cell table:style-name="ce25"/>
          <table:table-cell table:style-name="ce18"/>
          <table:table-cell table:style-name="ce27"/>
          <table:table-cell table:style-name="ce18" table:number-columns-repeated="4"/>
          <table:table-cell table:number-columns-repeated="1009"/>
        </table:table-row>
        <table:table-row table:style-name="ro1">
          <table:table-cell table:style-name="ce3" office:value-type="float" office:value="5" calcext:value-type="float">
            <text:p>5</text:p>
          </table:table-cell>
          <table:table-cell table:style-name="ce21" table:formula="of:=VLOOKUP([.A7];CATEGORIES;2;0)" office:value-type="string" office:string-value="BNP CC Livret A Arabelle" calcext:value-type="string">
            <text:p>BNP CC Livret A Arabelle</text:p>
          </table:table-cell>
          <table:table-cell table:style-name="ce20"/>
          <table:table-cell table:style-name="ce23" table:formula="of:=SUMIF([Mvt.B$1:.B$1402];&quot;=&quot;&amp;[.B7];[Mvt.E$1:.E$1402])" office:value-type="currency" office:currency="EUR" office:value="0" calcext:value-type="currency">
            <text:p>0,00 €</text:p>
          </table:table-cell>
          <table:table-cell table:style-name="ce23" table:formula="of:=SUMIF([Mvt.B$1:.B$1402];&quot;=&quot;&amp;[.B7];[Mvt.J$1:.J$1402])" office:value-type="currency" office:currency="EUR" office:value="0" calcext:value-type="currency">
            <text:p>0,00 €</text:p>
          </table:table-cell>
          <table:table-cell table:style-name="ce18"/>
          <table:table-cell table:style-name="ce25"/>
          <table:table-cell table:style-name="ce18" table:number-columns-repeated="6"/>
          <table:table-cell table:number-columns-repeated="1009"/>
        </table:table-row>
        <table:table-row table:style-name="ro1">
          <table:table-cell table:style-name="ce3" office:value-type="float" office:value="6" calcext:value-type="float">
            <text:p>6</text:p>
          </table:table-cell>
          <table:table-cell table:style-name="ce21" table:formula="of:=VLOOKUP([.A8];CATEGORIES;2;0)" office:value-type="string" office:string-value="Espèces CC" calcext:value-type="string">
            <text:p>Espèces CC</text:p>
          </table:table-cell>
          <table:table-cell table:style-name="ce20"/>
          <table:table-cell table:style-name="ce23" table:formula="of:=SUMIF([Mvt.B$1:.B$1402];&quot;=&quot;&amp;[.B8];[Mvt.E$1:.E$1402])" office:value-type="currency" office:currency="EUR" office:value="0" calcext:value-type="currency">
            <text:p>0,00 €</text:p>
          </table:table-cell>
          <table:table-cell table:style-name="ce23" table:formula="of:=SUMIF([Mvt.B$1:.B$1402];&quot;=&quot;&amp;[.B8];[Mvt.J$1:.J$1402])" office:value-type="currency" office:currency="EUR" office:value="0" calcext:value-type="currency">
            <text:p>0,00 €</text:p>
          </table:table-cell>
          <table:table-cell table:style-name="ce18"/>
          <table:table-cell table:style-name="ce25"/>
          <table:table-cell table:style-name="ce18" table:number-columns-repeated="6"/>
          <table:table-cell table:number-columns-repeated="1009"/>
        </table:table-row>
        <table:table-row table:style-name="ro1">
          <table:table-cell table:style-name="ce3" office:value-type="float" office:value="7" calcext:value-type="float">
            <text:p>7</text:p>
          </table:table-cell>
          <table:table-cell table:style-name="ce21" table:formula="of:=VLOOKUP([.A9];CATEGORIES;2;0)" office:value-type="string" office:string-value="LCL CC" calcext:value-type="string">
            <text:p>LCL CC</text:p>
          </table:table-cell>
          <table:table-cell table:style-name="ce20"/>
          <table:table-cell table:style-name="ce23" table:formula="of:=SUMIF([Mvt.B$1:.B$1402];&quot;=&quot;&amp;[.B9];[Mvt.E$1:.E$1402])" office:value-type="currency" office:currency="EUR" office:value="-1169.04" calcext:value-type="currency">
            <text:p>-1 169,04 €</text:p>
          </table:table-cell>
          <table:table-cell table:style-name="ce23" table:formula="of:=SUMIF([Mvt.B$1:.B$1402];&quot;=&quot;&amp;[.$B9];[Mvt.J$1:.J$1402])" office:value-type="currency" office:currency="EUR" office:value="0" calcext:value-type="currency">
            <text:p>0,00 €</text:p>
          </table:table-cell>
          <table:table-cell table:style-name="ce23" table:formula="of:=SUMIF([Mvt.B$1:.B$1402];&quot;=&quot;&amp;[.$B9];[Mvt.M$1:.M$1402])+[.E9]" office:value-type="currency" office:currency="EUR" office:value="0" calcext:value-type="currency">
            <text:p>0,00 €</text:p>
          </table:table-cell>
          <table:table-cell table:style-name="ce5" table:formula="of:=[.E9]+SUM([Mvt.K1:.K3])" office:value-type="currency" office:currency="EUR" office:value="0" calcext:value-type="currency">
            <text:p>0,00 €</text:p>
          </table:table-cell>
          <table:table-cell table:style-name="ce5" table:formula="of:=SUM([Mvt.L1:.L3])" office:value-type="currency" office:currency="EUR" office:value="0" calcext:value-type="currency">
            <text:p>0,00 €</text:p>
          </table:table-cell>
          <table:table-cell table:style-name="ce18" table:number-columns-repeated="3"/>
          <table:table-cell table:style-name="ce3" office:value-type="float" office:value="31303.29" calcext:value-type="float">
            <text:p>31303,29</text:p>
          </table:table-cell>
          <table:table-cell table:style-name="ce18"/>
          <table:table-cell table:number-columns-repeated="1009"/>
        </table:table-row>
        <table:table-row table:style-name="ro1">
          <table:table-cell table:style-name="ce3" office:value-type="float" office:value="8" calcext:value-type="float">
            <text:p>8</text:p>
          </table:table-cell>
          <table:table-cell table:style-name="ce21" table:formula="of:=VLOOKUP([.A10];CATEGORIES;2;0)" office:value-type="string" office:string-value="LCL Epargne" calcext:value-type="string">
            <text:p>LCL Epargne</text:p>
          </table:table-cell>
          <table:table-cell table:style-name="ce20"/>
          <table:table-cell table:style-name="ce23" table:formula="of:=SUMIF([Mvt.B$1:.B$1402];&quot;=&quot;&amp;[.B10];[Mvt.E$1:.E$1402])" office:value-type="currency" office:currency="EUR" office:value="0" calcext:value-type="currency">
            <text:p>0,00 €</text:p>
          </table:table-cell>
          <table:table-cell table:style-name="ce23" table:formula="of:=SUMIF([Mvt.B$1:.B$1402];&quot;=&quot;&amp;[.B10];[Mvt.J$1:.J$1402])" office:value-type="currency" office:currency="EUR" office:value="0" calcext:value-type="currency">
            <text:p>0,00 €</text:p>
          </table:table-cell>
          <table:table-cell table:style-name="ce23" table:formula="of:=SUMIF([Mvt.B$1:.B$1402];&quot;=&quot;&amp;[.$B10];[Mvt.M$1:.M$1402])+[.E10]" office:value-type="currency" office:currency="EUR" office:value="0" calcext:value-type="currency">
            <text:p>0,00 €</text:p>
          </table:table-cell>
          <table:table-cell table:style-name="ce25"/>
          <table:table-cell table:style-name="ce18" table:number-columns-repeated="4"/>
          <table:table-cell table:style-name="ce5" table:formula="of:=[.L9]-[.F9]" office:value-type="currency" office:currency="EUR" office:value="31303.29" calcext:value-type="currency">
            <text:p>31 303,29 €</text:p>
          </table:table-cell>
          <table:table-cell table:style-name="ce18"/>
          <table:table-cell table:number-columns-repeated="1009"/>
        </table:table-row>
        <table:table-row table:style-name="ro1">
          <table:table-cell table:style-name="ce3" office:value-type="float" office:value="9" calcext:value-type="float">
            <text:p>9</text:p>
          </table:table-cell>
          <table:table-cell table:style-name="ce21" table:formula="of:=VLOOKUP([.A11];CATEGORIES;2;0)" office:value-type="string" office:string-value="LCL DGL" calcext:value-type="string">
            <text:p>LCL DGL</text:p>
          </table:table-cell>
          <table:table-cell table:style-name="ce20"/>
          <table:table-cell table:style-name="ce23" table:formula="of:=SUMIF([Mvt.B$1:.B$1402];&quot;=&quot;&amp;[.B11];[Mvt.E$1:.E$1402])" office:value-type="currency" office:currency="EUR" office:value="0" calcext:value-type="currency">
            <text:p>0,00 €</text:p>
          </table:table-cell>
          <table:table-cell table:style-name="ce23" table:formula="of:=SUMIF([Mvt.B$1:.B$1402];&quot;=&quot;&amp;[.B11];[Mvt.J$1:.J$1402])" office:value-type="currency" office:currency="EUR" office:value="0" calcext:value-type="currency">
            <text:p>0,00 €</text:p>
          </table:table-cell>
          <table:table-cell table:style-name="ce18" table:number-columns-repeated="8"/>
          <table:table-cell table:number-columns-repeated="1009"/>
        </table:table-row>
        <table:table-row table:style-name="ro1">
          <table:table-cell table:style-name="ce3" office:value-type="float" office:value="10" calcext:value-type="float">
            <text:p>10</text:p>
          </table:table-cell>
          <table:table-cell table:style-name="ce21" table:formula="of:=VLOOKUP([.A12];CATEGORIES;2;0)" office:value-type="string" office:string-value="Paypal" calcext:value-type="string">
            <text:p>Paypal</text:p>
          </table:table-cell>
          <table:table-cell table:style-name="ce20"/>
          <table:table-cell table:style-name="ce23" table:formula="of:=SUMIF([Mvt.B$1:.B$1402];&quot;=&quot;&amp;[.B12];[Mvt.E$1:.E$1402])" office:value-type="currency" office:currency="EUR" office:value="0" calcext:value-type="currency">
            <text:p>0,00 €</text:p>
          </table:table-cell>
          <table:table-cell table:style-name="ce23" table:formula="of:=SUMIF([Mvt.B$1:.B$1402];&quot;=&quot;&amp;[.B12];[Mvt.J$1:.J$1402])" office:value-type="currency" office:currency="EUR" office:value="0" calcext:value-type="currency">
            <text:p>0,00 €</text:p>
          </table:table-cell>
          <table:table-cell table:style-name="ce18" table:number-columns-repeated="8"/>
          <table:table-cell table:number-columns-repeated="1009"/>
        </table:table-row>
        <table:table-row table:style-name="ro1">
          <table:table-cell table:style-name="ce3" office:value-type="float" office:value="11" calcext:value-type="float">
            <text:p>11</text:p>
          </table:table-cell>
          <table:table-cell table:style-name="ce21" table:formula="of:=VLOOKUP([.A13];CATEGORIES;2;0)" office:value-type="string" office:string-value="App Pyrénées" calcext:value-type="string">
            <text:p>App Pyrénées</text:p>
          </table:table-cell>
          <table:table-cell table:style-name="ce20"/>
          <table:table-cell table:style-name="ce23" table:formula="of:=SUMIF([Mvt.B$1:.B$1402];&quot;=&quot;&amp;[.B13];[Mvt.E$1:.E$1402])" office:value-type="currency" office:currency="EUR" office:value="0" calcext:value-type="currency">
            <text:p>0,00 €</text:p>
          </table:table-cell>
          <table:table-cell table:style-name="ce23" table:formula="of:=SUMIF([Mvt.B$1:.B$1402];&quot;=&quot;&amp;[.B13];[Mvt.J$1:.J$1402])" office:value-type="currency" office:currency="EUR" office:value="0" calcext:value-type="currency">
            <text:p>0,00 €</text:p>
          </table:table-cell>
          <table:table-cell table:style-name="ce18" table:number-columns-repeated="8"/>
          <table:table-cell table:number-columns-repeated="1009"/>
        </table:table-row>
        <table:table-row table:style-name="ro1">
          <table:table-cell table:style-name="ce3" office:value-type="float" office:value="12" calcext:value-type="float">
            <text:p>12</text:p>
          </table:table-cell>
          <table:table-cell table:style-name="ce21" table:formula="of:=VLOOKUP([.A14];CATEGORIES;2;0)" office:value-type="string" office:string-value="BNP DGL PEL" calcext:value-type="string">
            <text:p>BNP DGL PEL</text:p>
          </table:table-cell>
          <table:table-cell table:style-name="ce20"/>
          <table:table-cell table:style-name="ce23" table:formula="of:=SUMIF([Mvt.B$1:.B$1402];&quot;=&quot;&amp;[.B14];[Mvt.E$1:.E$1402])" office:value-type="currency" office:currency="EUR" office:value="0" calcext:value-type="currency">
            <text:p>0,00 €</text:p>
          </table:table-cell>
          <table:table-cell table:style-name="ce23" table:formula="of:=SUMIF([Mvt.B$1:.B$1402];&quot;=&quot;&amp;[.B14];[Mvt.J$1:.J$1402])" office:value-type="currency" office:currency="EUR" office:value="0" calcext:value-type="currency">
            <text:p>0,00 €</text:p>
          </table:table-cell>
          <table:table-cell table:style-name="ce23" table:formula="of:=SUMIF([Mvt.B$1:.B$1402];&quot;=&quot;&amp;[.$B14];[Mvt.M$1:.M$1402])+[.E14]" office:value-type="currency" office:currency="EUR" office:value="0" calcext:value-type="currency">
            <text:p>0,00 €</text:p>
          </table:table-cell>
          <table:table-cell table:style-name="ce18" table:number-columns-repeated="7"/>
          <table:table-cell table:number-columns-repeated="1009"/>
        </table:table-row>
        <table:table-row table:style-name="ro1">
          <table:table-cell table:style-name="ce3" office:value-type="float" office:value="13" calcext:value-type="float">
            <text:p>13</text:p>
          </table:table-cell>
          <table:table-cell table:style-name="ce21" table:formula="of:=VLOOKUP([.A15];CATEGORIES;2;0)" office:value-type="string" office:string-value="Enveloppe" calcext:value-type="string">
            <text:p>Enveloppe</text:p>
          </table:table-cell>
          <table:table-cell table:style-name="ce20"/>
          <table:table-cell table:style-name="ce23" table:formula="of:=SUMIF([Mvt.B$1:.B$1402];&quot;=&quot;&amp;[.B15];[Mvt.E$1:.E$1402])" office:value-type="currency" office:currency="EUR" office:value="0" calcext:value-type="currency">
            <text:p>0,00 €</text:p>
          </table:table-cell>
          <table:table-cell table:style-name="ce23" table:formula="of:=SUMIF([Mvt.B$1:.B$1402];&quot;=&quot;&amp;[.B15];[Mvt.J$1:.J$1402])" office:value-type="currency" office:currency="EUR" office:value="0" calcext:value-type="currency">
            <text:p>0,00 €</text:p>
          </table:table-cell>
          <table:table-cell table:style-name="ce18" table:number-columns-repeated="2"/>
          <table:table-cell table:style-name="ce26" table:number-columns-repeated="2"/>
          <table:table-cell table:style-name="ce18" table:number-columns-repeated="4"/>
          <table:table-cell table:number-columns-repeated="1009"/>
        </table:table-row>
        <table:table-row table:style-name="ro1" table:number-rows-repeated="2">
          <table:table-cell table:style-name="ce3" table:number-columns-repeated="5"/>
          <table:table-cell table:style-name="ce18" table:number-columns-repeated="2"/>
          <table:table-cell table:style-name="ce26" table:number-columns-repeated="2"/>
          <table:table-cell table:style-name="ce18" table:number-columns-repeated="4"/>
          <table:table-cell table:number-columns-repeated="1009"/>
        </table:table-row>
        <table:table-row table:style-name="ro1">
          <table:table-cell table:style-name="ce3" table:number-columns-repeated="5"/>
          <table:table-cell table:style-name="ce18" table:number-columns-repeated="8"/>
          <table:table-cell table:number-columns-repeated="1009"/>
        </table:table-row>
        <table:table-row table:style-name="ro1">
          <table:table-cell table:style-name="ce3"/>
          <table:table-cell table:style-name="ce3" office:value-type="string" calcext:value-type="string">
            <text:p>Total</text:p>
          </table:table-cell>
          <table:table-cell table:style-name="ce3"/>
          <table:table-cell table:style-name="ce5" table:formula="of:=SUM([.D3:.D18])" office:value-type="currency" office:currency="EUR" office:value="-1169.04" calcext:value-type="currency">
            <text:p>-1 169,04 €</text:p>
          </table:table-cell>
          <table:table-cell table:style-name="ce5" table:formula="of:=SUM([.E3:.E18])" office:value-type="currency" office:currency="EUR" office:value="0" calcext:value-type="currency">
            <text:p>0,00 €</text:p>
          </table:table-cell>
          <table:table-cell table:style-name="ce18" table:number-columns-repeated="8"/>
          <table:table-cell table:number-columns-repeated="1009"/>
        </table:table-row>
        <table:table-row table:style-name="ro1" table:number-rows-repeated="3">
          <table:table-cell table:style-name="ce18" table:number-columns-repeated="13"/>
          <table:table-cell table:number-columns-repeated="1009"/>
        </table:table-row>
        <table:table-row table:style-name="ro1" table:number-rows-repeated="1048547">
          <table:table-cell table:number-columns-repeated="1022"/>
        </table:table-row>
        <table:table-row table:style-name="ro2" table:number-rows-repeated="6">
          <table:table-cell table:number-columns-repeated="1022"/>
        </table:table-row>
        <table:table-row table:style-name="ro2">
          <table:table-cell table:number-columns-repeated="1022"/>
        </table:table-row>
      </table:table>
      <table:table table:name="Budget Consolidé" table:style-name="ta1" table:print="false">
        <office:forms form:automatic-focus="false" form:apply-design-mode="false"/>
        <table:table-column table:style-name="co16" table:default-cell-style-name="ce33"/>
        <table:table-column table:style-name="co32" table:default-cell-style-name="ce9"/>
        <table:table-column table:style-name="co33" table:visibility="collapse" table:default-cell-style-name="ce44"/>
        <table:table-column table:style-name="co34" table:visibility="collapse" table:default-cell-style-name="ce9"/>
        <table:table-column table:style-name="co35" table:visibility="collapse" table:default-cell-style-name="ce9"/>
        <table:table-column table:style-name="co28" table:visibility="collapse" table:default-cell-style-name="ce9"/>
        <table:table-column table:style-name="co30" table:visibility="collapse" table:default-cell-style-name="ce9"/>
        <table:table-column table:style-name="co36" table:visibility="collapse" table:default-cell-style-name="ce9"/>
        <table:table-column table:style-name="co37" table:number-columns-repeated="12" table:default-cell-style-name="ce61"/>
        <table:table-column table:style-name="co38" table:number-columns-repeated="2" table:default-cell-style-name="ce9"/>
        <table:table-column table:style-name="co39" table:default-cell-style-name="ce9"/>
        <table:table-column table:style-name="co37" table:number-columns-repeated="1001" table:default-cell-style-name="ce9"/>
        <table:table-row table:style-name="ro2">
          <table:table-cell table:style-name="ce28" table:number-columns-repeated="6"/>
          <table:table-cell table:style-name="ce48" office:value-type="float" office:value="0" calcext:value-type="float">
            <text:p>0</text:p>
          </table:table-cell>
          <table:table-cell table:style-name="ce28"/>
          <table:table-cell table:style-name="ce54" office:value-type="float" office:value="1" calcext:value-type="float">
            <text:p>1</text:p>
          </table:table-cell>
          <table:table-cell table:style-name="ce54" office:value-type="float" office:value="2" calcext:value-type="float">
            <text:p>2</text:p>
          </table:table-cell>
          <table:table-cell table:style-name="ce54" office:value-type="float" office:value="3" calcext:value-type="float">
            <text:p>3</text:p>
          </table:table-cell>
          <table:table-cell table:style-name="ce54" office:value-type="float" office:value="4" calcext:value-type="float">
            <text:p>4</text:p>
          </table:table-cell>
          <table:table-cell table:style-name="ce54" office:value-type="float" office:value="5" calcext:value-type="float">
            <text:p>5</text:p>
          </table:table-cell>
          <table:table-cell table:style-name="ce54" office:value-type="float" office:value="6" calcext:value-type="float">
            <text:p>6</text:p>
          </table:table-cell>
          <table:table-cell table:style-name="ce54" office:value-type="float" office:value="7" calcext:value-type="float">
            <text:p>7</text:p>
          </table:table-cell>
          <table:table-cell table:style-name="ce54" office:value-type="float" office:value="8" calcext:value-type="float">
            <text:p>8</text:p>
          </table:table-cell>
          <table:table-cell table:style-name="ce54" office:value-type="float" office:value="9" calcext:value-type="float">
            <text:p>9</text:p>
          </table:table-cell>
          <table:table-cell table:style-name="ce54" office:value-type="float" office:value="10" calcext:value-type="float">
            <text:p>10</text:p>
          </table:table-cell>
          <table:table-cell table:style-name="ce54" office:value-type="float" office:value="11" calcext:value-type="float">
            <text:p>11</text:p>
          </table:table-cell>
          <table:table-cell table:style-name="ce54" office:value-type="float" office:value="12" calcext:value-type="float">
            <text:p>12</text:p>
          </table:table-cell>
          <table:table-cell table:style-name="ce48"/>
          <table:table-cell table:style-name="ce67"/>
          <table:table-cell table:style-name="ce67" table:formula="of:=MONTH(TODAY())" office:value-type="float" office:value="12" calcext:value-type="float">
            <text:p>12</text:p>
          </table:table-cell>
          <table:table-cell table:number-columns-repeated="1001"/>
        </table:table-row>
        <table:table-row table:style-name="ro2">
          <table:table-cell table:style-name="ce29" office:value-type="string" calcext:value-type="string">
            <text:p>#CAT</text:p>
          </table:table-cell>
          <table:table-cell table:style-name="ce29" office:value-type="string" calcext:value-type="string">
            <text:p>Catégorie</text:p>
          </table:table-cell>
          <table:table-cell table:style-name="ce28" office:value-type="string" calcext:value-type="string">
            <text:p>En Budget</text:p>
          </table:table-cell>
          <table:table-cell table:style-name="ce28" office:value-type="string" calcext:value-type="string">
            <text:p>Actuel</text:p>
          </table:table-cell>
          <table:table-cell table:style-name="ce28" office:value-type="string" calcext:value-type="string">
            <text:p>Différence</text:p>
          </table:table-cell>
          <table:table-cell table:style-name="ce45" office:value-type="string" calcext:value-type="string">
            <text:p>Mensuel</text:p>
          </table:table-cell>
          <table:table-cell table:style-name="ce49" office:value-type="float" office:value="2014" calcext:value-type="float">
            <text:p>2014</text:p>
          </table:table-cell>
          <table:table-cell table:style-name="ce28"/>
          <table:table-cell table:style-name="ce49" office:value-type="string" calcext:value-type="string">
            <text:p>Janvier</text:p>
          </table:table-cell>
          <table:table-cell table:style-name="ce49" office:value-type="string" calcext:value-type="string">
            <text:p>Février</text:p>
          </table:table-cell>
          <table:table-cell table:style-name="ce49" office:value-type="string" calcext:value-type="string">
            <text:p>Mars</text:p>
          </table:table-cell>
          <table:table-cell table:style-name="ce49" office:value-type="string" calcext:value-type="string">
            <text:p>Avril</text:p>
          </table:table-cell>
          <table:table-cell table:style-name="ce49" office:value-type="string" calcext:value-type="string">
            <text:p>Mai</text:p>
          </table:table-cell>
          <table:table-cell table:style-name="ce49" office:value-type="string" calcext:value-type="string">
            <text:p>Juin</text:p>
          </table:table-cell>
          <table:table-cell table:style-name="ce49" office:value-type="string" calcext:value-type="string">
            <text:p>Juillet</text:p>
          </table:table-cell>
          <table:table-cell table:style-name="ce49" office:value-type="string" calcext:value-type="string">
            <text:p>Aout</text:p>
          </table:table-cell>
          <table:table-cell table:style-name="ce49" office:value-type="string" calcext:value-type="string">
            <text:p>Sept.</text:p>
          </table:table-cell>
          <table:table-cell table:style-name="ce49" office:value-type="string" calcext:value-type="string">
            <text:p>Octobre</text:p>
          </table:table-cell>
          <table:table-cell table:style-name="ce49" office:value-type="string" calcext:value-type="string">
            <text:p>Nov.</text:p>
          </table:table-cell>
          <table:table-cell table:style-name="ce49" office:value-type="string" calcext:value-type="string">
            <text:p>Décembre</text:p>
          </table:table-cell>
          <table:table-cell table:style-name="ce49" office:value-type="string" calcext:value-type="string">
            <text:p>Irrégulier</text:p>
          </table:table-cell>
          <table:table-cell table:style-name="ce49" office:value-type="string" calcext:value-type="string">
            <text:p>Budget Ann.</text:p>
          </table:table-cell>
          <table:table-cell table:style-name="ce49" office:value-type="string" calcext:value-type="string">
            <text:p>Budget Mens.</text:p>
          </table:table-cell>
          <table:table-cell table:style-name="ce68" table:number-columns-repeated="2"/>
          <table:table-cell table:number-columns-repeated="999"/>
        </table:table-row>
        <table:table-row table:style-name="ro2">
          <table:table-cell table:style-name="ce30"/>
          <table:table-cell table:style-name="ce34" office:value-type="string" calcext:value-type="string">
            <text:p>Dépenses</text:p>
          </table:table-cell>
          <table:table-cell table:style-name="ce39" office:value-type="currency" office:currency="EUR" office:value="0" calcext:value-type="currency">
            <text:p>0,00 €</text:p>
          </table:table-cell>
          <table:table-cell table:style-name="ce39" office:value-type="currency" office:currency="EUR" office:value="2.75" calcext:value-type="currency">
            <text:p>2,75 €</text:p>
          </table:table-cell>
          <table:table-cell table:style-name="ce39" office:value-type="currency" office:currency="EUR" office:value="-2.75" calcext:value-type="currency">
            <text:p>-2,75 €</text:p>
          </table:table-cell>
          <table:table-cell table:style-name="ce46" table:formula="of:=[.D3]/12" office:value-type="currency" office:currency="EUR" office:value="0.229166666666667" calcext:value-type="currency">
            <text:p>0,23 €</text:p>
          </table:table-cell>
          <table:table-cell table:style-name="ce50" office:value-type="currency" office:currency="EUR" office:value="100" calcext:value-type="currency">
            <text:p>100,00 €</text:p>
          </table:table-cell>
          <table:table-cell table:style-name="ce28"/>
          <table:table-cell table:style-name="ce55"/>
          <table:table-cell table:style-name="ce62" table:number-columns-repeated="11"/>
          <table:table-cell table:style-name="ce46" table:formula="of:=['Budget Irrégulier'.F3]" office:value-type="currency" office:currency="EUR" office:value="0" calcext:value-type="currency">
            <text:p>0,00 €</text:p>
          </table:table-cell>
          <table:table-cell table:style-name="ce46" table:formula="of:=SUM([.I3:.U3])" office:value-type="currency" office:currency="EUR" office:value="0" calcext:value-type="currency">
            <text:p>0,00 €</text:p>
          </table:table-cell>
          <table:table-cell table:style-name="ce46" table:formula="of:=SUMIF([.I$1:.T$1];&quot;&lt;=&quot;&amp;[.$W$1];[.I3:.T3])+[.U3]" office:value-type="currency" office:currency="EUR" office:value="0" calcext:value-type="currency">
            <text:p>0,00 €</text:p>
          </table:table-cell>
          <table:table-cell table:number-columns-repeated="1001"/>
        </table:table-row>
        <table:table-row table:style-name="ro2">
          <table:table-cell table:style-name="ce28" office:value-type="float" office:value="20" calcext:value-type="float">
            <text:p>20</text:p>
          </table:table-cell>
          <table:table-cell table:style-name="ce35" table:formula="of:=IF([.A4]&lt;&gt;&quot;&quot;;VLOOKUP([.A4];CATEGORIES;2;0);&quot;&quot;)" office:value-type="string" office:string-value="Charonne" calcext:value-type="string">
            <text:p>Charonne</text:p>
          </table:table-cell>
          <table:table-cell table:style-name="ce39" table:number-columns-repeated="3"/>
          <table:table-cell table:style-name="ce46"/>
          <table:table-cell table:style-name="ce50"/>
          <table:table-cell table:style-name="ce28"/>
          <table:table-cell table:style-name="ce55"/>
          <table:table-cell table:style-name="ce62" table:number-columns-repeated="6"/>
          <table:table-cell table:style-name="ce64"/>
          <table:table-cell table:style-name="ce56" table:number-columns-repeated="3"/>
          <table:table-cell table:style-name="ce64"/>
          <table:table-cell table:style-name="ce46" table:formula="of:=['Budget Irrégulier'.F4]" office:value-type="currency" office:currency="EUR" office:value="0" calcext:value-type="currency">
            <text:p>0,00 €</text:p>
          </table:table-cell>
          <table:table-cell table:style-name="ce46" table:formula="of:=SUM([.I4:.U4])" office:value-type="currency" office:currency="EUR" office:value="0" calcext:value-type="currency">
            <text:p>0,00 €</text:p>
          </table:table-cell>
          <table:table-cell table:style-name="ce46" table:formula="of:=SUMIF([.I$1:.T$1];&quot;&lt;=&quot;&amp;[.$W$1];[.I4:.T4])+[.U4]" office:value-type="currency" office:currency="EUR" office:value="0" calcext:value-type="currency">
            <text:p>0,00 €</text:p>
          </table:table-cell>
          <table:table-cell table:number-columns-repeated="1001"/>
        </table:table-row>
        <table:table-row table:style-name="ro2">
          <table:table-cell table:style-name="ce28" office:value-type="float" office:value="21" calcext:value-type="float">
            <text:p>21</text:p>
          </table:table-cell>
          <table:table-cell table:style-name="ce35" table:formula="of:=IF([.A5]&lt;&gt;&quot;&quot;;VLOOKUP([.A5];CATEGORIES;2;0);&quot;&quot;)" office:value-type="string" office:string-value="Davout" calcext:value-type="string">
            <text:p>Davout</text:p>
          </table:table-cell>
          <table:table-cell table:style-name="ce39" office:value-type="currency" office:currency="EUR" office:value="1000" calcext:value-type="currency">
            <text:p>1 000,00 €</text:p>
          </table:table-cell>
          <table:table-cell table:style-name="ce39" office:value-type="currency" office:currency="EUR" office:value="1030" calcext:value-type="currency">
            <text:p>1 030,00 €</text:p>
          </table:table-cell>
          <table:table-cell table:style-name="ce39" office:value-type="currency" office:currency="EUR" office:value="-30" calcext:value-type="currency">
            <text:p>-30,00 €</text:p>
          </table:table-cell>
          <table:table-cell table:style-name="ce46" table:formula="of:=[.D5]/12" office:value-type="currency" office:currency="EUR" office:value="85.8333333333333" calcext:value-type="currency">
            <text:p>85,83 €</text:p>
          </table:table-cell>
          <table:table-cell table:style-name="ce50"/>
          <table:table-cell table:style-name="ce28"/>
          <table:table-cell table:style-name="ce55"/>
          <table:table-cell table:style-name="ce56" table:number-columns-repeated="7"/>
          <table:table-cell table:style-name="ce28" table:number-columns-repeated="4"/>
          <table:table-cell table:style-name="ce46" table:formula="of:=['Budget Irrégulier'.F5]" office:value-type="currency" office:currency="EUR" office:value="0" calcext:value-type="currency">
            <text:p>0,00 €</text:p>
          </table:table-cell>
          <table:table-cell table:style-name="ce46" table:formula="of:=SUM([.I5:.U5])" office:value-type="currency" office:currency="EUR" office:value="0" calcext:value-type="currency">
            <text:p>0,00 €</text:p>
          </table:table-cell>
          <table:table-cell table:style-name="ce46" table:formula="of:=SUMIF([.I$1:.T$1];&quot;&lt;=&quot;&amp;[.$W$1];[.I5:.T5])+[.U5]" office:value-type="currency" office:currency="EUR" office:value="0" calcext:value-type="currency">
            <text:p>0,00 €</text:p>
          </table:table-cell>
          <table:table-cell table:number-columns-repeated="1001"/>
        </table:table-row>
        <table:table-row table:style-name="ro2">
          <table:table-cell table:style-name="ce28" office:value-type="float" office:value="200" calcext:value-type="float">
            <text:p>200</text:p>
          </table:table-cell>
          <table:table-cell table:style-name="ce35" table:formula="of:=IF([.A6]&lt;&gt;&quot;&quot;;VLOOKUP([.A6];CATEGORIES;2;0);&quot;&quot;)" office:value-type="string" office:string-value="Achat Pyrénées" calcext:value-type="string">
            <text:p>Achat Pyrénées</text:p>
          </table:table-cell>
          <table:table-cell table:style-name="ce39" table:number-columns-repeated="3"/>
          <table:table-cell table:style-name="ce46"/>
          <table:table-cell table:style-name="ce50"/>
          <table:table-cell table:style-name="ce28"/>
          <table:table-cell table:style-name="ce55"/>
          <table:table-cell table:style-name="ce56" table:number-columns-repeated="6"/>
          <table:table-cell table:style-name="ce64"/>
          <table:table-cell table:style-name="ce56" table:number-columns-repeated="4"/>
          <table:table-cell table:style-name="ce46" table:formula="of:=['Budget Irrégulier'.F6]" office:value-type="currency" office:currency="EUR" office:value="0" calcext:value-type="currency">
            <text:p>0,00 €</text:p>
          </table:table-cell>
          <table:table-cell table:style-name="ce46" table:formula="of:=SUM([.I6:.U6])" office:value-type="currency" office:currency="EUR" office:value="0" calcext:value-type="currency">
            <text:p>0,00 €</text:p>
          </table:table-cell>
          <table:table-cell table:style-name="ce46" table:formula="of:=SUMIF([.I$1:.T$1];&quot;&lt;=&quot;&amp;[.$W$1];[.I6:.T6])+[.U6]" office:value-type="currency" office:currency="EUR" office:value="0" calcext:value-type="currency">
            <text:p>0,00 €</text:p>
          </table:table-cell>
          <table:table-cell table:number-columns-repeated="1001"/>
        </table:table-row>
        <table:table-row table:style-name="ro2">
          <table:table-cell table:style-name="ce28" office:value-type="float" office:value="201" calcext:value-type="float">
            <text:p>201</text:p>
          </table:table-cell>
          <table:table-cell table:style-name="ce35" table:formula="of:=IF([.A7]&lt;&gt;&quot;&quot;;VLOOKUP([.A7];CATEGORIES;2;0);&quot;&quot;)" office:value-type="string" office:string-value="Déco Pyrénées" calcext:value-type="string">
            <text:p>Déco Pyrénées</text:p>
          </table:table-cell>
          <table:table-cell table:style-name="ce39" table:number-columns-repeated="3"/>
          <table:table-cell table:style-name="ce46"/>
          <table:table-cell table:style-name="ce50"/>
          <table:table-cell table:style-name="ce28"/>
          <table:table-cell table:style-name="ce55"/>
          <table:table-cell table:style-name="ce56" table:number-columns-repeated="7"/>
          <table:table-cell table:style-name="ce64"/>
          <table:table-cell table:style-name="ce56" table:number-columns-repeated="3"/>
          <table:table-cell table:style-name="ce46" table:formula="of:=['Budget Irrégulier'.F7]" office:value-type="currency" office:currency="EUR" office:value="0" calcext:value-type="currency">
            <text:p>0,00 €</text:p>
          </table:table-cell>
          <table:table-cell table:style-name="ce46" table:formula="of:=SUM([.I7:.U7])" office:value-type="currency" office:currency="EUR" office:value="0" calcext:value-type="currency">
            <text:p>0,00 €</text:p>
          </table:table-cell>
          <table:table-cell table:style-name="ce46" table:formula="of:=SUMIF([.I$1:.T$1];&quot;&lt;=&quot;&amp;[.$W$1];[.I7:.T7])+[.U7]" office:value-type="currency" office:currency="EUR" office:value="0" calcext:value-type="currency">
            <text:p>0,00 €</text:p>
          </table:table-cell>
          <table:table-cell table:number-columns-repeated="1001"/>
        </table:table-row>
        <table:table-row table:style-name="ro2">
          <table:table-cell table:style-name="ce28" office:value-type="float" office:value="202" calcext:value-type="float">
            <text:p>202</text:p>
          </table:table-cell>
          <table:table-cell table:style-name="ce35" table:formula="of:=IF([.A8]&lt;&gt;&quot;&quot;;VLOOKUP([.A8];CATEGORIES;2;0);&quot;&quot;)" office:value-type="string" office:string-value="Emprunt Pyrénées" calcext:value-type="string">
            <text:p>Emprunt Pyrénées</text:p>
          </table:table-cell>
          <table:table-cell table:style-name="ce39" office:value-type="currency" office:currency="EUR" office:value="1200" calcext:value-type="currency">
            <text:p>1 200,00 €</text:p>
          </table:table-cell>
          <table:table-cell table:style-name="ce39" office:value-type="currency" office:currency="EUR" office:value="1442.09" calcext:value-type="currency">
            <text:p>1 442,09 €</text:p>
          </table:table-cell>
          <table:table-cell table:style-name="ce39" office:value-type="currency" office:currency="EUR" office:value="-242.09" calcext:value-type="currency">
            <text:p>-242,09 €</text:p>
          </table:table-cell>
          <table:table-cell table:style-name="ce46" table:formula="of:=[.D8]/12" office:value-type="currency" office:currency="EUR" office:value="120.174166666667" calcext:value-type="currency">
            <text:p>120,17 €</text:p>
          </table:table-cell>
          <table:table-cell table:style-name="ce50" office:value-type="currency" office:currency="EUR" office:value="45" calcext:value-type="currency">
            <text:p>45,00 €</text:p>
          </table:table-cell>
          <table:table-cell table:style-name="ce28"/>
          <table:table-cell table:style-name="ce55"/>
          <table:table-cell table:style-name="ce56" table:number-columns-repeated="6"/>
          <table:table-cell table:style-name="ce64"/>
          <table:table-cell table:style-name="ce56" table:number-columns-repeated="4"/>
          <table:table-cell table:style-name="ce46" table:formula="of:=['Budget Irrégulier'.F8]" office:value-type="currency" office:currency="EUR" office:value="0" calcext:value-type="currency">
            <text:p>0,00 €</text:p>
          </table:table-cell>
          <table:table-cell table:style-name="ce46" table:formula="of:=SUM([.I8:.U8])" office:value-type="currency" office:currency="EUR" office:value="0" calcext:value-type="currency">
            <text:p>0,00 €</text:p>
          </table:table-cell>
          <table:table-cell table:style-name="ce46" table:formula="of:=SUMIF([.I$1:.T$1];&quot;&lt;=&quot;&amp;[.$W$1];[.I8:.T8])+[.U8]" office:value-type="currency" office:currency="EUR" office:value="0" calcext:value-type="currency">
            <text:p>0,00 €</text:p>
          </table:table-cell>
          <table:table-cell table:number-columns-repeated="1001"/>
        </table:table-row>
        <table:table-row table:style-name="ro2">
          <table:table-cell table:style-name="ce28" office:value-type="float" office:value="203" calcext:value-type="float">
            <text:p>203</text:p>
          </table:table-cell>
          <table:table-cell table:style-name="ce35" table:formula="of:=IF([.A9]&lt;&gt;&quot;&quot;;VLOOKUP([.A9];CATEGORIES;2;0);&quot;&quot;)" office:value-type="string" office:string-value="Charges Pyrénées" calcext:value-type="string">
            <text:p>Charges Pyrénées</text:p>
          </table:table-cell>
          <table:table-cell table:style-name="ce39" office:value-type="currency" office:currency="EUR" office:value="540" calcext:value-type="currency">
            <text:p>540,00 €</text:p>
          </table:table-cell>
          <table:table-cell table:style-name="ce39" office:value-type="currency" office:currency="EUR" office:value="536" calcext:value-type="currency">
            <text:p>536,00 €</text:p>
          </table:table-cell>
          <table:table-cell table:style-name="ce39" office:value-type="currency" office:currency="EUR" office:value="4" calcext:value-type="currency">
            <text:p>4,00 €</text:p>
          </table:table-cell>
          <table:table-cell table:style-name="ce46" table:formula="of:=[.D9]/12" office:value-type="currency" office:currency="EUR" office:value="44.6666666666667" calcext:value-type="currency">
            <text:p>44,67 €</text:p>
          </table:table-cell>
          <table:table-cell table:style-name="ce50"/>
          <table:table-cell table:style-name="ce28"/>
          <table:table-cell table:style-name="ce56" table:number-columns-repeated="7"/>
          <table:table-cell table:style-name="ce64"/>
          <table:table-cell table:style-name="ce56" table:number-columns-repeated="4"/>
          <table:table-cell table:style-name="ce46" table:formula="of:=['Budget Irrégulier'.F9]" office:value-type="currency" office:currency="EUR" office:value="0" calcext:value-type="currency">
            <text:p>0,00 €</text:p>
          </table:table-cell>
          <table:table-cell table:style-name="ce46" table:formula="of:=SUM([.I9:.U9])" office:value-type="currency" office:currency="EUR" office:value="0" calcext:value-type="currency">
            <text:p>0,00 €</text:p>
          </table:table-cell>
          <table:table-cell table:style-name="ce46" table:formula="of:=SUMIF([.I$1:.T$1];&quot;&lt;=&quot;&amp;[.$W$1];[.I9:.T9])+[.U9]" office:value-type="currency" office:currency="EUR" office:value="0" calcext:value-type="currency">
            <text:p>0,00 €</text:p>
          </table:table-cell>
          <table:table-cell table:number-columns-repeated="1001"/>
        </table:table-row>
        <table:table-row table:style-name="ro2">
          <table:table-cell table:style-name="ce28" office:value-type="float" office:value="204" calcext:value-type="float">
            <text:p>204</text:p>
          </table:table-cell>
          <table:table-cell table:style-name="ce35" table:formula="of:=IF([.A10]&lt;&gt;&quot;&quot;;VLOOKUP([.A10];CATEGORIES;2;0);&quot;&quot;)" office:value-type="string" office:string-value="Énergie Pyrénées" calcext:value-type="string">
            <text:p>Énergie Pyrénées</text:p>
          </table:table-cell>
          <table:table-cell table:style-name="ce39" office:value-type="currency" office:currency="EUR" office:value="540" calcext:value-type="currency">
            <text:p>540,00 €</text:p>
          </table:table-cell>
          <table:table-cell table:style-name="ce39" office:value-type="currency" office:currency="EUR" office:value="463.02" calcext:value-type="currency">
            <text:p>463,02 €</text:p>
          </table:table-cell>
          <table:table-cell table:style-name="ce39" office:value-type="currency" office:currency="EUR" office:value="76.98" calcext:value-type="currency">
            <text:p>76,98 €</text:p>
          </table:table-cell>
          <table:table-cell table:style-name="ce46" table:formula="of:=[.D10]/12" office:value-type="currency" office:currency="EUR" office:value="38.585" calcext:value-type="currency">
            <text:p>38,59 €</text:p>
          </table:table-cell>
          <table:table-cell table:style-name="ce50" office:value-type="currency" office:currency="EUR" office:value="45" calcext:value-type="currency">
            <text:p>45,00 €</text:p>
          </table:table-cell>
          <table:table-cell table:style-name="ce28"/>
          <table:table-cell table:style-name="ce56" table:number-columns-repeated="7"/>
          <table:table-cell table:style-name="ce64"/>
          <table:table-cell table:style-name="ce50" table:number-columns-repeated="4"/>
          <table:table-cell table:style-name="ce46" table:formula="of:=['Budget Irrégulier'.F10]" office:value-type="currency" office:currency="EUR" office:value="0" calcext:value-type="currency">
            <text:p>0,00 €</text:p>
          </table:table-cell>
          <table:table-cell table:style-name="ce46" table:formula="of:=SUM([.I10:.U10])" office:value-type="currency" office:currency="EUR" office:value="0" calcext:value-type="currency">
            <text:p>0,00 €</text:p>
          </table:table-cell>
          <table:table-cell table:style-name="ce46" table:formula="of:=SUMIF([.I$1:.T$1];&quot;&lt;=&quot;&amp;[.$W$1];[.I10:.T10])+[.U10]" office:value-type="currency" office:currency="EUR" office:value="0" calcext:value-type="currency">
            <text:p>0,00 €</text:p>
          </table:table-cell>
          <table:table-cell table:number-columns-repeated="1001"/>
        </table:table-row>
        <table:table-row table:style-name="ro2">
          <table:table-cell table:style-name="ce28" office:value-type="float" office:value="205" calcext:value-type="float">
            <text:p>205</text:p>
          </table:table-cell>
          <table:table-cell table:style-name="ce35" table:formula="of:=IF([.A11]&lt;&gt;&quot;&quot;;VLOOKUP([.A11];CATEGORIES;2;0);&quot;&quot;)" office:value-type="string" office:string-value="Impots Pyrénées" calcext:value-type="string">
            <text:p>Impots Pyrénées</text:p>
          </table:table-cell>
          <table:table-cell table:style-name="ce39" office:value-type="currency" office:currency="EUR" office:value="1000" calcext:value-type="currency">
            <text:p>1 000,00 €</text:p>
          </table:table-cell>
          <table:table-cell table:style-name="ce39" office:value-type="currency" office:currency="EUR" office:value="1457.38" calcext:value-type="currency">
            <text:p>1 457,38 €</text:p>
          </table:table-cell>
          <table:table-cell table:style-name="ce39" office:value-type="currency" office:currency="EUR" office:value="-457.38" calcext:value-type="currency">
            <text:p>-457,38 €</text:p>
          </table:table-cell>
          <table:table-cell table:style-name="ce46" table:formula="of:=[.D11]/12" office:value-type="currency" office:currency="EUR" office:value="121.448333333333" calcext:value-type="currency">
            <text:p>121,45 €</text:p>
          </table:table-cell>
          <table:table-cell table:style-name="ce50"/>
          <table:table-cell table:style-name="ce28"/>
          <table:table-cell table:style-name="ce56" table:number-columns-repeated="7"/>
          <table:table-cell table:style-name="ce64"/>
          <table:table-cell table:style-name="ce50" table:number-columns-repeated="4"/>
          <table:table-cell table:style-name="ce46" table:formula="of:=['Budget Irrégulier'.F11]" office:value-type="currency" office:currency="EUR" office:value="0" calcext:value-type="currency">
            <text:p>0,00 €</text:p>
          </table:table-cell>
          <table:table-cell table:style-name="ce46" table:formula="of:=SUM([.I11:.U11])" office:value-type="currency" office:currency="EUR" office:value="0" calcext:value-type="currency">
            <text:p>0,00 €</text:p>
          </table:table-cell>
          <table:table-cell table:style-name="ce46" table:formula="of:=SUMIF([.I$1:.T$1];&quot;&lt;=&quot;&amp;[.$W$1];[.I11:.T11])+[.U11]" office:value-type="currency" office:currency="EUR" office:value="0" calcext:value-type="currency">
            <text:p>0,00 €</text:p>
          </table:table-cell>
          <table:table-cell table:number-columns-repeated="1001"/>
        </table:table-row>
        <table:table-row table:style-name="ro2">
          <table:table-cell table:style-name="ce28" office:value-type="float" office:value="50" calcext:value-type="float">
            <text:p>50</text:p>
          </table:table-cell>
          <table:table-cell table:style-name="ce35" table:formula="of:=IF([.A12]&lt;&gt;&quot;&quot;;VLOOKUP([.A12];CATEGORIES;2;0);&quot;&quot;)" office:value-type="string" office:string-value="Frais bancaire" calcext:value-type="string">
            <text:p>Frais bancaire</text:p>
          </table:table-cell>
          <table:table-cell table:style-name="ce39" office:value-type="currency" office:currency="EUR" office:value="600" calcext:value-type="currency">
            <text:p>600,00 €</text:p>
          </table:table-cell>
          <table:table-cell table:style-name="ce39" office:value-type="currency" office:currency="EUR" office:value="533.1" calcext:value-type="currency">
            <text:p>533,10 €</text:p>
          </table:table-cell>
          <table:table-cell table:style-name="ce39" office:value-type="currency" office:currency="EUR" office:value="66.9" calcext:value-type="currency">
            <text:p>66,90 €</text:p>
          </table:table-cell>
          <table:table-cell table:style-name="ce46" table:formula="of:=[.D12]/12" office:value-type="currency" office:currency="EUR" office:value="44.425" calcext:value-type="currency">
            <text:p>44,43 €</text:p>
          </table:table-cell>
          <table:table-cell table:style-name="ce50" office:value-type="currency" office:currency="EUR" office:value="50" calcext:value-type="currency">
            <text:p>50,00 €</text:p>
          </table:table-cell>
          <table:table-cell table:style-name="ce28"/>
          <table:table-cell table:style-name="ce56" table:number-columns-repeated="8"/>
          <table:table-cell table:style-name="ce50" table:number-columns-repeated="4"/>
          <table:table-cell table:style-name="ce46" table:formula="of:=['Budget Irrégulier'.F12]" office:value-type="currency" office:currency="EUR" office:value="0" calcext:value-type="currency">
            <text:p>0,00 €</text:p>
          </table:table-cell>
          <table:table-cell table:style-name="ce46" table:formula="of:=SUM([.I12:.U12])" office:value-type="currency" office:currency="EUR" office:value="0" calcext:value-type="currency">
            <text:p>0,00 €</text:p>
          </table:table-cell>
          <table:table-cell table:style-name="ce46" table:formula="of:=SUMIF([.I$1:.T$1];&quot;&lt;=&quot;&amp;[.$W$1];[.I12:.T12])+[.U12]" office:value-type="currency" office:currency="EUR" office:value="0" calcext:value-type="currency">
            <text:p>0,00 €</text:p>
          </table:table-cell>
          <table:table-cell table:number-columns-repeated="1001"/>
        </table:table-row>
        <table:table-row table:style-name="ro2">
          <table:table-cell table:style-name="ce28" office:value-type="float" office:value="51" calcext:value-type="float">
            <text:p>51</text:p>
          </table:table-cell>
          <table:table-cell table:style-name="ce35" table:formula="of:=IF([.A13]&lt;&gt;&quot;&quot;;VLOOKUP([.A13];CATEGORIES;2;0);&quot;&quot;)" office:value-type="string" office:string-value="Budget annuel" calcext:value-type="string">
            <text:p>Budget annuel</text:p>
          </table:table-cell>
          <table:table-cell table:style-name="ce39" office:value-type="currency" office:currency="EUR" office:value="360" calcext:value-type="currency">
            <text:p>360,00 €</text:p>
          </table:table-cell>
          <table:table-cell table:style-name="ce39" office:value-type="currency" office:currency="EUR" office:value="464" calcext:value-type="currency">
            <text:p>464,00 €</text:p>
          </table:table-cell>
          <table:table-cell table:style-name="ce39" office:value-type="currency" office:currency="EUR" office:value="-104" calcext:value-type="currency">
            <text:p>-104,00 €</text:p>
          </table:table-cell>
          <table:table-cell table:style-name="ce46" table:formula="of:=[.D13]/12" office:value-type="currency" office:currency="EUR" office:value="38.6666666666667" calcext:value-type="currency">
            <text:p>38,67 €</text:p>
          </table:table-cell>
          <table:table-cell table:style-name="ce50" office:value-type="currency" office:currency="EUR" office:value="30" calcext:value-type="currency">
            <text:p>30,00 €</text:p>
          </table:table-cell>
          <table:table-cell table:style-name="ce28"/>
          <table:table-cell table:style-name="ce56" table:number-columns-repeated="8"/>
          <table:table-cell table:style-name="ce28" table:number-columns-repeated="4"/>
          <table:table-cell table:style-name="ce46" table:formula="of:=['Budget Irrégulier'.F13]" office:value-type="currency" office:currency="EUR" office:value="0" calcext:value-type="currency">
            <text:p>0,00 €</text:p>
          </table:table-cell>
          <table:table-cell table:style-name="ce46" table:formula="of:=SUM([.I13:.U13])" office:value-type="currency" office:currency="EUR" office:value="0" calcext:value-type="currency">
            <text:p>0,00 €</text:p>
          </table:table-cell>
          <table:table-cell table:style-name="ce46" table:formula="of:=SUMIF([.I$1:.T$1];&quot;&lt;=&quot;&amp;[.$W$1];[.I13:.T13])+[.U13]" office:value-type="currency" office:currency="EUR" office:value="0" calcext:value-type="currency">
            <text:p>0,00 €</text:p>
          </table:table-cell>
          <table:table-cell table:number-columns-repeated="1001"/>
        </table:table-row>
        <table:table-row table:style-name="ro2">
          <table:table-cell table:style-name="ce28" office:value-type="float" office:value="52" calcext:value-type="float">
            <text:p>52</text:p>
          </table:table-cell>
          <table:table-cell table:style-name="ce35" table:formula="of:=IF([.A14]&lt;&gt;&quot;&quot;;VLOOKUP([.A14];CATEGORIES;2;0);&quot;&quot;)" office:value-type="string" office:string-value="Frais Professionnel" calcext:value-type="string">
            <text:p>Frais Professionnel</text:p>
          </table:table-cell>
          <table:table-cell table:style-name="ce39" office:value-type="currency" office:currency="EUR" office:value="31440" calcext:value-type="currency">
            <text:p>31 440,00 €</text:p>
          </table:table-cell>
          <table:table-cell table:style-name="ce39" office:value-type="currency" office:currency="EUR" office:value="30761.72" calcext:value-type="currency">
            <text:p>30 761,72 €</text:p>
          </table:table-cell>
          <table:table-cell table:style-name="ce39" office:value-type="currency" office:currency="EUR" office:value="678.28" calcext:value-type="currency">
            <text:p>678,28 €</text:p>
          </table:table-cell>
          <table:table-cell table:style-name="ce46" table:formula="of:=[.D14]/12" office:value-type="currency" office:currency="EUR" office:value="2563.47666666667" calcext:value-type="currency">
            <text:p>2 563,48 €</text:p>
          </table:table-cell>
          <table:table-cell table:style-name="ce50" office:value-type="currency" office:currency="EUR" office:value="2620" calcext:value-type="currency">
            <text:p>2 620,00 €</text:p>
          </table:table-cell>
          <table:table-cell table:style-name="ce28"/>
          <table:table-cell table:style-name="ce50" table:number-columns-repeated="12"/>
          <table:table-cell table:style-name="ce46" table:formula="of:=['Budget Irrégulier'.F14]" office:value-type="currency" office:currency="EUR" office:value="0" calcext:value-type="currency">
            <text:p>0,00 €</text:p>
          </table:table-cell>
          <table:table-cell table:style-name="ce46" table:formula="of:=SUM([.I14:.U14])" office:value-type="currency" office:currency="EUR" office:value="0" calcext:value-type="currency">
            <text:p>0,00 €</text:p>
          </table:table-cell>
          <table:table-cell table:style-name="ce46" table:formula="of:=SUMIF([.I$1:.T$1];&quot;&lt;=&quot;&amp;[.$W$1];[.I14:.T14])+[.U14]" office:value-type="currency" office:currency="EUR" office:value="0" calcext:value-type="currency">
            <text:p>0,00 €</text:p>
          </table:table-cell>
          <table:table-cell table:number-columns-repeated="1001"/>
        </table:table-row>
        <table:table-row table:style-name="ro2">
          <table:table-cell table:style-name="ce28" office:value-type="float" office:value="30" calcext:value-type="float">
            <text:p>30</text:p>
          </table:table-cell>
          <table:table-cell table:style-name="ce35" table:formula="of:=IF([.A15]&lt;&gt;&quot;&quot;;VLOOKUP([.A15];CATEGORIES;2;0);&quot;&quot;)" office:value-type="string" office:string-value="Activités et Loisirs Enfants" calcext:value-type="string">
            <text:p>Activités et Loisirs Enfants</text:p>
          </table:table-cell>
          <table:table-cell table:style-name="ce39" office:value-type="currency" office:currency="EUR" office:value="31440" calcext:value-type="currency">
            <text:p>31 440,00 €</text:p>
          </table:table-cell>
          <table:table-cell table:style-name="ce39" office:value-type="currency" office:currency="EUR" office:value="30761.72" calcext:value-type="currency">
            <text:p>30 761,72 €</text:p>
          </table:table-cell>
          <table:table-cell table:style-name="ce39" office:value-type="currency" office:currency="EUR" office:value="678.28" calcext:value-type="currency">
            <text:p>678,28 €</text:p>
          </table:table-cell>
          <table:table-cell table:style-name="ce46" table:formula="of:=[.D15]/12" office:value-type="currency" office:currency="EUR" office:value="2563.47666666667" calcext:value-type="currency">
            <text:p>2 563,48 €</text:p>
          </table:table-cell>
          <table:table-cell table:style-name="ce50" office:value-type="currency" office:currency="EUR" office:value="2620" calcext:value-type="currency">
            <text:p>2 620,00 €</text:p>
          </table:table-cell>
          <table:table-cell table:style-name="ce28"/>
          <table:table-cell table:style-name="ce50" table:number-columns-repeated="12"/>
          <table:table-cell table:style-name="ce46" table:formula="of:=['Budget Irrégulier'.F15]" office:value-type="currency" office:currency="EUR" office:value="0" calcext:value-type="currency">
            <text:p>0,00 €</text:p>
          </table:table-cell>
          <table:table-cell table:style-name="ce46" table:formula="of:=SUM([.I15:.U15])" office:value-type="currency" office:currency="EUR" office:value="0" calcext:value-type="currency">
            <text:p>0,00 €</text:p>
          </table:table-cell>
          <table:table-cell table:style-name="ce46" table:formula="of:=SUMIF([.I$1:.T$1];&quot;&lt;=&quot;&amp;[.$W$1];[.I15:.T15])+[.U15]" office:value-type="currency" office:currency="EUR" office:value="0" calcext:value-type="currency">
            <text:p>0,00 €</text:p>
          </table:table-cell>
          <table:table-cell table:number-columns-repeated="1001"/>
        </table:table-row>
        <table:table-row table:style-name="ro2">
          <table:table-cell table:style-name="ce28" office:value-type="float" office:value="31" calcext:value-type="float">
            <text:p>31</text:p>
          </table:table-cell>
          <table:table-cell table:style-name="ce35" table:formula="of:=IF([.A16]&lt;&gt;&quot;&quot;;VLOOKUP([.A16];CATEGORIES;2;0);&quot;&quot;)" office:value-type="string" office:string-value="Garde-Ecole-Cantine Enfants" calcext:value-type="string">
            <text:p>Garde-Ecole-Cantine Enfants</text:p>
          </table:table-cell>
          <table:table-cell table:style-name="ce39" office:value-type="currency" office:currency="EUR" office:value="1800" calcext:value-type="currency">
            <text:p>1 800,00 €</text:p>
          </table:table-cell>
          <table:table-cell table:style-name="ce39" office:value-type="currency" office:currency="EUR" office:value="1777.9" calcext:value-type="currency">
            <text:p>1 777,90 €</text:p>
          </table:table-cell>
          <table:table-cell table:style-name="ce39" office:value-type="currency" office:currency="EUR" office:value="22.1" calcext:value-type="currency">
            <text:p>22,10 €</text:p>
          </table:table-cell>
          <table:table-cell table:style-name="ce46" table:formula="of:=[.D16]/12" office:value-type="currency" office:currency="EUR" office:value="148.158333333333" calcext:value-type="currency">
            <text:p>148,16 €</text:p>
          </table:table-cell>
          <table:table-cell table:style-name="ce50" office:value-type="currency" office:currency="EUR" office:value="150" calcext:value-type="currency">
            <text:p>150,00 €</text:p>
          </table:table-cell>
          <table:table-cell table:style-name="ce28"/>
          <table:table-cell table:style-name="ce50" table:number-columns-repeated="12"/>
          <table:table-cell table:style-name="ce46" table:formula="of:=['Budget Irrégulier'.F16]" office:value-type="currency" office:currency="EUR" office:value="0" calcext:value-type="currency">
            <text:p>0,00 €</text:p>
          </table:table-cell>
          <table:table-cell table:style-name="ce46" table:formula="of:=SUM([.I16:.U16])" office:value-type="currency" office:currency="EUR" office:value="0" calcext:value-type="currency">
            <text:p>0,00 €</text:p>
          </table:table-cell>
          <table:table-cell table:style-name="ce46" table:formula="of:=SUMIF([.I$1:.T$1];&quot;&lt;=&quot;&amp;[.$W$1];[.I16:.T16])+[.U16]" office:value-type="currency" office:currency="EUR" office:value="0" calcext:value-type="currency">
            <text:p>0,00 €</text:p>
          </table:table-cell>
          <table:table-cell table:number-columns-repeated="1001"/>
        </table:table-row>
        <table:table-row table:style-name="ro2">
          <table:table-cell table:style-name="ce28" office:value-type="float" office:value="32" calcext:value-type="float">
            <text:p>32</text:p>
          </table:table-cell>
          <table:table-cell table:style-name="ce35" table:formula="of:=IF([.A17]&lt;&gt;&quot;&quot;;VLOOKUP([.A17];CATEGORIES;2;0);&quot;&quot;)" office:value-type="string" office:string-value="Habillement Enfants" calcext:value-type="string">
            <text:p>Habillement Enfants</text:p>
          </table:table-cell>
          <table:table-cell table:style-name="ce39" office:value-type="currency" office:currency="EUR" office:value="480" calcext:value-type="currency">
            <text:p>480,00 €</text:p>
          </table:table-cell>
          <table:table-cell table:style-name="ce39" office:value-type="currency" office:currency="EUR" office:value="396" calcext:value-type="currency">
            <text:p>396,00 €</text:p>
          </table:table-cell>
          <table:table-cell table:style-name="ce39" office:value-type="currency" office:currency="EUR" office:value="84" calcext:value-type="currency">
            <text:p>84,00 €</text:p>
          </table:table-cell>
          <table:table-cell table:style-name="ce46" table:formula="of:=[.D17]/12" office:value-type="currency" office:currency="EUR" office:value="33" calcext:value-type="currency">
            <text:p>33,00 €</text:p>
          </table:table-cell>
          <table:table-cell table:style-name="ce50" office:value-type="currency" office:currency="EUR" office:value="40" calcext:value-type="currency">
            <text:p>40,00 €</text:p>
          </table:table-cell>
          <table:table-cell table:style-name="ce28"/>
          <table:table-cell table:style-name="ce50" table:number-columns-repeated="8"/>
          <table:table-cell table:style-name="ce56" table:number-columns-repeated="4"/>
          <table:table-cell table:style-name="ce46" table:formula="of:=['Budget Irrégulier'.F17]" office:value-type="currency" office:currency="EUR" office:value="0" calcext:value-type="currency">
            <text:p>0,00 €</text:p>
          </table:table-cell>
          <table:table-cell table:style-name="ce46" table:formula="of:=SUM([.I17:.U17])" office:value-type="currency" office:currency="EUR" office:value="0" calcext:value-type="currency">
            <text:p>0,00 €</text:p>
          </table:table-cell>
          <table:table-cell table:style-name="ce46" table:formula="of:=SUMIF([.I$1:.T$1];&quot;&lt;=&quot;&amp;[.$W$1];[.I17:.T17])+[.U17]" office:value-type="currency" office:currency="EUR" office:value="0" calcext:value-type="currency">
            <text:p>0,00 €</text:p>
          </table:table-cell>
          <table:table-cell table:number-columns-repeated="1001"/>
        </table:table-row>
        <table:table-row table:style-name="ro2">
          <table:table-cell table:style-name="ce28" office:value-type="float" office:value="100" calcext:value-type="float">
            <text:p>100</text:p>
          </table:table-cell>
          <table:table-cell table:style-name="ce35" table:formula="of:=IF([.A18]&lt;&gt;&quot;&quot;;VLOOKUP([.A18];CATEGORIES;2;0);&quot;&quot;)" office:value-type="string" office:string-value="Ajustement de solde" calcext:value-type="string">
            <text:p>Ajustement de solde</text:p>
          </table:table-cell>
          <table:table-cell table:style-name="ce39" office:value-type="currency" office:currency="EUR" office:value="264" calcext:value-type="currency">
            <text:p>264,00 €</text:p>
          </table:table-cell>
          <table:table-cell table:style-name="ce39" office:value-type="currency" office:currency="EUR" office:value="259.8" calcext:value-type="currency">
            <text:p>259,80 €</text:p>
          </table:table-cell>
          <table:table-cell table:style-name="ce39" office:value-type="currency" office:currency="EUR" office:value="4.2" calcext:value-type="currency">
            <text:p>4,20 €</text:p>
          </table:table-cell>
          <table:table-cell table:style-name="ce46" table:formula="of:=[.D18]/12" office:value-type="currency" office:currency="EUR" office:value="21.65" calcext:value-type="currency">
            <text:p>21,65 €</text:p>
          </table:table-cell>
          <table:table-cell table:style-name="ce50" office:value-type="currency" office:currency="EUR" office:value="22" calcext:value-type="currency">
            <text:p>22,00 €</text:p>
          </table:table-cell>
          <table:table-cell table:style-name="ce28"/>
          <table:table-cell table:style-name="ce56" table:number-columns-repeated="8"/>
          <table:table-cell table:style-name="ce50" table:number-columns-repeated="4"/>
          <table:table-cell table:style-name="ce46" table:formula="of:=['Budget Irrégulier'.F18]" office:value-type="currency" office:currency="EUR" office:value="0" calcext:value-type="currency">
            <text:p>0,00 €</text:p>
          </table:table-cell>
          <table:table-cell table:style-name="ce46" table:formula="of:=SUM([.I18:.U18])" office:value-type="currency" office:currency="EUR" office:value="0" calcext:value-type="currency">
            <text:p>0,00 €</text:p>
          </table:table-cell>
          <table:table-cell table:style-name="ce46" table:formula="of:=SUMIF([.I$1:.T$1];&quot;&lt;=&quot;&amp;[.$W$1];[.I18:.T18])+[.U18]" office:value-type="currency" office:currency="EUR" office:value="0" calcext:value-type="currency">
            <text:p>0,00 €</text:p>
          </table:table-cell>
          <table:table-cell table:number-columns-repeated="1001"/>
        </table:table-row>
        <table:table-row table:style-name="ro2">
          <table:table-cell table:style-name="ce28" office:value-type="float" office:value="101" calcext:value-type="float">
            <text:p>101</text:p>
          </table:table-cell>
          <table:table-cell table:style-name="ce35" table:formula="of:=IF([.A19]&lt;&gt;&quot;&quot;;VLOOKUP([.A19];CATEGORIES;2;0);&quot;&quot;)" office:value-type="string" office:string-value="Alimentation famille" calcext:value-type="string">
            <text:p>Alimentation famille</text:p>
          </table:table-cell>
          <table:table-cell table:style-name="ce39" office:value-type="currency" office:currency="EUR" office:value="0" calcext:value-type="currency">
            <text:p>0,00 €</text:p>
          </table:table-cell>
          <table:table-cell table:style-name="ce39" office:value-type="currency" office:currency="EUR" office:value="316622.88" calcext:value-type="currency">
            <text:p>316 622,88 €</text:p>
          </table:table-cell>
          <table:table-cell table:style-name="ce39" office:value-type="currency" office:currency="EUR" office:value="-316622.88" calcext:value-type="currency">
            <text:p>-316 622,88 €</text:p>
          </table:table-cell>
          <table:table-cell table:style-name="ce46" table:formula="of:=[.D19]/12" office:value-type="currency" office:currency="EUR" office:value="26385.24" calcext:value-type="currency">
            <text:p>26 385,24 €</text:p>
          </table:table-cell>
          <table:table-cell table:style-name="ce50"/>
          <table:table-cell table:style-name="ce28"/>
          <table:table-cell table:number-columns-repeated="12" table:style-name="ce56" office:value-type="currency" office:currency="EUR" office:value="-800" calcext:value-type="currency">
            <text:p>-800,00 €</text:p>
          </table:table-cell>
          <table:table-cell table:style-name="ce46" table:formula="of:=['Budget Irrégulier'.F19]" office:value-type="currency" office:currency="EUR" office:value="0" calcext:value-type="currency">
            <text:p>0,00 €</text:p>
          </table:table-cell>
          <table:table-cell table:style-name="ce46" table:formula="of:=SUM([.I19:.U19])" office:value-type="currency" office:currency="EUR" office:value="-9600" calcext:value-type="currency">
            <text:p>-9 600,00 €</text:p>
          </table:table-cell>
          <table:table-cell table:style-name="ce46" table:formula="of:=SUMIF([.I$1:.T$1];&quot;&lt;=&quot;&amp;[.$W$1];[.I19:.T19])+[.U19]" office:value-type="currency" office:currency="EUR" office:value="-9600" calcext:value-type="currency">
            <text:p>-9 600,00 €</text:p>
          </table:table-cell>
          <table:table-cell table:number-columns-repeated="1001"/>
        </table:table-row>
        <table:table-row table:style-name="ro2">
          <table:table-cell table:style-name="ce28" office:value-type="float" office:value="102" calcext:value-type="float">
            <text:p>102</text:p>
          </table:table-cell>
          <table:table-cell table:style-name="ce35" table:formula="of:=IF([.A20]&lt;&gt;&quot;&quot;;VLOOKUP([.A20];CATEGORIES;2;0);&quot;&quot;)" office:value-type="string" office:string-value="Communication famille" calcext:value-type="string">
            <text:p>Communication famille</text:p>
          </table:table-cell>
          <table:table-cell table:style-name="ce39" office:value-type="currency" office:currency="EUR" office:value="0" calcext:value-type="currency">
            <text:p>0,00 €</text:p>
          </table:table-cell>
          <table:table-cell table:style-name="ce39" office:value-type="currency" office:currency="EUR" office:value="169.5" calcext:value-type="currency">
            <text:p>169,50 €</text:p>
          </table:table-cell>
          <table:table-cell table:style-name="ce39" office:value-type="currency" office:currency="EUR" office:value="-169.5" calcext:value-type="currency">
            <text:p>-169,50 €</text:p>
          </table:table-cell>
          <table:table-cell table:style-name="ce46" table:formula="of:=[.D20]/12" office:value-type="currency" office:currency="EUR" office:value="14.125" calcext:value-type="currency">
            <text:p>14,13 €</text:p>
          </table:table-cell>
          <table:table-cell table:style-name="ce50"/>
          <table:table-cell table:style-name="ce28"/>
          <table:table-cell table:style-name="ce56" table:number-columns-repeated="8"/>
          <table:table-cell table:style-name="ce50" table:number-columns-repeated="4"/>
          <table:table-cell table:style-name="ce46" table:formula="of:=['Budget Irrégulier'.F20]" office:value-type="currency" office:currency="EUR" office:value="0" calcext:value-type="currency">
            <text:p>0,00 €</text:p>
          </table:table-cell>
          <table:table-cell table:style-name="ce46" table:formula="of:=SUM([.I20:.U20])" office:value-type="currency" office:currency="EUR" office:value="0" calcext:value-type="currency">
            <text:p>0,00 €</text:p>
          </table:table-cell>
          <table:table-cell table:style-name="ce46" table:formula="of:=SUMIF([.I$1:.T$1];&quot;&lt;=&quot;&amp;[.$W$1];[.I20:.T20])+[.U20]" office:value-type="currency" office:currency="EUR" office:value="0" calcext:value-type="currency">
            <text:p>0,00 €</text:p>
          </table:table-cell>
          <table:table-cell table:number-columns-repeated="1001"/>
        </table:table-row>
        <table:table-row table:style-name="ro2">
          <table:table-cell table:style-name="ce28" office:value-type="float" office:value="103" calcext:value-type="float">
            <text:p>103</text:p>
          </table:table-cell>
          <table:table-cell table:style-name="ce35" table:formula="of:=IF([.A21]&lt;&gt;&quot;&quot;;VLOOKUP([.A21];CATEGORIES;2;0);&quot;&quot;)" office:value-type="string" office:string-value="Assurances famille" calcext:value-type="string">
            <text:p>Assurances famille</text:p>
          </table:table-cell>
          <table:table-cell table:style-name="ce39" office:value-type="currency" office:currency="EUR" office:value="600" calcext:value-type="currency">
            <text:p>600,00 €</text:p>
          </table:table-cell>
          <table:table-cell table:style-name="ce39" office:value-type="currency" office:currency="EUR" office:value="618.9" calcext:value-type="currency">
            <text:p>618,90 €</text:p>
          </table:table-cell>
          <table:table-cell table:style-name="ce39" office:value-type="currency" office:currency="EUR" office:value="-18.9" calcext:value-type="currency">
            <text:p>-18,90 €</text:p>
          </table:table-cell>
          <table:table-cell table:style-name="ce46" table:formula="of:=[.D21]/12" office:value-type="currency" office:currency="EUR" office:value="51.575" calcext:value-type="currency">
            <text:p>51,58 €</text:p>
          </table:table-cell>
          <table:table-cell table:style-name="ce50" office:value-type="currency" office:currency="EUR" office:value="50" calcext:value-type="currency">
            <text:p>50,00 €</text:p>
          </table:table-cell>
          <table:table-cell table:style-name="ce28"/>
          <table:table-cell table:number-columns-repeated="12" table:style-name="ce56" office:value-type="currency" office:currency="EUR" office:value="-100" calcext:value-type="currency">
            <text:p>-100,00 €</text:p>
          </table:table-cell>
          <table:table-cell table:style-name="ce46" table:formula="of:=['Budget Irrégulier'.F21]" office:value-type="currency" office:currency="EUR" office:value="0" calcext:value-type="currency">
            <text:p>0,00 €</text:p>
          </table:table-cell>
          <table:table-cell table:style-name="ce46" table:formula="of:=SUM([.I21:.U21])" office:value-type="currency" office:currency="EUR" office:value="-1200" calcext:value-type="currency">
            <text:p>-1 200,00 €</text:p>
          </table:table-cell>
          <table:table-cell table:style-name="ce46" table:formula="of:=SUMIF([.I$1:.T$1];&quot;&lt;=&quot;&amp;[.$W$1];[.I21:.T21])+[.U21]" office:value-type="currency" office:currency="EUR" office:value="-1200" calcext:value-type="currency">
            <text:p>-1 200,00 €</text:p>
          </table:table-cell>
          <table:table-cell table:number-columns-repeated="1001"/>
        </table:table-row>
        <table:table-row table:style-name="ro2">
          <table:table-cell table:style-name="ce28" office:value-type="float" office:value="104" calcext:value-type="float">
            <text:p>104</text:p>
          </table:table-cell>
          <table:table-cell table:style-name="ce35" table:formula="of:=IF([.A22]&lt;&gt;&quot;&quot;;VLOOKUP([.A22];CATEGORIES;2;0);&quot;&quot;)" office:value-type="string" office:string-value="Loisirs famille" calcext:value-type="string">
            <text:p>Loisirs famille</text:p>
          </table:table-cell>
          <table:table-cell table:style-name="ce39" table:number-columns-repeated="2"/>
          <table:table-cell table:style-name="ce39" office:value-type="currency" office:currency="EUR" office:value="7514.03" calcext:value-type="currency">
            <text:p>7 514,03 €</text:p>
          </table:table-cell>
          <table:table-cell table:style-name="ce46" table:formula="of:=[.D22]/12" office:value-type="currency" office:currency="EUR" office:value="0" calcext:value-type="currency">
            <text:p>0,00 €</text:p>
          </table:table-cell>
          <table:table-cell table:style-name="ce50" office:value-type="currency" office:currency="EUR" office:value="2150" calcext:value-type="currency">
            <text:p>2 150,00 €</text:p>
          </table:table-cell>
          <table:table-cell table:style-name="ce28"/>
          <table:table-cell table:style-name="ce56" table:number-columns-repeated="8"/>
          <table:table-cell table:style-name="ce65"/>
          <table:table-cell table:style-name="ce56" table:number-columns-repeated="3"/>
          <table:table-cell table:style-name="ce46" table:formula="of:=['Budget Irrégulier'.F22]" office:value-type="currency" office:currency="EUR" office:value="0" calcext:value-type="currency">
            <text:p>0,00 €</text:p>
          </table:table-cell>
          <table:table-cell table:style-name="ce46" table:formula="of:=SUM([.I22:.U22])" office:value-type="currency" office:currency="EUR" office:value="0" calcext:value-type="currency">
            <text:p>0,00 €</text:p>
          </table:table-cell>
          <table:table-cell table:style-name="ce46" table:formula="of:=SUMIF([.I$1:.T$1];&quot;&lt;=&quot;&amp;[.$W$1];[.I22:.T22])+[.U22]" office:value-type="currency" office:currency="EUR" office:value="0" calcext:value-type="currency">
            <text:p>0,00 €</text:p>
          </table:table-cell>
          <table:table-cell table:number-columns-repeated="1001"/>
        </table:table-row>
        <table:table-row table:style-name="ro2">
          <table:table-cell table:style-name="ce28" office:value-type="float" office:value="105" calcext:value-type="float">
            <text:p>105</text:p>
          </table:table-cell>
          <table:table-cell table:style-name="ce35" table:formula="of:=IF([.A23]&lt;&gt;&quot;&quot;;VLOOKUP([.A23];CATEGORIES;2;0);&quot;&quot;)" office:value-type="string" office:string-value="Ménage famille" calcext:value-type="string">
            <text:p>Ménage famille</text:p>
          </table:table-cell>
          <table:table-cell table:style-name="ce39" office:value-type="currency" office:currency="EUR" office:value="1200" calcext:value-type="currency">
            <text:p>1 200,00 €</text:p>
          </table:table-cell>
          <table:table-cell table:style-name="ce39" office:value-type="currency" office:currency="EUR" office:value="1531.71" calcext:value-type="currency">
            <text:p>1 531,71 €</text:p>
          </table:table-cell>
          <table:table-cell table:style-name="ce39" office:value-type="currency" office:currency="EUR" office:value="-331.71" calcext:value-type="currency">
            <text:p>-331,71 €</text:p>
          </table:table-cell>
          <table:table-cell table:style-name="ce46" table:formula="of:=[.D23]/12" office:value-type="currency" office:currency="EUR" office:value="127.6425" calcext:value-type="currency">
            <text:p>127,64 €</text:p>
          </table:table-cell>
          <table:table-cell table:style-name="ce50" office:value-type="currency" office:currency="EUR" office:value="100" calcext:value-type="currency">
            <text:p>100,00 €</text:p>
          </table:table-cell>
          <table:table-cell table:style-name="ce28"/>
          <table:table-cell table:style-name="ce57"/>
          <table:table-cell table:style-name="ce63" table:number-columns-repeated="11"/>
          <table:table-cell table:style-name="ce46" table:formula="of:=['Budget Irrégulier'.F23]" office:value-type="currency" office:currency="EUR" office:value="0" calcext:value-type="currency">
            <text:p>0,00 €</text:p>
          </table:table-cell>
          <table:table-cell table:style-name="ce46" table:formula="of:=SUM([.I23:.U23])" office:value-type="currency" office:currency="EUR" office:value="0" calcext:value-type="currency">
            <text:p>0,00 €</text:p>
          </table:table-cell>
          <table:table-cell table:style-name="ce46" table:formula="of:=SUMIF([.I$1:.T$1];&quot;&lt;=&quot;&amp;[.$W$1];[.I23:.T23])+[.U23]" office:value-type="currency" office:currency="EUR" office:value="0" calcext:value-type="currency">
            <text:p>0,00 €</text:p>
          </table:table-cell>
          <table:table-cell table:number-columns-repeated="1001"/>
        </table:table-row>
        <table:table-row table:style-name="ro2">
          <table:table-cell table:style-name="ce28" office:value-type="float" office:value="106" calcext:value-type="float">
            <text:p>106</text:p>
          </table:table-cell>
          <table:table-cell table:style-name="ce35" table:formula="of:=IF([.A24]&lt;&gt;&quot;&quot;;VLOOKUP([.A24];CATEGORIES;2;0);&quot;&quot;)" office:value-type="string" office:string-value="Santé famille" calcext:value-type="string">
            <text:p>Santé famille</text:p>
          </table:table-cell>
          <table:table-cell table:style-name="ce39" office:value-type="currency" office:currency="EUR" office:value="0" calcext:value-type="currency">
            <text:p>0,00 €</text:p>
          </table:table-cell>
          <table:table-cell table:style-name="ce39" office:value-type="currency" office:currency="EUR" office:value="55" calcext:value-type="currency">
            <text:p>55,00 €</text:p>
          </table:table-cell>
          <table:table-cell table:style-name="ce39" office:value-type="currency" office:currency="EUR" office:value="-55" calcext:value-type="currency">
            <text:p>-55,00 €</text:p>
          </table:table-cell>
          <table:table-cell table:style-name="ce46" table:formula="of:=[.D24]/12" office:value-type="currency" office:currency="EUR" office:value="4.58333333333333" calcext:value-type="currency">
            <text:p>4,58 €</text:p>
          </table:table-cell>
          <table:table-cell table:style-name="ce50"/>
          <table:table-cell table:style-name="ce28"/>
          <table:table-cell table:style-name="ce56" table:number-columns-repeated="8"/>
          <table:table-cell table:style-name="ce50" table:number-columns-repeated="4"/>
          <table:table-cell table:style-name="ce46" table:formula="of:=['Budget Irrégulier'.F24]" office:value-type="currency" office:currency="EUR" office:value="0" calcext:value-type="currency">
            <text:p>0,00 €</text:p>
          </table:table-cell>
          <table:table-cell table:style-name="ce46" table:formula="of:=SUM([.I24:.U24])" office:value-type="currency" office:currency="EUR" office:value="0" calcext:value-type="currency">
            <text:p>0,00 €</text:p>
          </table:table-cell>
          <table:table-cell table:style-name="ce46" table:formula="of:=SUMIF([.I$1:.T$1];&quot;&lt;=&quot;&amp;[.$W$1];[.I24:.T24])+[.U24]" office:value-type="currency" office:currency="EUR" office:value="0" calcext:value-type="currency">
            <text:p>0,00 €</text:p>
          </table:table-cell>
          <table:table-cell table:number-columns-repeated="1001"/>
        </table:table-row>
        <table:table-row table:style-name="ro2">
          <table:table-cell table:style-name="ce28" office:value-type="float" office:value="40" calcext:value-type="float">
            <text:p>40</text:p>
          </table:table-cell>
          <table:table-cell table:style-name="ce35" table:formula="of:=IF([.A25]&lt;&gt;&quot;&quot;;VLOOKUP([.A25];CATEGORIES;2;0);&quot;&quot;)" office:value-type="string" office:string-value="Amendes Trésor Public" calcext:value-type="string">
            <text:p>Amendes Trésor Public</text:p>
          </table:table-cell>
          <table:table-cell table:style-name="ce39" office:value-type="currency" office:currency="EUR" office:value="100" calcext:value-type="currency">
            <text:p>100,00 €</text:p>
          </table:table-cell>
          <table:table-cell table:style-name="ce39" office:value-type="currency" office:currency="EUR" office:value="139.63" calcext:value-type="currency">
            <text:p>139,63 €</text:p>
          </table:table-cell>
          <table:table-cell table:style-name="ce39" office:value-type="currency" office:currency="EUR" office:value="-39.63" calcext:value-type="currency">
            <text:p>-39,63 €</text:p>
          </table:table-cell>
          <table:table-cell table:style-name="ce46" table:formula="of:=[.D25]/12" office:value-type="currency" office:currency="EUR" office:value="11.6358333333333" calcext:value-type="currency">
            <text:p>11,64 €</text:p>
          </table:table-cell>
          <table:table-cell table:style-name="ce50"/>
          <table:table-cell table:style-name="ce28"/>
          <table:table-cell table:style-name="ce56" table:number-columns-repeated="8"/>
          <table:table-cell table:style-name="ce50" table:number-columns-repeated="4"/>
          <table:table-cell table:style-name="ce46" table:formula="of:=['Budget Irrégulier'.F25]" office:value-type="currency" office:currency="EUR" office:value="0" calcext:value-type="currency">
            <text:p>0,00 €</text:p>
          </table:table-cell>
          <table:table-cell table:style-name="ce46" table:formula="of:=SUM([.I25:.U25])" office:value-type="currency" office:currency="EUR" office:value="0" calcext:value-type="currency">
            <text:p>0,00 €</text:p>
          </table:table-cell>
          <table:table-cell table:style-name="ce46" table:formula="of:=SUMIF([.I$1:.T$1];&quot;&lt;=&quot;&amp;[.$W$1];[.I25:.T25])+[.U25]" office:value-type="currency" office:currency="EUR" office:value="0" calcext:value-type="currency">
            <text:p>0,00 €</text:p>
          </table:table-cell>
          <table:table-cell table:number-columns-repeated="1001"/>
        </table:table-row>
        <table:table-row table:style-name="ro2">
          <table:table-cell table:style-name="ce28" office:value-type="float" office:value="41" calcext:value-type="float">
            <text:p>41</text:p>
          </table:table-cell>
          <table:table-cell table:style-name="ce35" table:formula="of:=IF([.A26]&lt;&gt;&quot;&quot;;VLOOKUP([.A26];CATEGORIES;2;0);&quot;&quot;)" office:value-type="string" office:string-value="Revenu Trésor Public" calcext:value-type="string">
            <text:p>Revenu Trésor Public</text:p>
          </table:table-cell>
          <table:table-cell table:style-name="ce39" office:value-type="currency" office:currency="EUR" office:value="10840" calcext:value-type="currency">
            <text:p>10 840,00 €</text:p>
          </table:table-cell>
          <table:table-cell table:style-name="ce39" office:value-type="currency" office:currency="EUR" office:value="10240.72" calcext:value-type="currency">
            <text:p>10 240,72 €</text:p>
          </table:table-cell>
          <table:table-cell table:style-name="ce39" office:value-type="currency" office:currency="EUR" office:value="599.28" calcext:value-type="currency">
            <text:p>599,28 €</text:p>
          </table:table-cell>
          <table:table-cell table:style-name="ce46" table:formula="of:=[.D26]/12" office:value-type="currency" office:currency="EUR" office:value="853.393333333333" calcext:value-type="currency">
            <text:p>853,39 €</text:p>
          </table:table-cell>
          <table:table-cell table:style-name="ce50" office:value-type="currency" office:currency="EUR" office:value="900" calcext:value-type="currency">
            <text:p>900,00 €</text:p>
          </table:table-cell>
          <table:table-cell table:style-name="ce28"/>
          <table:table-cell table:style-name="ce56" table:number-columns-repeated="8"/>
          <table:table-cell table:style-name="ce64"/>
          <table:table-cell table:style-name="ce50" table:number-columns-repeated="3"/>
          <table:table-cell table:style-name="ce46" table:formula="of:=['Budget Irrégulier'.F26]" office:value-type="currency" office:currency="EUR" office:value="0" calcext:value-type="currency">
            <text:p>0,00 €</text:p>
          </table:table-cell>
          <table:table-cell table:style-name="ce46" table:formula="of:=SUM([.I26:.U26])" office:value-type="currency" office:currency="EUR" office:value="0" calcext:value-type="currency">
            <text:p>0,00 €</text:p>
          </table:table-cell>
          <table:table-cell table:style-name="ce46" table:formula="of:=SUMIF([.I$1:.T$1];&quot;&lt;=&quot;&amp;[.$W$1];[.I26:.T26])+[.U26]" office:value-type="currency" office:currency="EUR" office:value="0" calcext:value-type="currency">
            <text:p>0,00 €</text:p>
          </table:table-cell>
          <table:table-cell table:number-columns-repeated="1001"/>
        </table:table-row>
        <table:table-row table:style-name="ro2">
          <table:table-cell table:style-name="ce28" office:value-type="float" office:value="42" calcext:value-type="float">
            <text:p>42</text:p>
          </table:table-cell>
          <table:table-cell table:style-name="ce35" table:formula="of:=IF([.A27]&lt;&gt;&quot;&quot;;VLOOKUP([.A27];CATEGORIES;2;0);&quot;&quot;)" office:value-type="string" office:string-value="an prochain Trésor Public" calcext:value-type="string">
            <text:p>an prochain Trésor Public</text:p>
          </table:table-cell>
          <table:table-cell table:style-name="ce40" office:value-type="currency" office:currency="EUR" office:value="0" calcext:value-type="currency">
            <text:p>0,00 €</text:p>
          </table:table-cell>
          <table:table-cell table:style-name="ce40" office:value-type="currency" office:currency="EUR" office:value="3.42" calcext:value-type="currency">
            <text:p>3,42 €</text:p>
          </table:table-cell>
          <table:table-cell table:style-name="ce40"/>
          <table:table-cell table:style-name="ce47" table:formula="of:=[.D27]/12" office:value-type="currency" office:currency="EUR" office:value="0.285" calcext:value-type="currency">
            <text:p>0,29 €</text:p>
          </table:table-cell>
          <table:table-cell table:style-name="ce51"/>
          <table:table-cell table:style-name="ce28"/>
          <table:table-cell table:style-name="ce58" table:number-columns-repeated="8"/>
          <table:table-cell table:style-name="ce51" table:number-columns-repeated="4"/>
          <table:table-cell table:style-name="ce46" table:formula="of:=['Budget Irrégulier'.F27]" office:value-type="currency" office:currency="EUR" office:value="0" calcext:value-type="currency">
            <text:p>0,00 €</text:p>
          </table:table-cell>
          <table:table-cell table:style-name="ce46" table:formula="of:=SUM([.I27:.U27])" office:value-type="currency" office:currency="EUR" office:value="0" calcext:value-type="currency">
            <text:p>0,00 €</text:p>
          </table:table-cell>
          <table:table-cell table:style-name="ce46" table:formula="of:=SUMIF([.I$1:.T$1];&quot;&lt;=&quot;&amp;[.$W$1];[.I27:.T27])+[.U27]" office:value-type="currency" office:currency="EUR" office:value="0" calcext:value-type="currency">
            <text:p>0,00 €</text:p>
          </table:table-cell>
          <table:table-cell table:number-columns-repeated="1001"/>
        </table:table-row>
        <table:table-row table:style-name="ro2">
          <table:table-cell table:style-name="ce28" office:value-type="float" office:value="43" calcext:value-type="float">
            <text:p>43</text:p>
          </table:table-cell>
          <table:table-cell table:style-name="ce35" table:formula="of:=IF([.A28]&lt;&gt;&quot;&quot;;VLOOKUP([.A28];CATEGORIES;2;0);&quot;&quot;)" office:value-type="string" office:string-value="Taxes Trésor Public" calcext:value-type="string">
            <text:p>Taxes Trésor Public</text:p>
          </table:table-cell>
          <table:table-cell table:style-name="ce39" office:value-type="currency" office:currency="EUR" office:value="720" calcext:value-type="currency">
            <text:p>720,00 €</text:p>
          </table:table-cell>
          <table:table-cell table:style-name="ce39" office:value-type="currency" office:currency="EUR" office:value="694.86" calcext:value-type="currency">
            <text:p>694,86 €</text:p>
          </table:table-cell>
          <table:table-cell table:style-name="ce39" office:value-type="currency" office:currency="EUR" office:value="25.14" calcext:value-type="currency">
            <text:p>25,14 €</text:p>
          </table:table-cell>
          <table:table-cell table:style-name="ce46" table:formula="of:=[.D28]/12" office:value-type="currency" office:currency="EUR" office:value="57.905" calcext:value-type="currency">
            <text:p>57,91 €</text:p>
          </table:table-cell>
          <table:table-cell table:style-name="ce50" office:value-type="currency" office:currency="EUR" office:value="60" calcext:value-type="currency">
            <text:p>60,00 €</text:p>
          </table:table-cell>
          <table:table-cell table:style-name="ce28"/>
          <table:table-cell table:style-name="ce56" table:number-columns-repeated="8"/>
          <table:table-cell table:style-name="ce64"/>
          <table:table-cell table:style-name="ce50" table:number-columns-repeated="3"/>
          <table:table-cell table:style-name="ce46" table:formula="of:=['Budget Irrégulier'.F28]" office:value-type="currency" office:currency="EUR" office:value="0" calcext:value-type="currency">
            <text:p>0,00 €</text:p>
          </table:table-cell>
          <table:table-cell table:style-name="ce46" table:formula="of:=SUM([.I28:.U28])" office:value-type="currency" office:currency="EUR" office:value="0" calcext:value-type="currency">
            <text:p>0,00 €</text:p>
          </table:table-cell>
          <table:table-cell table:style-name="ce46" table:formula="of:=SUMIF([.I$1:.T$1];&quot;&lt;=&quot;&amp;[.$W$1];[.I28:.T28])+[.U28]" office:value-type="currency" office:currency="EUR" office:value="0" calcext:value-type="currency">
            <text:p>0,00 €</text:p>
          </table:table-cell>
          <table:table-cell table:number-columns-repeated="1001"/>
        </table:table-row>
        <table:table-row table:style-name="ro2">
          <table:table-cell table:style-name="ce28" office:value-type="float" office:value="60" calcext:value-type="float">
            <text:p>60</text:p>
          </table:table-cell>
          <table:table-cell table:style-name="ce35" table:formula="of:=IF([.A29]&lt;&gt;&quot;&quot;;VLOOKUP([.A29];CATEGORIES;2;0);&quot;&quot;)" office:value-type="string" office:string-value="tirelire arabelle" calcext:value-type="string">
            <text:p>tirelire arabelle</text:p>
          </table:table-cell>
          <table:table-cell table:style-name="ce39" office:value-type="currency" office:currency="EUR" office:value="3200" calcext:value-type="currency">
            <text:p>3 200,00 €</text:p>
          </table:table-cell>
          <table:table-cell table:style-name="ce39" office:value-type="currency" office:currency="EUR" office:value="5054.23" calcext:value-type="currency">
            <text:p>5 054,23 €</text:p>
          </table:table-cell>
          <table:table-cell table:style-name="ce39" office:value-type="currency" office:currency="EUR" office:value="-1854.23" calcext:value-type="currency">
            <text:p>-1 854,23 €</text:p>
          </table:table-cell>
          <table:table-cell table:style-name="ce46" table:formula="of:=[.D29]/12" office:value-type="currency" office:currency="EUR" office:value="421.185833333333" calcext:value-type="currency">
            <text:p>421,19 €</text:p>
          </table:table-cell>
          <table:table-cell table:style-name="ce50" office:value-type="currency" office:currency="EUR" office:value="100" calcext:value-type="currency">
            <text:p>100,00 €</text:p>
          </table:table-cell>
          <table:table-cell table:style-name="ce28"/>
          <table:table-cell table:style-name="ce50" table:number-columns-repeated="8"/>
          <table:table-cell table:style-name="ce64"/>
          <table:table-cell table:style-name="ce50" table:number-columns-repeated="2"/>
          <table:table-cell table:style-name="ce64"/>
          <table:table-cell table:style-name="ce46" table:formula="of:=['Budget Irrégulier'.F29]" office:value-type="currency" office:currency="EUR" office:value="0" calcext:value-type="currency">
            <text:p>0,00 €</text:p>
          </table:table-cell>
          <table:table-cell table:style-name="ce46" table:formula="of:=SUM([.I29:.U29])" office:value-type="currency" office:currency="EUR" office:value="0" calcext:value-type="currency">
            <text:p>0,00 €</text:p>
          </table:table-cell>
          <table:table-cell table:style-name="ce46" table:formula="of:=SUMIF([.I$1:.T$1];&quot;&lt;=&quot;&amp;[.$W$1];[.I29:.T29])+[.U29]" office:value-type="currency" office:currency="EUR" office:value="0" calcext:value-type="currency">
            <text:p>0,00 €</text:p>
          </table:table-cell>
          <table:table-cell table:number-columns-repeated="1001"/>
        </table:table-row>
        <table:table-row table:style-name="ro2">
          <table:table-cell table:style-name="ce28" office:value-type="float" office:value="61" calcext:value-type="float">
            <text:p>61</text:p>
          </table:table-cell>
          <table:table-cell table:style-name="ce35" table:formula="of:=IF([.A30]&lt;&gt;&quot;&quot;;VLOOKUP([.A30];CATEGORIES;2;0);&quot;&quot;)" office:value-type="string" office:string-value="tirelire dg" calcext:value-type="string">
            <text:p>tirelire dg</text:p>
          </table:table-cell>
          <table:table-cell table:style-name="ce39" table:number-columns-repeated="3"/>
          <table:table-cell table:style-name="ce46"/>
          <table:table-cell table:style-name="ce50"/>
          <table:table-cell table:style-name="ce28"/>
          <table:table-cell table:style-name="ce50" table:number-columns-repeated="12"/>
          <table:table-cell table:style-name="ce46" table:formula="of:=['Budget Irrégulier'.F30]" office:value-type="currency" office:currency="EUR" office:value="0" calcext:value-type="currency">
            <text:p>0,00 €</text:p>
          </table:table-cell>
          <table:table-cell table:style-name="ce46" table:formula="of:=SUM([.I30:.U30])" office:value-type="currency" office:currency="EUR" office:value="0" calcext:value-type="currency">
            <text:p>0,00 €</text:p>
          </table:table-cell>
          <table:table-cell table:style-name="ce46" table:formula="of:=SUMIF([.I$1:.T$1];&quot;&lt;=&quot;&amp;[.$W$1];[.I30:.T30])+[.U30]" office:value-type="currency" office:currency="EUR" office:value="0" calcext:value-type="currency">
            <text:p>0,00 €</text:p>
          </table:table-cell>
          <table:table-cell table:number-columns-repeated="1001"/>
        </table:table-row>
        <table:table-row table:style-name="ro2">
          <table:table-cell table:style-name="ce28" office:value-type="float" office:value="62" calcext:value-type="float">
            <text:p>62</text:p>
          </table:table-cell>
          <table:table-cell table:style-name="ce35" table:formula="of:=IF([.A31]&lt;&gt;&quot;&quot;;VLOOKUP([.A31];CATEGORIES;2;0);&quot;&quot;)" office:value-type="string" office:string-value="quotidien arabelle" calcext:value-type="string">
            <text:p>quotidien arabelle</text:p>
          </table:table-cell>
          <table:table-cell table:style-name="ce39" table:number-columns-repeated="3"/>
          <table:table-cell table:style-name="ce46"/>
          <table:table-cell table:style-name="ce50"/>
          <table:table-cell table:style-name="ce28"/>
          <table:table-cell table:style-name="ce50" table:number-columns-repeated="12"/>
          <table:table-cell table:style-name="ce46" table:formula="of:=['Budget Irrégulier'.F31]" office:value-type="currency" office:currency="EUR" office:value="0" calcext:value-type="currency">
            <text:p>0,00 €</text:p>
          </table:table-cell>
          <table:table-cell table:style-name="ce46" table:formula="of:=SUM([.I31:.U31])" office:value-type="currency" office:currency="EUR" office:value="0" calcext:value-type="currency">
            <text:p>0,00 €</text:p>
          </table:table-cell>
          <table:table-cell table:style-name="ce46" table:formula="of:=SUMIF([.I$1:.T$1];&quot;&lt;=&quot;&amp;[.$W$1];[.I31:.T31])+[.U31]" office:value-type="currency" office:currency="EUR" office:value="0" calcext:value-type="currency">
            <text:p>0,00 €</text:p>
          </table:table-cell>
          <table:table-cell table:number-columns-repeated="1001"/>
        </table:table-row>
        <table:table-row table:style-name="ro2">
          <table:table-cell table:style-name="ce28" office:value-type="float" office:value="63" calcext:value-type="float">
            <text:p>63</text:p>
          </table:table-cell>
          <table:table-cell table:style-name="ce35" table:formula="of:=IF([.A32]&lt;&gt;&quot;&quot;;VLOOKUP([.A32];CATEGORIES;2;0);&quot;&quot;)" office:value-type="string" office:string-value="quotidien dg" calcext:value-type="string">
            <text:p>quotidien dg</text:p>
          </table:table-cell>
          <table:table-cell table:style-name="ce39" office:value-type="currency" office:currency="EUR" office:value="12000" calcext:value-type="currency">
            <text:p>12 000,00 €</text:p>
          </table:table-cell>
          <table:table-cell table:style-name="ce39" office:value-type="currency" office:currency="EUR" office:value="10478" calcext:value-type="currency">
            <text:p>10 478,00 €</text:p>
          </table:table-cell>
          <table:table-cell table:style-name="ce39" office:value-type="currency" office:currency="EUR" office:value="1522" calcext:value-type="currency">
            <text:p>1 522,00 €</text:p>
          </table:table-cell>
          <table:table-cell table:style-name="ce46"/>
          <table:table-cell table:style-name="ce50"/>
          <table:table-cell table:style-name="ce28"/>
          <table:table-cell table:style-name="ce56" table:number-columns-repeated="8"/>
          <table:table-cell table:style-name="ce64"/>
          <table:table-cell table:style-name="ce50" table:number-columns-repeated="3"/>
          <table:table-cell table:style-name="ce46" table:formula="of:=['Budget Irrégulier'.F32]" office:value-type="currency" office:currency="EUR" office:value="0" calcext:value-type="currency">
            <text:p>0,00 €</text:p>
          </table:table-cell>
          <table:table-cell table:style-name="ce46" table:formula="of:=SUM([.I32:.U32])" office:value-type="currency" office:currency="EUR" office:value="0" calcext:value-type="currency">
            <text:p>0,00 €</text:p>
          </table:table-cell>
          <table:table-cell table:style-name="ce46" table:formula="of:=SUMIF([.I$1:.T$1];&quot;&lt;=&quot;&amp;[.$W$1];[.I32:.T32])+[.U32]" office:value-type="currency" office:currency="EUR" office:value="0" calcext:value-type="currency">
            <text:p>0,00 €</text:p>
          </table:table-cell>
          <table:table-cell table:number-columns-repeated="1001"/>
        </table:table-row>
        <table:table-row table:style-name="ro2">
          <table:table-cell table:style-name="ce28" office:value-type="float" office:value="64" calcext:value-type="float">
            <text:p>64</text:p>
          </table:table-cell>
          <table:table-cell table:style-name="ce35" table:formula="of:=IF([.A33]&lt;&gt;&quot;&quot;;VLOOKUP([.A33];CATEGORIES;2;0);&quot;&quot;)" office:value-type="string" office:string-value="tirelire enfants" calcext:value-type="string">
            <text:p>tirelire enfants</text:p>
          </table:table-cell>
          <table:table-cell table:style-name="ce39" office:value-type="currency" office:currency="EUR" office:value="6500" calcext:value-type="currency">
            <text:p>6 500,00 €</text:p>
          </table:table-cell>
          <table:table-cell table:style-name="ce39" office:value-type="currency" office:currency="EUR" office:value="0" calcext:value-type="currency">
            <text:p>0,00 €</text:p>
          </table:table-cell>
          <table:table-cell table:style-name="ce39" office:value-type="currency" office:currency="EUR" office:value="6500" calcext:value-type="currency">
            <text:p>6 500,00 €</text:p>
          </table:table-cell>
          <table:table-cell table:style-name="ce46" table:formula="of:=[.D33]/12" office:value-type="currency" office:currency="EUR" office:value="0" calcext:value-type="currency">
            <text:p>0,00 €</text:p>
          </table:table-cell>
          <table:table-cell table:style-name="ce50" office:value-type="currency" office:currency="EUR" office:value="500" calcext:value-type="currency">
            <text:p>500,00 €</text:p>
          </table:table-cell>
          <table:table-cell table:style-name="ce28"/>
          <table:table-cell table:style-name="ce56" table:number-columns-repeated="8"/>
          <table:table-cell table:style-name="ce64"/>
          <table:table-cell table:style-name="ce50" table:number-columns-repeated="3"/>
          <table:table-cell table:style-name="ce46" table:formula="of:=['Budget Irrégulier'.F33]" office:value-type="currency" office:currency="EUR" office:value="0" calcext:value-type="currency">
            <text:p>0,00 €</text:p>
          </table:table-cell>
          <table:table-cell table:style-name="ce46" table:formula="of:=SUM([.I33:.U33])" office:value-type="currency" office:currency="EUR" office:value="0" calcext:value-type="currency">
            <text:p>0,00 €</text:p>
          </table:table-cell>
          <table:table-cell table:style-name="ce46" table:formula="of:=SUMIF([.I$1:.T$1];&quot;&lt;=&quot;&amp;[.$W$1];[.I33:.T33])+[.U33]" office:value-type="currency" office:currency="EUR" office:value="0" calcext:value-type="currency">
            <text:p>0,00 €</text:p>
          </table:table-cell>
          <table:table-cell table:number-columns-repeated="1001"/>
        </table:table-row>
        <table:table-row table:style-name="ro2">
          <table:table-cell table:style-name="ce28" office:value-type="float" office:value="65" calcext:value-type="float">
            <text:p>65</text:p>
          </table:table-cell>
          <table:table-cell table:style-name="ce35" table:formula="of:=IF([.A34]&lt;&gt;&quot;&quot;;VLOOKUP([.A34];CATEGORIES;2;0);&quot;&quot;)" office:value-type="string" office:string-value="Tirelire Appart" calcext:value-type="string">
            <text:p>Tirelire Appart</text:p>
          </table:table-cell>
          <table:table-cell table:style-name="ce39" office:value-type="currency" office:currency="EUR" office:value="5600" calcext:value-type="currency">
            <text:p>5 600,00 €</text:p>
          </table:table-cell>
          <table:table-cell table:style-name="ce39" office:value-type="currency" office:currency="EUR" office:value="5000" calcext:value-type="currency">
            <text:p>5 000,00 €</text:p>
          </table:table-cell>
          <table:table-cell table:style-name="ce39" office:value-type="currency" office:currency="EUR" office:value="600" calcext:value-type="currency">
            <text:p>600,00 €</text:p>
          </table:table-cell>
          <table:table-cell table:style-name="ce46" table:formula="of:=[.D34]/12" office:value-type="currency" office:currency="EUR" office:value="416.666666666667" calcext:value-type="currency">
            <text:p>416,67 €</text:p>
          </table:table-cell>
          <table:table-cell table:style-name="ce50" office:value-type="currency" office:currency="EUR" office:value="300" calcext:value-type="currency">
            <text:p>300,00 €</text:p>
          </table:table-cell>
          <table:table-cell table:style-name="ce28"/>
          <table:table-cell table:style-name="ce56" table:number-columns-repeated="8"/>
          <table:table-cell table:style-name="ce50" table:number-columns-repeated="4"/>
          <table:table-cell table:style-name="ce46" table:formula="of:=['Budget Irrégulier'.F34]" office:value-type="currency" office:currency="EUR" office:value="0" calcext:value-type="currency">
            <text:p>0,00 €</text:p>
          </table:table-cell>
          <table:table-cell table:style-name="ce46" table:formula="of:=SUM([.I34:.U34])" office:value-type="currency" office:currency="EUR" office:value="0" calcext:value-type="currency">
            <text:p>0,00 €</text:p>
          </table:table-cell>
          <table:table-cell table:style-name="ce46" table:formula="of:=SUMIF([.I$1:.T$1];&quot;&lt;=&quot;&amp;[.$W$1];[.I34:.T34])+[.U34]" office:value-type="currency" office:currency="EUR" office:value="0" calcext:value-type="currency">
            <text:p>0,00 €</text:p>
          </table:table-cell>
          <table:table-cell table:number-columns-repeated="1001"/>
        </table:table-row>
        <table:table-row table:style-name="ro2">
          <table:table-cell table:style-name="ce28" office:value-type="float" office:value="66" calcext:value-type="float">
            <text:p>66</text:p>
          </table:table-cell>
          <table:table-cell table:style-name="ce35" table:formula="of:=IF([.A35]&lt;&gt;&quot;&quot;;VLOOKUP([.A35];CATEGORIES;2;0);&quot;&quot;)" office:value-type="string" office:string-value="Tirelire voiture" calcext:value-type="string">
            <text:p>Tirelire voiture</text:p>
          </table:table-cell>
          <table:table-cell table:number-columns-repeated="2" table:style-name="ce39" office:value-type="currency" office:currency="EUR" office:value="6407" calcext:value-type="currency">
            <text:p>6 407,00 €</text:p>
          </table:table-cell>
          <table:table-cell table:style-name="ce39" office:value-type="currency" office:currency="EUR" office:value="0" calcext:value-type="currency">
            <text:p>0,00 €</text:p>
          </table:table-cell>
          <table:table-cell table:style-name="ce46" table:formula="of:=[.D35]/12" office:value-type="currency" office:currency="EUR" office:value="533.916666666667" calcext:value-type="currency">
            <text:p>533,92 €</text:p>
          </table:table-cell>
          <table:table-cell table:style-name="ce50" office:value-type="currency" office:currency="EUR" office:value="350" calcext:value-type="currency">
            <text:p>350,00 €</text:p>
          </table:table-cell>
          <table:table-cell table:style-name="ce28"/>
          <table:table-cell table:style-name="ce56" table:number-columns-repeated="8"/>
          <table:table-cell table:style-name="ce50" table:number-columns-repeated="4"/>
          <table:table-cell table:style-name="ce46" table:formula="of:=['Budget Irrégulier'.F35]" office:value-type="currency" office:currency="EUR" office:value="0" calcext:value-type="currency">
            <text:p>0,00 €</text:p>
          </table:table-cell>
          <table:table-cell table:style-name="ce46" table:formula="of:=SUM([.I35:.U35])" office:value-type="currency" office:currency="EUR" office:value="0" calcext:value-type="currency">
            <text:p>0,00 €</text:p>
          </table:table-cell>
          <table:table-cell table:style-name="ce46" table:formula="of:=SUMIF([.I$1:.T$1];&quot;&lt;=&quot;&amp;[.$W$1];[.I35:.T35])+[.U35]" office:value-type="currency" office:currency="EUR" office:value="0" calcext:value-type="currency">
            <text:p>0,00 €</text:p>
          </table:table-cell>
          <table:table-cell table:number-columns-repeated="1001"/>
        </table:table-row>
        <table:table-row table:style-name="ro2">
          <table:table-cell table:style-name="ce28" office:value-type="float" office:value="67" calcext:value-type="float">
            <text:p>67</text:p>
          </table:table-cell>
          <table:table-cell table:style-name="ce35" table:formula="of:=IF([.A36]&lt;&gt;&quot;&quot;;VLOOKUP([.A36];CATEGORIES;2;0);&quot;&quot;)" office:value-type="string" office:string-value="Tirelire Secu" calcext:value-type="string">
            <text:p>Tirelire Secu</text:p>
          </table:table-cell>
          <table:table-cell table:style-name="ce39" office:value-type="currency" office:currency="EUR" office:value="1000" calcext:value-type="currency">
            <text:p>1 000,00 €</text:p>
          </table:table-cell>
          <table:table-cell table:style-name="ce39" office:value-type="currency" office:currency="EUR" office:value="4192.84" calcext:value-type="currency">
            <text:p>4 192,84 €</text:p>
          </table:table-cell>
          <table:table-cell table:style-name="ce39" office:value-type="currency" office:currency="EUR" office:value="-3192.84" calcext:value-type="currency">
            <text:p>-3 192,84 €</text:p>
          </table:table-cell>
          <table:table-cell table:style-name="ce46" table:formula="of:=[.D36]/12" office:value-type="currency" office:currency="EUR" office:value="349.403333333333" calcext:value-type="currency">
            <text:p>349,40 €</text:p>
          </table:table-cell>
          <table:table-cell table:style-name="ce50" office:value-type="currency" office:currency="EUR" office:value="0" calcext:value-type="currency">
            <text:p>0,00 €</text:p>
          </table:table-cell>
          <table:table-cell table:style-name="ce28"/>
          <table:table-cell table:style-name="ce56" table:number-columns-repeated="8"/>
          <table:table-cell table:style-name="ce50" table:number-columns-repeated="4"/>
          <table:table-cell table:style-name="ce46" table:formula="of:=['Budget Irrégulier'.F36]" office:value-type="currency" office:currency="EUR" office:value="0" calcext:value-type="currency">
            <text:p>0,00 €</text:p>
          </table:table-cell>
          <table:table-cell table:style-name="ce46" table:formula="of:=SUM([.I36:.U36])" office:value-type="currency" office:currency="EUR" office:value="0" calcext:value-type="currency">
            <text:p>0,00 €</text:p>
          </table:table-cell>
          <table:table-cell table:style-name="ce46" table:formula="of:=SUMIF([.I$1:.T$1];&quot;&lt;=&quot;&amp;[.$W$1];[.I36:.T36])+[.U36]" office:value-type="currency" office:currency="EUR" office:value="0" calcext:value-type="currency">
            <text:p>0,00 €</text:p>
          </table:table-cell>
          <table:table-cell table:number-columns-repeated="1001"/>
        </table:table-row>
        <table:table-row table:style-name="ro2">
          <table:table-cell table:style-name="ce28" office:value-type="float" office:value="68" calcext:value-type="float">
            <text:p>68</text:p>
          </table:table-cell>
          <table:table-cell table:style-name="ce35" table:formula="of:=IF([.A37]&lt;&gt;&quot;&quot;;VLOOKUP([.A37];CATEGORIES;2;0);&quot;&quot;)" office:value-type="string" office:string-value="Tirelire Vacances" calcext:value-type="string">
            <text:p>Tirelire Vacances</text:p>
          </table:table-cell>
          <table:table-cell table:style-name="ce39" office:value-type="currency" office:currency="EUR" office:value="500" calcext:value-type="currency">
            <text:p>500,00 €</text:p>
          </table:table-cell>
          <table:table-cell table:style-name="ce39" office:value-type="currency" office:currency="EUR" office:value="753.65" calcext:value-type="currency">
            <text:p>753,65 €</text:p>
          </table:table-cell>
          <table:table-cell table:style-name="ce39" office:value-type="currency" office:currency="EUR" office:value="-253.65" calcext:value-type="currency">
            <text:p>-253,65 €</text:p>
          </table:table-cell>
          <table:table-cell table:style-name="ce46" table:formula="of:=[.D37]/12" office:value-type="currency" office:currency="EUR" office:value="62.8041666666667" calcext:value-type="currency">
            <text:p>62,80 €</text:p>
          </table:table-cell>
          <table:table-cell table:style-name="ce50" office:value-type="currency" office:currency="EUR" office:value="0" calcext:value-type="currency">
            <text:p>0,00 €</text:p>
          </table:table-cell>
          <table:table-cell table:style-name="ce28"/>
          <table:table-cell table:style-name="ce56" table:number-columns-repeated="8"/>
          <table:table-cell table:style-name="ce64"/>
          <table:table-cell table:style-name="ce50" table:number-columns-repeated="2"/>
          <table:table-cell table:style-name="ce64"/>
          <table:table-cell table:style-name="ce46" table:formula="of:=['Budget Irrégulier'.F37]" office:value-type="currency" office:currency="EUR" office:value="0" calcext:value-type="currency">
            <text:p>0,00 €</text:p>
          </table:table-cell>
          <table:table-cell table:style-name="ce46" table:formula="of:=SUM([.I37:.U37])" office:value-type="currency" office:currency="EUR" office:value="0" calcext:value-type="currency">
            <text:p>0,00 €</text:p>
          </table:table-cell>
          <table:table-cell table:style-name="ce46" table:formula="of:=SUMIF([.I$1:.T$1];&quot;&lt;=&quot;&amp;[.$W$1];[.I37:.T37])+[.U37]" office:value-type="currency" office:currency="EUR" office:value="0" calcext:value-type="currency">
            <text:p>0,00 €</text:p>
          </table:table-cell>
          <table:table-cell table:number-columns-repeated="1001"/>
        </table:table-row>
        <table:table-row table:style-name="ro2">
          <table:table-cell table:style-name="ce28" office:value-type="float" office:value="70" calcext:value-type="float">
            <text:p>70</text:p>
          </table:table-cell>
          <table:table-cell table:style-name="ce35" table:formula="of:=IF([.A38]&lt;&gt;&quot;&quot;;VLOOKUP([.A38];CATEGORIES;2;0);&quot;&quot;)" office:value-type="string" office:string-value="Transport famille" calcext:value-type="string">
            <text:p>Transport famille</text:p>
          </table:table-cell>
          <table:table-cell table:style-name="ce39" office:value-type="currency" office:currency="EUR" office:value="500" calcext:value-type="currency">
            <text:p>500,00 €</text:p>
          </table:table-cell>
          <table:table-cell table:style-name="ce39" office:value-type="currency" office:currency="EUR" office:value="617.04" calcext:value-type="currency">
            <text:p>617,04 €</text:p>
          </table:table-cell>
          <table:table-cell table:style-name="ce39" office:value-type="currency" office:currency="EUR" office:value="-117.04" calcext:value-type="currency">
            <text:p>-117,04 €</text:p>
          </table:table-cell>
          <table:table-cell table:style-name="ce46" table:formula="of:=[.D38]/12" office:value-type="currency" office:currency="EUR" office:value="51.42" calcext:value-type="currency">
            <text:p>51,42 €</text:p>
          </table:table-cell>
          <table:table-cell table:style-name="ce52" office:value-type="currency" office:currency="EUR" office:value="90" calcext:value-type="currency">
            <text:p>90,00 €</text:p>
          </table:table-cell>
          <table:table-cell table:style-name="ce28"/>
          <table:table-cell table:style-name="ce39" table:number-columns-repeated="8"/>
          <table:table-cell table:style-name="ce64"/>
          <table:table-cell table:style-name="ce50" table:number-columns-repeated="2"/>
          <table:table-cell table:style-name="ce64"/>
          <table:table-cell table:style-name="ce46" table:formula="of:=['Budget Irrégulier'.F38]" office:value-type="currency" office:currency="EUR" office:value="0" calcext:value-type="currency">
            <text:p>0,00 €</text:p>
          </table:table-cell>
          <table:table-cell table:style-name="ce46" table:formula="of:=SUM([.I38:.U38])" office:value-type="currency" office:currency="EUR" office:value="0" calcext:value-type="currency">
            <text:p>0,00 €</text:p>
          </table:table-cell>
          <table:table-cell table:style-name="ce46" table:formula="of:=SUMIF([.I$1:.T$1];&quot;&lt;=&quot;&amp;[.$W$1];[.I38:.T38])+[.U38]" office:value-type="currency" office:currency="EUR" office:value="0" calcext:value-type="currency">
            <text:p>0,00 €</text:p>
          </table:table-cell>
          <table:table-cell table:number-columns-repeated="1001"/>
        </table:table-row>
        <table:table-row table:style-name="ro2">
          <table:table-cell table:style-name="ce28" office:value-type="float" office:value="71" calcext:value-type="float">
            <text:p>71</text:p>
          </table:table-cell>
          <table:table-cell table:style-name="ce35" table:formula="of:=IF([.A39]&lt;&gt;&quot;&quot;;VLOOKUP([.A39];CATEGORIES;2;0);&quot;&quot;)" office:value-type="string" office:string-value="Carburant et utilisation voiture" calcext:value-type="string">
            <text:p>Carburant et utilisation voiture</text:p>
          </table:table-cell>
          <table:table-cell table:style-name="ce39" office:value-type="currency" office:currency="EUR" office:value="500" calcext:value-type="currency">
            <text:p>500,00 €</text:p>
          </table:table-cell>
          <table:table-cell table:style-name="ce39" office:value-type="currency" office:currency="EUR" office:value="617.04" calcext:value-type="currency">
            <text:p>617,04 €</text:p>
          </table:table-cell>
          <table:table-cell table:style-name="ce39" office:value-type="currency" office:currency="EUR" office:value="-117.04" calcext:value-type="currency">
            <text:p>-117,04 €</text:p>
          </table:table-cell>
          <table:table-cell table:style-name="ce46" table:formula="of:=[.D39]/12" office:value-type="currency" office:currency="EUR" office:value="51.42" calcext:value-type="currency">
            <text:p>51,42 €</text:p>
          </table:table-cell>
          <table:table-cell table:style-name="ce52" office:value-type="currency" office:currency="EUR" office:value="90" calcext:value-type="currency">
            <text:p>90,00 €</text:p>
          </table:table-cell>
          <table:table-cell table:style-name="ce28"/>
          <table:table-cell table:style-name="ce39" table:number-columns-repeated="8"/>
          <table:table-cell table:style-name="ce64"/>
          <table:table-cell table:style-name="ce50" table:number-columns-repeated="3"/>
          <table:table-cell table:style-name="ce46" table:formula="of:=['Budget Irrégulier'.F39]" office:value-type="currency" office:currency="EUR" office:value="0" calcext:value-type="currency">
            <text:p>0,00 €</text:p>
          </table:table-cell>
          <table:table-cell table:style-name="ce46" table:formula="of:=SUM([.I39:.U39])" office:value-type="currency" office:currency="EUR" office:value="0" calcext:value-type="currency">
            <text:p>0,00 €</text:p>
          </table:table-cell>
          <table:table-cell table:style-name="ce46" table:formula="of:=SUMIF([.I$1:.T$1];&quot;&lt;=&quot;&amp;[.$W$1];[.I39:.T39])+[.U39]" office:value-type="currency" office:currency="EUR" office:value="0" calcext:value-type="currency">
            <text:p>0,00 €</text:p>
          </table:table-cell>
          <table:table-cell table:number-columns-repeated="1001"/>
        </table:table-row>
        <table:table-row table:style-name="ro2">
          <table:table-cell table:style-name="ce28" office:value-type="float" office:value="72" calcext:value-type="float">
            <text:p>72</text:p>
          </table:table-cell>
          <table:table-cell table:style-name="ce35" table:formula="of:=IF([.A40]&lt;&gt;&quot;&quot;;VLOOKUP([.A40];CATEGORIES;2;0);&quot;&quot;)" office:value-type="string" office:string-value="Entretien voiture" calcext:value-type="string">
            <text:p>Entretien voiture</text:p>
          </table:table-cell>
          <table:table-cell table:style-name="ce39" office:value-type="currency" office:currency="EUR" office:value="500" calcext:value-type="currency">
            <text:p>500,00 €</text:p>
          </table:table-cell>
          <table:table-cell table:style-name="ce39" office:value-type="currency" office:currency="EUR" office:value="617.04" calcext:value-type="currency">
            <text:p>617,04 €</text:p>
          </table:table-cell>
          <table:table-cell table:style-name="ce39" office:value-type="currency" office:currency="EUR" office:value="-117.04" calcext:value-type="currency">
            <text:p>-117,04 €</text:p>
          </table:table-cell>
          <table:table-cell table:style-name="ce46" table:formula="of:=[.D40]/12" office:value-type="currency" office:currency="EUR" office:value="51.42" calcext:value-type="currency">
            <text:p>51,42 €</text:p>
          </table:table-cell>
          <table:table-cell table:style-name="ce52" office:value-type="currency" office:currency="EUR" office:value="90" calcext:value-type="currency">
            <text:p>90,00 €</text:p>
          </table:table-cell>
          <table:table-cell table:style-name="ce28"/>
          <table:table-cell table:style-name="ce39" table:number-columns-repeated="8"/>
          <table:table-cell table:style-name="ce64"/>
          <table:table-cell table:style-name="ce50" table:number-columns-repeated="3"/>
          <table:table-cell table:style-name="ce46" table:formula="of:=['Budget Irrégulier'.F40]" office:value-type="currency" office:currency="EUR" office:value="0" calcext:value-type="currency">
            <text:p>0,00 €</text:p>
          </table:table-cell>
          <table:table-cell table:style-name="ce46" table:formula="of:=SUM([.I40:.U40])" office:value-type="currency" office:currency="EUR" office:value="0" calcext:value-type="currency">
            <text:p>0,00 €</text:p>
          </table:table-cell>
          <table:table-cell table:style-name="ce46" table:formula="of:=SUMIF([.I$1:.T$1];&quot;&lt;=&quot;&amp;[.$W$1];[.I40:.T40])+[.U40]" office:value-type="currency" office:currency="EUR" office:value="0" calcext:value-type="currency">
            <text:p>0,00 €</text:p>
          </table:table-cell>
          <table:table-cell table:number-columns-repeated="1001"/>
        </table:table-row>
        <table:table-row table:style-name="ro2">
          <table:table-cell table:style-name="ce28" office:value-type="float" office:value="73" calcext:value-type="float">
            <text:p>73</text:p>
          </table:table-cell>
          <table:table-cell table:style-name="ce35" table:formula="of:=IF([.A41]&lt;&gt;&quot;&quot;;VLOOKUP([.A41];CATEGORIES;2;0);&quot;&quot;)" office:value-type="string" office:string-value="Parking voiture" calcext:value-type="string">
            <text:p>Parking voiture</text:p>
          </table:table-cell>
          <table:table-cell table:style-name="ce39" office:value-type="currency" office:currency="EUR" office:value="4080" calcext:value-type="currency">
            <text:p>4 080,00 €</text:p>
          </table:table-cell>
          <table:table-cell table:style-name="ce39" office:value-type="currency" office:currency="EUR" office:value="156.6" calcext:value-type="currency">
            <text:p>156,60 €</text:p>
          </table:table-cell>
          <table:table-cell table:style-name="ce39" office:value-type="currency" office:currency="EUR" office:value="3923.4" calcext:value-type="currency">
            <text:p>3 923,40 €</text:p>
          </table:table-cell>
          <table:table-cell table:style-name="ce46" table:formula="of:=[.D41]/12" office:value-type="currency" office:currency="EUR" office:value="13.05" calcext:value-type="currency">
            <text:p>13,05 €</text:p>
          </table:table-cell>
          <table:table-cell table:style-name="ce52" office:value-type="currency" office:currency="EUR" office:value="0" calcext:value-type="currency">
            <text:p>0,00 €</text:p>
          </table:table-cell>
          <table:table-cell table:style-name="ce28"/>
          <table:table-cell table:style-name="ce39" table:number-columns-repeated="8"/>
          <table:table-cell table:style-name="ce66"/>
          <table:table-cell table:style-name="ce52" table:number-columns-repeated="2"/>
          <table:table-cell table:style-name="ce66"/>
          <table:table-cell table:style-name="ce46" table:formula="of:=['Budget Irrégulier'.F41]" office:value-type="currency" office:currency="EUR" office:value="0" calcext:value-type="currency">
            <text:p>0,00 €</text:p>
          </table:table-cell>
          <table:table-cell table:style-name="ce46" table:formula="of:=SUM([.I41:.U41])" office:value-type="currency" office:currency="EUR" office:value="0" calcext:value-type="currency">
            <text:p>0,00 €</text:p>
          </table:table-cell>
          <table:table-cell table:style-name="ce46" table:formula="of:=SUMIF([.I$1:.T$1];&quot;&lt;=&quot;&amp;[.$W$1];[.I41:.T41])+[.U41]" office:value-type="currency" office:currency="EUR" office:value="0" calcext:value-type="currency">
            <text:p>0,00 €</text:p>
          </table:table-cell>
          <table:table-cell table:number-columns-repeated="1001"/>
        </table:table-row>
        <table:table-row table:style-name="ro2">
          <table:table-cell table:style-name="ce31"/>
          <table:table-cell table:style-name="ce31" office:value-type="string" calcext:value-type="string">
            <text:p>Recettes</text:p>
          </table:table-cell>
          <table:table-cell table:style-name="ce41"/>
          <table:table-cell table:style-name="ce28" table:number-columns-repeated="5"/>
          <table:table-cell table:style-name="ce59" table:number-columns-repeated="12"/>
          <table:table-cell table:style-name="ce28" table:number-columns-repeated="3"/>
          <table:table-cell table:number-columns-repeated="1001"/>
        </table:table-row>
        <table:table-row table:style-name="ro2">
          <table:table-cell table:style-name="ce28" office:value-type="float" office:value="1000" calcext:value-type="float">
            <text:p>1000</text:p>
          </table:table-cell>
          <table:table-cell table:style-name="ce35" table:formula="of:=IF([.A43]&lt;&gt;&quot;&quot;;VLOOKUP([.A43];CATEGORIES;2;0);&quot;&quot;)" office:value-type="string" office:string-value="Allocations" calcext:value-type="string">
            <text:p>Allocations</text:p>
          </table:table-cell>
          <table:table-cell table:style-name="ce39" office:value-type="currency" office:currency="EUR" office:value="8400" calcext:value-type="currency">
            <text:p>8 400,00 €</text:p>
          </table:table-cell>
          <table:table-cell table:style-name="ce39" office:value-type="currency" office:currency="EUR" office:value="14486.29" calcext:value-type="currency">
            <text:p>14 486,29 €</text:p>
          </table:table-cell>
          <table:table-cell table:style-name="ce39" office:value-type="currency" office:currency="EUR" office:value="6086.29" calcext:value-type="currency">
            <text:p>6 086,29 €</text:p>
          </table:table-cell>
          <table:table-cell table:style-name="ce46" table:formula="of:=[.D43]/12" office:value-type="currency" office:currency="EUR" office:value="1207.19083333333" calcext:value-type="currency">
            <text:p>1 207,19 €</text:p>
          </table:table-cell>
          <table:table-cell table:style-name="ce50" office:value-type="currency" office:currency="EUR" office:value="700" calcext:value-type="currency">
            <text:p>700,00 €</text:p>
          </table:table-cell>
          <table:table-cell table:style-name="ce28"/>
          <table:table-cell table:number-columns-repeated="12" table:style-name="ce56" office:value-type="currency" office:currency="EUR" office:value="300" calcext:value-type="currency">
            <text:p>300,00 €</text:p>
          </table:table-cell>
          <table:table-cell table:style-name="ce46" table:formula="of:=['Budget Irrégulier'.F42]" office:value-type="currency" office:currency="EUR" office:value="0" calcext:value-type="currency">
            <text:p>0,00 €</text:p>
          </table:table-cell>
          <table:table-cell table:style-name="ce46" table:formula="of:=SUM([.I43:.U43])" office:value-type="currency" office:currency="EUR" office:value="3600" calcext:value-type="currency">
            <text:p>3 600,00 €</text:p>
          </table:table-cell>
          <table:table-cell table:style-name="ce46" table:formula="of:=SUMIF([.I$1:.T$1];&quot;&lt;=&quot;&amp;[.$W$1];[.I43:.T43])+[.U43]" office:value-type="currency" office:currency="EUR" office:value="3600" calcext:value-type="currency">
            <text:p>3 600,00 €</text:p>
          </table:table-cell>
          <table:table-cell table:number-columns-repeated="1001"/>
        </table:table-row>
        <table:table-row table:style-name="ro2">
          <table:table-cell table:style-name="ce28" office:value-type="float" office:value="1001" calcext:value-type="float">
            <text:p>1001</text:p>
          </table:table-cell>
          <table:table-cell table:style-name="ce35" table:formula="of:=IF([.A44]&lt;&gt;&quot;&quot;;VLOOKUP([.A44];CATEGORIES;2;0);&quot;&quot;)" office:value-type="string" office:string-value="Cadeau fric enfants" calcext:value-type="string">
            <text:p>Cadeau fric enfants</text:p>
          </table:table-cell>
          <table:table-cell table:style-name="ce39" office:value-type="currency" office:currency="EUR" office:value="0" calcext:value-type="currency">
            <text:p>0,00 €</text:p>
          </table:table-cell>
          <table:table-cell table:number-columns-repeated="2" table:style-name="ce39" office:value-type="currency" office:currency="EUR" office:value="750" calcext:value-type="currency">
            <text:p>750,00 €</text:p>
          </table:table-cell>
          <table:table-cell table:style-name="ce46" table:formula="of:=[.D44]/12" office:value-type="currency" office:currency="EUR" office:value="62.5" calcext:value-type="currency">
            <text:p>62,50 €</text:p>
          </table:table-cell>
          <table:table-cell table:style-name="ce50" office:value-type="currency" office:currency="EUR" office:value="0" calcext:value-type="currency">
            <text:p>0,00 €</text:p>
          </table:table-cell>
          <table:table-cell table:style-name="ce28"/>
          <table:table-cell table:style-name="ce50" table:number-columns-repeated="12"/>
          <table:table-cell table:style-name="ce46" table:formula="of:=['Budget Irrégulier'.F43]" office:value-type="currency" office:currency="EUR" office:value="0" calcext:value-type="currency">
            <text:p>0,00 €</text:p>
          </table:table-cell>
          <table:table-cell table:style-name="ce46" table:formula="of:=SUM([.I44:.U44])" office:value-type="currency" office:currency="EUR" office:value="0" calcext:value-type="currency">
            <text:p>0,00 €</text:p>
          </table:table-cell>
          <table:table-cell table:style-name="ce46" table:formula="of:=SUMIF([.I$1:.T$1];&quot;&lt;=&quot;&amp;[.$W$1];[.I44:.T44])+[.U44]" office:value-type="currency" office:currency="EUR" office:value="0" calcext:value-type="currency">
            <text:p>0,00 €</text:p>
          </table:table-cell>
          <table:table-cell table:number-columns-repeated="1001"/>
        </table:table-row>
        <table:table-row table:style-name="ro2">
          <table:table-cell table:style-name="ce28" office:value-type="float" office:value="1002" calcext:value-type="float">
            <text:p>1002</text:p>
          </table:table-cell>
          <table:table-cell table:style-name="ce35" table:formula="of:=IF([.A45]&lt;&gt;&quot;&quot;;VLOOKUP([.A45];CATEGORIES;2;0);&quot;&quot;)" office:value-type="string" office:string-value="Cadeau fric famille" calcext:value-type="string">
            <text:p>Cadeau fric famille</text:p>
          </table:table-cell>
          <table:table-cell table:style-name="ce39" office:value-type="currency" office:currency="EUR" office:value="0" calcext:value-type="currency">
            <text:p>0,00 €</text:p>
          </table:table-cell>
          <table:table-cell table:number-columns-repeated="2" table:style-name="ce39" office:value-type="currency" office:currency="EUR" office:value="530" calcext:value-type="currency">
            <text:p>530,00 €</text:p>
          </table:table-cell>
          <table:table-cell table:style-name="ce46" table:formula="of:=[.D45]/12" office:value-type="currency" office:currency="EUR" office:value="44.1666666666667" calcext:value-type="currency">
            <text:p>44,17 €</text:p>
          </table:table-cell>
          <table:table-cell table:style-name="ce50"/>
          <table:table-cell table:style-name="ce28"/>
          <table:table-cell table:style-name="ce56" table:number-columns-repeated="12"/>
          <table:table-cell table:style-name="ce46" table:formula="of:=['Budget Irrégulier'.F44]" office:value-type="currency" office:currency="EUR" office:value="0" calcext:value-type="currency">
            <text:p>0,00 €</text:p>
          </table:table-cell>
          <table:table-cell table:style-name="ce46" table:formula="of:=SUM([.I45:.U45])" office:value-type="currency" office:currency="EUR" office:value="0" calcext:value-type="currency">
            <text:p>0,00 €</text:p>
          </table:table-cell>
          <table:table-cell table:style-name="ce46" table:formula="of:=SUMIF([.I$1:.T$1];&quot;&lt;=&quot;&amp;[.$W$1];[.I45:.T45])+[.U45]" office:value-type="currency" office:currency="EUR" office:value="0" calcext:value-type="currency">
            <text:p>0,00 €</text:p>
          </table:table-cell>
          <table:table-cell table:number-columns-repeated="1001"/>
        </table:table-row>
        <table:table-row table:style-name="ro2">
          <table:table-cell table:style-name="ce28" office:value-type="float" office:value="1003" calcext:value-type="float">
            <text:p>1003</text:p>
          </table:table-cell>
          <table:table-cell table:style-name="ce35" table:formula="of:=IF([.A46]&lt;&gt;&quot;&quot;;VLOOKUP([.A46];CATEGORIES;2;0);&quot;&quot;)" office:value-type="string" office:string-value="Intérêts perçus" calcext:value-type="string">
            <text:p>Intérêts perçus</text:p>
          </table:table-cell>
          <table:table-cell table:style-name="ce39" office:value-type="currency" office:currency="EUR" office:value="176880" calcext:value-type="currency">
            <text:p>176 880,00 €</text:p>
          </table:table-cell>
          <table:table-cell table:style-name="ce39" office:value-type="currency" office:currency="EUR" office:value="176880.53" calcext:value-type="currency">
            <text:p>176 880,53 €</text:p>
          </table:table-cell>
          <table:table-cell table:style-name="ce39" office:value-type="currency" office:currency="EUR" office:value="0.53" calcext:value-type="currency">
            <text:p>0,53 €</text:p>
          </table:table-cell>
          <table:table-cell table:style-name="ce46" table:formula="of:=[.D46]/12" office:value-type="currency" office:currency="EUR" office:value="14740.0441666667" calcext:value-type="currency">
            <text:p>14 740,04 €</text:p>
          </table:table-cell>
          <table:table-cell table:style-name="ce50"/>
          <table:table-cell table:style-name="ce28"/>
          <table:table-cell table:style-name="ce56" table:number-columns-repeated="12"/>
          <table:table-cell table:style-name="ce46" table:formula="of:=['Budget Irrégulier'.F45]" office:value-type="currency" office:currency="EUR" office:value="0" calcext:value-type="currency">
            <text:p>0,00 €</text:p>
          </table:table-cell>
          <table:table-cell table:style-name="ce46" table:formula="of:=SUM([.I46:.U46])" office:value-type="currency" office:currency="EUR" office:value="0" calcext:value-type="currency">
            <text:p>0,00 €</text:p>
          </table:table-cell>
          <table:table-cell table:style-name="ce46" table:formula="of:=SUMIF([.I$1:.T$1];&quot;&lt;=&quot;&amp;[.$W$1];[.I46:.T46])+[.U46]" office:value-type="currency" office:currency="EUR" office:value="0" calcext:value-type="currency">
            <text:p>0,00 €</text:p>
          </table:table-cell>
          <table:table-cell table:number-columns-repeated="1001"/>
        </table:table-row>
        <table:table-row table:style-name="ro2">
          <table:table-cell table:style-name="ce28" office:value-type="float" office:value="1004" calcext:value-type="float">
            <text:p>1004</text:p>
          </table:table-cell>
          <table:table-cell table:style-name="ce35" table:formula="of:=IF([.A47]&lt;&gt;&quot;&quot;;VLOOKUP([.A47];CATEGORIES;2;0);&quot;&quot;)" office:value-type="string" office:string-value="Revenu Divers" calcext:value-type="string">
            <text:p>Revenu Divers</text:p>
          </table:table-cell>
          <table:table-cell table:number-columns-repeated="2" table:style-name="ce39" office:value-type="currency" office:currency="EUR" office:value="16200" calcext:value-type="currency">
            <text:p>16 200,00 €</text:p>
          </table:table-cell>
          <table:table-cell table:style-name="ce39" office:value-type="currency" office:currency="EUR" office:value="0" calcext:value-type="currency">
            <text:p>0,00 €</text:p>
          </table:table-cell>
          <table:table-cell table:style-name="ce46" table:formula="of:=[.D47]/12" office:value-type="currency" office:currency="EUR" office:value="1350" calcext:value-type="currency">
            <text:p>1 350,00 €</text:p>
          </table:table-cell>
          <table:table-cell table:style-name="ce52" office:value-type="currency" office:currency="EUR" office:value="1350" calcext:value-type="currency">
            <text:p>1 350,00 €</text:p>
          </table:table-cell>
          <table:table-cell table:style-name="ce28"/>
          <table:table-cell table:style-name="ce39" table:number-columns-repeated="12"/>
          <table:table-cell table:style-name="ce46" table:formula="of:=['Budget Irrégulier'.F46]" office:value-type="currency" office:currency="EUR" office:value="0" calcext:value-type="currency">
            <text:p>0,00 €</text:p>
          </table:table-cell>
          <table:table-cell table:style-name="ce46" table:formula="of:=SUM([.I47:.U47])" office:value-type="currency" office:currency="EUR" office:value="0" calcext:value-type="currency">
            <text:p>0,00 €</text:p>
          </table:table-cell>
          <table:table-cell table:style-name="ce46" table:formula="of:=SUMIF([.I$1:.T$1];&quot;&lt;=&quot;&amp;[.$W$1];[.I47:.T47])+[.U47]" office:value-type="currency" office:currency="EUR" office:value="0" calcext:value-type="currency">
            <text:p>0,00 €</text:p>
          </table:table-cell>
          <table:table-cell table:number-columns-repeated="1001"/>
        </table:table-row>
        <table:table-row table:style-name="ro2">
          <table:table-cell table:style-name="ce28" office:value-type="float" office:value="1005" calcext:value-type="float">
            <text:p>1005</text:p>
          </table:table-cell>
          <table:table-cell table:style-name="ce35" table:formula="of:=IF([.A48]&lt;&gt;&quot;&quot;;VLOOKUP([.A48];CATEGORIES;2;0);&quot;&quot;)" office:value-type="string" office:string-value="Salaire" calcext:value-type="string">
            <text:p>Salaire</text:p>
          </table:table-cell>
          <table:table-cell table:style-name="ce39" office:value-type="currency" office:currency="EUR" office:value="0" calcext:value-type="currency">
            <text:p>0,00 €</text:p>
          </table:table-cell>
          <table:table-cell table:number-columns-repeated="2" table:style-name="ce39" office:value-type="currency" office:currency="EUR" office:value="2339.14" calcext:value-type="currency">
            <text:p>2 339,14 €</text:p>
          </table:table-cell>
          <table:table-cell table:style-name="ce46" table:formula="of:=[.D48]/12" office:value-type="currency" office:currency="EUR" office:value="194.928333333333" calcext:value-type="currency">
            <text:p>194,93 €</text:p>
          </table:table-cell>
          <table:table-cell table:style-name="ce50"/>
          <table:table-cell table:style-name="ce28"/>
          <table:table-cell table:number-columns-repeated="12" table:style-name="ce56" office:value-type="currency" office:currency="EUR" office:value="4000" calcext:value-type="currency">
            <text:p>4 000,00 €</text:p>
          </table:table-cell>
          <table:table-cell table:style-name="ce46" table:formula="of:=['Budget Irrégulier'.F46]" office:value-type="currency" office:currency="EUR" office:value="0" calcext:value-type="currency">
            <text:p>0,00 €</text:p>
          </table:table-cell>
          <table:table-cell table:style-name="ce46" table:formula="of:=SUM([.I48:.U48])" office:value-type="currency" office:currency="EUR" office:value="48000" calcext:value-type="currency">
            <text:p>48 000,00 €</text:p>
          </table:table-cell>
          <table:table-cell table:style-name="ce46" table:formula="of:=SUMIF([.I$1:.T$1];&quot;&lt;=&quot;&amp;[.$W$1];[.I48:.T48])+[.U48]" office:value-type="currency" office:currency="EUR" office:value="48000" calcext:value-type="currency">
            <text:p>48 000,00 €</text:p>
          </table:table-cell>
          <table:table-cell table:number-columns-repeated="1001"/>
        </table:table-row>
        <table:table-row table:style-name="ro2">
          <table:table-cell table:style-name="ce28" office:value-type="float" office:value="1005" calcext:value-type="float">
            <text:p>1005</text:p>
          </table:table-cell>
          <table:table-cell table:style-name="ce35" table:formula="of:=IF([.A49]&lt;&gt;&quot;&quot;;VLOOKUP([.A49];CATEGORIES;2;0);&quot;&quot;)" office:value-type="string" office:string-value="Salaire" calcext:value-type="string">
            <text:p>Salaire</text:p>
          </table:table-cell>
          <table:table-cell table:style-name="ce39" office:value-type="currency" office:currency="EUR" office:value="0" calcext:value-type="currency">
            <text:p>0,00 €</text:p>
          </table:table-cell>
          <table:table-cell table:number-columns-repeated="2" table:style-name="ce39" office:value-type="currency" office:currency="EUR" office:value="2339.14" calcext:value-type="currency">
            <text:p>2 339,14 €</text:p>
          </table:table-cell>
          <table:table-cell table:style-name="ce46" table:formula="of:=[.D49]/12" office:value-type="currency" office:currency="EUR" office:value="194.928333333333" calcext:value-type="currency">
            <text:p>194,93 €</text:p>
          </table:table-cell>
          <table:table-cell table:style-name="ce50"/>
          <table:table-cell table:style-name="ce28"/>
          <table:table-cell table:number-columns-repeated="12" table:style-name="ce56" office:value-type="currency" office:currency="EUR" office:value="3000" calcext:value-type="currency">
            <text:p>3 000,00 €</text:p>
          </table:table-cell>
          <table:table-cell table:style-name="ce46" table:formula="of:=['Budget Irrégulier'.F47]" office:value-type="currency" office:currency="EUR" office:value="0" calcext:value-type="currency">
            <text:p>0,00 €</text:p>
          </table:table-cell>
          <table:table-cell table:style-name="ce46" table:formula="of:=SUM([.I49:.U49])" office:value-type="currency" office:currency="EUR" office:value="36000" calcext:value-type="currency">
            <text:p>36 000,00 €</text:p>
          </table:table-cell>
          <table:table-cell table:style-name="ce46" table:formula="of:=SUMIF([.I$1:.T$1];&quot;&lt;=&quot;&amp;[.$W$1];[.I49:.T49])+[.U49]" office:value-type="currency" office:currency="EUR" office:value="36000" calcext:value-type="currency">
            <text:p>36 000,00 €</text:p>
          </table:table-cell>
          <table:table-cell table:number-columns-repeated="1001"/>
        </table:table-row>
        <table:table-row table:style-name="ro2">
          <table:table-cell table:style-name="ce31" table:number-columns-repeated="2"/>
          <table:table-cell table:style-name="ce42"/>
          <table:table-cell table:style-name="ce39" table:number-columns-repeated="3"/>
          <table:table-cell table:style-name="ce28" table:number-columns-repeated="2"/>
          <table:table-cell table:style-name="ce59" table:number-columns-repeated="12"/>
          <table:table-cell table:style-name="ce39"/>
          <table:table-cell table:style-name="ce28" table:number-columns-repeated="2"/>
          <table:table-cell table:number-columns-repeated="1001"/>
        </table:table-row>
        <table:table-row table:style-name="ro2">
          <table:table-cell table:style-name="ce31"/>
          <table:table-cell table:style-name="ce34" office:value-type="string" calcext:value-type="string">
            <text:p>Balance</text:p>
          </table:table-cell>
          <table:table-cell table:style-name="ce42"/>
          <table:table-cell table:style-name="ce39" table:number-columns-repeated="3"/>
          <table:table-cell table:style-name="ce53" table:formula="of:=[.G#REF!]-[.G#REF!]" office:value-type="string" office:string-value="" calcext:value-type="error">
            <text:p>#REF !</text:p>
          </table:table-cell>
          <table:table-cell table:style-name="ce28"/>
          <table:table-cell table:style-name="ce60" table:formula="of:=SUM([.I4:.I50])" office:value-type="currency" office:currency="EUR" office:value="6400" calcext:value-type="currency">
            <text:p>6 400,00 €</text:p>
          </table:table-cell>
          <table:table-cell table:style-name="ce60" table:formula="of:=SUM([.J4:.J50])" office:value-type="currency" office:currency="EUR" office:value="6400" calcext:value-type="currency">
            <text:p>6 400,00 €</text:p>
          </table:table-cell>
          <table:table-cell table:style-name="ce60" table:formula="of:=SUM([.K4:.K50])" office:value-type="currency" office:currency="EUR" office:value="6400" calcext:value-type="currency">
            <text:p>6 400,00 €</text:p>
          </table:table-cell>
          <table:table-cell table:style-name="ce60" table:formula="of:=SUM([.L4:.L50])" office:value-type="currency" office:currency="EUR" office:value="6400" calcext:value-type="currency">
            <text:p>6 400,00 €</text:p>
          </table:table-cell>
          <table:table-cell table:style-name="ce60" table:formula="of:=SUM([.M4:.M50])" office:value-type="currency" office:currency="EUR" office:value="6400" calcext:value-type="currency">
            <text:p>6 400,00 €</text:p>
          </table:table-cell>
          <table:table-cell table:style-name="ce60" table:formula="of:=SUM([.N4:.N50])" office:value-type="currency" office:currency="EUR" office:value="6400" calcext:value-type="currency">
            <text:p>6 400,00 €</text:p>
          </table:table-cell>
          <table:table-cell table:style-name="ce60" table:formula="of:=SUM([.O4:.O50])" office:value-type="currency" office:currency="EUR" office:value="6400" calcext:value-type="currency">
            <text:p>6 400,00 €</text:p>
          </table:table-cell>
          <table:table-cell table:style-name="ce60" table:formula="of:=SUM([.P4:.P50])" office:value-type="currency" office:currency="EUR" office:value="6400" calcext:value-type="currency">
            <text:p>6 400,00 €</text:p>
          </table:table-cell>
          <table:table-cell table:style-name="ce60" table:formula="of:=SUM([.Q4:.Q50])" office:value-type="currency" office:currency="EUR" office:value="6400" calcext:value-type="currency">
            <text:p>6 400,00 €</text:p>
          </table:table-cell>
          <table:table-cell table:style-name="ce60" table:formula="of:=SUM([.R4:.R50])" office:value-type="currency" office:currency="EUR" office:value="6400" calcext:value-type="currency">
            <text:p>6 400,00 €</text:p>
          </table:table-cell>
          <table:table-cell table:style-name="ce60" table:formula="of:=SUM([.S4:.S50])" office:value-type="currency" office:currency="EUR" office:value="6400" calcext:value-type="currency">
            <text:p>6 400,00 €</text:p>
          </table:table-cell>
          <table:table-cell table:style-name="ce60" table:formula="of:=SUM([.T4:.T50])" office:value-type="currency" office:currency="EUR" office:value="6400" calcext:value-type="currency">
            <text:p>6 400,00 €</text:p>
          </table:table-cell>
          <table:table-cell table:style-name="ce60" table:formula="of:=SUM([.U4:.U50])" office:value-type="currency" office:currency="EUR" office:value="0" calcext:value-type="currency">
            <text:p>0,00 €</text:p>
          </table:table-cell>
          <table:table-cell table:style-name="ce60" table:formula="of:=SUM([.V4:.V50])" office:value-type="currency" office:currency="EUR" office:value="76800" calcext:value-type="currency">
            <text:p>76 800,00 €</text:p>
          </table:table-cell>
          <table:table-cell table:style-name="ce60" table:formula="of:=SUM([.W4:.W50])" office:value-type="currency" office:currency="EUR" office:value="76800" calcext:value-type="currency">
            <text:p>76 800,00 €</text:p>
          </table:table-cell>
          <table:table-cell table:number-columns-repeated="1001"/>
        </table:table-row>
        <table:table-row table:style-name="ro2">
          <table:table-cell table:style-name="ce32"/>
          <table:table-cell table:style-name="ce36"/>
          <table:table-cell table:style-name="ce43"/>
          <table:table-cell table:style-name="Default" table:number-columns-repeated="5"/>
          <table:table-cell table:style-name="ce38" table:number-columns-repeated="12"/>
          <table:table-cell table:style-name="ce6"/>
          <table:table-cell table:style-name="Default" table:number-columns-repeated="2"/>
          <table:table-cell table:number-columns-repeated="1001"/>
        </table:table-row>
        <table:table-row table:style-name="ro2">
          <table:table-cell table:style-name="ce32"/>
          <table:table-cell table:style-name="ce36"/>
          <table:table-cell table:style-name="ce43"/>
          <table:table-cell table:style-name="Default" table:number-columns-repeated="5"/>
          <table:table-cell table:style-name="ce38" table:number-columns-repeated="12"/>
          <table:table-cell table:style-name="Default" table:number-columns-repeated="3"/>
          <table:table-cell table:number-columns-repeated="1001"/>
        </table:table-row>
        <table:table-row table:style-name="ro2">
          <table:table-cell table:style-name="ce32"/>
          <table:table-cell table:style-name="ce37" office:value-type="string" calcext:value-type="string">
            <text:p>Total des dépenses</text:p>
          </table:table-cell>
          <table:table-cell table:style-name="ce43"/>
          <table:table-cell table:style-name="Default" table:number-columns-repeated="5"/>
          <table:table-cell table:style-name="ce60" table:formula="of:=SUMIF([.I$4:.I$50];&quot;&lt;0&quot;)" office:value-type="currency" office:currency="EUR" office:value="-900" calcext:value-type="currency">
            <text:p>-900,00 €</text:p>
          </table:table-cell>
          <table:table-cell table:style-name="ce60" table:formula="of:=SUMIF([.J$4:.J$50];&quot;&lt;0&quot;)" office:value-type="currency" office:currency="EUR" office:value="-900" calcext:value-type="currency">
            <text:p>-900,00 €</text:p>
          </table:table-cell>
          <table:table-cell table:style-name="ce60" table:formula="of:=SUMIF([.K$4:.K$50];&quot;&lt;0&quot;)" office:value-type="currency" office:currency="EUR" office:value="-900" calcext:value-type="currency">
            <text:p>-900,00 €</text:p>
          </table:table-cell>
          <table:table-cell table:style-name="ce60" table:formula="of:=SUMIF([.L$4:.L$50];&quot;&lt;0&quot;)" office:value-type="currency" office:currency="EUR" office:value="-900" calcext:value-type="currency">
            <text:p>-900,00 €</text:p>
          </table:table-cell>
          <table:table-cell table:style-name="ce60" table:formula="of:=SUMIF([.M$4:.M$50];&quot;&lt;0&quot;)" office:value-type="currency" office:currency="EUR" office:value="-900" calcext:value-type="currency">
            <text:p>-900,00 €</text:p>
          </table:table-cell>
          <table:table-cell table:style-name="ce60" table:formula="of:=SUMIF([.N$4:.N$50];&quot;&lt;0&quot;)" office:value-type="currency" office:currency="EUR" office:value="-900" calcext:value-type="currency">
            <text:p>-900,00 €</text:p>
          </table:table-cell>
          <table:table-cell table:style-name="ce60" table:formula="of:=SUMIF([.O$4:.O$50];&quot;&lt;0&quot;)" office:value-type="currency" office:currency="EUR" office:value="-900" calcext:value-type="currency">
            <text:p>-900,00 €</text:p>
          </table:table-cell>
          <table:table-cell table:style-name="ce60" table:formula="of:=SUMIF([.P$4:.P$50];&quot;&lt;0&quot;)" office:value-type="currency" office:currency="EUR" office:value="-900" calcext:value-type="currency">
            <text:p>-900,00 €</text:p>
          </table:table-cell>
          <table:table-cell table:style-name="ce60" table:formula="of:=SUMIF([.Q$4:.Q$50];&quot;&lt;0&quot;)" office:value-type="currency" office:currency="EUR" office:value="-900" calcext:value-type="currency">
            <text:p>-900,00 €</text:p>
          </table:table-cell>
          <table:table-cell table:style-name="ce60" table:formula="of:=SUMIF([.R$4:.R$50];&quot;&lt;0&quot;)" office:value-type="currency" office:currency="EUR" office:value="-900" calcext:value-type="currency">
            <text:p>-900,00 €</text:p>
          </table:table-cell>
          <table:table-cell table:style-name="ce60" table:formula="of:=SUMIF([.S$4:.S$50];&quot;&lt;0&quot;)" office:value-type="currency" office:currency="EUR" office:value="-900" calcext:value-type="currency">
            <text:p>-900,00 €</text:p>
          </table:table-cell>
          <table:table-cell table:style-name="ce60" table:formula="of:=SUMIF([.T$4:.T$50];&quot;&lt;0&quot;)" office:value-type="currency" office:currency="EUR" office:value="-900" calcext:value-type="currency">
            <text:p>-900,00 €</text:p>
          </table:table-cell>
          <table:table-cell table:style-name="ce60" table:formula="of:=SUMIF([.U$4:.U$50];&quot;&lt;0&quot;)" office:value-type="currency" office:currency="EUR" office:value="0" calcext:value-type="currency">
            <text:p>0,00 €</text:p>
          </table:table-cell>
          <table:table-cell table:style-name="ce60" table:formula="of:=SUMIF([.V$4:.V$50];&quot;&lt;0&quot;)" office:value-type="currency" office:currency="EUR" office:value="-10800" calcext:value-type="currency">
            <text:p>-10 800,00 €</text:p>
          </table:table-cell>
          <table:table-cell table:style-name="ce60" table:formula="of:=SUMIF([.W$4:.W$50];&quot;&lt;0&quot;)" office:value-type="currency" office:currency="EUR" office:value="-10800" calcext:value-type="currency">
            <text:p>-10 800,00 €</text:p>
          </table:table-cell>
          <table:table-cell table:number-columns-repeated="1001"/>
        </table:table-row>
        <table:table-row table:style-name="ro2">
          <table:table-cell table:style-name="ce32"/>
          <table:table-cell table:style-name="ce37" office:value-type="string" calcext:value-type="string">
            <text:p>Total des recette</text:p>
          </table:table-cell>
          <table:table-cell table:style-name="ce43"/>
          <table:table-cell table:style-name="Default" table:number-columns-repeated="5"/>
          <table:table-cell table:style-name="ce60" table:formula="of:=SUMIF([.I$4:.I$50];&quot;&gt;0&quot;)" office:value-type="currency" office:currency="EUR" office:value="7300" calcext:value-type="currency">
            <text:p>7 300,00 €</text:p>
          </table:table-cell>
          <table:table-cell table:style-name="ce60" table:formula="of:=SUMIF([.J$4:.J$50];&quot;&gt;0&quot;)" office:value-type="currency" office:currency="EUR" office:value="7300" calcext:value-type="currency">
            <text:p>7 300,00 €</text:p>
          </table:table-cell>
          <table:table-cell table:style-name="ce60" table:formula="of:=SUMIF([.K$4:.K$50];&quot;&gt;0&quot;)" office:value-type="currency" office:currency="EUR" office:value="7300" calcext:value-type="currency">
            <text:p>7 300,00 €</text:p>
          </table:table-cell>
          <table:table-cell table:style-name="ce60" table:formula="of:=SUMIF([.L$4:.L$50];&quot;&gt;0&quot;)" office:value-type="currency" office:currency="EUR" office:value="7300" calcext:value-type="currency">
            <text:p>7 300,00 €</text:p>
          </table:table-cell>
          <table:table-cell table:style-name="ce60" table:formula="of:=SUMIF([.M$4:.M$50];&quot;&gt;0&quot;)" office:value-type="currency" office:currency="EUR" office:value="7300" calcext:value-type="currency">
            <text:p>7 300,00 €</text:p>
          </table:table-cell>
          <table:table-cell table:style-name="ce60" table:formula="of:=SUMIF([.N$4:.N$50];&quot;&gt;0&quot;)" office:value-type="currency" office:currency="EUR" office:value="7300" calcext:value-type="currency">
            <text:p>7 300,00 €</text:p>
          </table:table-cell>
          <table:table-cell table:style-name="ce60" table:formula="of:=SUMIF([.O$4:.O$50];&quot;&gt;0&quot;)" office:value-type="currency" office:currency="EUR" office:value="7300" calcext:value-type="currency">
            <text:p>7 300,00 €</text:p>
          </table:table-cell>
          <table:table-cell table:style-name="ce60" table:formula="of:=SUMIF([.P$4:.P$50];&quot;&gt;0&quot;)" office:value-type="currency" office:currency="EUR" office:value="7300" calcext:value-type="currency">
            <text:p>7 300,00 €</text:p>
          </table:table-cell>
          <table:table-cell table:style-name="ce60" table:formula="of:=SUMIF([.Q$4:.Q$50];&quot;&gt;0&quot;)" office:value-type="currency" office:currency="EUR" office:value="7300" calcext:value-type="currency">
            <text:p>7 300,00 €</text:p>
          </table:table-cell>
          <table:table-cell table:style-name="ce60" table:formula="of:=SUMIF([.R$4:.R$50];&quot;&gt;0&quot;)" office:value-type="currency" office:currency="EUR" office:value="7300" calcext:value-type="currency">
            <text:p>7 300,00 €</text:p>
          </table:table-cell>
          <table:table-cell table:style-name="ce60" table:formula="of:=SUMIF([.S$4:.S$50];&quot;&gt;0&quot;)" office:value-type="currency" office:currency="EUR" office:value="7300" calcext:value-type="currency">
            <text:p>7 300,00 €</text:p>
          </table:table-cell>
          <table:table-cell table:style-name="ce60" table:formula="of:=SUMIF([.T$4:.T$50];&quot;&gt;0&quot;)" office:value-type="currency" office:currency="EUR" office:value="7300" calcext:value-type="currency">
            <text:p>7 300,00 €</text:p>
          </table:table-cell>
          <table:table-cell table:style-name="ce60" table:formula="of:=SUMIF([.U$4:.U$50];&quot;&gt;0&quot;)" office:value-type="currency" office:currency="EUR" office:value="0" calcext:value-type="currency">
            <text:p>0,00 €</text:p>
          </table:table-cell>
          <table:table-cell table:style-name="ce60" table:formula="of:=SUMIF([.V$4:.V$50];&quot;&gt;0&quot;)" office:value-type="currency" office:currency="EUR" office:value="87600" calcext:value-type="currency">
            <text:p>87 600,00 €</text:p>
          </table:table-cell>
          <table:table-cell table:style-name="ce60" table:formula="of:=SUMIF([.W$4:.W$50];&quot;&gt;0&quot;)" office:value-type="currency" office:currency="EUR" office:value="87600" calcext:value-type="currency">
            <text:p>87 600,00 €</text:p>
          </table:table-cell>
          <table:table-cell table:number-columns-repeated="1001"/>
        </table:table-row>
        <table:table-row table:style-name="ro2" table:number-rows-repeated="2">
          <table:table-cell table:style-name="ce32"/>
          <table:table-cell table:style-name="ce36"/>
          <table:table-cell table:style-name="ce43"/>
          <table:table-cell table:style-name="Default" table:number-columns-repeated="5"/>
          <table:table-cell table:style-name="ce38" table:number-columns-repeated="12"/>
          <table:table-cell table:style-name="Default" table:number-columns-repeated="3"/>
          <table:table-cell table:number-columns-repeated="1001"/>
        </table:table-row>
        <table:table-row table:style-name="ro2" table:number-rows-repeated="5">
          <table:table-cell table:style-name="ce32"/>
          <table:table-cell table:style-name="ce38" table:number-columns-repeated="19"/>
          <table:table-cell table:style-name="Default" table:number-columns-repeated="3"/>
          <table:table-cell table:number-columns-repeated="1001"/>
        </table:table-row>
        <table:table-row table:style-name="ro2">
          <table:table-cell/>
          <table:table-cell table:style-name="ce38" table:number-columns-repeated="19"/>
          <table:table-cell table:style-name="Default" table:number-columns-repeated="3"/>
          <table:table-cell table:number-columns-repeated="1001"/>
        </table:table-row>
        <table:table-row table:style-name="ro2">
          <table:table-cell/>
          <table:table-cell table:style-name="ce38" table:number-columns-repeated="9"/>
          <table:table-cell table:number-columns-repeated="1014"/>
        </table:table-row>
        <table:table-row table:style-name="ro2" table:number-rows-repeated="1048511">
          <table:table-cell table:number-columns-repeated="1024"/>
        </table:table-row>
        <table:table-row table:style-name="ro2">
          <table:table-cell table:number-columns-repeated="1024"/>
        </table:table-row>
      </table:table>
      <table:table table:name="Budget Irrégulier" table:style-name="ta1">
        <office:forms form:automatic-focus="false" form:apply-design-mode="false"/>
        <table:table-column table:style-name="co40" table:default-cell-style-name="Default"/>
        <table:table-column table:style-name="co41" table:default-cell-style-name="Default"/>
        <table:table-column table:style-name="co42" table:number-columns-repeated="2" table:default-cell-style-name="Default"/>
        <table:table-column table:style-name="co43" table:number-columns-repeated="2" table:default-cell-style-name="Default"/>
        <table:table-column table:style-name="co43" table:number-columns-repeated="2" table:default-cell-style-name="ce43"/>
        <table:table-column table:style-name="co43" table:number-columns-repeated="2" table:default-cell-style-name="Default"/>
        <table:table-column table:style-name="co44" table:default-cell-style-name="Default"/>
        <table:table-column table:style-name="co45" table:default-cell-style-name="Default"/>
        <table:table-column table:style-name="co46" table:default-cell-style-name="Default"/>
        <table:table-column table:style-name="co45" table:number-columns-repeated="1011" table:default-cell-style-name="Default"/>
        <table:table-row table:style-name="ro2">
          <table:table-cell/>
          <table:table-cell table:style-name="ce69" office:value-type="string" calcext:value-type="string">
            <text:p>Date</text:p>
          </table:table-cell>
          <table:table-cell table:number-columns-repeated="2" table:style-name="ce72" office:value-type="date" office:date-value="2015-01-01" calcext:value-type="date">
            <text:p>01/01/15</text:p>
          </table:table-cell>
          <table:table-cell table:style-name="ce75" office:value-type="string" calcext:value-type="string">
            <text:p>DD/MM/AAAA</text:p>
          </table:table-cell>
          <table:table-cell table:style-name="ce75"/>
          <table:table-cell table:style-name="Default" table:number-columns-repeated="2"/>
          <table:table-cell table:number-columns-repeated="1016"/>
        </table:table-row>
        <table:table-row table:style-name="ro2">
          <table:table-cell office:value-type="string" calcext:value-type="string">
            <text:p>#CAT</text:p>
          </table:table-cell>
          <table:table-cell table:style-name="ce70" table:formula="of:=T(['Budget Consolidé'.B2])" office:value-type="string" office:string-value="Catégorie" calcext:value-type="string">
            <text:p>Catégorie</text:p>
          </table:table-cell>
          <table:table-cell table:style-name="ce73" office:value-type="string" calcext:value-type="string">
            <text:p>Init</text:p>
          </table:table-cell>
          <table:table-cell table:style-name="ce73" office:value-type="string" calcext:value-type="string">
            <text:p>Cado FL Noël</text:p>
          </table:table-cell>
          <table:table-cell table:style-name="ce76" office:value-type="string" calcext:value-type="string">
            <text:p>ColonneVide</text:p>
          </table:table-cell>
          <table:table-cell table:style-name="ce76" office:value-type="string" calcext:value-type="string">
            <text:p>Total</text:p>
          </table:table-cell>
          <table:table-cell table:style-name="Default" table:number-columns-repeated="2"/>
          <table:table-cell table:number-columns-repeated="4"/>
          <table:table-cell table:style-name="ce78" table:number-columns-repeated="990"/>
          <table:table-cell table:number-columns-repeated="22"/>
        </table:table-row>
        <table:table-row table:style-name="ro2">
          <table:table-cell/>
          <table:table-cell table:style-name="ce71" table:number-columns-repeated="3"/>
          <table:table-cell table:style-name="ce71" office:value-type="currency" office:currency="EUR" office:value="0" calcext:value-type="currency">
            <text:p>0,00 €</text:p>
          </table:table-cell>
          <table:table-cell table:style-name="ce77" table:formula="of:=SUM([.C3:.E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office:value-type="float" office:value="20" calcext:value-type="float">
            <text:p>20</text:p>
          </table:table-cell>
          <table:table-cell table:style-name="ce35" table:formula="of:=IF([.A4]&lt;&gt;&quot;&quot;;VLOOKUP([.A4];CATEGORIES;2;0);&quot;&quot;)" office:value-type="string" office:string-value="Charonne" calcext:value-type="string">
            <text:p>Charonn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4:.E4])" office:value-type="currency" office:currency="EUR" office:value="0" calcext:value-type="currency">
            <text:p>0,00 €</text:p>
          </table:table-cell>
          <table:table-cell table:style-name="Default"/>
          <table:table-cell table:style-name="Default" office:value-type="float" office:value="246500" calcext:value-type="float">
            <text:p>246500</text:p>
          </table:table-cell>
          <table:table-cell table:number-columns-repeated="1016"/>
        </table:table-row>
        <table:table-row table:style-name="ro2">
          <table:table-cell table:style-name="ce28" office:value-type="float" office:value="21" calcext:value-type="float">
            <text:p>21</text:p>
          </table:table-cell>
          <table:table-cell table:style-name="ce35" table:formula="of:=IF([.A5]&lt;&gt;&quot;&quot;;VLOOKUP([.A5];CATEGORIES;2;0);&quot;&quot;)" office:value-type="string" office:string-value="Davout" calcext:value-type="string">
            <text:p>Davout</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5:.E5])" office:value-type="currency" office:currency="EUR" office:value="0" calcext:value-type="currency">
            <text:p>0,00 €</text:p>
          </table:table-cell>
          <table:table-cell table:style-name="Default"/>
          <table:table-cell table:style-name="Default" office:value-type="float" office:value="75000" calcext:value-type="float">
            <text:p>75000</text:p>
          </table:table-cell>
          <table:table-cell table:number-columns-repeated="1016"/>
        </table:table-row>
        <table:table-row table:style-name="ro2">
          <table:table-cell table:style-name="ce28" office:value-type="float" office:value="200" calcext:value-type="float">
            <text:p>200</text:p>
          </table:table-cell>
          <table:table-cell table:style-name="ce35" table:formula="of:=IF([.A6]&lt;&gt;&quot;&quot;;VLOOKUP([.A6];CATEGORIES;2;0);&quot;&quot;)" office:value-type="string" office:string-value="Achat Pyrénées" calcext:value-type="string">
            <text:p>Achat Pyrénée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6:.E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201" calcext:value-type="float">
            <text:p>201</text:p>
          </table:table-cell>
          <table:table-cell table:style-name="ce35" table:formula="of:=IF([.A7]&lt;&gt;&quot;&quot;;VLOOKUP([.A7];CATEGORIES;2;0);&quot;&quot;)" office:value-type="string" office:string-value="Déco Pyrénées" calcext:value-type="string">
            <text:p>Déco Pyrénée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7:.E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202" calcext:value-type="float">
            <text:p>202</text:p>
          </table:table-cell>
          <table:table-cell table:style-name="ce35" table:formula="of:=IF([.A8]&lt;&gt;&quot;&quot;;VLOOKUP([.A8];CATEGORIES;2;0);&quot;&quot;)" office:value-type="string" office:string-value="Emprunt Pyrénées" calcext:value-type="string">
            <text:p>Emprunt Pyrénée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8:.E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203" calcext:value-type="float">
            <text:p>203</text:p>
          </table:table-cell>
          <table:table-cell table:style-name="ce35" table:formula="of:=IF([.A9]&lt;&gt;&quot;&quot;;VLOOKUP([.A9];CATEGORIES;2;0);&quot;&quot;)" office:value-type="string" office:string-value="Charges Pyrénées" calcext:value-type="string">
            <text:p>Charges Pyrénée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9:.E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204" calcext:value-type="float">
            <text:p>204</text:p>
          </table:table-cell>
          <table:table-cell table:style-name="ce35" table:formula="of:=IF([.A10]&lt;&gt;&quot;&quot;;VLOOKUP([.A10];CATEGORIES;2;0);&quot;&quot;)" office:value-type="string" office:string-value="Énergie Pyrénées" calcext:value-type="string">
            <text:p>Énergie Pyrénée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0:.E1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205" calcext:value-type="float">
            <text:p>205</text:p>
          </table:table-cell>
          <table:table-cell table:style-name="ce35" table:formula="of:=IF([.A11]&lt;&gt;&quot;&quot;;VLOOKUP([.A11];CATEGORIES;2;0);&quot;&quot;)" office:value-type="string" office:string-value="Impots Pyrénées" calcext:value-type="string">
            <text:p>Impots Pyrénée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1:.E1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50" calcext:value-type="float">
            <text:p>50</text:p>
          </table:table-cell>
          <table:table-cell table:style-name="ce35" table:formula="of:=IF([.A12]&lt;&gt;&quot;&quot;;VLOOKUP([.A12];CATEGORIES;2;0);&quot;&quot;)" office:value-type="string" office:string-value="Frais bancaire" calcext:value-type="string">
            <text:p>Frais bancair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2:.E1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51" calcext:value-type="float">
            <text:p>51</text:p>
          </table:table-cell>
          <table:table-cell table:style-name="ce35" table:formula="of:=IF([.A13]&lt;&gt;&quot;&quot;;VLOOKUP([.A13];CATEGORIES;2;0);&quot;&quot;)" office:value-type="string" office:string-value="Budget annuel" calcext:value-type="string">
            <text:p>Budget annuel</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3:.E1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52" calcext:value-type="float">
            <text:p>52</text:p>
          </table:table-cell>
          <table:table-cell table:style-name="ce35" table:formula="of:=IF([.A14]&lt;&gt;&quot;&quot;;VLOOKUP([.A14];CATEGORIES;2;0);&quot;&quot;)" office:value-type="string" office:string-value="Frais Professionnel" calcext:value-type="string">
            <text:p>Frais Professionnel</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4:.E1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30" calcext:value-type="float">
            <text:p>30</text:p>
          </table:table-cell>
          <table:table-cell table:style-name="ce35" table:formula="of:=IF([.A15]&lt;&gt;&quot;&quot;;VLOOKUP([.A15];CATEGORIES;2;0);&quot;&quot;)" office:value-type="string" office:string-value="Activités et Loisirs Enfants" calcext:value-type="string">
            <text:p>Activités et Loisirs Enfant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5:.E1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31" calcext:value-type="float">
            <text:p>31</text:p>
          </table:table-cell>
          <table:table-cell table:style-name="ce35" table:formula="of:=IF([.A16]&lt;&gt;&quot;&quot;;VLOOKUP([.A16];CATEGORIES;2;0);&quot;&quot;)" office:value-type="string" office:string-value="Garde-Ecole-Cantine Enfants" calcext:value-type="string">
            <text:p>Garde-Ecole-Cantine Enfant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6:.E1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32" calcext:value-type="float">
            <text:p>32</text:p>
          </table:table-cell>
          <table:table-cell table:style-name="ce35" table:formula="of:=IF([.A17]&lt;&gt;&quot;&quot;;VLOOKUP([.A17];CATEGORIES;2;0);&quot;&quot;)" office:value-type="string" office:string-value="Habillement Enfants" calcext:value-type="string">
            <text:p>Habillement Enfant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7:.E1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0" calcext:value-type="float">
            <text:p>100</text:p>
          </table:table-cell>
          <table:table-cell table:style-name="ce35" table:formula="of:=IF([.A18]&lt;&gt;&quot;&quot;;VLOOKUP([.A18];CATEGORIES;2;0);&quot;&quot;)" office:value-type="string" office:string-value="Ajustement de solde" calcext:value-type="string">
            <text:p>Ajustement de sold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8:.E1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1" calcext:value-type="float">
            <text:p>101</text:p>
          </table:table-cell>
          <table:table-cell table:style-name="ce35" table:formula="of:=IF([.A19]&lt;&gt;&quot;&quot;;VLOOKUP([.A19];CATEGORIES;2;0);&quot;&quot;)" office:value-type="string" office:string-value="Alimentation famille" calcext:value-type="string">
            <text:p>Alimentation fami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9:.E1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2" calcext:value-type="float">
            <text:p>102</text:p>
          </table:table-cell>
          <table:table-cell table:style-name="ce35" table:formula="of:=IF([.A20]&lt;&gt;&quot;&quot;;VLOOKUP([.A20];CATEGORIES;2;0);&quot;&quot;)" office:value-type="string" office:string-value="Communication famille" calcext:value-type="string">
            <text:p>Communication fami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0:.E2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3" calcext:value-type="float">
            <text:p>103</text:p>
          </table:table-cell>
          <table:table-cell table:style-name="ce35" table:formula="of:=IF([.A21]&lt;&gt;&quot;&quot;;VLOOKUP([.A21];CATEGORIES;2;0);&quot;&quot;)" office:value-type="string" office:string-value="Assurances famille" calcext:value-type="string">
            <text:p>Assurances fami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1:.E2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4" calcext:value-type="float">
            <text:p>104</text:p>
          </table:table-cell>
          <table:table-cell table:style-name="ce35" table:formula="of:=IF([.A22]&lt;&gt;&quot;&quot;;VLOOKUP([.A22];CATEGORIES;2;0);&quot;&quot;)" office:value-type="string" office:string-value="Loisirs famille" calcext:value-type="string">
            <text:p>Loisirs fami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2:.E2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5" calcext:value-type="float">
            <text:p>105</text:p>
          </table:table-cell>
          <table:table-cell table:style-name="ce35" table:formula="of:=IF([.A23]&lt;&gt;&quot;&quot;;VLOOKUP([.A23];CATEGORIES;2;0);&quot;&quot;)" office:value-type="string" office:string-value="Ménage famille" calcext:value-type="string">
            <text:p>Ménage fami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3:.E2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6" calcext:value-type="float">
            <text:p>106</text:p>
          </table:table-cell>
          <table:table-cell table:style-name="ce35" table:formula="of:=IF([.A24]&lt;&gt;&quot;&quot;;VLOOKUP([.A24];CATEGORIES;2;0);&quot;&quot;)" office:value-type="string" office:string-value="Santé famille" calcext:value-type="string">
            <text:p>Santé fami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4:.E2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40" calcext:value-type="float">
            <text:p>40</text:p>
          </table:table-cell>
          <table:table-cell table:style-name="ce35" table:formula="of:=IF([.A25]&lt;&gt;&quot;&quot;;VLOOKUP([.A25];CATEGORIES;2;0);&quot;&quot;)" office:value-type="string" office:string-value="Amendes Trésor Public" calcext:value-type="string">
            <text:p>Amendes Trésor Public</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5:.E2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41" calcext:value-type="float">
            <text:p>41</text:p>
          </table:table-cell>
          <table:table-cell table:style-name="ce35" table:formula="of:=IF([.A26]&lt;&gt;&quot;&quot;;VLOOKUP([.A26];CATEGORIES;2;0);&quot;&quot;)" office:value-type="string" office:string-value="Revenu Trésor Public" calcext:value-type="string">
            <text:p>Revenu Trésor Public</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6:.E2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42" calcext:value-type="float">
            <text:p>42</text:p>
          </table:table-cell>
          <table:table-cell table:style-name="ce35" table:formula="of:=IF([.A27]&lt;&gt;&quot;&quot;;VLOOKUP([.A27];CATEGORIES;2;0);&quot;&quot;)" office:value-type="string" office:string-value="an prochain Trésor Public" calcext:value-type="string">
            <text:p>an prochain Trésor Public</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7:.E27])" office:value-type="currency" office:currency="EUR" office:value="0" calcext:value-type="currency">
            <text:p>0,00 €</text:p>
          </table:table-cell>
          <table:table-cell table:style-name="ce36" table:number-columns-repeated="6"/>
          <table:table-cell/>
          <table:table-cell table:style-name="ce36" table:number-columns-repeated="999"/>
          <table:table-cell table:number-columns-repeated="12"/>
        </table:table-row>
        <table:table-row table:style-name="ro2">
          <table:table-cell table:style-name="ce28" office:value-type="float" office:value="43" calcext:value-type="float">
            <text:p>43</text:p>
          </table:table-cell>
          <table:table-cell table:style-name="ce35" table:formula="of:=IF([.A28]&lt;&gt;&quot;&quot;;VLOOKUP([.A28];CATEGORIES;2;0);&quot;&quot;)" office:value-type="string" office:string-value="Taxes Trésor Public" calcext:value-type="string">
            <text:p>Taxes Trésor Public</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8:.E2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60" calcext:value-type="float">
            <text:p>60</text:p>
          </table:table-cell>
          <table:table-cell table:style-name="ce35" table:formula="of:=IF([.A29]&lt;&gt;&quot;&quot;;VLOOKUP([.A29];CATEGORIES;2;0);&quot;&quot;)" office:value-type="string" office:string-value="tirelire arabelle" calcext:value-type="string">
            <text:p>tirelire arabe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9:.E2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61" calcext:value-type="float">
            <text:p>61</text:p>
          </table:table-cell>
          <table:table-cell table:style-name="ce35" table:formula="of:=IF([.A30]&lt;&gt;&quot;&quot;;VLOOKUP([.A30];CATEGORIES;2;0);&quot;&quot;)" office:value-type="string" office:string-value="tirelire dg" calcext:value-type="string">
            <text:p>tirelire dg</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0:.E3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62" calcext:value-type="float">
            <text:p>62</text:p>
          </table:table-cell>
          <table:table-cell table:style-name="ce35" table:formula="of:=IF([.A31]&lt;&gt;&quot;&quot;;VLOOKUP([.A31];CATEGORIES;2;0);&quot;&quot;)" office:value-type="string" office:string-value="quotidien arabelle" calcext:value-type="string">
            <text:p>quotidien arabe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1:.E3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63" calcext:value-type="float">
            <text:p>63</text:p>
          </table:table-cell>
          <table:table-cell table:style-name="ce35" table:formula="of:=IF([.A32]&lt;&gt;&quot;&quot;;VLOOKUP([.A32];CATEGORIES;2;0);&quot;&quot;)" office:value-type="string" office:string-value="quotidien dg" calcext:value-type="string">
            <text:p>quotidien dg</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2:.E3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64" calcext:value-type="float">
            <text:p>64</text:p>
          </table:table-cell>
          <table:table-cell table:style-name="ce35" table:formula="of:=IF([.A33]&lt;&gt;&quot;&quot;;VLOOKUP([.A33];CATEGORIES;2;0);&quot;&quot;)" office:value-type="string" office:string-value="tirelire enfants" calcext:value-type="string">
            <text:p>tirelire enfant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3:.E33])" office:value-type="currency" office:currency="EUR" office:value="0" calcext:value-type="currency">
            <text:p>0,00 €</text:p>
          </table:table-cell>
          <table:table-cell table:style-name="ce36" table:number-columns-repeated="6"/>
          <table:table-cell/>
          <table:table-cell table:style-name="ce36" table:number-columns-repeated="999"/>
          <table:table-cell table:number-columns-repeated="12"/>
        </table:table-row>
        <table:table-row table:style-name="ro2">
          <table:table-cell table:style-name="ce28" office:value-type="float" office:value="65" calcext:value-type="float">
            <text:p>65</text:p>
          </table:table-cell>
          <table:table-cell table:style-name="ce35" table:formula="of:=IF([.A34]&lt;&gt;&quot;&quot;;VLOOKUP([.A34];CATEGORIES;2;0);&quot;&quot;)" office:value-type="string" office:string-value="Tirelire Appart" calcext:value-type="string">
            <text:p>Tirelire Appart</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4:.E3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66" calcext:value-type="float">
            <text:p>66</text:p>
          </table:table-cell>
          <table:table-cell table:style-name="ce35" table:formula="of:=IF([.A35]&lt;&gt;&quot;&quot;;VLOOKUP([.A35];CATEGORIES;2;0);&quot;&quot;)" office:value-type="string" office:string-value="Tirelire voiture" calcext:value-type="string">
            <text:p>Tirelire voitur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5:.E3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67" calcext:value-type="float">
            <text:p>67</text:p>
          </table:table-cell>
          <table:table-cell table:style-name="ce35" table:formula="of:=IF([.A36]&lt;&gt;&quot;&quot;;VLOOKUP([.A36];CATEGORIES;2;0);&quot;&quot;)" office:value-type="string" office:string-value="Tirelire Secu" calcext:value-type="string">
            <text:p>Tirelire Secu</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6:.E36])" office:value-type="currency" office:currency="EUR" office:value="0" calcext:value-type="currency">
            <text:p>0,00 €</text:p>
          </table:table-cell>
          <table:table-cell table:style-name="ce36" table:number-columns-repeated="6"/>
          <table:table-cell/>
          <table:table-cell table:style-name="ce36" table:number-columns-repeated="999"/>
          <table:table-cell table:number-columns-repeated="12"/>
        </table:table-row>
        <table:table-row table:style-name="ro2">
          <table:table-cell table:style-name="ce28" office:value-type="float" office:value="68" calcext:value-type="float">
            <text:p>68</text:p>
          </table:table-cell>
          <table:table-cell table:style-name="ce35" table:formula="of:=IF([.A37]&lt;&gt;&quot;&quot;;VLOOKUP([.A37];CATEGORIES;2;0);&quot;&quot;)" office:value-type="string" office:string-value="Tirelire Vacances" calcext:value-type="string">
            <text:p>Tirelire Vacance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7:.E3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70" calcext:value-type="float">
            <text:p>70</text:p>
          </table:table-cell>
          <table:table-cell table:style-name="ce35" table:formula="of:=IF([.A38]&lt;&gt;&quot;&quot;;VLOOKUP([.A38];CATEGORIES;2;0);&quot;&quot;)" office:value-type="string" office:string-value="Transport famille" calcext:value-type="string">
            <text:p>Transport fami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8:.E3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71" calcext:value-type="float">
            <text:p>71</text:p>
          </table:table-cell>
          <table:table-cell table:style-name="ce35" table:formula="of:=IF([.A39]&lt;&gt;&quot;&quot;;VLOOKUP([.A39];CATEGORIES;2;0);&quot;&quot;)" office:value-type="string" office:string-value="Carburant et utilisation voiture" calcext:value-type="string">
            <text:p>Carburant et utilisation voitur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9:.E3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72" calcext:value-type="float">
            <text:p>72</text:p>
          </table:table-cell>
          <table:table-cell table:style-name="ce35" table:formula="of:=IF([.A40]&lt;&gt;&quot;&quot;;VLOOKUP([.A40];CATEGORIES;2;0);&quot;&quot;)" office:value-type="string" office:string-value="Entretien voiture" calcext:value-type="string">
            <text:p>Entretien voitur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40:.E4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73" calcext:value-type="float">
            <text:p>73</text:p>
          </table:table-cell>
          <table:table-cell table:style-name="ce35" table:formula="of:=IF([.A41]&lt;&gt;&quot;&quot;;VLOOKUP([.A41];CATEGORIES;2;0);&quot;&quot;)" office:value-type="string" office:string-value="Parking voiture" calcext:value-type="string">
            <text:p>Parking voitur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41:.E4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table-cell table:style-name="ce71"/>
          <table:table-cell table:style-name="ce74" table:number-columns-repeated="3"/>
          <table:table-cell table:style-name="ce69"/>
          <table:table-cell table:style-name="Default" table:number-columns-repeated="2"/>
          <table:table-cell table:number-columns-repeated="1016"/>
        </table:table-row>
        <table:table-row table:style-name="ro2">
          <table:table-cell table:style-name="ce28" office:value-type="float" office:value="1001" calcext:value-type="float">
            <text:p>1001</text:p>
          </table:table-cell>
          <table:table-cell table:style-name="ce35" table:formula="of:=IF([.A43]&lt;&gt;&quot;&quot;;VLOOKUP([.A43];CATEGORIES;2;0);&quot;&quot;)" office:value-type="string" office:string-value="Cadeau fric enfants" calcext:value-type="string">
            <text:p>Cadeau fric enfant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43:.E4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02" calcext:value-type="float">
            <text:p>1002</text:p>
          </table:table-cell>
          <table:table-cell table:style-name="ce35" table:formula="of:=IF([.A44]&lt;&gt;&quot;&quot;;VLOOKUP([.A44];CATEGORIES;2;0);&quot;&quot;)" office:value-type="string" office:string-value="Cadeau fric famille" calcext:value-type="string">
            <text:p>Cadeau fric fami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44:.E4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03" calcext:value-type="float">
            <text:p>1003</text:p>
          </table:table-cell>
          <table:table-cell table:style-name="ce35" table:formula="of:=IF([.A45]&lt;&gt;&quot;&quot;;VLOOKUP([.A45];CATEGORIES;2;0);&quot;&quot;)" office:value-type="string" office:string-value="Intérêts perçus" calcext:value-type="string">
            <text:p>Intérêts perçu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45:.E4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04" calcext:value-type="float">
            <text:p>1004</text:p>
          </table:table-cell>
          <table:table-cell table:style-name="ce35" table:formula="of:=IF([.A46]&lt;&gt;&quot;&quot;;VLOOKUP([.A46];CATEGORIES;2;0);&quot;&quot;)" office:value-type="string" office:string-value="Revenu Divers" calcext:value-type="string">
            <text:p>Revenu Diver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46:.E4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05" calcext:value-type="float">
            <text:p>1005</text:p>
          </table:table-cell>
          <table:table-cell table:style-name="ce35" table:formula="of:=IF([.A47]&lt;&gt;&quot;&quot;;VLOOKUP([.A47];CATEGORIES;2;0);&quot;&quot;)" office:value-type="string" office:string-value="Salaire" calcext:value-type="string">
            <text:p>Salair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47:.E4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05" calcext:value-type="float">
            <text:p>1005</text:p>
          </table:table-cell>
          <table:table-cell table:style-name="ce35" table:formula="of:=IF([.A48]&lt;&gt;&quot;&quot;;VLOOKUP([.A48];CATEGORIES;2;0);&quot;&quot;)" office:value-type="string" office:string-value="Salaire" calcext:value-type="string">
            <text:p>Salair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48:.E48])" office:value-type="currency" office:currency="EUR" office:value="0" calcext:value-type="currency">
            <text:p>0,00 €</text:p>
          </table:table-cell>
          <table:table-cell table:style-name="Default" table:number-columns-repeated="2"/>
          <table:table-cell table:number-columns-repeated="1016"/>
        </table:table-row>
        <table:table-row table:style-name="ro2" table:number-rows-repeated="2">
          <table:table-cell/>
          <table:table-cell table:style-name="ce71"/>
          <table:table-cell table:style-name="ce74" table:number-columns-repeated="3"/>
          <table:table-cell table:style-name="ce69"/>
          <table:table-cell table:style-name="Default" table:number-columns-repeated="2"/>
          <table:table-cell table:number-columns-repeated="1016"/>
        </table:table-row>
        <table:table-row table:style-name="ro2">
          <table:table-cell/>
          <table:table-cell table:style-name="ce37" table:formula="of:=T(['Budget Consolidé'.B51])" office:value-type="string" office:string-value="Balance" calcext:value-type="string">
            <text:p>Balance</text:p>
          </table:table-cell>
          <table:table-cell table:style-name="ce60" table:formula="of:=SUM([.C3:.C50])" office:value-type="currency" office:currency="EUR" office:value="0" calcext:value-type="currency">
            <text:p>0,00 €</text:p>
          </table:table-cell>
          <table:table-cell table:style-name="ce60" table:formula="of:=SUM([.D3:.D50])" office:value-type="currency" office:currency="EUR" office:value="0" calcext:value-type="currency">
            <text:p>0,00 €</text:p>
          </table:table-cell>
          <table:table-cell table:style-name="ce60" table:formula="of:=SUM([.E3:.E50])" office:value-type="currency" office:currency="EUR" office:value="0" calcext:value-type="currency">
            <text:p>0,00 €</text:p>
          </table:table-cell>
          <table:table-cell table:style-name="ce60" table:formula="of:=SUM([.F3:.F5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number-columns-repeated="6"/>
          <table:table-cell table:style-name="Default" table:number-columns-repeated="2"/>
          <table:table-cell table:number-columns-repeated="4"/>
          <table:table-cell table:style-name="ce36" table:number-columns-repeated="990"/>
          <table:table-cell table:number-columns-repeated="22"/>
        </table:table-row>
        <table:table-row table:style-name="ro2">
          <table:table-cell table:number-columns-repeated="6"/>
          <table:table-cell table:style-name="Default" table:number-columns-repeated="2"/>
          <table:table-cell table:number-columns-repeated="1016"/>
        </table:table-row>
        <table:table-row table:style-name="ro2">
          <table:table-cell/>
          <table:table-cell table:style-name="ce37" office:value-type="string" calcext:value-type="string">
            <text:p>Total des dépenses</text:p>
          </table:table-cell>
          <table:table-cell table:style-name="ce60" table:formula="of:=SUMIF([.C$3:.C$50];&quot;&lt;0&quot;)" office:value-type="currency" office:currency="EUR" office:value="0" calcext:value-type="currency">
            <text:p>0,00 €</text:p>
          </table:table-cell>
          <table:table-cell table:style-name="ce60" table:formula="of:=SUMIF([.D$3:.D$50];&quot;&lt;0&quot;)" office:value-type="currency" office:currency="EUR" office:value="0" calcext:value-type="currency">
            <text:p>0,00 €</text:p>
          </table:table-cell>
          <table:table-cell table:style-name="ce60" table:formula="of:=SUMIF([.E$3:.E$50];&quot;&lt;0&quot;)" office:value-type="currency" office:currency="EUR" office:value="0" calcext:value-type="currency">
            <text:p>0,00 €</text:p>
          </table:table-cell>
          <table:table-cell table:style-name="ce60" table:formula="of:=SUM([.C54:.E5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table-cell table:style-name="ce37" office:value-type="string" calcext:value-type="string">
            <text:p>Total des recette</text:p>
          </table:table-cell>
          <table:table-cell table:style-name="ce60" table:formula="of:=SUMIF([.C$3:.C$50];&quot;&gt;0&quot;)" office:value-type="currency" office:currency="EUR" office:value="0" calcext:value-type="currency">
            <text:p>0,00 €</text:p>
          </table:table-cell>
          <table:table-cell table:style-name="ce60" table:formula="of:=SUMIF([.D$3:.D$50];&quot;&gt;0&quot;)" office:value-type="currency" office:currency="EUR" office:value="0" calcext:value-type="currency">
            <text:p>0,00 €</text:p>
          </table:table-cell>
          <table:table-cell table:style-name="ce60" table:formula="of:=SUMIF([.E$3:.E$50];&quot;&gt;0&quot;)" office:value-type="currency" office:currency="EUR" office:value="0" calcext:value-type="currency">
            <text:p>0,00 €</text:p>
          </table:table-cell>
          <table:table-cell table:style-name="ce60" table:formula="of:=SUM([.C55:.E55])" office:value-type="currency" office:currency="EUR" office:value="0" calcext:value-type="currency">
            <text:p>0,00 €</text:p>
          </table:table-cell>
          <table:table-cell table:style-name="Default" table:number-columns-repeated="2"/>
          <table:table-cell table:number-columns-repeated="3"/>
          <table:table-cell table:style-name="ce36" table:number-columns-repeated="991"/>
          <table:table-cell table:number-columns-repeated="22"/>
        </table:table-row>
        <table:table-row table:style-name="ro2" table:number-rows-repeated="6">
          <table:table-cell table:number-columns-repeated="6"/>
          <table:table-cell table:style-name="Default" table:number-columns-repeated="2"/>
          <table:table-cell table:number-columns-repeated="1016"/>
        </table:table-row>
        <table:table-row table:style-name="ro2" table:number-rows-repeated="1048514">
          <table:table-cell table:number-columns-repeated="1024"/>
        </table:table-row>
        <table:table-row table:style-name="ro2">
          <table:table-cell table:number-columns-repeated="1024"/>
        </table:table-row>
      </table:table>
      <table:table table:name="Auto" table:style-name="ta1">
        <office:forms form:automatic-focus="false" form:apply-design-mode="false"/>
        <table:table-column table:style-name="co15" table:number-columns-repeated="4" table:default-cell-style-name="ce3"/>
        <table:table-column table:style-name="co47" table:default-cell-style-name="ce3"/>
        <table:table-column table:style-name="co48" table:default-cell-style-name="ce3"/>
        <table:table-column table:style-name="co49" table:default-cell-style-name="ce5"/>
        <table:table-column table:style-name="co50" table:default-cell-style-name="ce3"/>
        <table:table-column table:style-name="co15" table:number-columns-repeated="2" table:default-cell-style-name="Default"/>
        <table:table-column table:style-name="co15" table:number-columns-repeated="2" table:default-cell-style-name="ce80"/>
        <table:table-row table:style-name="ro1">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Compte</text:p>
          </table:table-cell>
          <table:table-cell office:value-type="string" calcext:value-type="string">
            <text:p>Description</text:p>
          </table:table-cell>
          <table:table-cell office:value-type="string" calcext:value-type="string">
            <text:p>Categorie</text:p>
          </table:table-cell>
          <table:table-cell table:style-name="ce3" office:value-type="string" calcext:value-type="string">
            <text:p>Montant</text:p>
          </table:table-cell>
          <table:table-cell office:value-type="string" calcext:value-type="string">
            <text:p>Mémo</text:p>
          </table:table-cell>
          <table:table-cell table:number-columns-repeated="4"/>
        </table:table-row>
        <table:table-row table:style-name="ro1">
          <table:table-cell office:value-type="float" office:value="1" calcext:value-type="float">
            <text:p>1</text:p>
          </table:table-cell>
          <table:table-cell table:number-columns-repeated="2"/>
          <table:table-cell office:value-type="string" calcext:value-type="string">
            <text:p>LCL CC</text:p>
          </table:table-cell>
          <table:table-cell office:value-type="string" calcext:value-type="string">
            <text:p>Apec</text:p>
          </table:table-cell>
          <table:table-cell office:value-type="string" calcext:value-type="string">
            <text:p>salaire</text:p>
          </table:table-cell>
          <table:table-cell office:value-type="currency" office:currency="EUR" office:value="3800" calcext:value-type="currency">
            <text:p>3 800,00 €</text:p>
          </table:table-cell>
          <table:table-cell office:value-type="string" calcext:value-type="string">
            <text:p>Salaire du mois</text:p>
          </table:table-cell>
          <table:table-cell table:number-columns-repeated="4"/>
        </table:table-row>
        <table:table-row table:style-name="ro1">
          <table:table-cell office:value-type="float" office:value="1" calcext:value-type="float">
            <text:p>1</text:p>
          </table:table-cell>
          <table:table-cell table:number-columns-repeated="2"/>
          <table:table-cell office:value-type="string" calcext:value-type="string">
            <text:p>LCL CC</text:p>
          </table:table-cell>
          <table:table-cell office:value-type="string" calcext:value-type="string">
            <text:p>Nealite</text:p>
          </table:table-cell>
          <table:table-cell office:value-type="string" calcext:value-type="string">
            <text:p>salaire arabelle</text:p>
          </table:table-cell>
          <table:table-cell office:value-type="currency" office:currency="EUR" office:value="2600" calcext:value-type="currency">
            <text:p>2 600,00 €</text:p>
          </table:table-cell>
          <table:table-cell office:value-type="string" calcext:value-type="string">
            <text:p>Salaire du mois</text:p>
          </table:table-cell>
          <table:table-cell table:number-columns-repeated="4"/>
        </table:table-row>
        <table:table-row table:style-name="ro1">
          <table:table-cell office:value-type="float" office:value="1" calcext:value-type="float">
            <text:p>1</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Karen Eisenhardt</text:p>
          </table:table-cell>
          <table:table-cell office:value-type="string" calcext:value-type="string">
            <text:p>loyer davout</text:p>
          </table:table-cell>
          <table:table-cell office:value-type="currency" office:currency="EUR" office:value="625" calcext:value-type="currency">
            <text:p>625,00 €</text:p>
          </table:table-cell>
          <table:table-cell table:number-columns-repeated="5"/>
        </table:table-row>
        <table:table-row table:style-name="ro1">
          <table:table-cell office:value-type="float" office:value="5" calcext:value-type="float">
            <text:p>5</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Fabien Muller</text:p>
          </table:table-cell>
          <table:table-cell office:value-type="string" calcext:value-type="string">
            <text:p>loyer davout</text:p>
          </table:table-cell>
          <table:table-cell office:value-type="currency" office:currency="EUR" office:value="625" calcext:value-type="currency">
            <text:p>625,00 €</text:p>
          </table:table-cell>
          <table:table-cell table:number-columns-repeated="5"/>
        </table:table-row>
        <table:table-row table:style-name="ro1">
          <table:table-cell office:value-type="float" office:value="1" calcext:value-type="float">
            <text:p>1</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Teresa</text:p>
          </table:table-cell>
          <table:table-cell office:value-type="string" calcext:value-type="string">
            <text:p>loyer charonne</text:p>
          </table:table-cell>
          <table:table-cell office:value-type="currency" office:currency="EUR" office:value="-2559" calcext:value-type="currency">
            <text:p>-2 559,00 €</text:p>
          </table:table-cell>
          <table:table-cell table:number-columns-repeated="5"/>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RATP Arabelle</text:p>
          </table:table-cell>
          <table:table-cell office:value-type="string" calcext:value-type="string">
            <text:p>Transport</text:p>
          </table:table-cell>
          <table:table-cell office:value-type="currency" office:currency="EUR" office:value="-70" calcext:value-type="currency">
            <text:p>-70,00 €</text:p>
          </table:table-cell>
          <table:table-cell office:value-type="string" calcext:value-type="string">
            <text:p>Arabelle</text:p>
          </table:table-cell>
          <table:table-cell table:number-columns-repeated="4"/>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RATP DGL</text:p>
          </table:table-cell>
          <table:table-cell office:value-type="string" calcext:value-type="string">
            <text:p>Transport</text:p>
          </table:table-cell>
          <table:table-cell office:value-type="currency" office:currency="EUR" office:value="-70" calcext:value-type="currency">
            <text:p>-70,00 €</text:p>
          </table:table-cell>
          <table:table-cell office:value-type="string" calcext:value-type="string">
            <text:p>Denis-Gilles</text:p>
          </table:table-cell>
          <table:table-cell table:number-columns-repeated="4"/>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LCL Prêt 210k</text:p>
          </table:table-cell>
          <table:table-cell office:value-type="string" calcext:value-type="string">
            <text:p>emprunt_Pyrénées</text:p>
          </table:table-cell>
          <table:table-cell office:value-type="currency" office:currency="EUR" office:value="-1058.29" calcext:value-type="currency">
            <text:p>-1 058,29 €</text:p>
          </table:table-cell>
          <table:table-cell table:number-columns-repeated="5"/>
        </table:table-row>
        <table:table-row table:style-name="ro1">
          <table:table-cell office:value-type="float" office:value="3" calcext:value-type="float">
            <text:p>3</text:p>
          </table:table-cell>
          <table:table-cell office:value-type="float" office:value="11" calcext:value-type="float">
            <text:p>11</text:p>
          </table:table-cell>
          <table:table-cell office:value-type="float" office:value="2015" calcext:value-type="float">
            <text:p>2015</text:p>
          </table:table-cell>
          <table:table-cell office:value-type="string" calcext:value-type="string">
            <text:p>LCL CC</text:p>
          </table:table-cell>
          <table:table-cell office:value-type="string" calcext:value-type="string">
            <text:p>LCL Prêt 75k</text:p>
          </table:table-cell>
          <table:table-cell office:value-type="string" calcext:value-type="string">
            <text:p>emprunt_Pyrénées</text:p>
          </table:table-cell>
          <table:table-cell office:value-type="currency" office:currency="EUR" office:value="-163.68" calcext:value-type="currency">
            <text:p>-163,68 €</text:p>
          </table:table-cell>
          <table:table-cell table:number-columns-repeated="5"/>
        </table:table-row>
        <table:table-row table:style-name="ro1">
          <table:table-cell office:value-type="float" office:value="3" calcext:value-type="float">
            <text:p>3</text:p>
          </table:table-cell>
          <table:table-cell office:value-type="float" office:value="8" calcext:value-type="float">
            <text:p>8</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Denis-Gilles Laurent</text:p>
          </table:table-cell>
          <table:table-cell office:value-type="string" calcext:value-type="string">
            <text:p>virement mensuel dg</text:p>
          </table:table-cell>
          <table:table-cell office:value-type="currency" office:currency="EUR" office:value="-350" calcext:value-type="currency">
            <text:p>-350,00 €</text:p>
          </table:table-cell>
          <table:table-cell table:number-columns-repeated="5"/>
        </table:table-row>
        <table:table-row table:style-name="ro1">
          <table:table-cell office:value-type="float" office:value="3" calcext:value-type="float">
            <text:p>3</text:p>
          </table:table-cell>
          <table:table-cell office:value-type="float" office:value="8" calcext:value-type="float">
            <text:p>8</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Arabelle Roques</text:p>
          </table:table-cell>
          <table:table-cell office:value-type="string" calcext:value-type="string">
            <text:p>virement mensuel arabelle</text:p>
          </table:table-cell>
          <table:table-cell office:value-type="currency" office:currency="EUR" office:value="-250" calcext:value-type="currency">
            <text:p>-250,00 €</text:p>
          </table:table-cell>
          <table:table-cell table:number-columns-repeated="5"/>
        </table:table-row>
        <table:table-row table:style-name="ro1">
          <table:table-cell office:value-type="float" office:value="5" calcext:value-type="float">
            <text:p>5</text:p>
          </table:table-cell>
          <table:table-cell table:number-columns-repeated="2"/>
          <table:table-cell office:value-type="string" calcext:value-type="string">
            <text:p>LCL CC</text:p>
          </table:table-cell>
          <table:table-cell office:value-type="string" calcext:value-type="string">
            <text:p>OGEC Ecole Ste Marguerite</text:p>
          </table:table-cell>
          <table:table-cell office:value-type="string" calcext:value-type="string">
            <text:p>Garde-Ecole-Cantine</text:p>
          </table:table-cell>
          <table:table-cell office:value-type="currency" office:currency="EUR" office:value="-709" calcext:value-type="currency">
            <text:p>-709,00 €</text:p>
          </table:table-cell>
          <table:table-cell table:number-columns-repeated="5"/>
        </table:table-row>
        <table:table-row table:style-name="ro1">
          <table:table-cell office:value-type="float" office:value="7" calcext:value-type="float">
            <text:p>7</text:p>
          </table:table-cell>
          <table:table-cell table:number-columns-repeated="2"/>
          <table:table-cell office:value-type="string" calcext:value-type="string">
            <text:p>LCL CC</text:p>
          </table:table-cell>
          <table:table-cell office:value-type="string" calcext:value-type="string">
            <text:p>CBP</text:p>
          </table:table-cell>
          <table:table-cell office:value-type="string" calcext:value-type="string">
            <text:p>emprunt_Pyrénées</text:p>
          </table:table-cell>
          <table:table-cell office:value-type="currency" office:currency="EUR" office:value="-137.3" calcext:value-type="currency">
            <text:p>-137,30 €</text:p>
          </table:table-cell>
          <table:table-cell table:number-columns-repeated="5"/>
        </table:table-row>
        <table:table-row table:style-name="ro6">
          <table:table-cell office:value-type="float" office:value="15" calcext:value-type="float">
            <text:p>15</text:p>
          </table:table-cell>
          <table:table-cell office:value-type="float" office:value="1" calcext:value-type="float">
            <text:p>1</text:p>
          </table:table-cell>
          <table:table-cell/>
          <table:table-cell office:value-type="string" calcext:value-type="string">
            <text:p>LCL CC</text:p>
          </table:table-cell>
          <table:table-cell office:value-type="string" calcext:value-type="string">
            <text:p>SDC 157 Rue des Pyrénées</text:p>
          </table:table-cell>
          <table:table-cell table:style-name="ce4"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1<text:span text:style-name="T1">er</text:span> trimestre</text:p>
          </table:table-cell>
          <table:table-cell table:number-columns-repeated="4"/>
        </table:table-row>
        <table:table-row table:style-name="ro1">
          <table:table-cell office:value-type="float" office:value="15" calcext:value-type="float">
            <text:p>15</text:p>
          </table:table-cell>
          <table:table-cell office:value-type="float" office:value="4" calcext:value-type="float">
            <text:p>4</text:p>
          </table:table-cell>
          <table:table-cell/>
          <table:table-cell office:value-type="string" calcext:value-type="string">
            <text:p>LCL CC</text:p>
          </table:table-cell>
          <table:table-cell office:value-type="string" calcext:value-type="string">
            <text:p>SDC 157 Rue des Pyrénées</text:p>
          </table:table-cell>
          <table:table-cell table:style-name="ce4"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2eme trimestre</text:p>
          </table:table-cell>
          <table:table-cell table:number-columns-repeated="4"/>
        </table:table-row>
        <table:table-row table:style-name="ro1">
          <table:table-cell office:value-type="float" office:value="15" calcext:value-type="float">
            <text:p>15</text:p>
          </table:table-cell>
          <table:table-cell office:value-type="float" office:value="7" calcext:value-type="float">
            <text:p>7</text:p>
          </table:table-cell>
          <table:table-cell/>
          <table:table-cell office:value-type="string" calcext:value-type="string">
            <text:p>LCL CC</text:p>
          </table:table-cell>
          <table:table-cell office:value-type="string" calcext:value-type="string">
            <text:p>SDC 157 Rue des Pyrénées</text:p>
          </table:table-cell>
          <table:table-cell table:style-name="ce4"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3eme trimestre</text:p>
          </table:table-cell>
          <table:table-cell table:number-columns-repeated="4"/>
        </table:table-row>
        <table:table-row table:style-name="ro1">
          <table:table-cell office:value-type="float" office:value="15" calcext:value-type="float">
            <text:p>15</text:p>
          </table:table-cell>
          <table:table-cell office:value-type="float" office:value="10" calcext:value-type="float">
            <text:p>10</text:p>
          </table:table-cell>
          <table:table-cell/>
          <table:table-cell office:value-type="string" calcext:value-type="string">
            <text:p>LCL CC</text:p>
          </table:table-cell>
          <table:table-cell office:value-type="string" calcext:value-type="string">
            <text:p>SDC 157 Rue des Pyrénées</text:p>
          </table:table-cell>
          <table:table-cell table:style-name="ce4"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4eme trimestre</text:p>
          </table:table-cell>
          <table:table-cell table:number-columns-repeated="4"/>
        </table:table-row>
        <table:table-row table:style-name="ro1">
          <table:table-cell office:value-type="float" office:value="10" calcext:value-type="float">
            <text:p>10</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0.8" calcext:value-type="currency">
            <text:p>-0,80 €</text:p>
          </table:table-cell>
          <table:table-cell table:number-columns-repeated="5"/>
        </table:table-row>
        <table:table-row table:style-name="ro1">
          <table:table-cell office:value-type="float" office:value="10" calcext:value-type="float">
            <text:p>10</text:p>
          </table:table-cell>
          <table:table-cell table:number-columns-repeated="2"/>
          <table:table-cell office:value-type="string" calcext:value-type="string">
            <text:p>LCL CC</text:p>
          </table:table-cell>
          <table:table-cell office:value-type="string" calcext:value-type="string">
            <text:p>Free Telecom</text:p>
          </table:table-cell>
          <table:table-cell office:value-type="string" calcext:value-type="string">
            <text:p>Communication</text:p>
          </table:table-cell>
          <table:table-cell office:value-type="currency" office:currency="EUR" office:value="-37.97" calcext:value-type="currency">
            <text:p>-37,97 €</text:p>
          </table:table-cell>
          <table:table-cell table:number-columns-repeated="5"/>
        </table:table-row>
        <table:table-row table:style-name="ro1">
          <table:table-cell office:value-type="float" office:value="15" calcext:value-type="float">
            <text:p>15</text:p>
          </table:table-cell>
          <table:table-cell table:number-columns-repeated="2"/>
          <table:table-cell office:value-type="string" calcext:value-type="string">
            <text:p>LCL CC</text:p>
          </table:table-cell>
          <table:table-cell office:value-type="string" calcext:value-type="string">
            <text:p>Bouygues Télécom</text:p>
          </table:table-cell>
          <table:table-cell office:value-type="string" calcext:value-type="string">
            <text:p>Communication</text:p>
          </table:table-cell>
          <table:table-cell office:value-type="currency" office:currency="EUR" office:value="-19.99" calcext:value-type="currency">
            <text:p>-19,99 €</text:p>
          </table:table-cell>
          <table:table-cell table:number-columns-repeated="5"/>
        </table:table-row>
        <table:table-row table:style-name="ro1">
          <table:table-cell office:value-type="float" office:value="17" calcext:value-type="float">
            <text:p>17</text:p>
          </table:table-cell>
          <table:table-cell table:number-columns-repeated="2"/>
          <table:table-cell office:value-type="string" calcext:value-type="string">
            <text:p>LCL CC</text:p>
          </table:table-cell>
          <table:table-cell office:value-type="string" calcext:value-type="string">
            <text:p>Orange</text:p>
          </table:table-cell>
          <table:table-cell office:value-type="string" calcext:value-type="string">
            <text:p>Communication</text:p>
          </table:table-cell>
          <table:table-cell office:value-type="currency" office:currency="EUR" office:value="-24.99" calcext:value-type="currency">
            <text:p>-24,99 €</text:p>
          </table:table-cell>
          <table:table-cell table:number-columns-repeated="5"/>
        </table:table-row>
        <table:table-row table:style-name="ro1">
          <table:table-cell office:value-type="float" office:value="23" calcext:value-type="float">
            <text:p>23</text:p>
          </table:table-cell>
          <table:table-cell table:number-columns-repeated="2"/>
          <table:table-cell office:value-type="string" calcext:value-type="string">
            <text:p>LCL CC</text:p>
          </table:table-cell>
          <table:table-cell office:value-type="string" calcext:value-type="string">
            <text:p>EDF</text:p>
          </table:table-cell>
          <table:table-cell table:style-name="ce4" office:value-type="string" calcext:value-type="string">
            <text:p>Energie</text:p>
          </table:table-cell>
          <table:table-cell office:value-type="currency" office:currency="EUR" office:value="-63" calcext:value-type="currency">
            <text:p>-63,00 €</text:p>
          </table:table-cell>
          <table:table-cell table:number-columns-repeated="5"/>
        </table:table-row>
        <table:table-row table:style-name="ro1">
          <table:table-cell office:value-type="float" office:value="25" calcext:value-type="float">
            <text:p>25</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11.25" calcext:value-type="currency">
            <text:p>-11,25 €</text:p>
          </table:table-cell>
          <table:table-cell office:value-type="string" calcext:value-type="string">
            <text:p>cotisation CB A</text:p>
          </table:table-cell>
          <table:table-cell table:number-columns-repeated="4"/>
        </table:table-row>
        <table:table-row table:style-name="ro1">
          <table:table-cell office:value-type="float" office:value="25" calcext:value-type="float">
            <text:p>25</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3.45" calcext:value-type="currency">
            <text:p>-3,45 €</text:p>
          </table:table-cell>
          <table:table-cell office:value-type="string" calcext:value-type="string">
            <text:p>cotisation CB DGL</text:p>
          </table:table-cell>
          <table:table-cell table:number-columns-repeated="4"/>
        </table:table-row>
        <table:table-row table:style-name="ro1">
          <table:table-cell office:value-type="float" office:value="28" calcext:value-type="float">
            <text:p>28</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0.25" calcext:value-type="currency">
            <text:p>0,25 €</text:p>
          </table:table-cell>
          <table:table-cell table:number-columns-repeated="5"/>
        </table:table-row>
        <table:table-row table:style-name="ro1">
          <table:table-cell office:value-type="float" office:value="28" calcext:value-type="float">
            <text:p>28</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1.55" calcext:value-type="currency">
            <text:p>1,55 €</text:p>
          </table:table-cell>
          <table:table-cell table:number-columns-repeated="5"/>
        </table:table-row>
        <table:table-row table:style-name="ro1">
          <table:table-cell office:value-type="float" office:value="28" calcext:value-type="float">
            <text:p>28</text:p>
          </table:table-cell>
          <table:table-cell table:number-columns-repeated="2"/>
          <table:table-cell office:value-type="string" calcext:value-type="string">
            <text:p>BNP CC</text:p>
          </table:table-cell>
          <table:table-cell office:value-type="string" calcext:value-type="string">
            <text:p>BNP</text:p>
          </table:table-cell>
          <table:table-cell office:value-type="string" calcext:value-type="string">
            <text:p>frais bancaire</text:p>
          </table:table-cell>
          <table:table-cell office:value-type="currency" office:currency="EUR" office:value="-21.65" calcext:value-type="currency">
            <text:p>-21,65 €</text:p>
          </table:table-cell>
          <table:table-cell table:number-columns-repeated="5"/>
        </table:table-row>
        <table:table-row table:style-name="ro2" table:number-rows-repeated="4">
          <table:table-cell table:style-name="Default" table:number-columns-repeated="8"/>
          <table:table-cell table:number-columns-repeated="2"/>
          <table:table-cell table:style-name="Default" table:number-columns-repeated="2"/>
        </table:table-row>
        <table:table-row table:style-name="ro1">
          <table:table-cell table:style-name="Default" table:number-columns-repeated="3"/>
          <table:table-cell table:style-name="ce19" table:number-columns-repeated="2"/>
          <table:table-cell table:style-name="ce79"/>
          <table:table-cell table:style-name="ce6"/>
          <table:table-cell table:style-name="Default"/>
          <table:table-cell table:style-name="ce2" table:number-columns-repeated="2"/>
          <table:table-cell table:style-name="Default" table:number-columns-repeated="2"/>
        </table:table-row>
      </table:table>
      <table:table table:name="Graph" table:style-name="ta1">
        <office:forms form:automatic-focus="false" form:apply-design-mode="false"/>
        <table:shapes>
          <draw:frame draw:z-index="0" draw:style-name="gr1" draw:text-style-name="P1" svg:width="278.67mm" svg:height="154.8mm" svg:x="77.14mm" svg:y="76mm">
            <draw:object draw:notify-on-update-of-ranges="Graph.C2:Graph.N2 Graph.B3:Graph.B3 Graph.C3:Graph.N3 Graph.B4:Graph.B4 Graph.C4:Graph.N4 Graph.B5:Graph.B5 Graph.C5:Graph.N5" xlink:href="./Object 1" xlink:type="simple" xlink:show="embed" xlink:actuate="onLoad"/>
            <draw:image xlink:href="./ObjectReplacements/Object 1" xlink:type="simple" xlink:show="embed" xlink:actuate="onLoad"/>
          </draw:frame>
        </table:shapes>
        <table:table-column table:style-name="co15" table:default-cell-style-name="Default"/>
        <table:table-column table:style-name="co51" table:default-cell-style-name="Default"/>
        <table:table-column table:style-name="co52" table:default-cell-style-name="ce6"/>
        <table:table-column table:style-name="co15" table:number-columns-repeated="11" table:default-cell-style-name="ce6"/>
        <table:table-row table:style-name="ro3">
          <table:table-cell table:number-columns-repeated="2"/>
          <table:table-cell table:style-name="ce83" table:formula="of:=MONTH([.C2])" office:value-type="float" office:value="1" calcext:value-type="float">
            <text:p>1</text:p>
          </table:table-cell>
          <table:table-cell table:style-name="ce83" table:formula="of:=MONTH([.D2])" office:value-type="float" office:value="2" calcext:value-type="float">
            <text:p>2</text:p>
          </table:table-cell>
          <table:table-cell table:style-name="ce83" table:formula="of:=MONTH([.E2])" office:value-type="float" office:value="3" calcext:value-type="float">
            <text:p>3</text:p>
          </table:table-cell>
          <table:table-cell table:style-name="ce83" table:formula="of:=MONTH([.F2])" office:value-type="float" office:value="4" calcext:value-type="float">
            <text:p>4</text:p>
          </table:table-cell>
          <table:table-cell table:style-name="ce83" table:formula="of:=MONTH([.G2])" office:value-type="float" office:value="5" calcext:value-type="float">
            <text:p>5</text:p>
          </table:table-cell>
          <table:table-cell table:style-name="ce83" table:formula="of:=MONTH([.H2])" office:value-type="float" office:value="6" calcext:value-type="float">
            <text:p>6</text:p>
          </table:table-cell>
          <table:table-cell table:style-name="ce83" table:formula="of:=MONTH([.I2])" office:value-type="float" office:value="7" calcext:value-type="float">
            <text:p>7</text:p>
          </table:table-cell>
          <table:table-cell table:style-name="ce83" table:formula="of:=MONTH([.J2])" office:value-type="float" office:value="8" calcext:value-type="float">
            <text:p>8</text:p>
          </table:table-cell>
          <table:table-cell table:style-name="ce83" table:formula="of:=MONTH([.K2])" office:value-type="float" office:value="9" calcext:value-type="float">
            <text:p>9</text:p>
          </table:table-cell>
          <table:table-cell table:style-name="ce83" table:formula="of:=MONTH([.L2])" office:value-type="float" office:value="10" calcext:value-type="float">
            <text:p>10</text:p>
          </table:table-cell>
          <table:table-cell table:style-name="ce83" table:formula="of:=MONTH([.M2])" office:value-type="float" office:value="11" calcext:value-type="float">
            <text:p>11</text:p>
          </table:table-cell>
          <table:table-cell table:style-name="ce83" table:formula="of:=MONTH([.N2])" office:value-type="float" office:value="12" calcext:value-type="float">
            <text:p>12</text:p>
          </table:table-cell>
        </table:table-row>
        <table:table-row table:style-name="ro3">
          <table:table-cell table:number-columns-repeated="2"/>
          <table:table-cell table:style-name="ce84" office:value-type="date" office:date-value="2015-01-01" calcext:value-type="date">
            <text:p>janvier</text:p>
          </table:table-cell>
          <table:table-cell table:style-name="ce84" office:value-type="date" office:date-value="2015-02-01" calcext:value-type="date">
            <text:p>février</text:p>
          </table:table-cell>
          <table:table-cell table:style-name="ce84" office:value-type="date" office:date-value="2015-03-01" calcext:value-type="date">
            <text:p>mars</text:p>
          </table:table-cell>
          <table:table-cell table:style-name="ce84" office:value-type="date" office:date-value="2015-04-01" calcext:value-type="date">
            <text:p>avril</text:p>
          </table:table-cell>
          <table:table-cell table:style-name="ce84" office:value-type="date" office:date-value="2015-05-01" calcext:value-type="date">
            <text:p>mai</text:p>
          </table:table-cell>
          <table:table-cell table:style-name="ce84" office:value-type="date" office:date-value="2015-06-01" calcext:value-type="date">
            <text:p>juin</text:p>
          </table:table-cell>
          <table:table-cell table:style-name="ce84" office:value-type="date" office:date-value="2015-07-01" calcext:value-type="date">
            <text:p>juillet</text:p>
          </table:table-cell>
          <table:table-cell table:style-name="ce84" office:value-type="date" office:date-value="2015-08-01" calcext:value-type="date">
            <text:p>août</text:p>
          </table:table-cell>
          <table:table-cell table:style-name="ce84" office:value-type="date" office:date-value="2015-09-01" calcext:value-type="date">
            <text:p>septembre</text:p>
          </table:table-cell>
          <table:table-cell table:style-name="ce84" office:value-type="date" office:date-value="2015-10-01" calcext:value-type="date">
            <text:p>octobre</text:p>
          </table:table-cell>
          <table:table-cell table:style-name="ce84" office:value-type="date" office:date-value="2015-11-01" calcext:value-type="date">
            <text:p>novembre</text:p>
          </table:table-cell>
          <table:table-cell table:style-name="ce84" office:value-type="date" office:date-value="2015-12-01" calcext:value-type="date">
            <text:p>décembre</text:p>
          </table:table-cell>
        </table:table-row>
        <table:table-row table:style-name="ro1">
          <table:table-cell table:style-name="ce81" office:value-type="float" office:value="32" calcext:value-type="float">
            <text:p>32</text:p>
          </table:table-cell>
          <table:table-cell table:style-name="ce10" table:formula="of:=IF([.A3]&lt;&gt;&quot;&quot;;VLOOKUP([.A3];CATEGORIES;2;0);&quot;&quot;)" office:value-type="string" office:string-value="Habillement Enfants" calcext:value-type="string">
            <text:p>Habillement Enfants</text:p>
          </table:table-cell>
          <table:table-cell table:formula="of:=SUMPRODUCT(MVT_CATEGORIES=[.$B3];MONTH(MVT_DATE)=[.C$1];MVT_AMOUNT)" office:value-type="currency" office:currency="EUR" office:value="0" calcext:value-type="currency">
            <text:p>0,00 €</text:p>
          </table:table-cell>
          <table:table-cell table:formula="of:=SUMPRODUCT(MVT_CATEGORIES=[.$B3];MONTH(MVT_DATE)=[.D$1];MVT_AMOUNT)" office:value-type="currency" office:currency="EUR" office:value="0" calcext:value-type="currency">
            <text:p>0,00 €</text:p>
          </table:table-cell>
          <table:table-cell table:formula="of:=SUMPRODUCT(MVT_CATEGORIES=[.$B3];MONTH(MVT_DATE)=[.E$1];MVT_AMOUNT)" office:value-type="currency" office:currency="EUR" office:value="0" calcext:value-type="currency">
            <text:p>0,00 €</text:p>
          </table:table-cell>
          <table:table-cell table:formula="of:=SUMPRODUCT(MVT_CATEGORIES=[.$B3];MONTH(MVT_DATE)=[.F$1];MVT_AMOUNT)" office:value-type="currency" office:currency="EUR" office:value="0" calcext:value-type="currency">
            <text:p>0,00 €</text:p>
          </table:table-cell>
          <table:table-cell table:formula="of:=SUMPRODUCT(MVT_CATEGORIES=[.$B3];MONTH(MVT_DATE)=[.G$1];MVT_AMOUNT)" office:value-type="currency" office:currency="EUR" office:value="0" calcext:value-type="currency">
            <text:p>0,00 €</text:p>
          </table:table-cell>
          <table:table-cell table:formula="of:=SUMPRODUCT(MVT_CATEGORIES=[.$B3];MONTH(MVT_DATE)=[.H$1];MVT_AMOUNT)" office:value-type="currency" office:currency="EUR" office:value="0" calcext:value-type="currency">
            <text:p>0,00 €</text:p>
          </table:table-cell>
          <table:table-cell table:formula="of:=SUMPRODUCT(MVT_CATEGORIES=[.$B3];MONTH(MVT_DATE)=[.I$1];MVT_AMOUNT)" office:value-type="currency" office:currency="EUR" office:value="0" calcext:value-type="currency">
            <text:p>0,00 €</text:p>
          </table:table-cell>
          <table:table-cell table:formula="of:=SUMPRODUCT(MVT_CATEGORIES=[.$B3];MONTH(MVT_DATE)=[.J$1];MVT_AMOUNT)" office:value-type="currency" office:currency="EUR" office:value="0" calcext:value-type="currency">
            <text:p>0,00 €</text:p>
          </table:table-cell>
          <table:table-cell table:formula="of:=SUMPRODUCT(MVT_CATEGORIES=[.$B3];MONTH(MVT_DATE)=[.K$1];MVT_AMOUNT)" office:value-type="currency" office:currency="EUR" office:value="0" calcext:value-type="currency">
            <text:p>0,00 €</text:p>
          </table:table-cell>
          <table:table-cell table:formula="of:=SUMPRODUCT(MVT_CATEGORIES=[.$B3];MONTH(MVT_DATE)=[.L$1];MVT_AMOUNT)" office:value-type="currency" office:currency="EUR" office:value="0" calcext:value-type="currency">
            <text:p>0,00 €</text:p>
          </table:table-cell>
          <table:table-cell table:formula="of:=SUMPRODUCT(MVT_CATEGORIES=[.$B3];MONTH(MVT_DATE)=[.M$1];MVT_AMOUNT)" office:value-type="currency" office:currency="EUR" office:value="0" calcext:value-type="currency">
            <text:p>0,00 €</text:p>
          </table:table-cell>
          <table:table-cell table:formula="of:=SUMPRODUCT(MVT_CATEGORIES=[.$B3];MONTH(MVT_DATE)=[.N$1];MVT_AMOUNT)" office:value-type="currency" office:currency="EUR" office:value="0" calcext:value-type="currency">
            <text:p>0,00 €</text:p>
          </table:table-cell>
        </table:table-row>
        <table:table-row table:style-name="ro7">
          <table:table-cell table:style-name="ce81" office:value-type="float" office:value="0" calcext:value-type="float">
            <text:p>0</text:p>
          </table:table-cell>
          <table:table-cell table:style-name="ce10" table:formula="of:=IF([.A4]&lt;&gt;&quot;&quot;;VLOOKUP([.A4];CATEGORIES;2;0);&quot;&quot;)" office:value-type="string" office:string-value="" calcext:value-type="error">
            <text:p>#N/D</text:p>
          </table:table-cell>
          <table:table-cell table:formula="of:=SUMPRODUCT(MVT_CATEGORIES=[.$B4];MONTH(MVT_DATE)=[.C$1];MVT_AMOUNT)" office:value-type="string" office:string-value="" calcext:value-type="error">
            <text:p>#N/D</text:p>
          </table:table-cell>
          <table:table-cell table:formula="of:=SUMPRODUCT(MVT_CATEGORIES=[.$B4];MONTH(MVT_DATE)=[.D$1];MVT_AMOUNT)" office:value-type="string" office:string-value="" calcext:value-type="error">
            <text:p>#N/D</text:p>
          </table:table-cell>
          <table:table-cell table:formula="of:=SUMPRODUCT(MVT_CATEGORIES=[.$B4];MONTH(MVT_DATE)=[.E$1];MVT_AMOUNT)" office:value-type="string" office:string-value="" calcext:value-type="error">
            <text:p>#N/D</text:p>
          </table:table-cell>
          <table:table-cell table:formula="of:=SUMPRODUCT(MVT_CATEGORIES=[.$B4];MONTH(MVT_DATE)=[.F$1];MVT_AMOUNT)" office:value-type="string" office:string-value="" calcext:value-type="error">
            <text:p>#N/D</text:p>
          </table:table-cell>
          <table:table-cell table:formula="of:=SUMPRODUCT(MVT_CATEGORIES=[.$B4];MONTH(MVT_DATE)=[.G$1];MVT_AMOUNT)" office:value-type="string" office:string-value="" calcext:value-type="error">
            <text:p>#N/D</text:p>
          </table:table-cell>
          <table:table-cell table:formula="of:=SUMPRODUCT(MVT_CATEGORIES=[.$B4];MONTH(MVT_DATE)=[.H$1];MVT_AMOUNT)" office:value-type="string" office:string-value="" calcext:value-type="error">
            <text:p>#N/D</text:p>
          </table:table-cell>
          <table:table-cell table:formula="of:=SUMPRODUCT(MVT_CATEGORIES=[.$B4];MONTH(MVT_DATE)=[.I$1];MVT_AMOUNT)" office:value-type="string" office:string-value="" calcext:value-type="error">
            <text:p>#N/D</text:p>
          </table:table-cell>
          <table:table-cell table:formula="of:=SUMPRODUCT(MVT_CATEGORIES=[.$B4];MONTH(MVT_DATE)=[.J$1];MVT_AMOUNT)" office:value-type="string" office:string-value="" calcext:value-type="error">
            <text:p>#N/D</text:p>
          </table:table-cell>
          <table:table-cell table:formula="of:=SUMPRODUCT(MVT_CATEGORIES=[.$B4];MONTH(MVT_DATE)=[.K$1];MVT_AMOUNT)" office:value-type="string" office:string-value="" calcext:value-type="error">
            <text:p>#N/D</text:p>
          </table:table-cell>
          <table:table-cell table:formula="of:=SUMPRODUCT(MVT_CATEGORIES=[.$B4];MONTH(MVT_DATE)=[.L$1];MVT_AMOUNT)" office:value-type="string" office:string-value="" calcext:value-type="error">
            <text:p>#N/D</text:p>
          </table:table-cell>
          <table:table-cell table:formula="of:=SUMPRODUCT(MVT_CATEGORIES=[.$B4];MONTH(MVT_DATE)=[.M$1];MVT_AMOUNT)" office:value-type="string" office:string-value="" calcext:value-type="error">
            <text:p>#N/D</text:p>
          </table:table-cell>
          <table:table-cell table:formula="of:=SUMPRODUCT(MVT_CATEGORIES=[.$B4];MONTH(MVT_DATE)=[.N$1];MVT_AMOUNT)" office:value-type="string" office:string-value="" calcext:value-type="error">
            <text:p>#N/D</text:p>
          </table:table-cell>
        </table:table-row>
        <table:table-row table:style-name="ro7">
          <table:table-cell table:style-name="ce81" office:value-type="float" office:value="0" calcext:value-type="float">
            <text:p>0</text:p>
          </table:table-cell>
          <table:table-cell table:style-name="ce10" table:formula="of:=IF([.A5]&lt;&gt;&quot;&quot;;VLOOKUP([.A5];CATEGORIES;2;0);&quot;&quot;)" office:value-type="string" office:string-value="" calcext:value-type="error">
            <text:p>#N/D</text:p>
          </table:table-cell>
          <table:table-cell table:formula="of:=SUMPRODUCT(MVT_CATEGORIES=[.$B5];MONTH(MVT_DATE)=[.C$1];MVT_AMOUNT)" office:value-type="string" office:string-value="" calcext:value-type="error">
            <text:p>#N/D</text:p>
          </table:table-cell>
          <table:table-cell table:formula="of:=SUMPRODUCT(MVT_CATEGORIES=[.$B5];MONTH(MVT_DATE)=[.D$1];MVT_AMOUNT)" office:value-type="string" office:string-value="" calcext:value-type="error">
            <text:p>#N/D</text:p>
          </table:table-cell>
          <table:table-cell table:formula="of:=SUMPRODUCT(MVT_CATEGORIES=[.$B5];MONTH(MVT_DATE)=[.E$1];MVT_AMOUNT)" office:value-type="string" office:string-value="" calcext:value-type="error">
            <text:p>#N/D</text:p>
          </table:table-cell>
          <table:table-cell table:formula="of:=SUMPRODUCT(MVT_CATEGORIES=[.$B5];MONTH(MVT_DATE)=[.F$1];MVT_AMOUNT)" office:value-type="string" office:string-value="" calcext:value-type="error">
            <text:p>#N/D</text:p>
          </table:table-cell>
          <table:table-cell table:formula="of:=SUMPRODUCT(MVT_CATEGORIES=[.$B5];MONTH(MVT_DATE)=[.G$1];MVT_AMOUNT)" office:value-type="string" office:string-value="" calcext:value-type="error">
            <text:p>#N/D</text:p>
          </table:table-cell>
          <table:table-cell table:formula="of:=SUMPRODUCT(MVT_CATEGORIES=[.$B5];MONTH(MVT_DATE)=[.H$1];MVT_AMOUNT)" office:value-type="string" office:string-value="" calcext:value-type="error">
            <text:p>#N/D</text:p>
          </table:table-cell>
          <table:table-cell table:formula="of:=SUMPRODUCT(MVT_CATEGORIES=[.$B5];MONTH(MVT_DATE)=[.I$1];MVT_AMOUNT)" office:value-type="string" office:string-value="" calcext:value-type="error">
            <text:p>#N/D</text:p>
          </table:table-cell>
          <table:table-cell table:formula="of:=SUMPRODUCT(MVT_CATEGORIES=[.$B5];MONTH(MVT_DATE)=[.J$1];MVT_AMOUNT)" office:value-type="string" office:string-value="" calcext:value-type="error">
            <text:p>#N/D</text:p>
          </table:table-cell>
          <table:table-cell table:formula="of:=SUMPRODUCT(MVT_CATEGORIES=[.$B5];MONTH(MVT_DATE)=[.K$1];MVT_AMOUNT)" office:value-type="string" office:string-value="" calcext:value-type="error">
            <text:p>#N/D</text:p>
          </table:table-cell>
          <table:table-cell table:formula="of:=SUMPRODUCT(MVT_CATEGORIES=[.$B5];MONTH(MVT_DATE)=[.L$1];MVT_AMOUNT)" office:value-type="string" office:string-value="" calcext:value-type="error">
            <text:p>#N/D</text:p>
          </table:table-cell>
          <table:table-cell table:formula="of:=SUMPRODUCT(MVT_CATEGORIES=[.$B5];MONTH(MVT_DATE)=[.M$1];MVT_AMOUNT)" office:value-type="string" office:string-value="" calcext:value-type="error">
            <text:p>#N/D</text:p>
          </table:table-cell>
          <table:table-cell table:formula="of:=SUMPRODUCT(MVT_CATEGORIES=[.$B5];MONTH(MVT_DATE)=[.N$1];MVT_AMOUNT)" office:value-type="string" office:string-value="" calcext:value-type="error">
            <text:p>#N/D</text:p>
          </table:table-cell>
        </table:table-row>
        <table:table-row table:style-name="ro2" table:number-rows-repeated="2">
          <table:table-cell table:number-columns-repeated="2"/>
          <table:table-cell table:style-name="Default" table:number-columns-repeated="12"/>
        </table:table-row>
        <table:table-row table:style-name="ro2">
          <table:table-cell table:style-name="ce82" office:value-type="string" calcext:value-type="string">
            <text:p>Moyenne</text:p>
          </table:table-cell>
          <table:table-cell table:formula="of:=[.B3]" office:value-type="string" office:string-value="Habillement Enfants" calcext:value-type="string">
            <text:p>Habillement Enfants</text:p>
          </table:table-cell>
          <table:table-cell table:formula="of:=AVERAGE([.C3])" office:value-type="currency" office:currency="EUR" office:value="0" calcext:value-type="currency">
            <text:p>0,00 €</text:p>
          </table:table-cell>
          <table:table-cell table:formula="of:=AVERAGE([.$C3:.D3])" office:value-type="currency" office:currency="EUR" office:value="0" calcext:value-type="currency">
            <text:p>0,00 €</text:p>
          </table:table-cell>
          <table:table-cell table:formula="of:=AVERAGE([.$C3:.E3])" office:value-type="currency" office:currency="EUR" office:value="0" calcext:value-type="currency">
            <text:p>0,00 €</text:p>
          </table:table-cell>
          <table:table-cell table:formula="of:=AVERAGE([.$C3:.F3])" office:value-type="currency" office:currency="EUR" office:value="0" calcext:value-type="currency">
            <text:p>0,00 €</text:p>
          </table:table-cell>
          <table:table-cell table:formula="of:=AVERAGE([.$C3:.G3])" office:value-type="currency" office:currency="EUR" office:value="0" calcext:value-type="currency">
            <text:p>0,00 €</text:p>
          </table:table-cell>
          <table:table-cell table:formula="of:=AVERAGE([.$C3:.H3])" office:value-type="currency" office:currency="EUR" office:value="0" calcext:value-type="currency">
            <text:p>0,00 €</text:p>
          </table:table-cell>
          <table:table-cell table:formula="of:=AVERAGE([.$C3:.I3])" office:value-type="currency" office:currency="EUR" office:value="0" calcext:value-type="currency">
            <text:p>0,00 €</text:p>
          </table:table-cell>
          <table:table-cell table:formula="of:=AVERAGE([.$C3:.J3])" office:value-type="currency" office:currency="EUR" office:value="0" calcext:value-type="currency">
            <text:p>0,00 €</text:p>
          </table:table-cell>
          <table:table-cell table:formula="of:=AVERAGE([.$C3:.K3])" office:value-type="currency" office:currency="EUR" office:value="0" calcext:value-type="currency">
            <text:p>0,00 €</text:p>
          </table:table-cell>
          <table:table-cell table:formula="of:=AVERAGE([.$C3:.L3])" office:value-type="currency" office:currency="EUR" office:value="0" calcext:value-type="currency">
            <text:p>0,00 €</text:p>
          </table:table-cell>
          <table:table-cell table:formula="of:=AVERAGE([.$C3:.M3])" office:value-type="currency" office:currency="EUR" office:value="0" calcext:value-type="currency">
            <text:p>0,00 €</text:p>
          </table:table-cell>
          <table:table-cell table:formula="of:=AVERAGE([.$C3:.N3])" office:value-type="currency" office:currency="EUR" office:value="0" calcext:value-type="currency">
            <text:p>0,00 €</text:p>
          </table:table-cell>
        </table:table-row>
        <table:table-row table:style-name="ro2">
          <table:table-cell table:style-name="ce82" office:value-type="string" calcext:value-type="string">
            <text:p>Moyenne</text:p>
          </table:table-cell>
          <table:table-cell table:formula="of:=[.B4]" office:value-type="string" office:string-value="" calcext:value-type="error">
            <text:p>#N/D</text:p>
          </table:table-cell>
          <table:table-cell table:formula="of:=AVERAGE([.C4])" office:value-type="string" office:string-value="" calcext:value-type="error">
            <text:p>#N/D</text:p>
          </table:table-cell>
          <table:table-cell table:formula="of:=AVERAGE([.$C4:.D4])" office:value-type="string" office:string-value="" calcext:value-type="error">
            <text:p>#N/D</text:p>
          </table:table-cell>
          <table:table-cell table:formula="of:=AVERAGE([.$C4:.E4])" office:value-type="string" office:string-value="" calcext:value-type="error">
            <text:p>#N/D</text:p>
          </table:table-cell>
          <table:table-cell table:formula="of:=AVERAGE([.$C4:.F4])" office:value-type="string" office:string-value="" calcext:value-type="error">
            <text:p>#N/D</text:p>
          </table:table-cell>
          <table:table-cell table:formula="of:=AVERAGE([.$C4:.G4])" office:value-type="string" office:string-value="" calcext:value-type="error">
            <text:p>#N/D</text:p>
          </table:table-cell>
          <table:table-cell table:formula="of:=AVERAGE([.$C4:.H4])" office:value-type="string" office:string-value="" calcext:value-type="error">
            <text:p>#N/D</text:p>
          </table:table-cell>
          <table:table-cell table:formula="of:=AVERAGE([.$C4:.I4])" office:value-type="string" office:string-value="" calcext:value-type="error">
            <text:p>#N/D</text:p>
          </table:table-cell>
          <table:table-cell table:formula="of:=AVERAGE([.$C4:.J4])" office:value-type="string" office:string-value="" calcext:value-type="error">
            <text:p>#N/D</text:p>
          </table:table-cell>
          <table:table-cell table:formula="of:=AVERAGE([.$C4:.K4])" office:value-type="string" office:string-value="" calcext:value-type="error">
            <text:p>#N/D</text:p>
          </table:table-cell>
          <table:table-cell table:formula="of:=AVERAGE([.$C4:.L4])" office:value-type="string" office:string-value="" calcext:value-type="error">
            <text:p>#N/D</text:p>
          </table:table-cell>
          <table:table-cell table:formula="of:=AVERAGE([.$C4:.M4])" office:value-type="string" office:string-value="" calcext:value-type="error">
            <text:p>#N/D</text:p>
          </table:table-cell>
          <table:table-cell table:formula="of:=AVERAGE([.$C4:.N4])" office:value-type="string" office:string-value="" calcext:value-type="error">
            <text:p>#N/D</text:p>
          </table:table-cell>
        </table:table-row>
        <table:table-row table:style-name="ro2">
          <table:table-cell table:style-name="ce82" office:value-type="string" calcext:value-type="string">
            <text:p>Moyenne</text:p>
          </table:table-cell>
          <table:table-cell table:formula="of:=[.B5]" office:value-type="string" office:string-value="" calcext:value-type="error">
            <text:p>#N/D</text:p>
          </table:table-cell>
          <table:table-cell table:formula="of:=AVERAGE([.C5])" office:value-type="string" office:string-value="" calcext:value-type="error">
            <text:p>#N/D</text:p>
          </table:table-cell>
          <table:table-cell table:formula="of:=AVERAGE([.$C5:.D5])" office:value-type="string" office:string-value="" calcext:value-type="error">
            <text:p>#N/D</text:p>
          </table:table-cell>
          <table:table-cell table:formula="of:=AVERAGE([.$C5:.E5])" office:value-type="string" office:string-value="" calcext:value-type="error">
            <text:p>#N/D</text:p>
          </table:table-cell>
          <table:table-cell table:formula="of:=AVERAGE([.$C5:.F5])" office:value-type="string" office:string-value="" calcext:value-type="error">
            <text:p>#N/D</text:p>
          </table:table-cell>
          <table:table-cell table:formula="of:=AVERAGE([.$C5:.G5])" office:value-type="string" office:string-value="" calcext:value-type="error">
            <text:p>#N/D</text:p>
          </table:table-cell>
          <table:table-cell table:formula="of:=AVERAGE([.$C5:.H5])" office:value-type="string" office:string-value="" calcext:value-type="error">
            <text:p>#N/D</text:p>
          </table:table-cell>
          <table:table-cell table:formula="of:=AVERAGE([.$C5:.I5])" office:value-type="string" office:string-value="" calcext:value-type="error">
            <text:p>#N/D</text:p>
          </table:table-cell>
          <table:table-cell table:formula="of:=AVERAGE([.$C5:.J5])" office:value-type="string" office:string-value="" calcext:value-type="error">
            <text:p>#N/D</text:p>
          </table:table-cell>
          <table:table-cell table:formula="of:=AVERAGE([.$C5:.K5])" office:value-type="string" office:string-value="" calcext:value-type="error">
            <text:p>#N/D</text:p>
          </table:table-cell>
          <table:table-cell table:formula="of:=AVERAGE([.$C5:.L5])" office:value-type="string" office:string-value="" calcext:value-type="error">
            <text:p>#N/D</text:p>
          </table:table-cell>
          <table:table-cell table:formula="of:=AVERAGE([.$C5:.M5])" office:value-type="string" office:string-value="" calcext:value-type="error">
            <text:p>#N/D</text:p>
          </table:table-cell>
          <table:table-cell table:formula="of:=AVERAGE([.$C5:.N5])" office:value-type="string" office:string-value="" calcext:value-type="error">
            <text:p>#N/D</text:p>
          </table:table-cell>
        </table:table-row>
      </table:table>
      <table:table table:name="Cat" table:style-name="ta1">
        <office:forms form:automatic-focus="false" form:apply-design-mode="false"/>
        <table:table-column table:style-name="co1" table:default-cell-style-name="ce3"/>
        <table:table-column table:style-name="co53" table:default-cell-style-name="ce3"/>
        <table:table-column table:style-name="co54" table:default-cell-style-name="ce3"/>
        <table:table-column table:style-name="co55" table:default-cell-style-name="ce3"/>
        <table:table-column table:style-name="co56" table:default-cell-style-name="ce3"/>
        <table:table-column table:style-name="co57" table:default-cell-style-name="ce3"/>
        <table:table-column table:style-name="co15" table:number-columns-repeated="11" table:default-cell-style-name="ce3"/>
        <table:table-row table:style-name="ro1">
          <table:table-cell table:style-name="ce1" office:value-type="string" calcext:value-type="string">
            <text:p>Id</text:p>
          </table:table-cell>
          <table:table-cell office:value-type="string" calcext:value-type="string">
            <text:p>Catégorie</text:p>
          </table:table-cell>
          <table:table-cell office:value-type="string" calcext:value-type="string">
            <text:p>Type</text:p>
          </table:table-cell>
          <table:table-cell office:value-type="string" calcext:value-type="string">
            <text:p>Description</text:p>
          </table:table-cell>
          <table:table-cell office:value-type="string" calcext:value-type="string">
            <text:p>Nb Transaction</text:p>
          </table:table-cell>
          <table:table-cell table:number-columns-repeated="11"/>
          <table:table-cell office:value-type="string" calcext:value-type="string">
            <text:p>ici</text:p>
          </table:table-cell>
        </table:table-row>
        <table:table-row table:style-name="ro1">
          <table:table-cell office:value-type="float" office:value="1" calcext:value-type="float">
            <text:p>1</text:p>
          </table:table-cell>
          <table:table-cell office:value-type="string" calcext:value-type="string">
            <text:p>BNP CC</text:p>
          </table:table-cell>
          <table:table-cell office:value-type="float" office:value="0" calcext:value-type="float">
            <text:p>0</text:p>
          </table:table-cell>
          <table:table-cell/>
          <table:table-cell table:formula="of:=COUNTIF([Mvt.D$1:.D$1412];[.B2])" office:value-type="float" office:value="0" calcext:value-type="float">
            <text:p>0</text:p>
          </table:table-cell>
          <table:table-cell office:value-type="string" calcext:value-type="string">
            <text:p># Catégorie Dépenses</text:p>
          </table:table-cell>
          <table:table-cell table:style-name="ce21" table:formula="of:=COUNTIF([.C1:.C6941];-1)" office:value-type="float" office:value="38" calcext:value-type="float">
            <text:p>38</text:p>
          </table:table-cell>
          <table:table-cell table:number-columns-repeated="9"/>
          <table:table-cell office:value-type="string" calcext:value-type="string">
            <text:p>ici</text:p>
          </table:table-cell>
        </table:table-row>
        <table:table-row table:style-name="ro1">
          <table:table-cell office:value-type="float" office:value="2" calcext:value-type="float">
            <text:p>2</text:p>
          </table:table-cell>
          <table:table-cell office:value-type="string" calcext:value-type="string">
            <text:p>BNP CC Epargne</text:p>
          </table:table-cell>
          <table:table-cell office:value-type="float" office:value="0" calcext:value-type="float">
            <text:p>0</text:p>
          </table:table-cell>
          <table:table-cell/>
          <table:table-cell table:formula="of:=COUNTIF([Mvt.D$1:.D$1412];[.B3])" office:value-type="float" office:value="0" calcext:value-type="float">
            <text:p>0</text:p>
          </table:table-cell>
          <table:table-cell office:value-type="string" calcext:value-type="string">
            <text:p># Catégorie Revenu</text:p>
          </table:table-cell>
          <table:table-cell table:formula="of:=COUNTIF([.C1:.C6941];1)" office:value-type="float" office:value="6" calcext:value-type="float">
            <text:p>6</text:p>
          </table:table-cell>
          <table:table-cell table:number-columns-repeated="10"/>
        </table:table-row>
        <table:table-row table:style-name="ro1">
          <table:table-cell office:value-type="float" office:value="3" calcext:value-type="float">
            <text:p>3</text:p>
          </table:table-cell>
          <table:table-cell office:value-type="string" calcext:value-type="string">
            <text:p>BNP CC LDD Arabelle</text:p>
          </table:table-cell>
          <table:table-cell office:value-type="float" office:value="0" calcext:value-type="float">
            <text:p>0</text:p>
          </table:table-cell>
          <table:table-cell/>
          <table:table-cell table:formula="of:=COUNTIF([Mvt.D$1:.D$1412];[.B4])" office:value-type="float" office:value="0" calcext:value-type="float">
            <text:p>0</text:p>
          </table:table-cell>
          <table:table-cell office:value-type="string" calcext:value-type="string">
            <text:p># Catégorie Compte</text:p>
          </table:table-cell>
          <table:table-cell table:style-name="ce21" table:formula="of:=COUNTIF([.C1:.C6941];0)" office:value-type="float" office:value="13" calcext:value-type="float">
            <text:p>13</text:p>
          </table:table-cell>
          <table:table-cell table:number-columns-repeated="10"/>
        </table:table-row>
        <table:table-row table:style-name="ro1">
          <table:table-cell office:value-type="float" office:value="4" calcext:value-type="float">
            <text:p>4</text:p>
          </table:table-cell>
          <table:table-cell office:value-type="string" calcext:value-type="string">
            <text:p>BNP CC LDD DGL</text:p>
          </table:table-cell>
          <table:table-cell office:value-type="float" office:value="0" calcext:value-type="float">
            <text:p>0</text:p>
          </table:table-cell>
          <table:table-cell/>
          <table:table-cell table:formula="of:=COUNTIF([Mvt.D$1:.D$1412];[.B5])" office:value-type="float" office:value="0" calcext:value-type="float">
            <text:p>0</text:p>
          </table:table-cell>
          <table:table-cell table:number-columns-repeated="12"/>
        </table:table-row>
        <table:table-row table:style-name="ro1">
          <table:table-cell office:value-type="float" office:value="5" calcext:value-type="float">
            <text:p>5</text:p>
          </table:table-cell>
          <table:table-cell office:value-type="string" calcext:value-type="string">
            <text:p>BNP CC Livret A Arabelle</text:p>
          </table:table-cell>
          <table:table-cell office:value-type="float" office:value="0" calcext:value-type="float">
            <text:p>0</text:p>
          </table:table-cell>
          <table:table-cell/>
          <table:table-cell table:formula="of:=COUNTIF([Mvt.D$1:.D$1412];[.B6])" office:value-type="float" office:value="0" calcext:value-type="float">
            <text:p>0</text:p>
          </table:table-cell>
          <table:table-cell table:number-columns-repeated="12"/>
        </table:table-row>
        <table:table-row table:style-name="ro1">
          <table:table-cell office:value-type="float" office:value="6" calcext:value-type="float">
            <text:p>6</text:p>
          </table:table-cell>
          <table:table-cell office:value-type="string" calcext:value-type="string">
            <text:p>Espèces CC</text:p>
          </table:table-cell>
          <table:table-cell office:value-type="float" office:value="0" calcext:value-type="float">
            <text:p>0</text:p>
          </table:table-cell>
          <table:table-cell/>
          <table:table-cell table:formula="of:=COUNTIF([Mvt.D$1:.D$1412];[.B7])" office:value-type="float" office:value="0" calcext:value-type="float">
            <text:p>0</text:p>
          </table:table-cell>
          <table:table-cell table:number-columns-repeated="12"/>
        </table:table-row>
        <table:table-row table:style-name="ro1">
          <table:table-cell office:value-type="float" office:value="7" calcext:value-type="float">
            <text:p>7</text:p>
          </table:table-cell>
          <table:table-cell office:value-type="string" calcext:value-type="string">
            <text:p>LCL CC</text:p>
          </table:table-cell>
          <table:table-cell office:value-type="float" office:value="0" calcext:value-type="float">
            <text:p>0</text:p>
          </table:table-cell>
          <table:table-cell table:style-name="ce92" office:value-type="string" calcext:value-type="string">
            <text:p>00670-017425B</text:p>
          </table:table-cell>
          <table:table-cell table:formula="of:=COUNTIF([Mvt.D$1:.D$1412];[.B8])" office:value-type="float" office:value="0" calcext:value-type="float">
            <text:p>0</text:p>
          </table:table-cell>
          <table:table-cell table:number-columns-repeated="12"/>
        </table:table-row>
        <table:table-row table:style-name="ro1">
          <table:table-cell office:value-type="float" office:value="8" calcext:value-type="float">
            <text:p>8</text:p>
          </table:table-cell>
          <table:table-cell office:value-type="string" calcext:value-type="string">
            <text:p>LCL Epargne</text:p>
          </table:table-cell>
          <table:table-cell office:value-type="float" office:value="0" calcext:value-type="float">
            <text:p>0</text:p>
          </table:table-cell>
          <table:table-cell table:style-name="ce92" office:value-type="string" calcext:value-type="string">
            <text:p>00670-012190P</text:p>
          </table:table-cell>
          <table:table-cell table:formula="of:=COUNTIF([Mvt.D$1:.D$1412];[.B9])" office:value-type="float" office:value="0" calcext:value-type="float">
            <text:p>0</text:p>
          </table:table-cell>
          <table:table-cell table:number-columns-repeated="12"/>
        </table:table-row>
        <table:table-row table:style-name="ro1">
          <table:table-cell office:value-type="float" office:value="9" calcext:value-type="float">
            <text:p>9</text:p>
          </table:table-cell>
          <table:table-cell office:value-type="string" calcext:value-type="string">
            <text:p>LCL DGL</text:p>
          </table:table-cell>
          <table:table-cell office:value-type="float" office:value="0" calcext:value-type="float">
            <text:p>0</text:p>
          </table:table-cell>
          <table:table-cell/>
          <table:table-cell table:formula="of:=COUNTIF([Mvt.D$1:.D$1412];[.B10])" office:value-type="float" office:value="0" calcext:value-type="float">
            <text:p>0</text:p>
          </table:table-cell>
          <table:table-cell table:number-columns-repeated="12"/>
        </table:table-row>
        <table:table-row table:style-name="ro1">
          <table:table-cell office:value-type="float" office:value="10" calcext:value-type="float">
            <text:p>10</text:p>
          </table:table-cell>
          <table:table-cell office:value-type="string" calcext:value-type="string">
            <text:p>Paypal</text:p>
          </table:table-cell>
          <table:table-cell office:value-type="float" office:value="0" calcext:value-type="float">
            <text:p>0</text:p>
          </table:table-cell>
          <table:table-cell/>
          <table:table-cell table:formula="of:=COUNTIF([Mvt.D$1:.D$1412];[.B11])" office:value-type="float" office:value="0" calcext:value-type="float">
            <text:p>0</text:p>
          </table:table-cell>
          <table:table-cell table:number-columns-repeated="12"/>
        </table:table-row>
        <table:table-row table:style-name="ro1">
          <table:table-cell office:value-type="float" office:value="11" calcext:value-type="float">
            <text:p>11</text:p>
          </table:table-cell>
          <table:table-cell office:value-type="string" calcext:value-type="string">
            <text:p>App Pyrénées</text:p>
          </table:table-cell>
          <table:table-cell office:value-type="float" office:value="0" calcext:value-type="float">
            <text:p>0</text:p>
          </table:table-cell>
          <table:table-cell office:value-type="string" calcext:value-type="string">
            <text:p>Actif appartement Pyrénées</text:p>
          </table:table-cell>
          <table:table-cell table:formula="of:=COUNTIF([Mvt.D$1:.D$1412];[.B12])" office:value-type="float" office:value="0" calcext:value-type="float">
            <text:p>0</text:p>
          </table:table-cell>
          <table:table-cell table:number-columns-repeated="12"/>
        </table:table-row>
        <table:table-row table:style-name="ro1">
          <table:table-cell office:value-type="float" office:value="12" calcext:value-type="float">
            <text:p>12</text:p>
          </table:table-cell>
          <table:table-cell office:value-type="string" calcext:value-type="string">
            <text:p>BNP DGL PEL</text:p>
          </table:table-cell>
          <table:table-cell office:value-type="float" office:value="0" calcext:value-type="float">
            <text:p>0</text:p>
          </table:table-cell>
          <table:table-cell/>
          <table:table-cell table:formula="of:=COUNTIF([Mvt.D$1:.D$1412];[.B13])" office:value-type="float" office:value="0" calcext:value-type="float">
            <text:p>0</text:p>
          </table:table-cell>
          <table:table-cell table:number-columns-repeated="12"/>
        </table:table-row>
        <table:table-row table:style-name="ro1">
          <table:table-cell office:value-type="float" office:value="13" calcext:value-type="float">
            <text:p>13</text:p>
          </table:table-cell>
          <table:table-cell office:value-type="string" calcext:value-type="string">
            <text:p>Enveloppe</text:p>
          </table:table-cell>
          <table:table-cell office:value-type="float" office:value="0" calcext:value-type="float">
            <text:p>0</text:p>
          </table:table-cell>
          <table:table-cell/>
          <table:table-cell table:formula="of:=COUNTIF([Mvt.D$1:.D$1412];[.B14])" office:value-type="float" office:value="0" calcext:value-type="float">
            <text:p>0</text:p>
          </table:table-cell>
          <table:table-cell table:number-columns-repeated="12"/>
        </table:table-row>
        <table:table-row table:style-name="ro1">
          <table:table-cell office:value-type="float" office:value="20" calcext:value-type="float">
            <text:p>20</text:p>
          </table:table-cell>
          <table:table-cell table:style-name="ce85" office:value-type="string" calcext:value-type="string">
            <text:p>Charonne</text:p>
          </table:table-cell>
          <table:table-cell office:value-type="float" office:value="-1" calcext:value-type="float">
            <text:p>-1</text:p>
          </table:table-cell>
          <table:table-cell/>
          <table:table-cell table:formula="of:=COUNTIF([Mvt.D$1:.D$1412];[.B15])" office:value-type="float" office:value="0" calcext:value-type="float">
            <text:p>0</text:p>
          </table:table-cell>
          <table:table-cell table:number-columns-repeated="12"/>
        </table:table-row>
        <table:table-row table:style-name="ro1">
          <table:table-cell office:value-type="float" office:value="21" calcext:value-type="float">
            <text:p>21</text:p>
          </table:table-cell>
          <table:table-cell table:style-name="ce86" office:value-type="string" calcext:value-type="string">
            <text:p>Davout</text:p>
          </table:table-cell>
          <table:table-cell office:value-type="float" office:value="-1" calcext:value-type="float">
            <text:p>-1</text:p>
          </table:table-cell>
          <table:table-cell office:value-type="string" calcext:value-type="string">
            <text:p>Toutes charges</text:p>
          </table:table-cell>
          <table:table-cell table:formula="of:=COUNTIF([Mvt.D$1:.D$1412];[.B16])" office:value-type="float" office:value="0" calcext:value-type="float">
            <text:p>0</text:p>
          </table:table-cell>
          <table:table-cell table:number-columns-repeated="12"/>
        </table:table-row>
        <table:table-row table:style-name="ro1">
          <table:table-cell office:value-type="float" office:value="200" calcext:value-type="float">
            <text:p>200</text:p>
          </table:table-cell>
          <table:table-cell table:style-name="ce87" office:value-type="string" calcext:value-type="string">
            <text:p>Achat Pyrénées</text:p>
          </table:table-cell>
          <table:table-cell office:value-type="float" office:value="-1" calcext:value-type="float">
            <text:p>-1</text:p>
          </table:table-cell>
          <table:table-cell/>
          <table:table-cell table:formula="of:=COUNTIF([Mvt.D$1:.D$1412];[.B17])" office:value-type="float" office:value="0" calcext:value-type="float">
            <text:p>0</text:p>
          </table:table-cell>
          <table:table-cell table:number-columns-repeated="12"/>
        </table:table-row>
        <table:table-row table:style-name="ro1">
          <table:table-cell office:value-type="float" office:value="201" calcext:value-type="float">
            <text:p>201</text:p>
          </table:table-cell>
          <table:table-cell table:style-name="ce87" office:value-type="string" calcext:value-type="string">
            <text:p>Déco Pyrénées</text:p>
          </table:table-cell>
          <table:table-cell office:value-type="float" office:value="-1" calcext:value-type="float">
            <text:p>-1</text:p>
          </table:table-cell>
          <table:table-cell office:value-type="string" calcext:value-type="string">
            <text:p>Déménagement, Tx, Déco</text:p>
          </table:table-cell>
          <table:table-cell table:formula="of:=COUNTIF([Mvt.D$1:.D$1412];[.B18])" office:value-type="float" office:value="0" calcext:value-type="float">
            <text:p>0</text:p>
          </table:table-cell>
          <table:table-cell table:number-columns-repeated="12"/>
        </table:table-row>
        <table:table-row table:style-name="ro1">
          <table:table-cell office:value-type="float" office:value="202" calcext:value-type="float">
            <text:p>202</text:p>
          </table:table-cell>
          <table:table-cell table:style-name="ce87" office:value-type="string" calcext:value-type="string">
            <text:p>Emprunt Pyrénées</text:p>
          </table:table-cell>
          <table:table-cell office:value-type="float" office:value="-1" calcext:value-type="float">
            <text:p>-1</text:p>
          </table:table-cell>
          <table:table-cell/>
          <table:table-cell table:formula="of:=COUNTIF([Mvt.D$1:.D$1412];[.B19])" office:value-type="float" office:value="0" calcext:value-type="float">
            <text:p>0</text:p>
          </table:table-cell>
          <table:table-cell table:number-columns-repeated="12"/>
        </table:table-row>
        <table:table-row table:style-name="ro1">
          <table:table-cell office:value-type="float" office:value="203" calcext:value-type="float">
            <text:p>203</text:p>
          </table:table-cell>
          <table:table-cell table:style-name="ce87" office:value-type="string" calcext:value-type="string">
            <text:p>Charges Pyrénées</text:p>
          </table:table-cell>
          <table:table-cell office:value-type="float" office:value="-1" calcext:value-type="float">
            <text:p>-1</text:p>
          </table:table-cell>
          <table:table-cell/>
          <table:table-cell table:formula="of:=COUNTIF([Mvt.D$1:.D$1412];[.B20])" office:value-type="float" office:value="0" calcext:value-type="float">
            <text:p>0</text:p>
          </table:table-cell>
          <table:table-cell table:number-columns-repeated="12"/>
        </table:table-row>
        <table:table-row table:style-name="ro1">
          <table:table-cell office:value-type="float" office:value="204" calcext:value-type="float">
            <text:p>204</text:p>
          </table:table-cell>
          <table:table-cell table:style-name="ce87" office:value-type="string" calcext:value-type="string">
            <text:p>Énergie Pyrénées</text:p>
          </table:table-cell>
          <table:table-cell office:value-type="float" office:value="-1" calcext:value-type="float">
            <text:p>-1</text:p>
          </table:table-cell>
          <table:table-cell/>
          <table:table-cell table:formula="of:=COUNTIF([Mvt.D$1:.D$1412];[.B21])" office:value-type="float" office:value="0" calcext:value-type="float">
            <text:p>0</text:p>
          </table:table-cell>
          <table:table-cell table:number-columns-repeated="12"/>
        </table:table-row>
        <table:table-row table:style-name="ro1">
          <table:table-cell office:value-type="float" office:value="205" calcext:value-type="float">
            <text:p>205</text:p>
          </table:table-cell>
          <table:table-cell table:style-name="ce87" office:value-type="string" calcext:value-type="string">
            <text:p>Impots Pyrénées</text:p>
          </table:table-cell>
          <table:table-cell office:value-type="float" office:value="-1" calcext:value-type="float">
            <text:p>-1</text:p>
          </table:table-cell>
          <table:table-cell/>
          <table:table-cell table:formula="of:=COUNTIF([Mvt.D$1:.D$1412];[.B22])" office:value-type="float" office:value="0" calcext:value-type="float">
            <text:p>0</text:p>
          </table:table-cell>
          <table:table-cell table:number-columns-repeated="12"/>
        </table:table-row>
        <table:table-row table:style-name="ro1">
          <table:table-cell office:value-type="float" office:value="50" calcext:value-type="float">
            <text:p>50</text:p>
          </table:table-cell>
          <table:table-cell office:value-type="string" calcext:value-type="string">
            <text:p>Frais bancaire</text:p>
          </table:table-cell>
          <table:table-cell office:value-type="float" office:value="-1" calcext:value-type="float">
            <text:p>-1</text:p>
          </table:table-cell>
          <table:table-cell/>
          <table:table-cell table:formula="of:=COUNTIF([Mvt.D$1:.D$1412];[.B23])" office:value-type="float" office:value="0" calcext:value-type="float">
            <text:p>0</text:p>
          </table:table-cell>
          <table:table-cell table:number-columns-repeated="12"/>
        </table:table-row>
        <table:table-row table:style-name="ro1">
          <table:table-cell office:value-type="float" office:value="51" calcext:value-type="float">
            <text:p>51</text:p>
          </table:table-cell>
          <table:table-cell office:value-type="string" calcext:value-type="string">
            <text:p>Budget annuel</text:p>
          </table:table-cell>
          <table:table-cell office:value-type="float" office:value="-1" calcext:value-type="float">
            <text:p>-1</text:p>
          </table:table-cell>
          <table:table-cell office:value-type="string" calcext:value-type="string">
            <text:p>Transaction de clôture ouverture</text:p>
          </table:table-cell>
          <table:table-cell table:formula="of:=COUNTIF([Mvt.D$1:.D$1412];[.B24])" office:value-type="float" office:value="0" calcext:value-type="float">
            <text:p>0</text:p>
          </table:table-cell>
          <table:table-cell table:number-columns-repeated="12"/>
        </table:table-row>
        <table:table-row table:style-name="ro1">
          <table:table-cell office:value-type="float" office:value="52" calcext:value-type="float">
            <text:p>52</text:p>
          </table:table-cell>
          <table:table-cell office:value-type="string" calcext:value-type="string">
            <text:p>Frais Professionnel</text:p>
          </table:table-cell>
          <table:table-cell office:value-type="float" office:value="-1" calcext:value-type="float">
            <text:p>-1</text:p>
          </table:table-cell>
          <table:table-cell/>
          <table:table-cell table:formula="of:=COUNTIF([Mvt.D$1:.D$1412];[.B25])" office:value-type="float" office:value="0" calcext:value-type="float">
            <text:p>0</text:p>
          </table:table-cell>
          <table:table-cell/>
          <table:table-cell table:style-name="ce5"/>
          <table:table-cell table:number-columns-repeated="10"/>
        </table:table-row>
        <table:table-row table:style-name="ro1">
          <table:table-cell office:value-type="float" office:value="30" calcext:value-type="float">
            <text:p>30</text:p>
          </table:table-cell>
          <table:table-cell table:style-name="ce88" office:value-type="string" calcext:value-type="string">
            <text:p>Activités et Loisirs Enfants</text:p>
          </table:table-cell>
          <table:table-cell office:value-type="float" office:value="-1" calcext:value-type="float">
            <text:p>-1</text:p>
          </table:table-cell>
          <table:table-cell/>
          <table:table-cell table:formula="of:=COUNTIF([Mvt.D$1:.D$1412];[.B26])" office:value-type="float" office:value="0" calcext:value-type="float">
            <text:p>0</text:p>
          </table:table-cell>
          <table:table-cell table:number-columns-repeated="12"/>
        </table:table-row>
        <table:table-row table:style-name="ro1">
          <table:table-cell office:value-type="float" office:value="31" calcext:value-type="float">
            <text:p>31</text:p>
          </table:table-cell>
          <table:table-cell table:style-name="ce88" office:value-type="string" calcext:value-type="string">
            <text:p>Garde-Ecole-Cantine Enfants</text:p>
          </table:table-cell>
          <table:table-cell office:value-type="float" office:value="-1" calcext:value-type="float">
            <text:p>-1</text:p>
          </table:table-cell>
          <table:table-cell/>
          <table:table-cell table:formula="of:=COUNTIF([Mvt.D$1:.D$1412];[.B27])" office:value-type="float" office:value="0" calcext:value-type="float">
            <text:p>0</text:p>
          </table:table-cell>
          <table:table-cell table:number-columns-repeated="12"/>
        </table:table-row>
        <table:table-row table:style-name="ro1">
          <table:table-cell office:value-type="float" office:value="32" calcext:value-type="float">
            <text:p>32</text:p>
          </table:table-cell>
          <table:table-cell table:style-name="ce88" office:value-type="string" calcext:value-type="string">
            <text:p>Habillement Enfants</text:p>
          </table:table-cell>
          <table:table-cell office:value-type="float" office:value="-1" calcext:value-type="float">
            <text:p>-1</text:p>
          </table:table-cell>
          <table:table-cell/>
          <table:table-cell table:formula="of:=COUNTIF([Mvt.D$1:.D$1412];[.B28])" office:value-type="float" office:value="0" calcext:value-type="float">
            <text:p>0</text:p>
          </table:table-cell>
          <table:table-cell table:number-columns-repeated="12"/>
        </table:table-row>
        <table:table-row table:style-name="ro1">
          <table:table-cell office:value-type="float" office:value="100" calcext:value-type="float">
            <text:p>100</text:p>
          </table:table-cell>
          <table:table-cell table:style-name="ce89" office:value-type="string" calcext:value-type="string">
            <text:p>Ajustement de solde</text:p>
          </table:table-cell>
          <table:table-cell office:value-type="float" office:value="-1" calcext:value-type="float">
            <text:p>-1</text:p>
          </table:table-cell>
          <table:table-cell/>
          <table:table-cell table:formula="of:=COUNTIF([Mvt.D$1:.D$1412];[.B29])" office:value-type="float" office:value="0" calcext:value-type="float">
            <text:p>0</text:p>
          </table:table-cell>
          <table:table-cell table:number-columns-repeated="12"/>
        </table:table-row>
        <table:table-row table:style-name="ro1">
          <table:table-cell office:value-type="float" office:value="101" calcext:value-type="float">
            <text:p>101</text:p>
          </table:table-cell>
          <table:table-cell table:style-name="ce89" office:value-type="string" calcext:value-type="string">
            <text:p>Alimentation famille</text:p>
          </table:table-cell>
          <table:table-cell office:value-type="float" office:value="-1" calcext:value-type="float">
            <text:p>-1</text:p>
          </table:table-cell>
          <table:table-cell/>
          <table:table-cell table:formula="of:=COUNTIF([Mvt.D$1:.D$1412];[.B30])" office:value-type="float" office:value="0" calcext:value-type="float">
            <text:p>0</text:p>
          </table:table-cell>
          <table:table-cell table:number-columns-repeated="12"/>
        </table:table-row>
        <table:table-row table:style-name="ro1">
          <table:table-cell office:value-type="float" office:value="102" calcext:value-type="float">
            <text:p>102</text:p>
          </table:table-cell>
          <table:table-cell table:style-name="ce89" office:value-type="string" calcext:value-type="string">
            <text:p>Communication famille</text:p>
          </table:table-cell>
          <table:table-cell office:value-type="float" office:value="-1" calcext:value-type="float">
            <text:p>-1</text:p>
          </table:table-cell>
          <table:table-cell/>
          <table:table-cell table:formula="of:=COUNTIF([Mvt.D$1:.D$1412];[.B31])" office:value-type="float" office:value="0" calcext:value-type="float">
            <text:p>0</text:p>
          </table:table-cell>
          <table:table-cell table:number-columns-repeated="12"/>
        </table:table-row>
        <table:table-row table:style-name="ro1">
          <table:table-cell office:value-type="float" office:value="103" calcext:value-type="float">
            <text:p>103</text:p>
          </table:table-cell>
          <table:table-cell table:style-name="ce89" office:value-type="string" calcext:value-type="string">
            <text:p>Assurances famille</text:p>
          </table:table-cell>
          <table:table-cell office:value-type="float" office:value="-1" calcext:value-type="float">
            <text:p>-1</text:p>
          </table:table-cell>
          <table:table-cell/>
          <table:table-cell table:formula="of:=COUNTIF([Mvt.D$1:.D$1412];[.B32])" office:value-type="float" office:value="2" calcext:value-type="float">
            <text:p>2</text:p>
          </table:table-cell>
          <table:table-cell table:number-columns-repeated="12"/>
        </table:table-row>
        <table:table-row table:style-name="ro1">
          <table:table-cell office:value-type="float" office:value="104" calcext:value-type="float">
            <text:p>104</text:p>
          </table:table-cell>
          <table:table-cell table:style-name="ce89" office:value-type="string" calcext:value-type="string">
            <text:p>Loisirs famille</text:p>
          </table:table-cell>
          <table:table-cell office:value-type="float" office:value="-1" calcext:value-type="float">
            <text:p>-1</text:p>
          </table:table-cell>
          <table:table-cell/>
          <table:table-cell table:formula="of:=COUNTIF([Mvt.D$1:.D$1412];[.B33])" office:value-type="float" office:value="0" calcext:value-type="float">
            <text:p>0</text:p>
          </table:table-cell>
          <table:table-cell/>
          <table:table-cell table:style-name="ce5"/>
          <table:table-cell table:number-columns-repeated="10"/>
        </table:table-row>
        <table:table-row table:style-name="ro1">
          <table:table-cell office:value-type="float" office:value="105" calcext:value-type="float">
            <text:p>105</text:p>
          </table:table-cell>
          <table:table-cell table:style-name="ce89" office:value-type="string" calcext:value-type="string">
            <text:p>Ménage famille</text:p>
          </table:table-cell>
          <table:table-cell office:value-type="float" office:value="-1" calcext:value-type="float">
            <text:p>-1</text:p>
          </table:table-cell>
          <table:table-cell/>
          <table:table-cell table:formula="of:=COUNTIF([Mvt.D$1:.D$1412];[.B34])" office:value-type="float" office:value="0" calcext:value-type="float">
            <text:p>0</text:p>
          </table:table-cell>
          <table:table-cell/>
          <table:table-cell table:style-name="ce5"/>
          <table:table-cell table:number-columns-repeated="10"/>
        </table:table-row>
        <table:table-row table:style-name="ro1">
          <table:table-cell office:value-type="float" office:value="106" calcext:value-type="float">
            <text:p>106</text:p>
          </table:table-cell>
          <table:table-cell table:style-name="ce89" office:value-type="string" calcext:value-type="string">
            <text:p>Santé famille</text:p>
          </table:table-cell>
          <table:table-cell office:value-type="float" office:value="-1" calcext:value-type="float">
            <text:p>-1</text:p>
          </table:table-cell>
          <table:table-cell/>
          <table:table-cell table:formula="of:=COUNTIF([Mvt.D$1:.D$1412];[.B35])" office:value-type="float" office:value="0" calcext:value-type="float">
            <text:p>0</text:p>
          </table:table-cell>
          <table:table-cell/>
          <table:table-cell table:style-name="ce5"/>
          <table:table-cell table:number-columns-repeated="10"/>
        </table:table-row>
        <table:table-row table:style-name="ro1">
          <table:table-cell office:value-type="float" office:value="40" calcext:value-type="float">
            <text:p>40</text:p>
          </table:table-cell>
          <table:table-cell table:style-name="ce90" office:value-type="string" calcext:value-type="string">
            <text:p>Amendes Trésor Public</text:p>
          </table:table-cell>
          <table:table-cell office:value-type="float" office:value="-1" calcext:value-type="float">
            <text:p>-1</text:p>
          </table:table-cell>
          <table:table-cell/>
          <table:table-cell table:formula="of:=COUNTIF([Mvt.D$1:.D$1412];[.B36])" office:value-type="float" office:value="0" calcext:value-type="float">
            <text:p>0</text:p>
          </table:table-cell>
          <table:table-cell/>
          <table:table-cell table:style-name="ce5"/>
          <table:table-cell table:number-columns-repeated="10"/>
        </table:table-row>
        <table:table-row table:style-name="ro1">
          <table:table-cell office:value-type="float" office:value="41" calcext:value-type="float">
            <text:p>41</text:p>
          </table:table-cell>
          <table:table-cell table:style-name="ce90" office:value-type="string" calcext:value-type="string">
            <text:p>Revenu Trésor Public</text:p>
          </table:table-cell>
          <table:table-cell office:value-type="float" office:value="-1" calcext:value-type="float">
            <text:p>-1</text:p>
          </table:table-cell>
          <table:table-cell/>
          <table:table-cell table:formula="of:=COUNTIF([Mvt.D$1:.D$1412];[.B37])" office:value-type="float" office:value="0" calcext:value-type="float">
            <text:p>0</text:p>
          </table:table-cell>
          <table:table-cell/>
          <table:table-cell table:style-name="ce5"/>
          <table:table-cell table:number-columns-repeated="10"/>
        </table:table-row>
        <table:table-row table:style-name="ro1">
          <table:table-cell office:value-type="float" office:value="42" calcext:value-type="float">
            <text:p>42</text:p>
          </table:table-cell>
          <table:table-cell table:style-name="ce90" office:value-type="string" calcext:value-type="string">
            <text:p>an prochain Trésor Public</text:p>
          </table:table-cell>
          <table:table-cell office:value-type="float" office:value="-1" calcext:value-type="float">
            <text:p>-1</text:p>
          </table:table-cell>
          <table:table-cell/>
          <table:table-cell table:formula="of:=COUNTIF([Mvt.D$1:.D$1412];[.B38])" office:value-type="float" office:value="0" calcext:value-type="float">
            <text:p>0</text:p>
          </table:table-cell>
          <table:table-cell/>
          <table:table-cell table:style-name="ce5"/>
          <table:table-cell table:number-columns-repeated="10"/>
        </table:table-row>
        <table:table-row table:style-name="ro1">
          <table:table-cell office:value-type="float" office:value="43" calcext:value-type="float">
            <text:p>43</text:p>
          </table:table-cell>
          <table:table-cell table:style-name="ce90" office:value-type="string" calcext:value-type="string">
            <text:p>Taxes Trésor Public</text:p>
          </table:table-cell>
          <table:table-cell office:value-type="float" office:value="-1" calcext:value-type="float">
            <text:p>-1</text:p>
          </table:table-cell>
          <table:table-cell/>
          <table:table-cell table:formula="of:=COUNTIF([Mvt.D$1:.D$1412];[.B39])" office:value-type="float" office:value="0" calcext:value-type="float">
            <text:p>0</text:p>
          </table:table-cell>
          <table:table-cell table:number-columns-repeated="12"/>
        </table:table-row>
        <table:table-row table:style-name="ro1">
          <table:table-cell office:value-type="float" office:value="60" calcext:value-type="float">
            <text:p>60</text:p>
          </table:table-cell>
          <table:table-cell table:style-name="ce91" office:value-type="string" calcext:value-type="string">
            <text:p>tirelire arabelle</text:p>
          </table:table-cell>
          <table:table-cell office:value-type="float" office:value="-1" calcext:value-type="float">
            <text:p>-1</text:p>
          </table:table-cell>
          <table:table-cell/>
          <table:table-cell table:formula="of:=COUNTIF([Mvt.D$1:.D$1412];[.B40])" office:value-type="float" office:value="0" calcext:value-type="float">
            <text:p>0</text:p>
          </table:table-cell>
          <table:table-cell table:number-columns-repeated="12"/>
        </table:table-row>
        <table:table-row table:style-name="ro1">
          <table:table-cell office:value-type="float" office:value="61" calcext:value-type="float">
            <text:p>61</text:p>
          </table:table-cell>
          <table:table-cell table:style-name="ce91" office:value-type="string" calcext:value-type="string">
            <text:p>tirelire dg</text:p>
          </table:table-cell>
          <table:table-cell office:value-type="float" office:value="-1" calcext:value-type="float">
            <text:p>-1</text:p>
          </table:table-cell>
          <table:table-cell/>
          <table:table-cell table:formula="of:=COUNTIF([Mvt.D$1:.D$1412];[.B41])" office:value-type="float" office:value="0" calcext:value-type="float">
            <text:p>0</text:p>
          </table:table-cell>
          <table:table-cell table:number-columns-repeated="12"/>
        </table:table-row>
        <table:table-row table:style-name="ro1">
          <table:table-cell office:value-type="float" office:value="62" calcext:value-type="float">
            <text:p>62</text:p>
          </table:table-cell>
          <table:table-cell table:style-name="ce91" office:value-type="string" calcext:value-type="string">
            <text:p>quotidien arabelle</text:p>
          </table:table-cell>
          <table:table-cell office:value-type="float" office:value="-1" calcext:value-type="float">
            <text:p>-1</text:p>
          </table:table-cell>
          <table:table-cell/>
          <table:table-cell table:formula="of:=COUNTIF([Mvt.D$1:.D$1412];[.B42])" office:value-type="float" office:value="0" calcext:value-type="float">
            <text:p>0</text:p>
          </table:table-cell>
          <table:table-cell table:number-columns-repeated="12"/>
        </table:table-row>
        <table:table-row table:style-name="ro1">
          <table:table-cell office:value-type="float" office:value="63" calcext:value-type="float">
            <text:p>63</text:p>
          </table:table-cell>
          <table:table-cell table:style-name="ce91" office:value-type="string" calcext:value-type="string">
            <text:p>quotidien dg</text:p>
          </table:table-cell>
          <table:table-cell office:value-type="float" office:value="-1" calcext:value-type="float">
            <text:p>-1</text:p>
          </table:table-cell>
          <table:table-cell/>
          <table:table-cell table:formula="of:=COUNTIF([Mvt.D$1:.D$1412];[.B43])" office:value-type="float" office:value="0" calcext:value-type="float">
            <text:p>0</text:p>
          </table:table-cell>
          <table:table-cell table:number-columns-repeated="12"/>
        </table:table-row>
        <table:table-row table:style-name="ro1">
          <table:table-cell office:value-type="float" office:value="64" calcext:value-type="float">
            <text:p>64</text:p>
          </table:table-cell>
          <table:table-cell table:style-name="ce91" office:value-type="string" calcext:value-type="string">
            <text:p>tirelire enfants</text:p>
          </table:table-cell>
          <table:table-cell office:value-type="float" office:value="-1" calcext:value-type="float">
            <text:p>-1</text:p>
          </table:table-cell>
          <table:table-cell/>
          <table:table-cell table:formula="of:=COUNTIF([Mvt.D$1:.D$1412];[.B44])" office:value-type="float" office:value="0" calcext:value-type="float">
            <text:p>0</text:p>
          </table:table-cell>
          <table:table-cell table:number-columns-repeated="12"/>
        </table:table-row>
        <table:table-row table:style-name="ro1">
          <table:table-cell office:value-type="float" office:value="65" calcext:value-type="float">
            <text:p>65</text:p>
          </table:table-cell>
          <table:table-cell table:style-name="ce91" office:value-type="string" calcext:value-type="string">
            <text:p>Tirelire Appart</text:p>
          </table:table-cell>
          <table:table-cell office:value-type="float" office:value="-1" calcext:value-type="float">
            <text:p>-1</text:p>
          </table:table-cell>
          <table:table-cell/>
          <table:table-cell table:formula="of:=COUNTIF([Mvt.D$1:.D$1412];[.B45])" office:value-type="float" office:value="0" calcext:value-type="float">
            <text:p>0</text:p>
          </table:table-cell>
          <table:table-cell table:number-columns-repeated="12"/>
        </table:table-row>
        <table:table-row table:style-name="ro1">
          <table:table-cell office:value-type="float" office:value="66" calcext:value-type="float">
            <text:p>66</text:p>
          </table:table-cell>
          <table:table-cell table:style-name="ce91" office:value-type="string" calcext:value-type="string">
            <text:p>Tirelire voiture</text:p>
          </table:table-cell>
          <table:table-cell office:value-type="float" office:value="-1" calcext:value-type="float">
            <text:p>-1</text:p>
          </table:table-cell>
          <table:table-cell/>
          <table:table-cell table:formula="of:=COUNTIF([Mvt.D$1:.D$1412];[.B46])" office:value-type="float" office:value="0" calcext:value-type="float">
            <text:p>0</text:p>
          </table:table-cell>
          <table:table-cell table:number-columns-repeated="12"/>
        </table:table-row>
        <table:table-row table:style-name="ro1">
          <table:table-cell office:value-type="float" office:value="67" calcext:value-type="float">
            <text:p>67</text:p>
          </table:table-cell>
          <table:table-cell table:style-name="ce91" office:value-type="string" calcext:value-type="string">
            <text:p>Tirelire Secu</text:p>
          </table:table-cell>
          <table:table-cell office:value-type="float" office:value="-1" calcext:value-type="float">
            <text:p>-1</text:p>
          </table:table-cell>
          <table:table-cell/>
          <table:table-cell table:formula="of:=COUNTIF([Mvt.D$1:.D$1412];[.B47])" office:value-type="float" office:value="0" calcext:value-type="float">
            <text:p>0</text:p>
          </table:table-cell>
          <table:table-cell table:number-columns-repeated="12"/>
        </table:table-row>
        <table:table-row table:style-name="ro1">
          <table:table-cell office:value-type="float" office:value="68" calcext:value-type="float">
            <text:p>68</text:p>
          </table:table-cell>
          <table:table-cell table:style-name="ce91" office:value-type="string" calcext:value-type="string">
            <text:p>Tirelire Vacances</text:p>
          </table:table-cell>
          <table:table-cell office:value-type="float" office:value="-1" calcext:value-type="float">
            <text:p>-1</text:p>
          </table:table-cell>
          <table:table-cell/>
          <table:table-cell table:formula="of:=COUNTIF([Mvt.D$1:.D$1412];[.B48])" office:value-type="float" office:value="0" calcext:value-type="float">
            <text:p>0</text:p>
          </table:table-cell>
          <table:table-cell table:number-columns-repeated="12"/>
        </table:table-row>
        <table:table-row table:style-name="ro1">
          <table:table-cell office:value-type="float" office:value="70" calcext:value-type="float">
            <text:p>70</text:p>
          </table:table-cell>
          <table:table-cell table:style-name="ce90" office:value-type="string" calcext:value-type="string">
            <text:p>Transport famille</text:p>
          </table:table-cell>
          <table:table-cell office:value-type="float" office:value="-1" calcext:value-type="float">
            <text:p>-1</text:p>
          </table:table-cell>
          <table:table-cell/>
          <table:table-cell table:formula="of:=COUNTIF([Mvt.D$1:.D$1412];[.B49])" office:value-type="float" office:value="0" calcext:value-type="float">
            <text:p>0</text:p>
          </table:table-cell>
          <table:table-cell table:number-columns-repeated="12"/>
        </table:table-row>
        <table:table-row table:style-name="ro1">
          <table:table-cell office:value-type="float" office:value="71" calcext:value-type="float">
            <text:p>71</text:p>
          </table:table-cell>
          <table:table-cell table:style-name="ce90" office:value-type="string" calcext:value-type="string">
            <text:p>Carburant et utilisation voiture</text:p>
          </table:table-cell>
          <table:table-cell office:value-type="float" office:value="-1" calcext:value-type="float">
            <text:p>-1</text:p>
          </table:table-cell>
          <table:table-cell/>
          <table:table-cell table:formula="of:=COUNTIF([Mvt.D$1:.D$1412];[.B50])" office:value-type="float" office:value="0" calcext:value-type="float">
            <text:p>0</text:p>
          </table:table-cell>
          <table:table-cell table:number-columns-repeated="12"/>
        </table:table-row>
        <table:table-row table:style-name="ro1">
          <table:table-cell office:value-type="float" office:value="72" calcext:value-type="float">
            <text:p>72</text:p>
          </table:table-cell>
          <table:table-cell table:style-name="ce90" office:value-type="string" calcext:value-type="string">
            <text:p>Entretien voiture</text:p>
          </table:table-cell>
          <table:table-cell office:value-type="float" office:value="-1" calcext:value-type="float">
            <text:p>-1</text:p>
          </table:table-cell>
          <table:table-cell/>
          <table:table-cell table:formula="of:=COUNTIF([Mvt.D$1:.D$1412];[.B51])" office:value-type="float" office:value="0" calcext:value-type="float">
            <text:p>0</text:p>
          </table:table-cell>
          <table:table-cell table:number-columns-repeated="12"/>
        </table:table-row>
        <table:table-row table:style-name="ro1">
          <table:table-cell office:value-type="float" office:value="73" calcext:value-type="float">
            <text:p>73</text:p>
          </table:table-cell>
          <table:table-cell table:style-name="ce90" office:value-type="string" calcext:value-type="string">
            <text:p>Parking voiture</text:p>
          </table:table-cell>
          <table:table-cell office:value-type="float" office:value="-1" calcext:value-type="float">
            <text:p>-1</text:p>
          </table:table-cell>
          <table:table-cell/>
          <table:table-cell table:formula="of:=COUNTIF([Mvt.D$1:.D$1412];[.B52])" office:value-type="float" office:value="0" calcext:value-type="float">
            <text:p>0</text:p>
          </table:table-cell>
          <table:table-cell table:number-columns-repeated="12"/>
        </table:table-row>
        <table:table-row table:style-name="ro1">
          <table:table-cell office:value-type="float" office:value="1000" calcext:value-type="float">
            <text:p>1000</text:p>
          </table:table-cell>
          <table:table-cell office:value-type="string" calcext:value-type="string">
            <text:p>Allocations</text:p>
          </table:table-cell>
          <table:table-cell office:value-type="float" office:value="1" calcext:value-type="float">
            <text:p>1</text:p>
          </table:table-cell>
          <table:table-cell/>
          <table:table-cell table:formula="of:=COUNTIF([Mvt.D$1:.D$1412];[.B53])" office:value-type="float" office:value="0" calcext:value-type="float">
            <text:p>0</text:p>
          </table:table-cell>
          <table:table-cell table:number-columns-repeated="12"/>
        </table:table-row>
        <table:table-row table:style-name="ro1">
          <table:table-cell office:value-type="float" office:value="1001" calcext:value-type="float">
            <text:p>1001</text:p>
          </table:table-cell>
          <table:table-cell office:value-type="string" calcext:value-type="string">
            <text:p>Cadeau fric enfants</text:p>
          </table:table-cell>
          <table:table-cell office:value-type="float" office:value="1" calcext:value-type="float">
            <text:p>1</text:p>
          </table:table-cell>
          <table:table-cell/>
          <table:table-cell table:formula="of:=COUNTIF([Mvt.D$1:.D$1412];[.B54])" office:value-type="float" office:value="0" calcext:value-type="float">
            <text:p>0</text:p>
          </table:table-cell>
          <table:table-cell table:number-columns-repeated="12"/>
        </table:table-row>
        <table:table-row table:style-name="ro1">
          <table:table-cell office:value-type="float" office:value="1002" calcext:value-type="float">
            <text:p>1002</text:p>
          </table:table-cell>
          <table:table-cell office:value-type="string" calcext:value-type="string">
            <text:p>Cadeau fric famille</text:p>
          </table:table-cell>
          <table:table-cell office:value-type="float" office:value="1" calcext:value-type="float">
            <text:p>1</text:p>
          </table:table-cell>
          <table:table-cell/>
          <table:table-cell table:formula="of:=COUNTIF([Mvt.D$1:.D$1412];[.B55])" office:value-type="float" office:value="0" calcext:value-type="float">
            <text:p>0</text:p>
          </table:table-cell>
          <table:table-cell table:number-columns-repeated="12"/>
        </table:table-row>
        <table:table-row table:style-name="ro1">
          <table:table-cell office:value-type="float" office:value="1003" calcext:value-type="float">
            <text:p>1003</text:p>
          </table:table-cell>
          <table:table-cell office:value-type="string" calcext:value-type="string">
            <text:p>Intérêts perçus</text:p>
          </table:table-cell>
          <table:table-cell office:value-type="float" office:value="1" calcext:value-type="float">
            <text:p>1</text:p>
          </table:table-cell>
          <table:table-cell/>
          <table:table-cell table:formula="of:=COUNTIF([Mvt.D$1:.D$1412];[.B56])" office:value-type="float" office:value="0" calcext:value-type="float">
            <text:p>0</text:p>
          </table:table-cell>
          <table:table-cell table:number-columns-repeated="12"/>
        </table:table-row>
        <table:table-row table:style-name="ro1">
          <table:table-cell office:value-type="float" office:value="1004" calcext:value-type="float">
            <text:p>1004</text:p>
          </table:table-cell>
          <table:table-cell office:value-type="string" calcext:value-type="string">
            <text:p>Revenu Divers</text:p>
          </table:table-cell>
          <table:table-cell office:value-type="float" office:value="1" calcext:value-type="float">
            <text:p>1</text:p>
          </table:table-cell>
          <table:table-cell office:value-type="float" office:value="28" calcext:value-type="float">
            <text:p>28</text:p>
          </table:table-cell>
          <table:table-cell table:formula="of:=COUNTIF([Mvt.D$1:.D$1412];[.B57])" office:value-type="float" office:value="0" calcext:value-type="float">
            <text:p>0</text:p>
          </table:table-cell>
          <table:table-cell table:number-columns-repeated="12"/>
        </table:table-row>
        <table:table-row table:style-name="ro1">
          <table:table-cell office:value-type="float" office:value="1005" calcext:value-type="float">
            <text:p>1005</text:p>
          </table:table-cell>
          <table:table-cell table:style-name="ce4" office:value-type="string" calcext:value-type="string">
            <text:p>Salaire</text:p>
          </table:table-cell>
          <table:table-cell office:value-type="float" office:value="1" calcext:value-type="float">
            <text:p>1</text:p>
          </table:table-cell>
          <table:table-cell/>
          <table:table-cell table:formula="of:=COUNTIF([Mvt.D$1:.D$1412];[.B58])" office:value-type="float" office:value="0" calcext:value-type="float">
            <text:p>0</text:p>
          </table:table-cell>
          <table:table-cell table:number-columns-repeated="12"/>
        </table:table-row>
        <table:table-row table:style-name="ro1" table:number-rows-repeated="1048516">
          <table:table-cell table:number-columns-repeated="17"/>
        </table:table-row>
        <table:table-row table:style-name="ro2">
          <table:table-cell table:number-columns-repeated="17"/>
        </table:table-row>
        <table:table-row table:style-name="ro2">
          <table:table-cell table:number-columns-repeated="17"/>
        </table:table-row>
      </table:table>
      <table:table table:name="Help" table:style-name="ta1" table:print="false">
        <office:forms form:automatic-focus="false" form:apply-design-mode="false"/>
        <table:table-column table:style-name="co45" table:default-cell-style-name="ce93"/>
        <table:table-column table:style-name="co58" table:default-cell-style-name="ce93"/>
        <table:table-column table:style-name="co45" table:number-columns-repeated="5" table:default-cell-style-name="ce93"/>
        <table:table-column table:style-name="co15" table:number-columns-repeated="1017" table:default-cell-style-name="ce93"/>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table-cell table:number-columns-repeated="1024"/>
        </table:table-row>
        <table:table-row table:style-name="ro1">
          <table:table-cell office:value-type="string" calcext:value-type="string">
            <text:p>TODO</text:p>
          </table:table-cell>
          <table:table-cell table:number-columns-repeated="3"/>
          <table:table-cell office:value-type="string" calcext:value-type="string">
            <text:p>Priorité</text:p>
          </table:table-cell>
          <table:table-cell table:number-columns-repeated="1019"/>
        </table:table-row>
        <table:table-row table:style-name="ro1">
          <table:table-cell/>
          <table:table-cell office:value-type="string" calcext:value-type="string">
            <text:p>Fonction qui permet de passer les pointage V en X automatiquement</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Fonction qui propose une date quand on insert en milieu de tableau (ou que l'on sélectionne une date) (et qui utilise la date du jour quand on est au début)</text:p>
          </table:table-cell>
          <table:table-cell table:number-columns-repeated="2"/>
          <table:table-cell office:value-type="float" office:value="1" calcext:value-type="float">
            <text:p>1</text:p>
          </table:table-cell>
          <table:table-cell table:number-columns-repeated="1019"/>
        </table:table-row>
        <table:table-row table:style-name="ro1">
          <table:table-cell/>
          <table:table-cell office:value-type="string" calcext:value-type="string">
            <text:p>Empêcher le fonctionnement de l'insert si on n'est pas sur la bonne page, ou bien aller de force sur la page</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Fonction qui tri par date les mvt (au moment du check)</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Possibilité de saisir des codes pour les tiers (et le check met le code si il est vide ou la cas en rouge)</text:p>
          </table:table-cell>
          <table:table-cell table:number-columns-repeated="2"/>
          <table:table-cell office:value-type="float" office:value="2" calcext:value-type="float">
            <text:p>2</text:p>
          </table:table-cell>
          <table:table-cell table:number-columns-repeated="1019"/>
        </table:table-row>
        <table:table-row table:style-name="ro1">
          <table:table-cell/>
          <table:table-cell office:value-type="string" calcext:value-type="string">
            <text:p>Vérifier si il y a des catégories avec des transactions mais qui ne sont pas dans le suivi budgétaire</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Supprimer le concept de débit / crédit : il faut juste utiliser des moins / des plus</text:p>
          </table:table-cell>
          <table:table-cell table:number-columns-repeated="2"/>
          <table:table-cell office:value-type="float" office:value="1" calcext:value-type="float">
            <text:p>1</text:p>
          </table:table-cell>
          <table:table-cell table:number-columns-repeated="1019"/>
        </table:table-row>
        <table:table-row table:style-name="ro1" table:number-rows-repeated="4">
          <table:table-cell table:number-columns-repeated="1024"/>
        </table:table-row>
        <table:table-row table:style-name="ro1">
          <table:table-cell office:value-type="string" calcext:value-type="string">
            <text:p>TODO 2016</text:p>
          </table:table-cell>
          <table:table-cell table:number-columns-repeated="3"/>
          <table:table-cell office:value-type="string" calcext:value-type="string">
            <text:p>Priorité</text:p>
          </table:table-cell>
          <table:table-cell table:number-columns-repeated="1019"/>
        </table:table-row>
        <table:table-row table:style-name="ro1">
          <table:table-cell/>
          <table:table-cell office:value-type="string" calcext:value-type="string">
            <text:p>Renuméroter le numéro de colonne dans la page auto pour mémo, on doit être comme pour la page mvt</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Gérer dans le budget irrégulier les catégories par numéro</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Fonction qui propose une date quand on insert en milieu de tableau (ou que l'on sélectionne une date) (et qui utilise la date du jour quand on est au début)</text:p>
          </table:table-cell>
          <table:table-cell table:number-columns-repeated="2"/>
          <table:table-cell office:value-type="float" office:value="1" calcext:value-type="float">
            <text:p>1</text:p>
          </table:table-cell>
          <table:table-cell table:number-columns-repeated="1019"/>
        </table:table-row>
        <table:table-row table:style-name="ro1">
          <table:table-cell/>
          <table:table-cell office:value-type="string" calcext:value-type="string">
            <text:p>Vérifier si il y a des catégories avec des transactions mais qui ne sont pas dans le suivi budgétaire</text:p>
          </table:table-cell>
          <table:table-cell table:number-columns-repeated="2"/>
          <table:table-cell office:value-type="float" office:value="1" calcext:value-type="float">
            <text:p>1</text:p>
          </table:table-cell>
          <table:table-cell table:number-columns-repeated="1019"/>
        </table:table-row>
        <table:table-row table:style-name="ro1" table:number-rows-repeated="1048530">
          <table:table-cell table:number-columns-repeated="1024"/>
        </table:table-row>
        <table:table-row table:style-name="ro2" table:number-rows-repeated="5">
          <table:table-cell table:number-columns-repeated="1024"/>
        </table:table-row>
        <table:table-row table:style-name="ro2">
          <table:table-cell table:number-columns-repeated="1024"/>
        </table:table-row>
      </table:table>
      <table:table table:name="Appart" table:style-name="ta1">
        <office:forms form:automatic-focus="false" form:apply-design-mode="false"/>
        <table:table-column table:style-name="co59" table:default-cell-style-name="Default"/>
        <table:table-column table:style-name="co31" table:default-cell-style-name="Default"/>
        <table:table-column table:style-name="co15" table:number-columns-repeated="4" table:default-cell-style-name="Default"/>
        <table:table-column table:style-name="co60" table:default-cell-style-name="Default"/>
        <table:table-column table:style-name="co61" table:default-cell-style-name="ce6"/>
        <table:table-column table:style-name="co62" table:default-cell-style-name="ce6"/>
        <table:table-column table:style-name="co15" table:number-columns-repeated="4" table:default-cell-style-name="Default"/>
        <table:table-row table:style-name="ro2">
          <table:table-cell/>
          <table:table-cell table:style-name="ce96" office:value-type="string" calcext:value-type="string" table:number-columns-spanned="2" table:number-rows-spanned="1">
            <text:p>Fincancement</text:p>
          </table:table-cell>
          <table:covered-table-cell/>
          <table:table-cell table:number-columns-repeated="4"/>
          <table:table-cell table:style-name="ce98" office:value-type="string" calcext:value-type="string" table:number-columns-spanned="2" table:number-rows-spanned="1">
            <text:p>Apport Personnel</text:p>
          </table:table-cell>
          <table:covered-table-cell/>
          <table:table-cell/>
          <table:table-cell table:style-name="ce96" office:value-type="string" calcext:value-type="string" table:number-columns-spanned="2" table:number-rows-spanned="1">
            <text:p>Travaux</text:p>
          </table:table-cell>
          <table:covered-table-cell/>
          <table:table-cell/>
        </table:table-row>
        <table:table-row table:style-name="ro2">
          <table:table-cell table:number-columns-repeated="7"/>
          <table:table-cell office:value-type="string" calcext:value-type="string">
            <text:p>Objectif</text:p>
          </table:table-cell>
          <table:table-cell office:value-type="string" calcext:value-type="string">
            <text:p>Fait</text:p>
          </table:table-cell>
          <table:table-cell/>
          <table:table-cell office:value-type="string" calcext:value-type="string">
            <text:p>Objectif</text:p>
          </table:table-cell>
          <table:table-cell office:value-type="string" calcext:value-type="string">
            <text:p>Fait</text:p>
          </table:table-cell>
          <table:table-cell/>
        </table:table-row>
        <table:table-row table:style-name="ro2">
          <table:table-cell table:number-columns-repeated="13"/>
        </table:table-row>
        <table:table-row table:style-name="ro2">
          <table:table-cell/>
          <table:table-cell office:value-type="string" calcext:value-type="string">
            <text:p>Achat</text:p>
          </table:table-cell>
          <table:table-cell office:value-type="float" office:value="800000" calcext:value-type="float">
            <text:p>800000</text:p>
          </table:table-cell>
          <table:table-cell table:number-columns-repeated="3"/>
          <table:table-cell office:value-type="string" calcext:value-type="string">
            <text:p>Economie ADG</text:p>
          </table:table-cell>
          <table:table-cell office:value-type="currency" office:currency="EUR" office:value="280000" calcext:value-type="currency">
            <text:p>280 000,00 €</text:p>
          </table:table-cell>
          <table:table-cell table:formula="of:=['Budget Irrégulier'.C5]" office:value-type="currency" office:currency="EUR" office:value="0" calcext:value-type="currency">
            <text:p>0,00 €</text:p>
          </table:table-cell>
          <table:table-cell/>
          <table:table-cell office:value-type="float" office:value="0" calcext:value-type="float">
            <text:p>0</text:p>
          </table:table-cell>
          <table:table-cell table:number-columns-repeated="2"/>
        </table:table-row>
        <table:table-row table:style-name="ro2">
          <table:table-cell/>
          <table:table-cell office:value-type="string" calcext:value-type="string">
            <text:p>Notaire</text:p>
          </table:table-cell>
          <table:table-cell office:value-type="float" office:value="51000" calcext:value-type="float">
            <text:p>51000</text:p>
          </table:table-cell>
          <table:table-cell table:number-columns-repeated="3"/>
          <table:table-cell office:value-type="string" calcext:value-type="string">
            <text:p>Secu ADG</text:p>
          </table:table-cell>
          <table:table-cell office:value-type="currency" office:currency="EUR" office:value="15000" calcext:value-type="currency">
            <text:p>15 000,00 €</text:p>
          </table:table-cell>
          <table:table-cell office:value-type="currency" office:currency="EUR" office:value="650" calcext:value-type="currency">
            <text:p>650,00 €</text:p>
          </table:table-cell>
          <table:table-cell/>
          <table:table-cell office:value-type="float" office:value="0" calcext:value-type="float">
            <text:p>0</text:p>
          </table:table-cell>
          <table:table-cell table:number-columns-repeated="2"/>
        </table:table-row>
        <table:table-row table:style-name="ro2">
          <table:table-cell/>
          <table:table-cell office:value-type="string" calcext:value-type="string">
            <text:p>Garantie PR 245k</text:p>
          </table:table-cell>
          <table:table-cell office:value-type="float" office:value="2741" calcext:value-type="float">
            <text:p>2741</text:p>
          </table:table-cell>
          <table:table-cell table:number-columns-repeated="3"/>
          <table:table-cell office:value-type="string" calcext:value-type="string">
            <text:p>Tirelire Enfants</text:p>
          </table:table-cell>
          <table:table-cell table:number-columns-repeated="2" office:value-type="currency" office:currency="EUR" office:value="0" calcext:value-type="currency">
            <text:p>0,00 €</text:p>
          </table:table-cell>
          <table:table-cell/>
          <table:table-cell office:value-type="float" office:value="0" calcext:value-type="float">
            <text:p>0</text:p>
          </table:table-cell>
          <table:table-cell table:number-columns-repeated="2"/>
        </table:table-row>
        <table:table-row table:style-name="ro2">
          <table:table-cell/>
          <table:table-cell office:value-type="string" calcext:value-type="string">
            <text:p>Garantie 210k</text:p>
          </table:table-cell>
          <table:table-cell office:value-type="float" office:value="2437" calcext:value-type="float">
            <text:p>2437</text:p>
          </table:table-cell>
          <table:table-cell table:number-columns-repeated="3"/>
          <table:table-cell office:value-type="string" calcext:value-type="string">
            <text:p>Tirelire DG</text:p>
          </table:table-cell>
          <table:table-cell table:number-columns-repeated="2" office:value-type="currency" office:currency="EUR" office:value="14900" calcext:value-type="currency">
            <text:p>14 900,00 €</text:p>
          </table:table-cell>
          <table:table-cell/>
          <table:table-cell office:value-type="float" office:value="100" calcext:value-type="float">
            <text:p>100</text:p>
          </table:table-cell>
          <table:table-cell table:number-columns-repeated="2"/>
        </table:table-row>
        <table:table-row table:style-name="ro2">
          <table:table-cell/>
          <table:table-cell office:value-type="string" calcext:value-type="string">
            <text:p>Garantie 75k</text:p>
          </table:table-cell>
          <table:table-cell office:value-type="float" office:value="1237" calcext:value-type="float">
            <text:p>1237</text:p>
          </table:table-cell>
          <table:table-cell table:number-columns-repeated="3"/>
          <table:table-cell office:value-type="string" calcext:value-type="string">
            <text:p>Rab DGL</text:p>
          </table:table-cell>
          <table:table-cell table:number-columns-repeated="2" office:value-type="currency" office:currency="EUR" office:value="0" calcext:value-type="currency">
            <text:p>0,00 €</text:p>
          </table:table-cell>
          <table:table-cell/>
          <table:table-cell office:value-type="float" office:value="5000" calcext:value-type="float">
            <text:p>5000</text:p>
          </table:table-cell>
          <table:table-cell table:number-columns-repeated="2"/>
        </table:table-row>
        <table:table-row table:style-name="ro2">
          <table:table-cell/>
          <table:table-cell office:value-type="string" calcext:value-type="string">
            <text:p>Intérêt PR</text:p>
          </table:table-cell>
          <table:table-cell office:value-type="float" office:value="1606" calcext:value-type="float">
            <text:p>1606</text:p>
          </table:table-cell>
          <table:table-cell office:value-type="float" office:value="4791" calcext:value-type="float">
            <text:p>4791</text:p>
          </table:table-cell>
          <table:table-cell table:number-columns-repeated="2"/>
          <table:table-cell office:value-type="string" calcext:value-type="string">
            <text:p>Mobilisation </text:p>
          </table:table-cell>
          <table:table-cell office:value-type="currency" office:currency="EUR" office:value="0" calcext:value-type="currency">
            <text:p>0,00 €</text:p>
          </table:table-cell>
          <table:table-cell office:value-type="currency" office:currency="EUR" office:value="7000" calcext:value-type="currency">
            <text:p>7 000,00 €</text:p>
          </table:table-cell>
          <table:table-cell/>
          <table:table-cell office:value-type="float" office:value="0" calcext:value-type="float">
            <text:p>0</text:p>
          </table:table-cell>
          <table:table-cell table:number-columns-repeated="2"/>
        </table:table-row>
        <table:table-row table:style-name="ro2">
          <table:table-cell/>
          <table:table-cell office:value-type="string" calcext:value-type="string">
            <text:p>Assur PR</text:p>
          </table:table-cell>
          <table:table-cell office:value-type="float" office:value="723" calcext:value-type="float">
            <text:p>723</text:p>
          </table:table-cell>
          <table:table-cell table:number-columns-repeated="3"/>
          <table:table-cell office:value-type="string" calcext:value-type="string">
            <text:p>Azur DGL</text:p>
          </table:table-cell>
          <table:table-cell table:number-columns-repeated="2" office:value-type="currency" office:currency="EUR" office:value="16500" calcext:value-type="currency">
            <text:p>16 500,00 €</text:p>
          </table:table-cell>
          <table:table-cell/>
          <table:table-cell office:value-type="float" office:value="0" calcext:value-type="float">
            <text:p>0</text:p>
          </table:table-cell>
          <table:table-cell table:number-columns-repeated="2"/>
        </table:table-row>
        <table:table-row table:style-name="ro2">
          <table:table-cell/>
          <table:table-cell office:value-type="string" calcext:value-type="string">
            <text:p>Frais ACE</text:p>
          </table:table-cell>
          <table:table-cell office:value-type="float" office:value="750" calcext:value-type="float">
            <text:p>750</text:p>
          </table:table-cell>
          <table:table-cell table:number-columns-repeated="3"/>
          <table:table-cell office:value-type="string" calcext:value-type="string">
            <text:p>PEE 1</text:p>
          </table:table-cell>
          <table:table-cell office:value-type="currency" office:currency="EUR" office:value="2900" calcext:value-type="currency">
            <text:p>2 900,00 €</text:p>
          </table:table-cell>
          <table:table-cell office:value-type="currency" office:currency="EUR" office:value="0" calcext:value-type="currency">
            <text:p>0,00 €</text:p>
          </table:table-cell>
          <table:table-cell/>
          <table:table-cell office:value-type="float" office:value="0" calcext:value-type="float">
            <text:p>0</text:p>
          </table:table-cell>
          <table:table-cell table:number-columns-repeated="2"/>
        </table:table-row>
        <table:table-row table:style-name="ro2">
          <table:table-cell/>
          <table:table-cell office:value-type="string" calcext:value-type="string">
            <text:p>Total</text:p>
          </table:table-cell>
          <table:table-cell table:formula="of:=SUM([.C4:.C11])" office:value-type="float" office:value="860494" calcext:value-type="float">
            <text:p>860494</text:p>
          </table:table-cell>
          <table:table-cell table:number-columns-repeated="3"/>
          <table:table-cell office:value-type="string" calcext:value-type="string">
            <text:p>PEE 2</text:p>
          </table:table-cell>
          <table:table-cell office:value-type="currency" office:currency="EUR" office:value="700" calcext:value-type="currency">
            <text:p>700,00 €</text:p>
          </table:table-cell>
          <table:table-cell office:value-type="currency" office:currency="EUR" office:value="0" calcext:value-type="currency">
            <text:p>0,00 €</text:p>
          </table:table-cell>
          <table:table-cell/>
          <table:table-cell office:value-type="float" office:value="0" calcext:value-type="float">
            <text:p>0</text:p>
          </table:table-cell>
          <table:table-cell table:number-columns-repeated="2"/>
        </table:table-row>
        <table:table-row table:style-name="ro2">
          <table:table-cell table:number-columns-repeated="6"/>
          <table:table-cell office:value-type="string" calcext:value-type="string">
            <text:p>Total</text:p>
          </table:table-cell>
          <table:table-cell table:formula="of:=SUM([.H4:.H12])" office:value-type="currency" office:currency="EUR" office:value="330000" calcext:value-type="currency">
            <text:p>330 000,00 €</text:p>
          </table:table-cell>
          <table:table-cell table:formula="of:=SUM([.I4:.I12])" office:value-type="currency" office:currency="EUR" office:value="39050" calcext:value-type="currency">
            <text:p>39 050,00 €</text:p>
          </table:table-cell>
          <table:table-cell table:style-name="ce6" table:formula="of:=[.I13]-[.H13]" office:value-type="currency" office:currency="EUR" office:value="-290950" calcext:value-type="currency">
            <text:p>-290 950,00 €</text:p>
          </table:table-cell>
          <table:table-cell table:number-columns-repeated="3"/>
        </table:table-row>
        <table:table-row table:style-name="ro2" table:number-rows-repeated="2">
          <table:table-cell table:number-columns-repeated="13"/>
        </table:table-row>
        <table:table-row table:style-name="ro2">
          <table:table-cell/>
          <table:table-cell office:value-type="string" calcext:value-type="string">
            <text:p>Emprunt 20</text:p>
          </table:table-cell>
          <table:table-cell office:value-type="float" office:value="210000" calcext:value-type="float">
            <text:p>210000</text:p>
          </table:table-cell>
          <table:table-cell table:number-columns-repeated="3"/>
          <table:table-cell office:value-type="string" calcext:value-type="string">
            <text:p>Dépenses</text:p>
          </table:table-cell>
          <table:table-cell table:number-columns-repeated="6"/>
        </table:table-row>
        <table:table-row table:style-name="ro2">
          <table:table-cell/>
          <table:table-cell office:value-type="string" calcext:value-type="string">
            <text:p>Emprunt PR</text:p>
          </table:table-cell>
          <table:table-cell office:value-type="float" office:value="245000" calcext:value-type="float">
            <text:p>245000</text:p>
          </table:table-cell>
          <table:table-cell table:number-columns-repeated="3"/>
          <table:table-cell office:value-type="string" calcext:value-type="string">
            <text:p>Séquestre</text:p>
          </table:table-cell>
          <table:table-cell table:number-columns-repeated="2" office:value-type="currency" office:currency="EUR" office:value="38600" calcext:value-type="currency">
            <text:p>38 600,00 €</text:p>
          </table:table-cell>
          <table:table-cell table:number-columns-repeated="4"/>
        </table:table-row>
        <table:table-row table:style-name="ro2">
          <table:table-cell/>
          <table:table-cell office:value-type="string" calcext:value-type="string">
            <text:p>Emprunt 25</text:p>
          </table:table-cell>
          <table:table-cell office:value-type="float" office:value="75000" calcext:value-type="float">
            <text:p>75000</text:p>
          </table:table-cell>
          <table:table-cell table:number-columns-repeated="3"/>
          <table:table-cell office:value-type="string" calcext:value-type="string">
            <text:p>Aziza</text:p>
          </table:table-cell>
          <table:table-cell table:number-columns-repeated="2" office:value-type="currency" office:currency="EUR" office:value="200" calcext:value-type="currency">
            <text:p>200,00 €</text:p>
          </table:table-cell>
          <table:table-cell table:number-columns-repeated="4"/>
        </table:table-row>
        <table:table-row table:style-name="ro2">
          <table:table-cell/>
          <table:table-cell office:value-type="string" calcext:value-type="string">
            <text:p>Apport</text:p>
          </table:table-cell>
          <table:table-cell office:value-type="float" office:value="330494" calcext:value-type="float">
            <text:p>330494</text:p>
          </table:table-cell>
          <table:table-cell table:number-columns-repeated="3"/>
          <table:table-cell office:value-type="string" calcext:value-type="string">
            <text:p>ACE</text:p>
          </table:table-cell>
          <table:table-cell table:number-columns-repeated="2" office:value-type="currency" office:currency="EUR" office:value="750" calcext:value-type="currency">
            <text:p>750,00 €</text:p>
          </table:table-cell>
          <table:table-cell table:number-columns-repeated="4"/>
        </table:table-row>
        <table:table-row table:style-name="ro2">
          <table:table-cell/>
          <table:table-cell office:value-type="string" calcext:value-type="string">
            <text:p>Total</text:p>
          </table:table-cell>
          <table:table-cell table:formula="of:=SUM([.C16:.C19])" office:value-type="float" office:value="860494" calcext:value-type="float">
            <text:p>860494</text:p>
          </table:table-cell>
          <table:table-cell table:number-columns-repeated="3"/>
          <table:table-cell table:style-name="ce99" office:value-type="string" calcext:value-type="string">
            <text:p>Notaire</text:p>
          </table:table-cell>
          <table:table-cell table:style-name="ce100" office:value-type="currency" office:currency="EUR" office:value="51000" calcext:value-type="currency">
            <text:p>51 000,00 €</text:p>
          </table:table-cell>
          <table:table-cell table:style-name="ce100"/>
          <table:table-cell table:number-columns-repeated="4"/>
        </table:table-row>
        <table:table-row table:style-name="ro2">
          <table:table-cell table:number-columns-repeated="6"/>
          <table:table-cell table:style-name="ce99" office:value-type="string" calcext:value-type="string">
            <text:p>Frais Agence</text:p>
          </table:table-cell>
          <table:table-cell table:style-name="ce100" office:value-type="currency" office:currency="EUR" office:value="28000" calcext:value-type="currency">
            <text:p>28 000,00 €</text:p>
          </table:table-cell>
          <table:table-cell table:style-name="ce100"/>
          <table:table-cell table:number-columns-repeated="4"/>
        </table:table-row>
        <table:table-row table:style-name="ro2">
          <table:table-cell/>
          <table:table-cell office:value-type="string" calcext:value-type="string">
            <text:p>Balance</text:p>
          </table:table-cell>
          <table:table-cell table:formula="of:=[.C20]-[.C12]" office:value-type="float" office:value="0" calcext:value-type="float">
            <text:p>0</text:p>
          </table:table-cell>
          <table:table-cell table:number-columns-repeated="3"/>
          <table:table-cell table:style-name="ce99" office:value-type="string" calcext:value-type="string">
            <text:p>Apport</text:p>
          </table:table-cell>
          <table:table-cell table:style-name="ce100" office:value-type="currency" office:currency="EUR" office:value="203400" calcext:value-type="currency">
            <text:p>203 400,00 €</text:p>
          </table:table-cell>
          <table:table-cell table:style-name="ce100"/>
          <table:table-cell table:number-columns-repeated="4"/>
        </table:table-row>
        <table:table-row table:style-name="ro2">
          <table:table-cell table:number-columns-repeated="6"/>
          <table:table-cell office:value-type="string" calcext:value-type="string">
            <text:p>Garantie Prêt</text:p>
          </table:table-cell>
          <table:table-cell office:value-type="currency" office:currency="EUR" office:value="6500" calcext:value-type="currency">
            <text:p>6 500,00 €</text:p>
          </table:table-cell>
          <table:table-cell table:number-columns-repeated="5"/>
        </table:table-row>
        <table:table-row table:style-name="ro2">
          <table:table-cell table:number-columns-repeated="6"/>
          <table:table-cell office:value-type="string" calcext:value-type="string">
            <text:p>Intérêt PR 3 mois</text:p>
          </table:table-cell>
          <table:table-cell office:value-type="currency" office:currency="EUR" office:value="1606" calcext:value-type="currency">
            <text:p>1 606,00 €</text:p>
          </table:table-cell>
          <table:table-cell table:number-columns-repeated="5"/>
        </table:table-row>
        <table:table-row table:style-name="ro2">
          <table:table-cell table:number-columns-repeated="6"/>
          <table:table-cell office:value-type="string" calcext:value-type="string">
            <text:p>Total</text:p>
          </table:table-cell>
          <table:table-cell table:formula="of:=SUM([.H17:.H24])" office:value-type="currency" office:currency="EUR" office:value="330056" calcext:value-type="currency">
            <text:p>330 056,00 €</text:p>
          </table:table-cell>
          <table:table-cell table:formula="of:=SUM([.I17:.I24])" office:value-type="currency" office:currency="EUR" office:value="39550" calcext:value-type="currency">
            <text:p>39 550,00 €</text:p>
          </table:table-cell>
          <table:table-cell table:number-columns-repeated="4"/>
        </table:table-row>
        <table:table-row table:style-name="ro2">
          <table:table-cell table:number-columns-repeated="13"/>
        </table:table-row>
        <table:table-row table:style-name="ro2">
          <table:table-cell table:number-columns-repeated="6"/>
          <table:table-cell office:value-type="string" calcext:value-type="string">
            <text:p>Reste</text:p>
          </table:table-cell>
          <table:table-cell table:formula="of:=[.H13]-[.H25]" office:value-type="currency" office:currency="EUR" office:value="-56" calcext:value-type="currency">
            <text:p>-56,00 €</text:p>
          </table:table-cell>
          <table:table-cell table:formula="of:=[.I13]-[.I25]" office:value-type="currency" office:currency="EUR" office:value="-500" calcext:value-type="currency">
            <text:p>-500,00 €</text:p>
          </table:table-cell>
          <table:table-cell table:number-columns-repeated="4"/>
        </table:table-row>
        <table:table-row table:style-name="ro2">
          <table:table-cell table:style-name="ce94"/>
          <table:table-cell table:style-name="ce97"/>
          <table:table-cell table:style-name="ce94" table:number-columns-repeated="5"/>
          <table:table-cell table:style-name="ce97" table:number-columns-repeated="2"/>
          <table:table-cell table:style-name="ce94" table:number-columns-repeated="4"/>
        </table:table-row>
        <table:table-row table:style-name="ro2">
          <table:table-cell/>
          <table:table-cell table:style-name="ce96" office:value-type="string" calcext:value-type="string" table:number-columns-spanned="2" table:number-rows-spanned="1">
            <text:p>Avec les 3 prêts</text:p>
          </table:table-cell>
          <table:covered-table-cell/>
          <table:table-cell/>
          <table:table-cell table:style-name="ce96" office:value-type="string" calcext:value-type="string" table:number-columns-spanned="2" table:number-rows-spanned="1">
            <text:p>Avec 1 seul prêt</text:p>
          </table:table-cell>
          <table:covered-table-cell/>
          <table:table-cell/>
          <table:table-cell table:style-name="ce96" office:value-type="string" calcext:value-type="string" table:number-columns-spanned="2" table:number-rows-spanned="1">
            <text:p>Arrondi</text:p>
          </table:table-cell>
          <table:covered-table-cell table:style-name="Default"/>
          <table:table-cell table:number-columns-repeated="4"/>
        </table:table-row>
        <table:table-row table:style-name="ro2">
          <table:table-cell table:style-name="ce95" office:value-type="float" office:value="2015" calcext:value-type="float">
            <text:p>2015</text:p>
          </table:table-cell>
          <table:table-cell office:value-type="string" calcext:value-type="string">
            <text:p>Emprunt</text:p>
          </table:table-cell>
          <table:table-cell office:value-type="string" calcext:value-type="string">
            <text:p>Assurance</text:p>
          </table:table-cell>
          <table:table-cell/>
          <table:table-cell office:value-type="string" calcext:value-type="string">
            <text:p>Emprunt</text:p>
          </table:table-cell>
          <table:table-cell office:value-type="string" calcext:value-type="string">
            <text:p>Assurance</text:p>
          </table:table-cell>
          <table:table-cell/>
          <table:table-cell table:style-name="Default" office:value-type="string" calcext:value-type="string">
            <text:p>Emprunt</text:p>
          </table:table-cell>
          <table:table-cell table:style-name="Default" office:value-type="string" calcext:value-type="string">
            <text:p>Assurance</text:p>
          </table:table-cell>
          <table:table-cell table:number-columns-repeated="4"/>
        </table:table-row>
        <table:table-row table:style-name="ro2">
          <table:table-cell office:value-type="string" calcext:value-type="string">
            <text:p>75k€</text:p>
          </table:table-cell>
          <table:table-cell table:style-name="ce6" office:value-type="currency" office:currency="EUR" office:value="159.09" calcext:value-type="currency">
            <text:p>159,09 €</text:p>
          </table:table-cell>
          <table:table-cell table:style-name="ce6" office:value-type="currency" office:currency="EUR" office:value="18.44" calcext:value-type="currency">
            <text:p>18,44 €</text:p>
          </table:table-cell>
          <table:table-cell/>
          <table:table-cell table:style-name="ce6" table:number-columns-repeated="2"/>
          <table:table-cell table:number-columns-repeated="7"/>
        </table:table-row>
        <table:table-row table:style-name="ro2">
          <table:table-cell office:value-type="string" calcext:value-type="string">
            <text:p>210k€</text:p>
          </table:table-cell>
          <table:table-cell table:style-name="ce6" office:value-type="currency" office:currency="EUR" office:value="1047.5" calcext:value-type="currency">
            <text:p>1 047,50 €</text:p>
          </table:table-cell>
          <table:table-cell table:style-name="ce6" office:value-type="currency" office:currency="EUR" office:value="58.64" calcext:value-type="currency">
            <text:p>58,64 €</text:p>
          </table:table-cell>
          <table:table-cell/>
          <table:table-cell table:style-name="ce6" office:value-type="currency" office:currency="EUR" office:value="1047.5" calcext:value-type="currency">
            <text:p>1 047,50 €</text:p>
          </table:table-cell>
          <table:table-cell table:style-name="ce6" office:value-type="currency" office:currency="EUR" office:value="58.64" calcext:value-type="currency">
            <text:p>58,64 €</text:p>
          </table:table-cell>
          <table:table-cell/>
          <table:table-cell office:value-type="currency" office:currency="EUR" office:value="1048" calcext:value-type="currency">
            <text:p>1 048,00 €</text:p>
          </table:table-cell>
          <table:table-cell office:value-type="currency" office:currency="EUR" office:value="65" calcext:value-type="currency">
            <text:p>65,00 €</text:p>
          </table:table-cell>
          <table:table-cell table:number-columns-repeated="4"/>
        </table:table-row>
        <table:table-row table:style-name="ro2">
          <table:table-cell office:value-type="string" calcext:value-type="string">
            <text:p>PR 245k</text:p>
          </table:table-cell>
          <table:table-cell/>
          <table:table-cell table:style-name="ce6" office:value-type="currency" office:currency="EUR" office:value="60.22" calcext:value-type="currency">
            <text:p>60,22 €</text:p>
          </table:table-cell>
          <table:table-cell table:number-columns-repeated="2"/>
          <table:table-cell table:style-name="ce6"/>
          <table:table-cell/>
          <table:table-cell table:style-name="Default"/>
          <table:table-cell table:number-columns-repeated="5"/>
        </table:table-row>
        <table:table-row table:style-name="ro2">
          <table:table-cell/>
          <table:table-cell table:formula="of:=SUM([.B31:.B33])" office:value-type="float" office:value="1206.59" calcext:value-type="float">
            <text:p>1206,59</text:p>
          </table:table-cell>
          <table:table-cell table:style-name="ce6" table:formula="of:=SUM([.C31:.C33])" office:value-type="currency" office:currency="EUR" office:value="137.3" calcext:value-type="currency">
            <text:p>137,30 €</text:p>
          </table:table-cell>
          <table:table-cell/>
          <table:table-cell table:formula="of:=SUM([.E31:.E33])" office:value-type="float" office:value="1047.5" calcext:value-type="float">
            <text:p>1047,5</text:p>
          </table:table-cell>
          <table:table-cell table:style-name="ce6" table:formula="of:=SUM([.F31:.F33])" office:value-type="currency" office:currency="EUR" office:value="58.64" calcext:value-type="currency">
            <text:p>58,64 €</text:p>
          </table:table-cell>
          <table:table-cell/>
          <table:table-cell table:formula="of:=SUM([.H31:.H33])" office:value-type="currency" office:currency="EUR" office:value="1048" calcext:value-type="currency">
            <text:p>1 048,00 €</text:p>
          </table:table-cell>
          <table:table-cell table:formula="of:=SUM([.I31:.I33])" office:value-type="currency" office:currency="EUR" office:value="65" calcext:value-type="currency">
            <text:p>65,00 €</text:p>
          </table:table-cell>
          <table:table-cell table:number-columns-repeated="4"/>
        </table:table-row>
        <table:table-row table:style-name="ro2">
          <table:table-cell/>
          <table:table-cell table:style-name="ce98" table:formula="of:=[.B34]+[.C34]" office:value-type="currency" office:currency="EUR" office:value="1343.89" calcext:value-type="currency" table:number-columns-spanned="2" table:number-rows-spanned="1">
            <text:p>1 343,89 €</text:p>
          </table:table-cell>
          <table:covered-table-cell/>
          <table:table-cell/>
          <table:table-cell table:style-name="ce98" table:formula="of:=[.E34]+[.F34]" office:value-type="currency" office:currency="EUR" office:value="1106.14" calcext:value-type="currency" table:number-columns-spanned="2" table:number-rows-spanned="1">
            <text:p>1 106,14 €</text:p>
          </table:table-cell>
          <table:covered-table-cell/>
          <table:table-cell/>
          <table:table-cell table:style-name="ce98" table:formula="of:=[.H34]+[.I34]" office:value-type="currency" office:currency="EUR" office:value="1113" calcext:value-type="currency" table:number-columns-spanned="2" table:number-rows-spanned="1">
            <text:p>1 113,00 €</text:p>
          </table:table-cell>
          <table:covered-table-cell table:formula="of:=[.G35]+[.H35]" office:value-type="currency" office:currency="EUR" office:value="1113" calcext:value-type="currency">
            <text:p>1 113,00 €</text:p>
          </table:covered-table-cell>
          <table:table-cell table:number-columns-repeated="4"/>
        </table:table-row>
        <table:table-row table:style-name="ro2" table:number-rows-repeated="1048540">
          <table:table-cell table:number-columns-repeated="13"/>
        </table:table-row>
        <table:table-row table:style-name="ro2">
          <table:table-cell table:number-columns-repeated="13"/>
        </table:table-row>
      </table:table>
      <table:named-expressions>
        <table:named-range table:name="AUTO_NAME" table:base-cell-address="$Auto.$A$2" table:cell-range-address="$Auto.$A$2:.$G$28"/>
        <table:named-range table:name="CATEGORIES" table:base-cell-address="$Cat.$A$1" table:cell-range-address="$Cat.$A$1:.$C$58"/>
        <table:named-range table:name="CATEGORIES_ACCOUNT" table:base-cell-address="$Cat.$A$1" table:cell-range-address="$Cat.$F$1:.$F$78"/>
        <table:named-range table:name="CATEGORIES_NAME" table:base-cell-address="$Cat.$A$1" table:cell-range-address="$Cat.$B$1:.$B$58"/>
        <table:named-range table:name="MVT_AMOUNT" table:base-cell-address="$Mvt.$A$3" table:cell-range-address="$Mvt.$E$1:.$E$3"/>
        <table:named-range table:name="MVT_CATEGORIES" table:base-cell-address="$Mvt.$A$3" table:cell-range-address="$Mvt.$D$1:.$D$3"/>
        <table:named-range table:name="MVT_DATE" table:base-cell-address="$Mvt.$A$3" table:cell-range-address="$Mvt.$A$1:.$A$3"/>
        <table:named-range table:name="MVT_NAME" table:base-cell-address="$Mvt.$A$1" table:cell-range-address="$Mvt.$A$1:.$G$3"/>
      </table:named-expressions>
      <table:database-ranges>
        <table:database-range table:name="__Anonymous_Sheet_DB__0" table:target-range-address="Mvt.A1:Mvt.H3" table:display-filter-buttons="true" table:orientation="column"/>
        <table:database-range table:name="__Anonymous_Sheet_DB__7" table:target-range-address="Cat.A1:Cat.E58">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xx" style:country-asian="none" style:font-name-complex="Tahoma" style:language-complex="zxx" style:country-complex="none"/>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name-asian="Segoe UI" style:font-size-asian="24pt" style:language-asian="zxx" style:country-asian="none" style:font-name-complex="Tahoma1" style:font-size-complex="24pt"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0" number:min-integer-digits="0"/>
    </number:number-style>
    <number:currency-style style:name="N112P0" style:volatile="true">
      <number:number number: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2P0"/>
    </number:currency-style>
    <number:date-style style:name="N113">
      <number:month number:style="long"/>
      <number:text>/</number:text>
      <number:day number:style="long"/>
      <number:text>/</number:text>
      <number:year number:style="long"/>
    </number:date-style>
    <number:currency-style style:name="N114P0" style:volatile="true">
      <number:number number: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9">00/00/0000</text:date>, <text:time style:data-style-name="N2" text:time-value="22:07:50.4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meta:creation-date>2015-09-28T07:02:16.031000000</meta:creation-date>
    <meta:editing-cycles>156</meta:editing-cycles>
    <meta:editing-duration>PT17H25M56S</meta:editing-duration>
    <dc:date>2015-12-09T00:08:36.287000000</dc:date>
    <meta:document-statistic meta:table-count="10" meta:cell-count="1935" meta:object-count="1"/>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 Doc sur le basic openoffice / libreoffice
Rem https://www.openoffice.org/api/docs/common/ref/com/sun/star/table/XCellRange.html
Rem https://wiki.documentfoundation.org/Macros/Calc/fr

Option Explicit


' Named range format for auto-insert-transaction ______________________________
' |   0   |    1    |    2   |     3     |    4     |    5     |    6     |    7     |    
' |  day  |  month  |  year  |   account |  desc.   | category |   memo   |  amount  |  
Const autoNamedRange = "AUTO_NAME"
Const autoPlanDayCol = 0
Const autoPlanMonthCol  = 1
Const autoPlanYearCol  = 2
Const autoAccountCol = 3
Const autoDescCol = 4
Const autoCategoryCol = 5
Const autoMemoCol = 6
Const autoAmountCol = 7


' Main account movements named range column format
' |   0    |     1     |    2    |     3      |    4     |    5    |  6  |  7
' |  date  |  account  |  descr. |  Category  |  amount  |  memo   |  X  |  V
Const mvtSheet = "Mvt"
Const mvtNamedRange = "MVT_NAME"
Const mvtDateCol = 0
Const mvtAccountCol = 1
Const mvtDescCol = 2
Const mvtCategoryCol = 3
Const mvtAmountCol = 4
Const mvtMemoCol = 5
Const mvtXCol = 6
'Const mvtVCol = 7

' Categories named range column format
' |  0   |       1       |    2  |     3        |
' |  ID  |  Categ. Name  |  Type |  Description | 

'Named range on column 1
Const categoryNamedArea = "CATEGORIES_NAME" 'deprecated
Const categoryNamedRange = "CATEGORIES_NAME"
Const categoryAllNamedArea = "CATEGORIES"
Const catIdCol = 0
Const catNameCol = 1
' -1 for expense / 1 for credit / 0 for bank account (and inside budget)
Const catTypeCol = 2
Const catDescCol= 3


' Test class
Sub Main

dim LibOClasseur as object
dim LibOFeuille as object
dim LibOCellule as object
dim LibORange as object
 
LibOClasseur = thiscomponent 
LibOFeuille = LibOClasseur.sheets.getByName("Config")
	'LibOCellule = LibOFeuille.getCellRangeByName("A1")
 
	'LibOCellule.formulaLocal = "21/04/2012"

	'if findDate(now(),"lk","mlkj",1) Then
	'	LibOFeuille = LibOClasseur.sheets.getByName("Config")
	'End If

'	LibORange = LibOFeuille.getCellRangeByName("A:A")
	MsgBox("Test findDateCell function")
	LibORange = ThisComponent.NamedRanges.getByName(mvtNamedRange).ReferredCells
	LibOCellule = findDateCell(LibORange, CDate("30/05/2015"))
	
	if (not IsNull(LibOCellule)) Then
	    MsgBox("Test findDateCell : date=" + LibOCellule.FormulaLocal + " found on line=" + LibOCellule.RangeAddress.startRow _
	    	+ " of range named " + mvtNamedRange)
	Else
	    MsgBox("Test findDateCell : date=30/05/2015 NOT FOUND in range named " + mvtNamedRange)
		
	End If

	MsgBox("Test findDateCellBefore function")
	LibORange = ThisComponent.NamedRanges.getByName(mvtNamedRange).ReferredCells
	LibOCellule = findDateCellBefore(LibORange, CDate("30/05/2015"))
	
	if (not IsNull(LibOCellule)) Then
	    MsgBox("Test findDateCellBefore : date=" + LibOCellule.FormulaLocal + " found on line=" + LibOCellule.RangeAddress.startRow _
	    	+ " of range named " + mvtNamedRange)
	Else
	    MsgBox("Test findDateCellBefore : date=30/05/2015 NOT FOUND in range named " + mvtNamedRange)
		
	End If

	
	MsgBox("Test matchingMvt function")
	Dim oMvtLine as Object
	LibORange = ThisComponent.NamedRanges.getByName(mvtNamedRange).ReferredCells
	oMvtLine =  matchingMvt(CDate("06/05/2015"), "LCL", "monoprix", "alimentation", -100.05)
	if (not IsNull(oMvtLine)) Then
		Dim theDate, theCategory, theDescription, theAccount as String
		Dim theAmount as Double
		Dim iLine%
		theDate = oMvtLine.getCellByPosition(mvtDateCol,0).FormulaLocal
		theAccount = oMvtLine.getCellByPosition(mvtAccountCol,0).Formula
		theCategory = oMvtLine.getCellByPosition(mvtCategoryCol,0).Formula
		theDescription = oMvtLine.getCellByPosition(mvtDescCol,0).Formula
		theAmount = oMvtLine.getCellByPosition(mvtAmountCol,0).Value
		iLine = oMvtLine.RangeAddress.startRow
		
	    MsgBox("Test mvtMatching :" + "date=" + theDate + ", account=" + theAccount + ", desc=" + _
	    		theDescription + ", category=" + theCategory + ", amount=" + theAmount + _
	    		" on line" + iLine)
	Else
	    MsgBox("Test mvtMatching NOT FOUND : 06/05/2015, LCL, monoprix, alimentation, -100,05")
	End If


End Sub

Function findDateCell(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 oCell.Value) then
				findDateCell = oCell
				nCurCol = nEndCol
				nCurRow = nEndRow
			End If
		Next
	Next
	

End function

Function findDateCellBefore(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gt; oCell.Value) and IsDate(oCell.FormulaLocal) then
				findDateCellBefore = oCell
				nCurCol = nEndCol
				nCurRow = nEndRow
			End If
		Next
	Next
	

End function


Function matchingMvt(matchDate as Date, matchAccount as String, matchDesc as String, matchCategory as String, matchAmount as Double) as Object
    Dim mvtRange As Object
	Dim nCurRow%, nEndRow%
	Dim oCell as Object

	'MsgBox("matchingMvt " + matchDate + "," + matchAccount + "," + matchDesc + "," + matchCategory + "," + matchAmount)
	mvtRange = ThisComponent.NamedRanges.getByName(mvtNamedRange).ReferredCells
	
	nCurRow = mvtRange.RangeAddress.StartRow
	nEndRow = mvtRange.RangeAddress.EndRow
	
	For nCurRow = 0 To nEndRow
		oCell = mvtRange.GetCellByPosition( mvtDateCol, nCurRow )
		
		If (matchDate = oCell.Value) then
			Dim currentDesc, currentAccount, currentCategory as String
			Dim currentAmount as Double
			
			currentAccount = mvtRange.getCellByPosition(mvtAccountCol, nCurRow).Formula
			currentDesc = mvtRange.getCellByPosition(mvtDescCol, nCurRow).Formula
			currentCategory = mvtRange.getCellByPosition(mvtCategoryCol, nCurRow).Formula
			currentAmount = mvtRange.getCellByPosition(mvtAmountCol, nCurRow).Value
					
rem			if (currentAccount = matchAccount) and (currentDesc = matchDesc) and _
rem				(currentCategory = matchCategory) and (currentAmount = matchAmount) Then
			if (currentAccount = matchAccount) and (currentDesc = matchDesc) and _
				(currentCategory = matchCategory)  Then
				matchingMvt = mvtRange.getCellRangeByPosition(mvtDateCol, nCurRow, mvtAmountCol, nCurRow)
				nCurRow = nEndRow
			End If		
		End If
	Next
End Function


Function newLineMvt(newLineIndex as Long)

    Dim oSheet As Object
    
    Dim srcCellRange As Object
    Dim dstCellRange As Object
	
	oSheet = ThisComponent.Sheets.getByName(mvtSheet)
	oSheet.Rows.insertByIndex(newLineIndex,1)
	srcCellRange = oSheet.getCellRangeByPosition(0,newLineIndex+1, 20, newLineIndex+1)
	dstCellRange = oSheet.getCellByPosition(0, newLineIndex)
	oSheet.CopyRange(dstCellRange.CellAddress, srcCellRange.RangeAddress)
End Function

Rem si une date est supérieur à un pattern on ajoute une ligne
Sub AutoTransaction
    Dim oCellRange As Object
    Dim x as Long

	oCellRange = ThisComponent.NamedRanges.getByName(autoNamedRange).ReferredCells
	
	For x = 0 to oCellRange.Rows.Count - 1
		Dim insertDate as Date
		Dim planDay, planMonth, planYear As Long
		
		planDay   = oCellRange.getCellByPosition(autoPlanDayCol,x).getValue()
		planMonth = oCellRange.getCellByPosition(autoPlanMonthCol,x).getValue()
		planYear  = oCellRange.getCellByPosition(autoPlanYearCol,x).getValue()
		
		if planDay = 0 then 
			planDay = Day(now())
		end if
		if planMonth = 0 then 
			planMonth = Month(now())
		end if
		if planYear = 0 then 
			planYear = Year(now())
		end if
		

		rem oCellRange.getCellByPosition(autoAmountCol,x).setValue(0)

		insertDate = DateSerial(planYear,planMonth,planDay)
		if  insertDate &lt;= now() then
			' Event is to be inserted
			Dim account, description, category as String
			Dim amount as Double
			Dim alreadyExist as Object
			
			'MsgBox("adding line " + x)
			
			account = oCellRange.getCellByPosition(autoAccountCol,x).getFormula()
			description = oCellRange.getCellByPosition(autoDescCol,x).getFormula()
			category    = oCellRange.getCellByPosition(autoCategoryCol,x).getFormula()
			amount      = oCellRange.getCellByPosition(autoAmountCol,x).getValue()
			
			alreadyExist = matchingMvt(insertDate, account, description, category, amount)
			If isNull(alreadyExist) Then
				' Transaction does not exist
				Dim insertLine%
				Dim insertCell, mvtRange as Object	
				
				'MsgBox("line does not exist ")
				
				mvtRange = ThisComponent.NamedRanges.getByName(mvtNamedRange).ReferredCells
				
				insertCell = findDateCellBefore(mvtRange, insertDate)
				
				If (not IsNull(insertCell)) then
					insertLine = insertCell.RangeAddress.StartRow
				End if
				if (insertLine &lt; 1) then
					insertLine = 1
				End if
								
				
				newLineMvt(insertLine)

				mvtRange.getCellByPosition(mvtDateCol,insertLine).setValue(insertDate)
				mvtRange.getCellByPosition(mvtDateCol,insertLine).CellBackColor = RGB(0,255,0)
				mvtRange.getCellByPosition(mvtAccountCol,insertLine).setFormula(account)
				mvtRange.getCellByPosition(mvtDescCol,insertLine).setFormula(description)
				mvtRange.getCellByPosition(mvtCategoryCol,insertLine).setFormula(category)
				mvtRange.getCellByPosition(mvtAmountCol,insertLine).setValue(amount)
				mvtRange.getCellByPosition(mvtXCol,insertLine).setFormula("")

			End if
		End if
		
	Next x

End Sub

Sub CheckCategory
	Dim categoryRange as Object
	Dim mvtRange as Object
	Dim mvtLineIndex%, catLineIndex%
	
	
	' Sélectionner les data de la zone category
	categoryRange = ThisComponent.NamedRanges.getByName(categoryNamedRange).ReferredCells
	mvtRange = ThisComponent.NamedRanges.getByName(mvtNamedRange).ReferredCells


	For mvtLineIndex = mvtRange.RangeAddress.startRow + 1  To mvtRange.RangeAddress.endRow
		Dim mvtCategory, catCategory as String
		mvtCategory = mvtRange.getCellByPosition(mvtCategoryCol, mvtLineIndex).Formula
		Dim oo
		oo = mvtRange.getCellByPosition(mvtCategoryCol, mvtLineIndex).CellBackColor
		mvtRange.getCellByPosition(mvtCategoryCol, mvtLineIndex).CellBackColor = RGB(255,0,0)
		
		For catLineIndex  = categoryRange.RangeAddress.startRow + 1 To _
			categoryRange.RangeAddress.endRow
			catCategory = categoryRange.getCellByPosition(0, catLineIndex).Formula
			
			If (mvtCategory = catCategory) Then
				mvtRange.getCellByPosition(mvtCategoryCol, mvtLineIndex).CellBackColor = -1				
				catLineIndex = categoryRange.RangeAddress.endRow
			End If
		Next catLineIndex 
	
	
	Next mvtLineIndex 
	
	
	

	' Parcourir la sélection et mettre en rouge les zone qui ne sont pas dans la liste
    
End Sub


' Ajoute une ligne de saisie dans la feuille de mouvement
Sub NewLine

	Dim newDate As Date
    Dim oSheet As Object
    
    Dim srcCellRange As Object
    Dim dstCellRange As Object
	Dim newLineIndex As Long
	
	newLineIndex = 1
	newLineIndex = ThisComponent.getCurrentController().getSelection().RangeAddress.StartRow

	newLineMvt(newLineIndex)

	newDate = now()
	newDate = DateSerial(Year(newDate),Month(newDate),Day(newDate))
	oSheet = ThisComponent.Sheets.getByName(mvtSheet)

	oSheet.getCellByPosition(mvtDateCol,newLineIndex).FormulaLocal = newDate
'	oSheet.getCellByPosition(mvtAccountCol,newLineIndex).setFormula("")
	oSheet.getCellByPosition(mvtDescCol,newLineIndex).setFormula("")
	oSheet.getCellByPosition(mvtCategoryCol,newLineIndex).setFormula("")
	oSheet.getCellByPosition(mvtAmountCol,newLineIndex).setValue(0.0)
	oSheet.getCellByPosition(mvtMemoCol,newLineIndex).setFormula("")
	oSheet.getCellByPosition(mvtXCol,newLineIndex).setFormula("")
'	oSheet.getCellByPosition(mvtVCol,newLineIndex).setFormula("")


	
End Sub

' Crée la transation inverse
Sub ReverseLine

	Dim newDate As Date
    Dim oSheet As Object
    
    Dim srcCellRange As Object
    Dim dstCellRange As Object
	Dim newLineIndex As Long
	

	oSheet = ThisComponent.Sheets.getByName(mvtSheet)
	newLineIndex = ThisComponent.getCurrentController().getSelection().RangeAddress.StartRow
	srcCellRange = oSheet.getCellRangeByPosition(mvtDateCol, newLineIndex,20, newLineIndex)
	
	newLineIndex = newLineIndex+1
	
	oSheet.Rows.insertByIndex(newLineIndex,1)
	
	dstCellRange = oSheet.getCellByPosition(0, newLineIndex)
	oSheet.CopyRange(dstCellRange.CellAddress, srcCellRange.RangeAddress)
	
	dstCellRange = oSheet.getCellRangeByPosition(mvtDateCol, newLineIndex,20, newLineIndex)

	dstCellRange.getCellByPosition(mvtAmountCol,0).Value = - srcCellRange.getCellByPosition(mvtAmountCol,0).Value
	dstCellRange.getCellByPosition(mvtAccountCol,0).Formula = srcCellRange.getCellByPosition(mvtCategoryCol,0).Formula
	dstCellRange.getCellByPosition(mvtCategoryCol,0).Formula = srcCellRange.getCellByPosition(mvtAccountCol,0).Formula

	
End Sub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4">
      <number:month number:style="long" number:textual="true"/>
    </number:date-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series-source="rows" chart:right-angled-axes="true"/>
    </style:style>
    <style:style style:name="ch4" style:family="chart" style:data-style-name="N34">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07">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07">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868cm" svg:height="15.481cm" xlink:href=".." xlink:type="simple" chart:class="chart:line" chart:style-name="ch1">
        <chart:legend chart:legend-position="end" svg:x="23.476cm" svg:y="6.95cm" style:legend-expansion="high" chart:style-name="ch2"/>
        <chart:plot-area chart:style-name="ch3" table:cell-range-address="Graph.B2:Graph.N5" chart:data-source-has-labels="both" svg:x="0.557cm" svg:y="0.309cm" svg:width="22.362cm" svg:height="14.863cm">
          <chartooo:coordinate-region svg:x="1.762cm" svg:y="0.506cm" svg:width="21.157cm" svg:height="14.024cm"/>
          <chart:axis chart:dimension="x" chart:name="primary-x" chart:style-name="ch4" chartooo:axis-type="auto">
            <chartooo:date-scale/>
            <chart:categories table:cell-range-address="Graph.C2:Graph.N2"/>
          </chart:axis>
          <chart:axis chart:dimension="y" chart:name="primary-y" chart:style-name="ch5">
            <chart:grid chart:style-name="ch6" chart:class="major"/>
          </chart:axis>
          <chart:series chart:style-name="ch7" chart:values-cell-range-address="Graph.C3:Graph.N3" chart:label-cell-address="Graph.B3:Graph.B3" chart:class="chart:line">
            <chart:data-point chart:repeated="12"/>
          </chart:series>
          <chart:series chart:style-name="ch8" chart:values-cell-range-address="Graph.C4:Graph.N4" chart:label-cell-address="Graph.B4:Graph.B4" chart:class="chart:line">
            <chart:data-point chart:repeated="12"/>
          </chart:series>
          <chart:series chart:style-name="ch9" chart:values-cell-range-address="Graph.C5:Graph.N5" chart:label-cell-address="Graph.B5:Graph.B5" chart:class="chart:line">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42005">
                <text:p>42010</text:p>
                <draw:g>
                  <svg:desc>Graph.C2:Graph.N2</svg:desc>
                </draw:g>
              </table:table-cell>
              <table:table-cell office:value-type="float" office:value="42036">
                <text:p>42040</text:p>
              </table:table-cell>
              <table:table-cell office:value-type="float" office:value="42064">
                <text:p>42060</text:p>
              </table:table-cell>
              <table:table-cell office:value-type="float" office:value="42095">
                <text:p>42100</text:p>
              </table:table-cell>
              <table:table-cell office:value-type="float" office:value="42125">
                <text:p>42130</text:p>
              </table:table-cell>
              <table:table-cell office:value-type="float" office:value="42156">
                <text:p>42160</text:p>
              </table:table-cell>
              <table:table-cell office:value-type="float" office:value="42186">
                <text:p>42190</text:p>
              </table:table-cell>
              <table:table-cell office:value-type="float" office:value="42217">
                <text:p>42220</text:p>
              </table:table-cell>
              <table:table-cell office:value-type="float" office:value="42248">
                <text:p>42250</text:p>
              </table:table-cell>
              <table:table-cell office:value-type="float" office:value="42278">
                <text:p>42280</text:p>
              </table:table-cell>
              <table:table-cell office:value-type="float" office:value="42309">
                <text:p>42310</text:p>
              </table:table-cell>
              <table:table-cell office:value-type="float" office:value="42339">
                <text:p>42340</text:p>
              </table:table-cell>
            </table:table-row>
          </table:table-header-rows>
          <table:table-rows>
            <table:table-row>
              <table:table-cell office:value-type="string">
                <text:p>Habillement Enfants</text:p>
                <draw:g>
                  <svg:desc>Graph.B3:Graph.B3</svg:desc>
                </draw:g>
              </table:table-cell>
              <table:table-cell office:value-type="float" office:value="0">
                <text:p>0</text:p>
                <draw:g>
                  <svg:desc>Graph.C3:Graph.N3</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D</text:p>
                <draw:g>
                  <svg:desc>Graph.B4:Graph.B4</svg:desc>
                </draw:g>
              </table:table-cell>
              <table:table-cell office:value-type="float" office:value="NaN">
                <text:p>NaN</text:p>
                <draw:g>
                  <svg:desc>Graph.C4:Graph.N4</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N/D</text:p>
                <draw:g>
                  <svg:desc>Graph.B5:Graph.B5</svg:desc>
                </draw:g>
              </table:table-cell>
              <table:table-cell office:value-type="float" office:value="NaN">
                <text:p>NaN</text:p>
                <draw:g>
                  <svg:desc>Graph.C5:Graph.N5</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